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23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style:text-position="" style:font-name="Times New Roman" fo:font-size="14pt" style:font-size-asian="14pt" style:font-size-complex="14pt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4pt" style:font-size-asian="14pt" style:font-size-complex="14pt"/>
    </style:style>
    <style:style style:name="ce3" style:family="table-cell" style:parent-style-name="Default">
      <style:text-properties style:text-position=""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6" style:family="table-cell" style:parent-style-name="Default">
      <style:text-properties style:text-position="" style:font-name="Times New Roman"/>
    </style:style>
    <style:style style:name="ce7" style:family="table-cell" style:parent-style-name="Default">
      <style:text-properties style:text-position="" style:font-name="Times New Roman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justify" fo:margin-left="0mm"/>
      <style:text-properties style:text-position="" style:font-name="Times New Roman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4pt" style:font-size-asian="14pt" style:font-size-complex="14pt"/>
    </style:style>
    <style:style style:name="ce18" style:family="table-cell" style:parent-style-name="Default">
      <style:text-properties style:font-name="Times New Roman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1" style:family="table-cell" style:parent-style-name="Default">
      <style:text-properties style:font-name="Times New Roman"/>
    </style:style>
    <style:style style:name="ce22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justify" fo:margin-left="0mm"/>
      <style:text-properties style:font-name="Times New Roman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26" style:family="table-cell" style:parent-style-name="Default">
      <style:table-cell-properties style:text-align-source="value-type" style:repeat-content="false"/>
      <style:paragraph-properties fo:margin-left="0mm"/>
      <style:text-properties style:font-name="Times New Roman" fo:font-size="14pt" style:font-size-asian="14pt" style:font-size-complex="14pt"/>
    </style:style>
    <style:style style:name="ce27" style:family="table-cell" style:parent-style-name="Default">
      <style:table-cell-properties style:text-align-source="value-type" style:repeat-content="false"/>
      <style:paragraph-properties fo:margin-left="0mm"/>
      <style:text-properties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ffffcc" style:text-align-source="fix" style:repeat-content="false" fo:border="0.06pt solid #000000"/>
      <style:paragraph-properties fo:text-align="justify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mm"/>
    </style:style>
    <style:style style:name="ce3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justify" fo:margin-left="0mm"/>
    </style:style>
    <style:style style:name="ce38" style:family="table-cell" style:parent-style-name="Default" style:data-style-name="N2">
      <style:table-cell-properties style:text-align-source="fix" style:repeat-content="false" fo:border="0.06pt solid #000000"/>
      <style:paragraph-properties fo:text-align="justify" fo:margin-left="0mm"/>
    </style:style>
    <style:style style:name="ce39" style:family="table-cell" style:parent-style-name="Default" style:data-style-name="N2">
      <style:table-cell-properties fo:background-color="#ffffcc" style:text-align-source="fix" style:repeat-content="false" fo:border="none"/>
      <style:paragraph-properties fo:text-align="center" fo:margin-left="0mm"/>
    </style:style>
    <style:style style:name="ce4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justify" fo:margin-left="0mm"/>
    </style:style>
    <style:style style:name="ce41" style:family="table-cell" style:parent-style-name="Default" style:data-style-name="N2">
      <style:table-cell-properties fo:background-color="#ffffcc" style:text-align-source="fix" style:repeat-content="false" fo:border="none"/>
      <style:paragraph-properties fo:text-align="justify" fo:margin-left="0mm"/>
    </style:style>
    <style:style style:name="ce42" style:family="table-cell" style:parent-style-name="Default">
      <style:table-cell-properties fo:background-color="#ffffcc" fo:border="0.06pt solid #000000"/>
    </style:style>
    <style:style style:name="ce4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2">
      <style:table-cell-properties fo:border="0.06pt solid 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 1" table:style-name="ta1">
        <table:table-column table:style-name="co1" table:default-cell-style-name="ce6"/>
        <table:table-column table:style-name="co2" table:number-columns-repeated="1022" table:default-cell-style-name="ce6"/>
        <table:table-row table:style-name="ro1">
          <table:table-cell table:style-name="ce1" office:value-type="string" calcext:value-type="string" table:number-columns-spanned="4" table:number-rows-spanned="1">
            <text:p>ООО НПФ «АМК Горизонт»</text:p>
          </table:table-cell>
          <table:covered-table-cell table:number-columns-repeated="3" table:style-name="ce7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4" table:number-rows-spanned="1">
            <text:p>Протокол поверки инклинометра <text:s/>№ 1</text:p>
          </table:table-cell>
          <table:covered-table-cell table:number-columns-repeated="3" table:style-name="ce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Утверждаю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Маганаветдинов Д.Р.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2"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Наименование прибора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Заводской номер прибора <text:s text:c="2"/></text:p>
          </table:table-cell>
          <table:table-cell table:style-name="ce8" table:number-columns-spanned="4" table:number-rows-spanned="1"/>
          <table:covered-table-cell table:number-columns-repeated="2" table:style-name="ce11"/>
          <table:covered-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Изготовитель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Используемое оборудование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Категория и принадлежность <text:s/>средств измерения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<text:s text:c="31"/>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Условия поверки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Дата поверки</text:p>
          </table:table-cell>
          <table:table-cell table:style-name="ce9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Результат поверки</text:p>
          </table:table-cell>
          <table:table-cell table:style-name="ce4" office:value-type="string" calcext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Поверку провел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5" table:number-rows-spanned="1">
            <text:p>Выводы по итогам проверки</text:p>
          </table:table-cell>
          <table:covered-table-cell table:style-name="ce10"/>
          <table:covered-table-cell table:number-columns-repeated="2" table:style-name="ce4"/>
          <table:covered-table-cell table:style-name="ce3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3"/>
          <table:table-cell table:number-columns-repeated="1018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3"/>
          <table:table-cell table:number-columns-repeated="1018"/>
        </table:table-row>
        <table:table-row table:style-name="ro4" table:number-rows-repeated="13">
          <table:table-cell table:style-name="Default" table:number-columns-repeated="1023"/>
        </table:table-row>
        <table:table-row table:style-name="ro5" table:number-rows-repeated="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2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Лист 2" table:style-name="ta1" table:print-ranges="'Лист 2'.A1:'Лист 2'.I1048576">
        <table:table-column table:style-name="co4" table:number-columns-repeated="9" table:default-cell-style-name="ce34"/>
        <table:table-column table:style-name="co5" table:default-cell-style-name="Default"/>
        <table:table-column table:style-name="co3" table:number-columns-repeated="8" table:default-cell-style-name="Default"/>
        <table:table-row table:style-name="ro4">
          <table:table-cell table:style-name="ce28" office:value-type="string" calcext:value-type="string" table:number-columns-spanned="9" table:number-rows-spanned="1">
            <text:p>Таблица данных поверки <text:s/>инклинометра (все данные в таблицах в градусах)</text:p>
          </table:table-cell>
          <table:covered-table-cell table:number-columns-repeated="8"/>
          <table:table-cell table:number-columns-repeated="9"/>
        </table:table-row>
        <table:table-row table:style-name="ro4">
          <table:table-cell table:style-name="ce29"/>
          <table:table-cell table:style-name="ce35" table:number-columns-repeated="6"/>
          <table:table-cell table:number-columns-repeated="11"/>
        </table:table-row>
        <table:table-row table:style-name="ro4">
          <table:table-cell table:style-name="ce30" office:value-type="string" calcext:value-type="string" table:number-columns-spanned="3" table:number-rows-spanned="1">
            <text:p>стол</text:p>
          </table:table-cell>
          <table:covered-table-cell table:number-columns-repeated="2" table:style-name="ce36"/>
          <table:table-cell table:style-name="ce30" office:value-type="string" calcext:value-type="string" table:number-columns-spanned="3" table:number-rows-spanned="1">
            <text:p>прибор</text:p>
          </table:table-cell>
          <table:covered-table-cell table:number-columns-repeated="2" table:style-name="ce39"/>
          <table:table-cell table:style-name="ce30" office:value-type="string" calcext:value-type="string" table:number-columns-spanned="3" table:number-rows-spanned="1">
            <text:p>ошибка</text:p>
          </table:table-cell>
          <table:covered-table-cell table:style-name="ce39"/>
          <table:covered-table-cell table:style-name="ce41"/>
          <table:table-cell table:style-name="ce42"/>
          <table:table-cell table:style-name="ce43" office:value-type="string" calcext:value-type="string" table:number-columns-spanned="8" table:number-rows-spanned="1">
            <text:p>Зенит 3</text:p>
          </table:table-cell>
          <table:covered-table-cell table:number-columns-repeated="7" table:style-name="ce42"/>
        </table:table-row>
        <table:table-row table:style-name="ro6">
          <table:table-cell table:style-name="ce31" office:value-type="string" calcext:value-type="string">
            <text:p>визир</text:p>
          </table:table-cell>
          <table:table-cell table:style-name="ce31" office:value-type="string" calcext:value-type="string">
            <text:p>зенит </text:p>
          </table:table-cell>
          <table:table-cell table:style-name="ce31" office:value-type="string" calcext:value-type="string">
            <text:p>азимут</text:p>
          </table:table-cell>
          <table:table-cell table:style-name="ce31" office:value-type="string" calcext:value-type="string">
            <text:p>визир</text:p>
          </table:table-cell>
          <table:table-cell table:style-name="ce31" office:value-type="string" calcext:value-type="string">
            <text:p>зенит </text:p>
          </table:table-cell>
          <table:table-cell table:style-name="ce31" office:value-type="string" calcext:value-type="string">
            <text:p>азимут</text:p>
          </table:table-cell>
          <table:table-cell table:style-name="ce31" office:value-type="string" calcext:value-type="string">
            <text:p>визир</text:p>
          </table:table-cell>
          <table:table-cell table:style-name="ce31" office:value-type="string" calcext:value-type="string">
            <text:p>зенит </text:p>
          </table:table-cell>
          <table:table-cell table:style-name="ce32" office:value-type="string" calcext:value-type="string">
            <text:p>азимут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15" calcext:value-type="float">
            <text:p>315</text:p>
          </table:table-cell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2.78" calcext:value-type="float">
            <text:p>2,78</text:p>
          </table:table-cell>
          <table:table-cell table:style-name="ce37" office:value-type="float" office:value="359.2" calcext:value-type="float">
            <text:p>359,20</text:p>
          </table:table-cell>
          <table:table-cell table:style-name="ce37"/>
          <table:table-cell table:style-name="ce37" office:value-type="float" office:value="-0.0800000000000001" calcext:value-type="float">
            <text:p>-0,08</text:p>
          </table:table-cell>
          <table:table-cell table:style-name="ce37" office:value-type="float" office:value="0.817000000000007" calcext:value-type="float">
            <text:p>0,82</text:p>
          </table:table-cell>
          <table:table-cell table:style-name="ce42" office:value-type="float" office:value="0" calcext:value-type="float">
            <text:p>0</text:p>
          </table:table-cell>
          <table:table-cell table:style-name="ce44" table:formula="of:=[.$I5]" office:value-type="float" office:value="0.817000000000007" calcext:value-type="float">
            <text:p>0,82</text:p>
          </table:table-cell>
          <table:table-cell table:style-name="ce44" table:formula="of:=[.$I6]" office:value-type="float" office:value="-0.583" calcext:value-type="float">
            <text:p>-0,58</text:p>
          </table:table-cell>
          <table:table-cell table:style-name="ce44" table:formula="of:=[.$I7]" office:value-type="float" office:value="-0.883" calcext:value-type="float">
            <text:p>-0,88</text:p>
          </table:table-cell>
          <table:table-cell table:style-name="ce44" table:formula="of:=[.$I8]" office:value-type="float" office:value="-0.783" calcext:value-type="float">
            <text:p>-0,78</text:p>
          </table:table-cell>
          <table:table-cell table:style-name="ce44" table:formula="of:=[.$I9]" office:value-type="float" office:value="0.516999999999996" calcext:value-type="float">
            <text:p>0,52</text:p>
          </table:table-cell>
          <table:table-cell table:style-name="ce44" table:formula="of:=[.$I10]" office:value-type="float" office:value="1.11700000000002" calcext:value-type="float">
            <text:p>1,12</text:p>
          </table:table-cell>
          <table:table-cell table:style-name="ce44" table:formula="of:=[.$I11]" office:value-type="float" office:value="1.517" calcext:value-type="float">
            <text:p>1,52</text:p>
          </table:table-cell>
          <table:table-cell table:style-name="ce44" table:formula="of:=[.$I12]" office:value-type="float" office:value="0.916999999999973" calcext:value-type="float">
            <text:p>0,92</text:p>
          </table:table-cell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43.8" calcext:value-type="float">
            <text:p>43,80</text:p>
          </table:table-cell>
          <table:table-cell table:style-name="ce38" office:value-type="float" office:value="2.71" calcext:value-type="float">
            <text:p>2,71</text:p>
          </table:table-cell>
          <table:table-cell table:style-name="ce38" office:value-type="float" office:value="0.6" calcext:value-type="float">
            <text:p>0,60</text:p>
          </table:table-cell>
          <table:table-cell table:style-name="ce40"/>
          <table:table-cell table:style-name="ce38" office:value-type="float" office:value="-0.0299999999999998" calcext:value-type="float">
            <text:p>-0,03</text:p>
          </table:table-cell>
          <table:table-cell table:style-name="ce38" office:value-type="float" office:value="-0.583" calcext:value-type="float">
            <text:p>-0,58</text:p>
          </table:table-cell>
          <table:table-cell table:style-name="ce42" office:value-type="float" office:value="30" calcext:value-type="float">
            <text:p>30</text:p>
          </table:table-cell>
          <table:table-cell table:style-name="ce44" table:formula="of:=[.$I13]" office:value-type="float" office:value="1.523" calcext:value-type="float">
            <text:p>1,52</text:p>
          </table:table-cell>
          <table:table-cell table:style-name="ce44" table:formula="of:=[.$I14]" office:value-type="float" office:value="-0.277000000000001" calcext:value-type="float">
            <text:p>-0,28</text:p>
          </table:table-cell>
          <table:table-cell table:style-name="ce44" table:formula="of:=[.$I15]" office:value-type="float" office:value="-0.777000000000001" calcext:value-type="float">
            <text:p>-0,78</text:p>
          </table:table-cell>
          <table:table-cell table:style-name="ce44" table:formula="of:=[.$I16]" office:value-type="float" office:value="-0.376999999999999" calcext:value-type="float">
            <text:p>-0,38</text:p>
          </table:table-cell>
          <table:table-cell table:style-name="ce44" table:formula="of:=[.$I17]" office:value-type="float" office:value="0.823" calcext:value-type="float">
            <text:p>0,82</text:p>
          </table:table-cell>
          <table:table-cell table:style-name="ce44" table:formula="of:=[.$I18]" office:value-type="float" office:value="1.223" calcext:value-type="float">
            <text:p>1,22</text:p>
          </table:table-cell>
          <table:table-cell table:style-name="ce44" table:formula="of:=[.$I19]" office:value-type="float" office:value="1.623" calcext:value-type="float">
            <text:p>1,62</text:p>
          </table:table-cell>
          <table:table-cell table:style-name="ce44" table:formula="of:=[.$I20]" office:value-type="float" office:value="1.723" calcext:value-type="float">
            <text:p>1,72</text:p>
          </table:table-cell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88.2" calcext:value-type="float">
            <text:p>88,20</text:p>
          </table:table-cell>
          <table:table-cell table:style-name="ce38" office:value-type="float" office:value="2.66" calcext:value-type="float">
            <text:p>2,66</text:p>
          </table:table-cell>
          <table:table-cell table:style-name="ce38" office:value-type="float" office:value="0.9" calcext:value-type="float">
            <text:p>0,90</text:p>
          </table:table-cell>
          <table:table-cell table:style-name="ce40"/>
          <table:table-cell table:style-name="ce38" office:value-type="float" office:value="0.0110000000000001" calcext:value-type="float">
            <text:p>0,01</text:p>
          </table:table-cell>
          <table:table-cell table:style-name="ce38" office:value-type="float" office:value="-0.883" calcext:value-type="float">
            <text:p>-0,88</text:p>
          </table:table-cell>
          <table:table-cell table:style-name="ce42" office:value-type="float" office:value="60" calcext:value-type="float">
            <text:p>60</text:p>
          </table:table-cell>
          <table:table-cell table:style-name="ce44" table:formula="of:=[.$I21]" office:value-type="float" office:value="1.72000000000001" calcext:value-type="float">
            <text:p>1,72</text:p>
          </table:table-cell>
          <table:table-cell table:style-name="ce44" table:formula="of:=[.$I22]" office:value-type="float" office:value="0.520000000000003" calcext:value-type="float">
            <text:p>0,52</text:p>
          </table:table-cell>
          <table:table-cell table:style-name="ce44" table:formula="of:=[.$I23]" office:value-type="float" office:value="-1.18" calcext:value-type="float">
            <text:p>-1,18</text:p>
          </table:table-cell>
          <table:table-cell table:style-name="ce44" table:formula="of:=[.$I24]" office:value-type="float" office:value="-0.279999999999994" calcext:value-type="float">
            <text:p>-0,28</text:p>
          </table:table-cell>
          <table:table-cell table:style-name="ce44" table:formula="of:=[.$I25]" office:value-type="float" office:value="0.920000000000002" calcext:value-type="float">
            <text:p>0,92</text:p>
          </table:table-cell>
          <table:table-cell table:style-name="ce44" table:formula="of:=[.$I26]" office:value-type="float" office:value="1.62" calcext:value-type="float">
            <text:p>1,62</text:p>
          </table:table-cell>
          <table:table-cell table:style-name="ce44" table:formula="of:=[.$I27]" office:value-type="float" office:value="1.82" calcext:value-type="float">
            <text:p>1,82</text:p>
          </table:table-cell>
          <table:table-cell table:style-name="ce44" table:formula="of:=[.$I28]" office:value-type="float" office:value="1.72000000000001" calcext:value-type="float">
            <text:p>1,72</text:p>
          </table:table-cell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33.5" calcext:value-type="float">
            <text:p>133,50</text:p>
          </table:table-cell>
          <table:table-cell table:style-name="ce38" office:value-type="float" office:value="2.6" calcext:value-type="float">
            <text:p>2,60</text:p>
          </table:table-cell>
          <table:table-cell table:style-name="ce38" office:value-type="float" office:value="0.8" calcext:value-type="float">
            <text:p>0,80</text:p>
          </table:table-cell>
          <table:table-cell table:style-name="ce38"/>
          <table:table-cell table:style-name="ce38" office:value-type="float" office:value="0.0710000000000002" calcext:value-type="float">
            <text:p>0,07</text:p>
          </table:table-cell>
          <table:table-cell table:style-name="ce38" office:value-type="float" office:value="-0.783" calcext:value-type="float">
            <text:p>-0,78</text:p>
          </table:table-cell>
          <table:table-cell table:style-name="ce42" office:value-type="float" office:value="90" calcext:value-type="float">
            <text:p>90</text:p>
          </table:table-cell>
          <table:table-cell table:style-name="ce44" table:formula="of:=[.$I29]" office:value-type="float" office:value="1.90000000000001" calcext:value-type="float">
            <text:p>1,90</text:p>
          </table:table-cell>
          <table:table-cell table:style-name="ce44" table:formula="of:=[.$I30]" office:value-type="float" office:value="0.599999999999994" calcext:value-type="float">
            <text:p>0,60</text:p>
          </table:table-cell>
          <table:table-cell table:style-name="ce44" table:formula="of:=[.$I31]" office:value-type="float" office:value="0.0999999999999943" calcext:value-type="float">
            <text:p>0,10</text:p>
          </table:table-cell>
          <table:table-cell table:style-name="ce44" table:formula="of:=[.$I32]" office:value-type="float" office:value="0.299999999999997" calcext:value-type="float">
            <text:p>0,30</text:p>
          </table:table-cell>
          <table:table-cell table:style-name="ce44" table:formula="of:=[.$I33]" office:value-type="float" office:value="1.40000000000001" calcext:value-type="float">
            <text:p>1,40</text:p>
          </table:table-cell>
          <table:table-cell table:style-name="ce44" table:formula="of:=[.$I34]" office:value-type="float" office:value="1.8" calcext:value-type="float">
            <text:p>1,80</text:p>
          </table:table-cell>
          <table:table-cell table:style-name="ce44" table:formula="of:=[.$I35]" office:value-type="float" office:value="2.40000000000001" calcext:value-type="float">
            <text:p>2,40</text:p>
          </table:table-cell>
          <table:table-cell table:style-name="ce44" table:formula="of:=[.$I36]" office:value-type="float" office:value="3.3" calcext:value-type="float">
            <text:p>3,30</text:p>
          </table:table-cell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79.3" calcext:value-type="float">
            <text:p>179,30</text:p>
          </table:table-cell>
          <table:table-cell table:style-name="ce38" office:value-type="float" office:value="2.59" calcext:value-type="float">
            <text:p>2,59</text:p>
          </table:table-cell>
          <table:table-cell table:style-name="ce38" office:value-type="float" office:value="359.5" calcext:value-type="float">
            <text:p>359,50</text:p>
          </table:table-cell>
          <table:table-cell table:style-name="ce33"/>
          <table:table-cell table:style-name="ce38" office:value-type="float" office:value="0.0810000000000004" calcext:value-type="float">
            <text:p>0,08</text:p>
          </table:table-cell>
          <table:table-cell table:style-name="ce38" office:value-type="float" office:value="0.516999999999996" calcext:value-type="float">
            <text:p>0,52</text:p>
          </table:table-cell>
          <table:table-cell table:style-name="ce42" office:value-type="float" office:value="120" calcext:value-type="float">
            <text:p>120</text:p>
          </table:table-cell>
          <table:table-cell table:style-name="ce44" table:formula="of:=[.$I37]" office:value-type="float" office:value="1.914" calcext:value-type="float">
            <text:p>1,91</text:p>
          </table:table-cell>
          <table:table-cell table:style-name="ce44" table:formula="of:=[.$I38]" office:value-type="float" office:value="0.813999999999993" calcext:value-type="float">
            <text:p>0,81</text:p>
          </table:table-cell>
          <table:table-cell table:style-name="ce44" table:formula="of:=[.$I39]" office:value-type="float" office:value="-0.486000000000004" calcext:value-type="float">
            <text:p>-0,49</text:p>
          </table:table-cell>
          <table:table-cell table:style-name="ce44" table:formula="of:=[.$I40]" office:value-type="float" office:value="-0.38600000000001" calcext:value-type="float">
            <text:p>-0,39</text:p>
          </table:table-cell>
          <table:table-cell table:style-name="ce44" table:formula="of:=[.$I41]" office:value-type="float" office:value="1.31399999999999" calcext:value-type="float">
            <text:p>1,31</text:p>
          </table:table-cell>
          <table:table-cell table:style-name="ce44" table:formula="of:=[.$I42]" office:value-type="float" office:value="2.11399999999999" calcext:value-type="float">
            <text:p>2,11</text:p>
          </table:table-cell>
          <table:table-cell table:style-name="ce44" table:formula="of:=[.$I43]" office:value-type="float" office:value="2.81399999999999" calcext:value-type="float">
            <text:p>2,81</text:p>
          </table:table-cell>
          <table:table-cell table:style-name="ce44" table:formula="of:=[.$I44]" office:value-type="float" office:value="3.11399999999999" calcext:value-type="float">
            <text:p>3,11</text:p>
          </table:table-cell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.61" calcext:value-type="float">
            <text:p>2,61</text:p>
          </table:table-cell>
          <table:table-cell table:style-name="ce38" office:value-type="float" office:value="358.9" calcext:value-type="float">
            <text:p>358,90</text:p>
          </table:table-cell>
          <table:table-cell table:style-name="ce33"/>
          <table:table-cell table:style-name="ce38" office:value-type="float" office:value="0.0610000000000004" calcext:value-type="float">
            <text:p>0,06</text:p>
          </table:table-cell>
          <table:table-cell table:style-name="ce38" office:value-type="float" office:value="1.11700000000002" calcext:value-type="float">
            <text:p>1,12</text:p>
          </table:table-cell>
          <table:table-cell table:style-name="ce42" office:value-type="float" office:value="150" calcext:value-type="float">
            <text:p>150</text:p>
          </table:table-cell>
          <table:table-cell table:style-name="ce44" table:formula="of:=[.$I45]" office:value-type="float" office:value="1.83800000000002" calcext:value-type="float">
            <text:p>1,84</text:p>
          </table:table-cell>
          <table:table-cell table:style-name="ce44" table:formula="of:=[.$I46]" office:value-type="float" office:value="0.538000000000011" calcext:value-type="float">
            <text:p>0,54</text:p>
          </table:table-cell>
          <table:table-cell table:style-name="ce44" table:formula="of:=[.$I47]" office:value-type="float" office:value="0.238" calcext:value-type="float">
            <text:p>0,24</text:p>
          </table:table-cell>
          <table:table-cell table:style-name="ce44" table:formula="of:=[.$I48]" office:value-type="float" office:value="0.538000000000011" calcext:value-type="float">
            <text:p>0,54</text:p>
          </table:table-cell>
          <table:table-cell table:style-name="ce44" table:formula="of:=[.$I49]" office:value-type="float" office:value="1.33800000000002" calcext:value-type="float">
            <text:p>1,34</text:p>
          </table:table-cell>
          <table:table-cell table:style-name="ce44" table:formula="of:=[.$I50]" office:value-type="float" office:value="2.13800000000001" calcext:value-type="float">
            <text:p>2,14</text:p>
          </table:table-cell>
          <table:table-cell table:style-name="ce44" table:formula="of:=[.$I51]" office:value-type="float" office:value="2.93800000000002" calcext:value-type="float">
            <text:p>2,94</text:p>
          </table:table-cell>
          <table:table-cell table:style-name="ce44" table:formula="of:=[.$I52]" office:value-type="float" office:value="2.83800000000002" calcext:value-type="float">
            <text:p>2,84</text:p>
          </table:table-cell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71.1" calcext:value-type="float">
            <text:p>271,10</text:p>
          </table:table-cell>
          <table:table-cell table:style-name="ce38" office:value-type="float" office:value="2.64" calcext:value-type="float">
            <text:p>2,64</text:p>
          </table:table-cell>
          <table:table-cell table:style-name="ce38" office:value-type="float" office:value="358.5" calcext:value-type="float">
            <text:p>358,50</text:p>
          </table:table-cell>
          <table:table-cell table:style-name="ce33"/>
          <table:table-cell table:style-name="ce38" office:value-type="float" office:value="0.0299999999999998" calcext:value-type="float">
            <text:p>0,03</text:p>
          </table:table-cell>
          <table:table-cell table:style-name="ce38" office:value-type="float" office:value="1.517" calcext:value-type="float">
            <text:p>1,52</text:p>
          </table:table-cell>
          <table:table-cell table:style-name="ce42" office:value-type="float" office:value="180" calcext:value-type="float">
            <text:p>180</text:p>
          </table:table-cell>
          <table:table-cell table:style-name="ce44" table:formula="of:=[.$I53]" office:value-type="float" office:value="1.83500000000001" calcext:value-type="float">
            <text:p>1,84</text:p>
          </table:table-cell>
          <table:table-cell table:style-name="ce44" table:formula="of:=[.$I54]" office:value-type="float" office:value="0.534999999999997" calcext:value-type="float">
            <text:p>0,53</text:p>
          </table:table-cell>
          <table:table-cell table:style-name="ce44" table:formula="of:=[.$I55]" office:value-type="float" office:value="0.534999999999997" calcext:value-type="float">
            <text:p>0,53</text:p>
          </table:table-cell>
          <table:table-cell table:style-name="ce44" table:formula="of:=[.$I56]" office:value-type="float" office:value="0.634999999999991" calcext:value-type="float">
            <text:p>0,63</text:p>
          </table:table-cell>
          <table:table-cell table:style-name="ce44" table:formula="of:=[.$I57]" office:value-type="float" office:value="1.435" calcext:value-type="float">
            <text:p>1,44</text:p>
          </table:table-cell>
          <table:table-cell table:style-name="ce44" table:formula="of:=[.$I58]" office:value-type="float" office:value="2.23499999999999" calcext:value-type="float">
            <text:p>2,23</text:p>
          </table:table-cell>
          <table:table-cell table:style-name="ce44" table:formula="of:=[.$I59]" office:value-type="float" office:value="2.83500000000001" calcext:value-type="float">
            <text:p>2,84</text:p>
          </table:table-cell>
          <table:table-cell table:style-name="ce44" table:formula="of:=[.$I60]" office:value-type="float" office:value="2.935" calcext:value-type="float">
            <text:p>2,94</text:p>
          </table:table-cell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316" calcext:value-type="float">
            <text:p>316,00</text:p>
          </table:table-cell>
          <table:table-cell table:style-name="ce38" office:value-type="float" office:value="2.69" calcext:value-type="float">
            <text:p>2,69</text:p>
          </table:table-cell>
          <table:table-cell table:style-name="ce38" office:value-type="float" office:value="359.1" calcext:value-type="float">
            <text:p>359,10</text:p>
          </table:table-cell>
          <table:table-cell table:style-name="ce33"/>
          <table:table-cell table:style-name="ce38" office:value-type="float" office:value="-0.0189999999999997" calcext:value-type="float">
            <text:p>-0,02</text:p>
          </table:table-cell>
          <table:table-cell table:style-name="ce38" office:value-type="float" office:value="0.916999999999973" calcext:value-type="float">
            <text:p>0,92</text:p>
          </table:table-cell>
          <table:table-cell table:style-name="ce42" office:value-type="float" office:value="210" calcext:value-type="float">
            <text:p>210</text:p>
          </table:table-cell>
          <table:table-cell table:style-name="ce44" table:formula="of:=[.$I61]" office:value-type="float" office:value="1.941" calcext:value-type="float">
            <text:p>1,94</text:p>
          </table:table-cell>
          <table:table-cell table:style-name="ce44" table:formula="of:=[.$I62]" office:value-type="float" office:value="0.441000000000003" calcext:value-type="float">
            <text:p>0,44</text:p>
          </table:table-cell>
          <table:table-cell table:style-name="ce44" table:formula="of:=[.$I63]" office:value-type="float" office:value="-0.759000000000015" calcext:value-type="float">
            <text:p>-0,76</text:p>
          </table:table-cell>
          <table:table-cell table:style-name="ce44" table:formula="of:=[.$I64]" office:value-type="float" office:value="0.140999999999991" calcext:value-type="float">
            <text:p>0,14</text:p>
          </table:table-cell>
          <table:table-cell table:style-name="ce44" table:formula="of:=[.$I65]" office:value-type="float" office:value="1.441" calcext:value-type="float">
            <text:p>1,44</text:p>
          </table:table-cell>
          <table:table-cell table:style-name="ce44" table:formula="of:=[.$I66]" office:value-type="float" office:value="2.24099999999999" calcext:value-type="float">
            <text:p>2,24</text:p>
          </table:table-cell>
          <table:table-cell table:style-name="ce44" table:formula="of:=[.$I67]" office:value-type="float" office:value="2.84100000000001" calcext:value-type="float">
            <text:p>2,84</text:p>
          </table:table-cell>
          <table:table-cell table:style-name="ce44" table:formula="of:=[.$I68]" office:value-type="float" office:value="2.74099999999999" calcext:value-type="float">
            <text:p>2,74</text:p>
          </table:table-cell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2.72" calcext:value-type="float">
            <text:p>2,72</text:p>
          </table:table-cell>
          <table:table-cell table:style-name="ce37" office:value-type="float" office:value="28.5" calcext:value-type="float">
            <text:p>28,50</text:p>
          </table:table-cell>
          <table:table-cell table:style-name="ce32"/>
          <table:table-cell table:style-name="ce37" office:value-type="float" office:value="-0.0489999999999995" calcext:value-type="float">
            <text:p>-0,05</text:p>
          </table:table-cell>
          <table:table-cell table:style-name="ce37" office:value-type="float" office:value="1.523" calcext:value-type="float">
            <text:p>1,52</text:p>
          </table:table-cell>
          <table:table-cell table:style-name="ce42" office:value-type="float" office:value="240" calcext:value-type="float">
            <text:p>240</text:p>
          </table:table-cell>
          <table:table-cell table:style-name="ce44" table:formula="of:=[.$I69]" office:value-type="float" office:value="1.529" calcext:value-type="float">
            <text:p>1,53</text:p>
          </table:table-cell>
          <table:table-cell table:style-name="ce44" table:formula="of:=[.$I70]" office:value-type="float" office:value="-0.070999999999998" calcext:value-type="float">
            <text:p>-0,07</text:p>
          </table:table-cell>
          <table:table-cell table:style-name="ce44" table:formula="of:=[.$I71]" office:value-type="float" office:value="-0.670999999999992" calcext:value-type="float">
            <text:p>-0,67</text:p>
          </table:table-cell>
          <table:table-cell table:style-name="ce44" table:formula="of:=[.$I72]" office:value-type="float" office:value="-0.271000000000015" calcext:value-type="float">
            <text:p>-0,27</text:p>
          </table:table-cell>
          <table:table-cell table:style-name="ce44" table:formula="of:=[.$I73]" office:value-type="float" office:value="1.22899999999999" calcext:value-type="float">
            <text:p>1,23</text:p>
          </table:table-cell>
          <table:table-cell table:style-name="ce44" table:formula="of:=[.$I74]" office:value-type="float" office:value="1.82900000000001" calcext:value-type="float">
            <text:p>1,83</text:p>
          </table:table-cell>
          <table:table-cell table:style-name="ce44" table:formula="of:=[.$I75]" office:value-type="float" office:value="2.22899999999998" calcext:value-type="float">
            <text:p>2,23</text:p>
          </table:table-cell>
          <table:table-cell table:style-name="ce44" table:formula="of:=[.$I76]" office:value-type="float" office:value="1.82900000000001" calcext:value-type="float">
            <text:p>1,83</text:p>
          </table:table-cell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43.8" calcext:value-type="float">
            <text:p>43,80</text:p>
          </table:table-cell>
          <table:table-cell table:style-name="ce38" office:value-type="float" office:value="2.7" calcext:value-type="float">
            <text:p>2,70</text:p>
          </table:table-cell>
          <table:table-cell table:style-name="ce38" office:value-type="float" office:value="30.3" calcext:value-type="float">
            <text:p>30,30</text:p>
          </table:table-cell>
          <table:table-cell table:style-name="ce33"/>
          <table:table-cell table:style-name="ce38" office:value-type="float" office:value="-0.0289999999999999" calcext:value-type="float">
            <text:p>-0,03</text:p>
          </table:table-cell>
          <table:table-cell table:style-name="ce38" office:value-type="float" office:value="-0.277000000000001" calcext:value-type="float">
            <text:p>-0,28</text:p>
          </table:table-cell>
          <table:table-cell table:style-name="ce42" office:value-type="float" office:value="270" calcext:value-type="float">
            <text:p>270</text:p>
          </table:table-cell>
          <table:table-cell table:style-name="ce44" table:formula="of:=[.$I77]" office:value-type="float" office:value="0.916999999999973" calcext:value-type="float">
            <text:p>0,92</text:p>
          </table:table-cell>
          <table:table-cell table:style-name="ce44" table:formula="of:=[.$I78]" office:value-type="float" office:value="-0.682999999999993" calcext:value-type="float">
            <text:p>-0,68</text:p>
          </table:table-cell>
          <table:table-cell table:style-name="ce44" table:formula="of:=[.$I79]" office:value-type="float" office:value="-1.28300000000002" calcext:value-type="float">
            <text:p>-1,28</text:p>
          </table:table-cell>
          <table:table-cell table:style-name="ce44" table:formula="of:=[.$I80]" office:value-type="float" office:value="-0.483000000000004" calcext:value-type="float">
            <text:p>-0,48</text:p>
          </table:table-cell>
          <table:table-cell table:style-name="ce44" table:formula="of:=[.$I81]" office:value-type="float" office:value="0.817000000000007" calcext:value-type="float">
            <text:p>0,82</text:p>
          </table:table-cell>
          <table:table-cell table:style-name="ce44" table:formula="of:=[.$I82]" office:value-type="float" office:value="1.21699999999998" calcext:value-type="float">
            <text:p>1,22</text:p>
          </table:table-cell>
          <table:table-cell table:style-name="ce44" table:formula="of:=[.$I83]" office:value-type="float" office:value="1.71699999999998" calcext:value-type="float">
            <text:p>1,72</text:p>
          </table:table-cell>
          <table:table-cell table:style-name="ce44" table:formula="of:=[.$I84]" office:value-type="float" office:value="1.81700000000001" calcext:value-type="float">
            <text:p>1,82</text:p>
          </table:table-cell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87.9" calcext:value-type="float">
            <text:p>87,90</text:p>
          </table:table-cell>
          <table:table-cell table:style-name="ce38" office:value-type="float" office:value="2.66" calcext:value-type="float">
            <text:p>2,66</text:p>
          </table:table-cell>
          <table:table-cell table:style-name="ce38" office:value-type="float" office:value="30.8" calcext:value-type="float">
            <text:p>30,80</text:p>
          </table:table-cell>
          <table:table-cell table:style-name="ce33"/>
          <table:table-cell table:style-name="ce38" office:value-type="float" office:value="0.0110000000000001" calcext:value-type="float">
            <text:p>0,01</text:p>
          </table:table-cell>
          <table:table-cell table:style-name="ce38" office:value-type="float" office:value="-0.777000000000001" calcext:value-type="float">
            <text:p>-0,78</text:p>
          </table:table-cell>
          <table:table-cell table:style-name="ce42" office:value-type="float" office:value="300" calcext:value-type="float">
            <text:p>300</text:p>
          </table:table-cell>
          <table:table-cell table:style-name="ce44" table:formula="of:=[.$I85]" office:value-type="float" office:value="0.540999999999997" calcext:value-type="float">
            <text:p>0,54</text:p>
          </table:table-cell>
          <table:table-cell table:style-name="ce44" table:formula="of:=[.$I86]" office:value-type="float" office:value="-0.85899999999998" calcext:value-type="float">
            <text:p>-0,86</text:p>
          </table:table-cell>
          <table:table-cell table:style-name="ce44" table:formula="of:=[.$I87]" office:value-type="float" office:value="-1.15899999999999" calcext:value-type="float">
            <text:p>-1,16</text:p>
          </table:table-cell>
          <table:table-cell table:style-name="ce44" table:formula="of:=[.$I88]" office:value-type="float" office:value="-0.85899999999998" calcext:value-type="float">
            <text:p>-0,86</text:p>
          </table:table-cell>
          <table:table-cell table:style-name="ce44" table:formula="of:=[.$I89]" office:value-type="float" office:value="0.940999999999974" calcext:value-type="float">
            <text:p>0,94</text:p>
          </table:table-cell>
          <table:table-cell table:style-name="ce44" table:formula="of:=[.$I90]" office:value-type="float" office:value="0.740999999999985" calcext:value-type="float">
            <text:p>0,74</text:p>
          </table:table-cell>
          <table:table-cell table:style-name="ce44" table:formula="of:=[.$I91]" office:value-type="float" office:value="1.34100000000001" calcext:value-type="float">
            <text:p>1,34</text:p>
          </table:table-cell>
          <table:table-cell table:style-name="ce44" table:formula="of:=[.$I92]" office:value-type="float" office:value="1.34100000000001" calcext:value-type="float">
            <text:p>1,34</text:p>
          </table:table-cell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33.3" calcext:value-type="float">
            <text:p>133,30</text:p>
          </table:table-cell>
          <table:table-cell table:style-name="ce38" office:value-type="float" office:value="2.61" calcext:value-type="float">
            <text:p>2,61</text:p>
          </table:table-cell>
          <table:table-cell table:style-name="ce38" office:value-type="float" office:value="30.4" calcext:value-type="float">
            <text:p>30,40</text:p>
          </table:table-cell>
          <table:table-cell table:style-name="ce33"/>
          <table:table-cell table:style-name="ce38" office:value-type="float" office:value="0.0610000000000004" calcext:value-type="float">
            <text:p>0,06</text:p>
          </table:table-cell>
          <table:table-cell table:style-name="ce38" office:value-type="float" office:value="-0.376999999999999" calcext:value-type="float">
            <text:p>-0,38</text:p>
          </table:table-cell>
          <table:table-cell table:style-name="ce42" office:value-type="float" office:value="330" calcext:value-type="float">
            <text:p>330</text:p>
          </table:table-cell>
          <table:table-cell table:style-name="ce44" table:formula="of:=[.$I93]" office:value-type="float" office:value="0.511000000000024" calcext:value-type="float">
            <text:p>0,51</text:p>
          </table:table-cell>
          <table:table-cell table:style-name="ce44" table:formula="of:=[.$I94]" office:value-type="float" office:value="-0.688999999999965" calcext:value-type="float">
            <text:p>-0,69</text:p>
          </table:table-cell>
          <table:table-cell table:style-name="ce44" table:formula="of:=[.$I95]" office:value-type="float" office:value="-1.089" calcext:value-type="float">
            <text:p>-1,09</text:p>
          </table:table-cell>
          <table:table-cell table:style-name="ce44" table:formula="of:=[.$I96]" office:value-type="float" office:value="-0.588999999999999" calcext:value-type="float">
            <text:p>-0,59</text:p>
          </table:table-cell>
          <table:table-cell table:style-name="ce44" table:formula="of:=[.$I97]" office:value-type="float" office:value="0.211000000000013" calcext:value-type="float">
            <text:p>0,21</text:p>
          </table:table-cell>
          <table:table-cell table:style-name="ce44" table:formula="of:=[.$I98]" office:value-type="float" office:value="0.911000000000001" calcext:value-type="float">
            <text:p>0,91</text:p>
          </table:table-cell>
          <table:table-cell table:style-name="ce44" table:formula="of:=[.$I99]" office:value-type="float" office:value="1.61100000000005" calcext:value-type="float">
            <text:p>1,61</text:p>
          </table:table-cell>
          <table:table-cell table:style-name="ce44" table:formula="of:=[.$I100]" office:value-type="float" office:value="1.31100000000004" calcext:value-type="float">
            <text:p>1,31</text:p>
          </table:table-cell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79.7" calcext:value-type="float">
            <text:p>179,70</text:p>
          </table:table-cell>
          <table:table-cell table:style-name="ce38" office:value-type="float" office:value="2.58" calcext:value-type="float">
            <text:p>2,58</text:p>
          </table:table-cell>
          <table:table-cell table:style-name="ce38" office:value-type="float" office:value="29.2" calcext:value-type="float">
            <text:p>29,20</text:p>
          </table:table-cell>
          <table:table-cell table:style-name="ce33"/>
          <table:table-cell table:style-name="ce38" office:value-type="float" office:value="0.0910000000000002" calcext:value-type="float">
            <text:p>0,09</text:p>
          </table:table-cell>
          <table:table-cell table:style-name="ce38" office:value-type="float" office:value="0.823" calcext:value-type="float">
            <text:p>0,82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.62" calcext:value-type="float">
            <text:p>2,62</text:p>
          </table:table-cell>
          <table:table-cell table:style-name="ce38" office:value-type="float" office:value="28.8" calcext:value-type="float">
            <text:p>28,80</text:p>
          </table:table-cell>
          <table:table-cell table:style-name="ce33"/>
          <table:table-cell table:style-name="ce38" office:value-type="float" office:value="0.0510000000000002" calcext:value-type="float">
            <text:p>0,05</text:p>
          </table:table-cell>
          <table:table-cell table:style-name="ce38" office:value-type="float" office:value="1.223" calcext:value-type="float">
            <text:p>1,22</text:p>
          </table:table-cell>
          <table:table-cell table:style-name="ce42"/>
          <table:table-cell table:style-name="ce43" office:value-type="string" calcext:value-type="string" table:number-columns-spanned="8" table:number-rows-spanned="1">
            <text:p>Зенит 7</text:p>
          </table:table-cell>
          <table:covered-table-cell table:number-columns-repeated="7" table:style-name="ce42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2.64" calcext:value-type="float">
            <text:p>2,64</text:p>
          </table:table-cell>
          <table:table-cell table:style-name="ce38" office:value-type="float" office:value="28.4" calcext:value-type="float">
            <text:p>28,40</text:p>
          </table:table-cell>
          <table:table-cell table:style-name="ce33"/>
          <table:table-cell table:style-name="ce38" office:value-type="float" office:value="0.0310000000000001" calcext:value-type="float">
            <text:p>0,03</text:p>
          </table:table-cell>
          <table:table-cell table:style-name="ce38" office:value-type="float" office:value="1.623" calcext:value-type="float">
            <text:p>1,62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15" calcext:value-type="float">
            <text:p>315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315.6" calcext:value-type="float">
            <text:p>315,60</text:p>
          </table:table-cell>
          <table:table-cell table:style-name="ce38" office:value-type="float" office:value="2.68" calcext:value-type="float">
            <text:p>2,68</text:p>
          </table:table-cell>
          <table:table-cell table:style-name="ce38" office:value-type="float" office:value="28.3" calcext:value-type="float">
            <text:p>28,30</text:p>
          </table:table-cell>
          <table:table-cell table:style-name="ce33"/>
          <table:table-cell table:style-name="ce38" office:value-type="float" office:value="-0.0089999999999999" calcext:value-type="float">
            <text:p>-0,01</text:p>
          </table:table-cell>
          <table:table-cell table:style-name="ce38" office:value-type="float" office:value="1.723" calcext:value-type="float">
            <text:p>1,72</text:p>
          </table:table-cell>
          <table:table-cell table:style-name="ce42" office:value-type="float" office:value="0" calcext:value-type="float">
            <text:p>0</text:p>
          </table:table-cell>
          <table:table-cell table:style-name="ce44" table:formula="of:=[.$I101]" office:value-type="float" office:value="-0.274" calcext:value-type="float">
            <text:p>-0,27</text:p>
          </table:table-cell>
          <table:table-cell table:style-name="ce44" table:formula="of:=[.$I102]" office:value-type="float" office:value="-0.574" calcext:value-type="float">
            <text:p>-0,57</text:p>
          </table:table-cell>
          <table:table-cell table:style-name="ce44" table:formula="of:=[.$I103]" office:value-type="float" office:value="-0.774" calcext:value-type="float">
            <text:p>-0,77</text:p>
          </table:table-cell>
          <table:table-cell table:style-name="ce44" table:formula="of:=[.$I104]" office:value-type="float" office:value="-0.274" calcext:value-type="float">
            <text:p>-0,27</text:p>
          </table:table-cell>
          <table:table-cell table:style-name="ce44" table:formula="of:=[.$I105]" office:value-type="float" office:value="-0.474" calcext:value-type="float">
            <text:p>-0,47</text:p>
          </table:table-cell>
          <table:table-cell table:style-name="ce44" table:formula="of:=[.$I106]" office:value-type="float" office:value="-0.374" calcext:value-type="float">
            <text:p>-0,37</text:p>
          </table:table-cell>
          <table:table-cell table:style-name="ce44" table:formula="of:=[.$I107]" office:value-type="float" office:value="0.126000000000033" calcext:value-type="float">
            <text:p>0,13</text:p>
          </table:table-cell>
          <table:table-cell table:style-name="ce44" table:formula="of:=[.$I108]" office:value-type="float" office:value="-0.474" calcext:value-type="float">
            <text:p>-0,47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0" calcext:value-type="float">
            <text:p>60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 office:value-type="float" office:value="2.71" calcext:value-type="float">
            <text:p>2,71</text:p>
          </table:table-cell>
          <table:table-cell table:style-name="ce37" office:value-type="float" office:value="58.3" calcext:value-type="float">
            <text:p>58,30</text:p>
          </table:table-cell>
          <table:table-cell table:style-name="ce32"/>
          <table:table-cell table:style-name="ce37" office:value-type="float" office:value="-0.04" calcext:value-type="float">
            <text:p>-0,04</text:p>
          </table:table-cell>
          <table:table-cell table:style-name="ce37" office:value-type="float" office:value="1.72000000000001" calcext:value-type="float">
            <text:p>1,72</text:p>
          </table:table-cell>
          <table:table-cell table:style-name="ce42" office:value-type="float" office:value="30" calcext:value-type="float">
            <text:p>30</text:p>
          </table:table-cell>
          <table:table-cell table:style-name="ce44" table:formula="of:=[.$I109]" office:value-type="float" office:value="-0.0860000000000021" calcext:value-type="float">
            <text:p>-0,09</text:p>
          </table:table-cell>
          <table:table-cell table:style-name="ce44" table:formula="of:=[.$I110]" office:value-type="float" office:value="-0.286000000000001" calcext:value-type="float">
            <text:p>-0,29</text:p>
          </table:table-cell>
          <table:table-cell table:style-name="ce44" table:formula="of:=[.$I111]" office:value-type="float" office:value="-0.686" calcext:value-type="float">
            <text:p>-0,69</text:p>
          </table:table-cell>
          <table:table-cell table:style-name="ce44" table:formula="of:=[.$I112]" office:value-type="float" office:value="-0.385999999999999" calcext:value-type="float">
            <text:p>-0,39</text:p>
          </table:table-cell>
          <table:table-cell table:style-name="ce44" table:formula="of:=[.$I113]" office:value-type="float" office:value="0.213999999999999" calcext:value-type="float">
            <text:p>0,21</text:p>
          </table:table-cell>
          <table:table-cell table:style-name="ce44" table:formula="of:=[.$I114]" office:value-type="float" office:value="0.114000000000001" calcext:value-type="float">
            <text:p>0,11</text:p>
          </table:table-cell>
          <table:table-cell table:style-name="ce44" table:formula="of:=[.$I115]" office:value-type="float" office:value="-0.186" calcext:value-type="float">
            <text:p>-0,19</text:p>
          </table:table-cell>
          <table:table-cell table:style-name="ce44" table:formula="of:=[.$I116]" office:value-type="float" office:value="0.413999999999998" calcext:value-type="float">
            <text:p>0,41</text:p>
          </table:table-cell>
        </table:table-row>
        <table:table-row table:style-name="ro7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43.7" calcext:value-type="float">
            <text:p>43,70</text:p>
          </table:table-cell>
          <table:table-cell table:style-name="ce38" office:value-type="float" office:value="2.69" calcext:value-type="float">
            <text:p>2,69</text:p>
          </table:table-cell>
          <table:table-cell table:style-name="ce38" office:value-type="float" office:value="59.5" calcext:value-type="float">
            <text:p>59,50</text:p>
          </table:table-cell>
          <table:table-cell table:style-name="ce33"/>
          <table:table-cell table:style-name="ce38" office:value-type="float" office:value="-0.0209999999999999" calcext:value-type="float">
            <text:p>-0,02</text:p>
          </table:table-cell>
          <table:table-cell table:style-name="ce38" office:value-type="float" office:value="0.520000000000003" calcext:value-type="float">
            <text:p>0,52</text:p>
          </table:table-cell>
          <table:table-cell table:style-name="ce42" office:value-type="float" office:value="60" calcext:value-type="float">
            <text:p>60</text:p>
          </table:table-cell>
          <table:table-cell table:style-name="ce44" table:formula="of:=[.$I117]" office:value-type="float" office:value="0.829000000000001" calcext:value-type="float">
            <text:p>0,83</text:p>
          </table:table-cell>
          <table:table-cell table:style-name="ce44" table:formula="of:=[.$I118]" office:value-type="float" office:value="-0.0700000000000003" calcext:value-type="float">
            <text:p>-0,07</text:p>
          </table:table-cell>
          <table:table-cell table:style-name="ce44" table:formula="of:=[.$I119]" office:value-type="float" office:value="-0.469000000000001" calcext:value-type="float">
            <text:p>-0,47</text:p>
          </table:table-cell>
          <table:table-cell table:style-name="ce44" table:formula="of:=[.$I120]" office:value-type="float" office:value="-0.168000000000006" calcext:value-type="float">
            <text:p>-0,17</text:p>
          </table:table-cell>
          <table:table-cell table:style-name="ce44" table:formula="of:=[.$I121]" office:value-type="float" office:value="-0.167000000000002" calcext:value-type="float">
            <text:p>-0,17</text:p>
          </table:table-cell>
          <table:table-cell table:style-name="ce44" table:formula="of:=[.$I122]" office:value-type="float" office:value="0.433999999999998" calcext:value-type="float">
            <text:p>0,43</text:p>
          </table:table-cell>
          <table:table-cell table:style-name="ce44" table:formula="of:=[.$I123]" office:value-type="float" office:value="0.43" calcext:value-type="float">
            <text:p>0,43</text:p>
          </table:table-cell>
          <table:table-cell table:style-name="ce44" table:formula="of:=[.$I124]" office:value-type="float" office:value="0.829999999999998" calcext:value-type="float">
            <text:p>0,83</text:p>
          </table:table-cell>
        </table:table-row>
        <table:table-row table:style-name="ro7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88.2" calcext:value-type="float">
            <text:p>88,20</text:p>
          </table:table-cell>
          <table:table-cell table:style-name="ce38" office:value-type="float" office:value="2.67" calcext:value-type="float">
            <text:p>2,67</text:p>
          </table:table-cell>
          <table:table-cell table:style-name="ce38" office:value-type="float" office:value="61.2" calcext:value-type="float">
            <text:p>61,20</text:p>
          </table:table-cell>
          <table:table-cell table:style-name="ce33"/>
          <table:table-cell table:style-name="ce38" office:value-type="float" office:value="-0.00199999999999978" calcext:value-type="float">
            <text:p>0,00</text:p>
          </table:table-cell>
          <table:table-cell table:style-name="ce38" office:value-type="float" office:value="-1.18" calcext:value-type="float">
            <text:p>-1,18</text:p>
          </table:table-cell>
          <table:table-cell table:style-name="ce42" office:value-type="float" office:value="90" calcext:value-type="float">
            <text:p>90</text:p>
          </table:table-cell>
          <table:table-cell table:style-name="ce44" table:formula="of:=[.$I125]" office:value-type="float" office:value="0.870000000000005" calcext:value-type="float">
            <text:p>0,87</text:p>
          </table:table-cell>
          <table:table-cell table:style-name="ce44" table:formula="of:=[.$I126]" office:value-type="float" office:value="0.370000000000005" calcext:value-type="float">
            <text:p>0,37</text:p>
          </table:table-cell>
          <table:table-cell table:style-name="ce44" table:formula="of:=[.$I127]" office:value-type="float" office:value="-0.329999999999998" calcext:value-type="float">
            <text:p>-0,33</text:p>
          </table:table-cell>
          <table:table-cell table:style-name="ce44" table:formula="of:=[.$I128]" office:value-type="float" office:value="0.370000000000005" calcext:value-type="float">
            <text:p>0,37</text:p>
          </table:table-cell>
          <table:table-cell table:style-name="ce44" table:formula="of:=[.$I129]" office:value-type="float" office:value="0.569999999999993" calcext:value-type="float">
            <text:p>0,57</text:p>
          </table:table-cell>
          <table:table-cell table:style-name="ce44" table:formula="of:=[.$I130]" office:value-type="float" office:value="0.769999999999996" calcext:value-type="float">
            <text:p>0,77</text:p>
          </table:table-cell>
          <table:table-cell table:style-name="ce44" table:formula="of:=[.$I131]" office:value-type="float" office:value="1.06999999999999" calcext:value-type="float">
            <text:p>1,07</text:p>
          </table:table-cell>
          <table:table-cell table:style-name="ce44" table:formula="of:=[.$I132]" office:value-type="float" office:value="0.870000000000005" calcext:value-type="float">
            <text:p>0,87</text:p>
          </table:table-cell>
        </table:table-row>
        <table:table-row table:style-name="ro7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33.4" calcext:value-type="float">
            <text:p>133,40</text:p>
          </table:table-cell>
          <table:table-cell table:style-name="ce38" office:value-type="float" office:value="2.61" calcext:value-type="float">
            <text:p>2,61</text:p>
          </table:table-cell>
          <table:table-cell table:style-name="ce38" office:value-type="float" office:value="60.3" calcext:value-type="float">
            <text:p>60,30</text:p>
          </table:table-cell>
          <table:table-cell table:style-name="ce33"/>
          <table:table-cell table:style-name="ce38" office:value-type="float" office:value="0.0569999999999999" calcext:value-type="float">
            <text:p>0,06</text:p>
          </table:table-cell>
          <table:table-cell table:style-name="ce38" office:value-type="float" office:value="-0.279999999999994" calcext:value-type="float">
            <text:p>-0,28</text:p>
          </table:table-cell>
          <table:table-cell table:style-name="ce42" office:value-type="float" office:value="120" calcext:value-type="float">
            <text:p>120</text:p>
          </table:table-cell>
          <table:table-cell table:style-name="ce44" table:formula="of:=[.$I133]" office:value-type="float" office:value="1.423" calcext:value-type="float">
            <text:p>1,42</text:p>
          </table:table-cell>
          <table:table-cell table:style-name="ce44" table:formula="of:=[.$I134]" office:value-type="float" office:value="0.423000000000002" calcext:value-type="float">
            <text:p>0,42</text:p>
          </table:table-cell>
          <table:table-cell table:style-name="ce44" table:formula="of:=[.$I135]" office:value-type="float" office:value="-0.0769999999999982" calcext:value-type="float">
            <text:p>-0,08</text:p>
          </table:table-cell>
          <table:table-cell table:style-name="ce44" table:formula="of:=[.$I136]" office:value-type="float" office:value="0.423000000000002" calcext:value-type="float">
            <text:p>0,42</text:p>
          </table:table-cell>
          <table:table-cell table:style-name="ce44" table:formula="of:=[.$I137]" office:value-type="float" office:value="0.62299999999999" calcext:value-type="float">
            <text:p>0,62</text:p>
          </table:table-cell>
          <table:table-cell table:style-name="ce44" table:formula="of:=[.$I138]" office:value-type="float" office:value="0.722999999999999" calcext:value-type="float">
            <text:p>0,72</text:p>
          </table:table-cell>
          <table:table-cell table:style-name="ce44" table:formula="of:=[.$I139]" office:value-type="float" office:value="1.523" calcext:value-type="float">
            <text:p>1,52</text:p>
          </table:table-cell>
          <table:table-cell table:style-name="ce44" table:formula="of:=[.$I140]" office:value-type="float" office:value="1.82299999999999" calcext:value-type="float">
            <text:p>1,82</text:p>
          </table:table-cell>
        </table:table-row>
        <table:table-row table:style-name="ro7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79.3" calcext:value-type="float">
            <text:p>179,30</text:p>
          </table:table-cell>
          <table:table-cell table:style-name="ce38" office:value-type="float" office:value="2.58" calcext:value-type="float">
            <text:p>2,58</text:p>
          </table:table-cell>
          <table:table-cell table:style-name="ce38" office:value-type="float" office:value="59.1" calcext:value-type="float">
            <text:p>59,10</text:p>
          </table:table-cell>
          <table:table-cell table:style-name="ce33"/>
          <table:table-cell table:style-name="ce38" office:value-type="float" office:value="0.0859999999999999" calcext:value-type="float">
            <text:p>0,09</text:p>
          </table:table-cell>
          <table:table-cell table:style-name="ce38" office:value-type="float" office:value="0.920000000000002" calcext:value-type="float">
            <text:p>0,92</text:p>
          </table:table-cell>
          <table:table-cell table:style-name="ce42" office:value-type="float" office:value="150" calcext:value-type="float">
            <text:p>150</text:p>
          </table:table-cell>
          <table:table-cell table:style-name="ce44" table:formula="of:=[.$I141]" office:value-type="float" office:value="0.911000000000001" calcext:value-type="float">
            <text:p>0,91</text:p>
          </table:table-cell>
          <table:table-cell table:style-name="ce44" table:formula="of:=[.$I142]" office:value-type="float" office:value="0.811000000000007" calcext:value-type="float">
            <text:p>0,81</text:p>
          </table:table-cell>
          <table:table-cell table:style-name="ce44" table:formula="of:=[.$I143]" office:value-type="float" office:value="0.311000000000007" calcext:value-type="float">
            <text:p>0,31</text:p>
          </table:table-cell>
          <table:table-cell table:style-name="ce44" table:formula="of:=[.$I144]" office:value-type="float" office:value="0.311000000000007" calcext:value-type="float">
            <text:p>0,31</text:p>
          </table:table-cell>
          <table:table-cell table:style-name="ce44" table:formula="of:=[.$I145]" office:value-type="float" office:value="0.311000000000007" calcext:value-type="float">
            <text:p>0,31</text:p>
          </table:table-cell>
          <table:table-cell table:style-name="ce44" table:formula="of:=[.$I146]" office:value-type="float" office:value="1.411" calcext:value-type="float">
            <text:p>1,41</text:p>
          </table:table-cell>
          <table:table-cell table:style-name="ce44" table:formula="of:=[.$I147]" office:value-type="float" office:value="1.411" calcext:value-type="float">
            <text:p>1,41</text:p>
          </table:table-cell>
          <table:table-cell table:style-name="ce44" table:formula="of:=[.$I148]" office:value-type="float" office:value="1.71099999999998" calcext:value-type="float">
            <text:p>1,71</text:p>
          </table:table-cell>
        </table:table-row>
        <table:table-row table:style-name="ro7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.6" calcext:value-type="float">
            <text:p>2,60</text:p>
          </table:table-cell>
          <table:table-cell table:style-name="ce38" office:value-type="float" office:value="58.4" calcext:value-type="float">
            <text:p>58,40</text:p>
          </table:table-cell>
          <table:table-cell table:style-name="ce33"/>
          <table:table-cell table:style-name="ce38" office:value-type="float" office:value="0.065" calcext:value-type="float">
            <text:p>0,07</text:p>
          </table:table-cell>
          <table:table-cell table:style-name="ce38" office:value-type="float" office:value="1.62" calcext:value-type="float">
            <text:p>1,62</text:p>
          </table:table-cell>
          <table:table-cell table:style-name="ce42" office:value-type="float" office:value="180" calcext:value-type="float">
            <text:p>180</text:p>
          </table:table-cell>
          <table:table-cell table:style-name="ce44" table:formula="of:=[.$I149]" office:value-type="float" office:value="1.02600000000001" calcext:value-type="float">
            <text:p>1,03</text:p>
          </table:table-cell>
          <table:table-cell table:style-name="ce44" table:formula="of:=[.$I150]" office:value-type="float" office:value="0.626000000000005" calcext:value-type="float">
            <text:p>0,63</text:p>
          </table:table-cell>
          <table:table-cell table:style-name="ce44" table:formula="of:=[.$I151]" office:value-type="float" office:value="0.225999999999999" calcext:value-type="float">
            <text:p>0,23</text:p>
          </table:table-cell>
          <table:table-cell table:style-name="ce44" table:formula="of:=[.$I152]" office:value-type="float" office:value="0.225999999999999" calcext:value-type="float">
            <text:p>0,23</text:p>
          </table:table-cell>
          <table:table-cell table:style-name="ce44" table:formula="of:=[.$I153]" office:value-type="float" office:value="0.326000000000022" calcext:value-type="float">
            <text:p>0,33</text:p>
          </table:table-cell>
          <table:table-cell table:style-name="ce44" table:formula="of:=[.$I154]" office:value-type="float" office:value="1.32600000000002" calcext:value-type="float">
            <text:p>1,33</text:p>
          </table:table-cell>
          <table:table-cell table:style-name="ce44" table:formula="of:=[.$I155]" office:value-type="float" office:value="1.32600000000002" calcext:value-type="float">
            <text:p>1,33</text:p>
          </table:table-cell>
          <table:table-cell table:style-name="ce44" table:formula="of:=[.$I156]" office:value-type="float" office:value="1.52600000000001" calcext:value-type="float">
            <text:p>1,53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8" office:value-type="float" office:value="2.62" calcext:value-type="float">
            <text:p>2,62</text:p>
          </table:table-cell>
          <table:table-cell table:style-name="ce38" office:value-type="float" office:value="58.2" calcext:value-type="float">
            <text:p>58,2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1.82" calcext:value-type="float">
            <text:p>1,82</text:p>
          </table:table-cell>
          <table:table-cell table:style-name="ce42" office:value-type="float" office:value="210" calcext:value-type="float">
            <text:p>210</text:p>
          </table:table-cell>
          <table:table-cell table:style-name="ce44" table:formula="of:=[.$I157]" office:value-type="float" office:value="0.432000000000016" calcext:value-type="float">
            <text:p>0,43</text:p>
          </table:table-cell>
          <table:table-cell table:style-name="ce44" table:formula="of:=[.$I158]" office:value-type="float" office:value="0.231999999999999" calcext:value-type="float">
            <text:p>0,23</text:p>
          </table:table-cell>
          <table:table-cell table:style-name="ce44" table:formula="of:=[.$I159]" office:value-type="float" office:value="-0.467999999999989" calcext:value-type="float">
            <text:p>-0,47</text:p>
          </table:table-cell>
          <table:table-cell table:style-name="ce44" table:formula="of:=[.$I160]" office:value-type="float" office:value="-0.167999999999978" calcext:value-type="float">
            <text:p>-0,17</text:p>
          </table:table-cell>
          <table:table-cell table:style-name="ce44" table:formula="of:=[.$I161]" office:value-type="float" office:value="0.432000000000016" calcext:value-type="float">
            <text:p>0,43</text:p>
          </table:table-cell>
          <table:table-cell table:style-name="ce44" table:formula="of:=[.$I162]" office:value-type="float" office:value="1.232" calcext:value-type="float">
            <text:p>1,23</text:p>
          </table:table-cell>
          <table:table-cell table:style-name="ce44" table:formula="of:=[.$I163]" office:value-type="float" office:value="1.13200000000001" calcext:value-type="float">
            <text:p>1,13</text:p>
          </table:table-cell>
          <table:table-cell table:style-name="ce44" table:formula="of:=[.$I164]" office:value-type="float" office:value="0.731999999999999" calcext:value-type="float">
            <text:p>0,73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315.9" calcext:value-type="float">
            <text:p>315,90</text:p>
          </table:table-cell>
          <table:table-cell table:style-name="ce38" office:value-type="float" office:value="2.69" calcext:value-type="float">
            <text:p>2,69</text:p>
          </table:table-cell>
          <table:table-cell table:style-name="ce38" office:value-type="float" office:value="58.3" calcext:value-type="float">
            <text:p>58,30</text:p>
          </table:table-cell>
          <table:table-cell table:style-name="ce33"/>
          <table:table-cell table:style-name="ce38" office:value-type="float" office:value="-0.02" calcext:value-type="float">
            <text:p>-0,02</text:p>
          </table:table-cell>
          <table:table-cell table:style-name="ce38" office:value-type="float" office:value="1.72000000000001" calcext:value-type="float">
            <text:p>1,72</text:p>
          </table:table-cell>
          <table:table-cell table:style-name="ce42" office:value-type="float" office:value="240" calcext:value-type="float">
            <text:p>240</text:p>
          </table:table-cell>
          <table:table-cell table:style-name="ce44" table:formula="of:=[.$I165]" office:value-type="float" office:value="0.238" calcext:value-type="float">
            <text:p>0,24</text:p>
          </table:table-cell>
          <table:table-cell table:style-name="ce44" table:formula="of:=[.$I166]" office:value-type="float" office:value="-0.361999999999995" calcext:value-type="float">
            <text:p>-0,36</text:p>
          </table:table-cell>
          <table:table-cell table:style-name="ce44" table:formula="of:=[.$I167]" office:value-type="float" office:value="-0.961999999999989" calcext:value-type="float">
            <text:p>-0,96</text:p>
          </table:table-cell>
          <table:table-cell table:style-name="ce44" table:formula="of:=[.$I168]" office:value-type="float" office:value="-0.561999999999983" calcext:value-type="float">
            <text:p>-0,56</text:p>
          </table:table-cell>
          <table:table-cell table:style-name="ce44" table:formula="of:=[.$I169]" office:value-type="float" office:value="-0.0619999999999834" calcext:value-type="float">
            <text:p>-0,06</text:p>
          </table:table-cell>
          <table:table-cell table:style-name="ce44" table:formula="of:=[.$I170]" office:value-type="float" office:value="0.738" calcext:value-type="float">
            <text:p>0,74</text:p>
          </table:table-cell>
          <table:table-cell table:style-name="ce44" table:formula="of:=[.$I171]" office:value-type="float" office:value="0.538000000000011" calcext:value-type="float">
            <text:p>0,54</text:p>
          </table:table-cell>
          <table:table-cell table:style-name="ce44" table:formula="of:=[.$I172]" office:value-type="float" office:value="0.438000000000017" calcext:value-type="float">
            <text:p>0,44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0" calcext:value-type="float">
            <text:p>90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 office:value-type="float" office:value="2.73" calcext:value-type="float">
            <text:p>2,73</text:p>
          </table:table-cell>
          <table:table-cell table:style-name="ce37" office:value-type="float" office:value="88.1" calcext:value-type="float">
            <text:p>88,10</text:p>
          </table:table-cell>
          <table:table-cell table:style-name="ce32"/>
          <table:table-cell table:style-name="ce37" office:value-type="float" office:value="-0.0600000000000001" calcext:value-type="float">
            <text:p>-0,06</text:p>
          </table:table-cell>
          <table:table-cell table:style-name="ce37" office:value-type="float" office:value="1.90000000000001" calcext:value-type="float">
            <text:p>1,90</text:p>
          </table:table-cell>
          <table:table-cell table:style-name="ce42" office:value-type="float" office:value="270" calcext:value-type="float">
            <text:p>270</text:p>
          </table:table-cell>
          <table:table-cell table:style-name="ce44" table:formula="of:=[.$I173]" office:value-type="float" office:value="-0.182999999999993" calcext:value-type="float">
            <text:p>-0,18</text:p>
          </table:table-cell>
          <table:table-cell table:style-name="ce44" table:formula="of:=[.$I174]" office:value-type="float" office:value="-1.08300000000003" calcext:value-type="float">
            <text:p>-1,08</text:p>
          </table:table-cell>
          <table:table-cell table:style-name="ce44" table:formula="of:=[.$I175]" office:value-type="float" office:value="-0.583000000000027" calcext:value-type="float">
            <text:p>-0,58</text:p>
          </table:table-cell>
          <table:table-cell table:style-name="ce44" table:formula="of:=[.$I176]" office:value-type="float" office:value="-0.583000000000027" calcext:value-type="float">
            <text:p>-0,58</text:p>
          </table:table-cell>
          <table:table-cell table:style-name="ce44" table:formula="of:=[.$I177]" office:value-type="float" office:value="-0.283000000000015" calcext:value-type="float">
            <text:p>-0,28</text:p>
          </table:table-cell>
          <table:table-cell table:style-name="ce44" table:formula="of:=[.$I178]" office:value-type="float" office:value="-0.283000000000015" calcext:value-type="float">
            <text:p>-0,28</text:p>
          </table:table-cell>
          <table:table-cell table:style-name="ce44" table:formula="of:=[.$I179]" office:value-type="float" office:value="0.216999999999985" calcext:value-type="float">
            <text:p>0,22</text:p>
          </table:table-cell>
          <table:table-cell table:style-name="ce44" table:formula="of:=[.$I180]" office:value-type="float" office:value="-0.182999999999993" calcext:value-type="float">
            <text:p>-0,18</text:p>
          </table:table-cell>
        </table:table-row>
        <table:table-row table:style-name="ro7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43.8" calcext:value-type="float">
            <text:p>43,80</text:p>
          </table:table-cell>
          <table:table-cell table:style-name="ce38" office:value-type="float" office:value="2.71" calcext:value-type="float">
            <text:p>2,71</text:p>
          </table:table-cell>
          <table:table-cell table:style-name="ce38" office:value-type="float" office:value="89.4" calcext:value-type="float">
            <text:p>89,4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0.599999999999994" calcext:value-type="float">
            <text:p>0,60</text:p>
          </table:table-cell>
          <table:table-cell table:style-name="ce42" office:value-type="float" office:value="300" calcext:value-type="float">
            <text:p>300</text:p>
          </table:table-cell>
          <table:table-cell table:style-name="ce44" table:formula="of:=[.$I181]" office:value-type="float" office:value="-0.468000000000018" calcext:value-type="float">
            <text:p>-0,47</text:p>
          </table:table-cell>
          <table:table-cell table:style-name="ce44" table:formula="of:=[.$I182]" office:value-type="float" office:value="-0.970000000000027" calcext:value-type="float">
            <text:p>-0,97</text:p>
          </table:table-cell>
          <table:table-cell table:style-name="ce44" table:formula="of:=[.$I183]" office:value-type="float" office:value="-1.072" calcext:value-type="float">
            <text:p>-1,07</text:p>
          </table:table-cell>
          <table:table-cell table:style-name="ce44" table:formula="of:=[.$I184]" office:value-type="float" office:value="-0.47399999999999" calcext:value-type="float">
            <text:p>-0,47</text:p>
          </table:table-cell>
          <table:table-cell table:style-name="ce44" table:formula="of:=[.$I185]" office:value-type="float" office:value="-0.576000000000022" calcext:value-type="float">
            <text:p>-0,58</text:p>
          </table:table-cell>
          <table:table-cell table:style-name="ce44" table:formula="of:=[.$I186]" office:value-type="float" office:value="-0.478000000000009" calcext:value-type="float">
            <text:p>-0,48</text:p>
          </table:table-cell>
          <table:table-cell table:style-name="ce44" table:formula="of:=[.$I187]" office:value-type="float" office:value="-0.28000000000003" calcext:value-type="float">
            <text:p>-0,28</text:p>
          </table:table-cell>
          <table:table-cell table:style-name="ce44" table:formula="of:=[.$I188]" office:value-type="float" office:value="-0.482000000000028" calcext:value-type="float">
            <text:p>-0,48</text:p>
          </table:table-cell>
        </table:table-row>
        <table:table-row table:style-name="ro7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88.3" calcext:value-type="float">
            <text:p>88,30</text:p>
          </table:table-cell>
          <table:table-cell table:style-name="ce38" office:value-type="float" office:value="2.66" calcext:value-type="float">
            <text:p>2,66</text:p>
          </table:table-cell>
          <table:table-cell table:style-name="ce38" office:value-type="float" office:value="89.9" calcext:value-type="float">
            <text:p>89,9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0.0999999999999943" calcext:value-type="float">
            <text:p>0,10</text:p>
          </table:table-cell>
          <table:table-cell table:style-name="ce42" office:value-type="float" office:value="330" calcext:value-type="float">
            <text:p>330</text:p>
          </table:table-cell>
          <table:table-cell table:style-name="ce44" table:formula="of:=[.$I189]" office:value-type="float" office:value="-0.490000000000009" calcext:value-type="float">
            <text:p>-0,49</text:p>
          </table:table-cell>
          <table:table-cell table:style-name="ce44" table:formula="of:=[.$I190]" office:value-type="float" office:value="-1.09000000000003" calcext:value-type="float">
            <text:p>-1,09</text:p>
          </table:table-cell>
          <table:table-cell table:style-name="ce44" table:formula="of:=[.$I191]" office:value-type="float" office:value="-1.09000000000003" calcext:value-type="float">
            <text:p>-1,09</text:p>
          </table:table-cell>
          <table:table-cell table:style-name="ce44" table:formula="of:=[.$I192]" office:value-type="float" office:value="-0.889999999999986" calcext:value-type="float">
            <text:p>-0,89</text:p>
          </table:table-cell>
          <table:table-cell table:style-name="ce44" table:formula="of:=[.$I193]" office:value-type="float" office:value="-0.590000000000032" calcext:value-type="float">
            <text:p>-0,59</text:p>
          </table:table-cell>
          <table:table-cell table:style-name="ce44" table:formula="of:=[.$I194]" office:value-type="float" office:value="-0.389999999999986" calcext:value-type="float">
            <text:p>-0,39</text:p>
          </table:table-cell>
          <table:table-cell table:style-name="ce44" table:formula="of:=[.$I195]" office:value-type="float" office:value="-0.29000000000002" calcext:value-type="float">
            <text:p>-0,29</text:p>
          </table:table-cell>
          <table:table-cell table:style-name="ce44" table:formula="of:=[.$I196]" office:value-type="float" office:value="0.20999999999998" calcext:value-type="float">
            <text:p>0,21</text:p>
          </table:table-cell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33.6" calcext:value-type="float">
            <text:p>133,60</text:p>
          </table:table-cell>
          <table:table-cell table:style-name="ce38" office:value-type="float" office:value="2.6" calcext:value-type="float">
            <text:p>2,60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3"/>
          <table:table-cell table:style-name="ce38" office:value-type="float" office:value="0.0699999999999998" calcext:value-type="float">
            <text:p>0,07</text:p>
          </table:table-cell>
          <table:table-cell table:style-name="ce38" office:value-type="float" office:value="0.299999999999997" calcext:value-type="float">
            <text:p>0,30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79.5" calcext:value-type="float">
            <text:p>179,50</text:p>
          </table:table-cell>
          <table:table-cell table:style-name="ce38" office:value-type="float" office:value="2.6" calcext:value-type="float">
            <text:p>2,60</text:p>
          </table:table-cell>
          <table:table-cell table:style-name="ce38" office:value-type="float" office:value="88.6" calcext:value-type="float">
            <text:p>88,60</text:p>
          </table:table-cell>
          <table:table-cell table:style-name="ce33"/>
          <table:table-cell table:style-name="ce38" office:value-type="float" office:value="0.0699999999999998" calcext:value-type="float">
            <text:p>0,07</text:p>
          </table:table-cell>
          <table:table-cell table:style-name="ce38" office:value-type="float" office:value="1.40000000000001" calcext:value-type="float">
            <text:p>1,40</text:p>
          </table:table-cell>
          <table:table-cell table:style-name="ce42"/>
          <table:table-cell table:style-name="ce43" office:value-type="string" calcext:value-type="string" table:number-columns-spanned="8" table:number-rows-spanned="1">
            <text:p>Зенит 30</text:p>
          </table:table-cell>
          <table:covered-table-cell table:number-columns-repeated="7" table:style-name="ce42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.6" calcext:value-type="float">
            <text:p>2,60</text:p>
          </table:table-cell>
          <table:table-cell table:style-name="ce38" office:value-type="float" office:value="88.2" calcext:value-type="float">
            <text:p>88,20</text:p>
          </table:table-cell>
          <table:table-cell table:style-name="ce33"/>
          <table:table-cell table:style-name="ce38" office:value-type="float" office:value="0.0699999999999998" calcext:value-type="float">
            <text:p>0,07</text:p>
          </table:table-cell>
          <table:table-cell table:style-name="ce38" office:value-type="float" office:value="1.8" calcext:value-type="float">
            <text:p>1,80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15" calcext:value-type="float">
            <text:p>315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70.8" calcext:value-type="float">
            <text:p>270,80</text:p>
          </table:table-cell>
          <table:table-cell table:style-name="ce38" office:value-type="float" office:value="2.62" calcext:value-type="float">
            <text:p>2,62</text:p>
          </table:table-cell>
          <table:table-cell table:style-name="ce38" office:value-type="float" office:value="87.6" calcext:value-type="float">
            <text:p>87,6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2.40000000000001" calcext:value-type="float">
            <text:p>2,40</text:p>
          </table:table-cell>
          <table:table-cell table:style-name="ce42" office:value-type="float" office:value="0" calcext:value-type="float">
            <text:p>0</text:p>
          </table:table-cell>
          <table:table-cell table:style-name="ce44" table:formula="of:=[.$I197]" office:value-type="float" office:value="-0.074" calcext:value-type="float">
            <text:p>-0,07</text:p>
          </table:table-cell>
          <table:table-cell table:style-name="ce44" table:formula="of:=[.$I198]" office:value-type="float" office:value="-0.074" calcext:value-type="float">
            <text:p>-0,07</text:p>
          </table:table-cell>
          <table:table-cell table:style-name="ce44" table:formula="of:=[.$I199]" office:value-type="float" office:value="-0.274" calcext:value-type="float">
            <text:p>-0,27</text:p>
          </table:table-cell>
          <table:table-cell table:style-name="ce44" table:formula="of:=[.$I200]" office:value-type="float" office:value="-0.474" calcext:value-type="float">
            <text:p>-0,47</text:p>
          </table:table-cell>
          <table:table-cell table:style-name="ce44" table:formula="of:=[.$I201]" office:value-type="float" office:value="-0.374" calcext:value-type="float">
            <text:p>-0,37</text:p>
          </table:table-cell>
          <table:table-cell table:style-name="ce44" table:formula="of:=[.$I202]" office:value-type="float" office:value="-0.274" calcext:value-type="float">
            <text:p>-0,27</text:p>
          </table:table-cell>
          <table:table-cell table:style-name="ce44" table:formula="of:=[.$I203]" office:value-type="float" office:value="-0.374" calcext:value-type="float">
            <text:p>-0,37</text:p>
          </table:table-cell>
          <table:table-cell table:style-name="ce44" table:formula="of:=[.$I204]" office:value-type="float" office:value="-0.274" calcext:value-type="float">
            <text:p>-0,27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316.1" calcext:value-type="float">
            <text:p>316,10</text:p>
          </table:table-cell>
          <table:table-cell table:style-name="ce38" office:value-type="float" office:value="2.66" calcext:value-type="float">
            <text:p>2,66</text:p>
          </table:table-cell>
          <table:table-cell table:style-name="ce38" office:value-type="float" office:value="86.7" calcext:value-type="float">
            <text:p>86,7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3.3" calcext:value-type="float">
            <text:p>3,30</text:p>
          </table:table-cell>
          <table:table-cell table:style-name="ce42" office:value-type="float" office:value="30" calcext:value-type="float">
            <text:p>30</text:p>
          </table:table-cell>
          <table:table-cell table:style-name="ce44" table:formula="of:=[.$I205]" office:value-type="float" office:value="0.396999999999998" calcext:value-type="float">
            <text:p>0,40</text:p>
          </table:table-cell>
          <table:table-cell table:style-name="ce44" table:formula="of:=[.$I206]" office:value-type="float" office:value="0.396999999999998" calcext:value-type="float">
            <text:p>0,40</text:p>
          </table:table-cell>
          <table:table-cell table:style-name="ce44" table:formula="of:=[.$I207]" office:value-type="float" office:value="-0.103000000000002" calcext:value-type="float">
            <text:p>-0,10</text:p>
          </table:table-cell>
          <table:table-cell table:style-name="ce44" table:formula="of:=[.$I208]" office:value-type="float" office:value="0.396999999999998" calcext:value-type="float">
            <text:p>0,40</text:p>
          </table:table-cell>
          <table:table-cell table:style-name="ce44" table:formula="of:=[.$I209]" office:value-type="float" office:value="0.196999999999999" calcext:value-type="float">
            <text:p>0,20</text:p>
          </table:table-cell>
          <table:table-cell table:style-name="ce44" table:formula="of:=[.$I210]" office:value-type="float" office:value="0.297000000000001" calcext:value-type="float">
            <text:p>0,30</text:p>
          </table:table-cell>
          <table:table-cell table:style-name="ce44" table:formula="of:=[.$I211]" office:value-type="float" office:value="-0.103000000000002" calcext:value-type="float">
            <text:p>-0,10</text:p>
          </table:table-cell>
          <table:table-cell table:style-name="ce44" table:formula="of:=[.$I212]" office:value-type="float" office:value="-0.202999999999999" calcext:value-type="float">
            <text:p>-0,20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2.72" calcext:value-type="float">
            <text:p>2,72</text:p>
          </table:table-cell>
          <table:table-cell table:style-name="ce37" office:value-type="float" office:value="118.1" calcext:value-type="float">
            <text:p>118,10</text:p>
          </table:table-cell>
          <table:table-cell table:style-name="ce32"/>
          <table:table-cell table:style-name="ce37" office:value-type="float" office:value="-0.0499999999999998" calcext:value-type="float">
            <text:p>-0,05</text:p>
          </table:table-cell>
          <table:table-cell table:style-name="ce37" office:value-type="float" office:value="1.914" calcext:value-type="float">
            <text:p>1,91</text:p>
          </table:table-cell>
          <table:table-cell table:style-name="ce42" office:value-type="float" office:value="60" calcext:value-type="float">
            <text:p>60</text:p>
          </table:table-cell>
          <table:table-cell table:style-name="ce44" table:formula="of:=[.$I213]" office:value-type="float" office:value="0.437999999999995" calcext:value-type="float">
            <text:p>0,44</text:p>
          </table:table-cell>
          <table:table-cell table:style-name="ce44" table:formula="of:=[.$I214]" office:value-type="float" office:value="-0.0620000000000047" calcext:value-type="float">
            <text:p>-0,06</text:p>
          </table:table-cell>
          <table:table-cell table:style-name="ce44" table:formula="of:=[.$I215]" office:value-type="float" office:value="-0.162000000000006" calcext:value-type="float">
            <text:p>-0,16</text:p>
          </table:table-cell>
          <table:table-cell table:style-name="ce44" table:formula="of:=[.$I216]" office:value-type="float" office:value="0.137999999999998" calcext:value-type="float">
            <text:p>0,14</text:p>
          </table:table-cell>
          <table:table-cell table:style-name="ce44" table:formula="of:=[.$I217]" office:value-type="float" office:value="0.238" calcext:value-type="float">
            <text:p>0,24</text:p>
          </table:table-cell>
          <table:table-cell table:style-name="ce44" table:formula="of:=[.$I218]" office:value-type="float" office:value="0.238" calcext:value-type="float">
            <text:p>0,24</text:p>
          </table:table-cell>
          <table:table-cell table:style-name="ce44" table:formula="of:=[.$I219]" office:value-type="float" office:value="-0.262" calcext:value-type="float">
            <text:p>-0,26</text:p>
          </table:table-cell>
          <table:table-cell table:style-name="ce44" table:formula="of:=[.$I220]" office:value-type="float" office:value="0.537999999999997" calcext:value-type="float">
            <text:p>0,54</text:p>
          </table:table-cell>
        </table:table-row>
        <table:table-row table:style-name="ro7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43.9" calcext:value-type="float">
            <text:p>43,90</text:p>
          </table:table-cell>
          <table:table-cell table:style-name="ce38" office:value-type="float" office:value="2.71" calcext:value-type="float">
            <text:p>2,71</text:p>
          </table:table-cell>
          <table:table-cell table:style-name="ce38" office:value-type="float" office:value="119.2" calcext:value-type="float">
            <text:p>119,2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0.813999999999993" calcext:value-type="float">
            <text:p>0,81</text:p>
          </table:table-cell>
          <table:table-cell table:style-name="ce42" office:value-type="float" office:value="90" calcext:value-type="float">
            <text:p>90</text:p>
          </table:table-cell>
          <table:table-cell table:style-name="ce44" table:formula="of:=[.$I221]" office:value-type="float" office:value="0.408000000000001" calcext:value-type="float">
            <text:p>0,41</text:p>
          </table:table-cell>
          <table:table-cell table:style-name="ce44" table:formula="of:=[.$I222]" office:value-type="float" office:value="0.00799999999999557" calcext:value-type="float">
            <text:p>0,01</text:p>
          </table:table-cell>
          <table:table-cell table:style-name="ce44" table:formula="of:=[.$I223]" office:value-type="float" office:value="0.408000000000001" calcext:value-type="float">
            <text:p>0,41</text:p>
          </table:table-cell>
          <table:table-cell table:style-name="ce44" table:formula="of:=[.$I224]" office:value-type="float" office:value="0.207999999999998" calcext:value-type="float">
            <text:p>0,21</text:p>
          </table:table-cell>
          <table:table-cell table:style-name="ce44" table:formula="of:=[.$I225]" office:value-type="float" office:value="0.207999999999998" calcext:value-type="float">
            <text:p>0,21</text:p>
          </table:table-cell>
          <table:table-cell table:style-name="ce44" table:formula="of:=[.$I226]" office:value-type="float" office:value="0.307999999999993" calcext:value-type="float">
            <text:p>0,31</text:p>
          </table:table-cell>
          <table:table-cell table:style-name="ce44" table:formula="of:=[.$I227]" office:value-type="float" office:value="0.60799999999999" calcext:value-type="float">
            <text:p>0,61</text:p>
          </table:table-cell>
          <table:table-cell table:style-name="ce44" table:formula="of:=[.$I228]" office:value-type="float" office:value="0.707999999999998" calcext:value-type="float">
            <text:p>0,71</text:p>
          </table:table-cell>
        </table:table-row>
        <table:table-row table:style-name="ro7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88.1" calcext:value-type="float">
            <text:p>88,10</text:p>
          </table:table-cell>
          <table:table-cell table:style-name="ce38" office:value-type="float" office:value="2.68" calcext:value-type="float">
            <text:p>2,68</text:p>
          </table:table-cell>
          <table:table-cell table:style-name="ce38" office:value-type="float" office:value="120.5" calcext:value-type="float">
            <text:p>120,50</text:p>
          </table:table-cell>
          <table:table-cell table:style-name="ce33"/>
          <table:table-cell table:style-name="ce38" office:value-type="float" office:value="-0.0100000000000002" calcext:value-type="float">
            <text:p>-0,01</text:p>
          </table:table-cell>
          <table:table-cell table:style-name="ce38" office:value-type="float" office:value="-0.486000000000004" calcext:value-type="float">
            <text:p>-0,49</text:p>
          </table:table-cell>
          <table:table-cell table:style-name="ce42" office:value-type="float" office:value="120" calcext:value-type="float">
            <text:p>120</text:p>
          </table:table-cell>
          <table:table-cell table:style-name="ce44" table:formula="of:=[.$I229]" office:value-type="float" office:value="0.322999999999993" calcext:value-type="float">
            <text:p>0,32</text:p>
          </table:table-cell>
          <table:table-cell table:style-name="ce44" table:formula="of:=[.$I230]" office:value-type="float" office:value="0.423000000000002" calcext:value-type="float">
            <text:p>0,42</text:p>
          </table:table-cell>
          <table:table-cell table:style-name="ce44" table:formula="of:=[.$I231]" office:value-type="float" office:value="0.0229999999999961" calcext:value-type="float">
            <text:p>0,02</text:p>
          </table:table-cell>
          <table:table-cell table:style-name="ce44" table:formula="of:=[.$I232]" office:value-type="float" office:value="-0.177000000000007" calcext:value-type="float">
            <text:p>-0,18</text:p>
          </table:table-cell>
          <table:table-cell table:style-name="ce44" table:formula="of:=[.$I233]" office:value-type="float" office:value="-0.277000000000001" calcext:value-type="float">
            <text:p>-0,28</text:p>
          </table:table-cell>
          <table:table-cell table:style-name="ce44" table:formula="of:=[.$I234]" office:value-type="float" office:value="0.522999999999996" calcext:value-type="float">
            <text:p>0,52</text:p>
          </table:table-cell>
          <table:table-cell table:style-name="ce44" table:formula="of:=[.$I235]" office:value-type="float" office:value="0.322999999999993" calcext:value-type="float">
            <text:p>0,32</text:p>
          </table:table-cell>
          <table:table-cell table:style-name="ce44" table:formula="of:=[.$I236]" office:value-type="float" office:value="0.722999999999999" calcext:value-type="float">
            <text:p>0,72</text:p>
          </table:table-cell>
        </table:table-row>
        <table:table-row table:style-name="ro7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33.4" calcext:value-type="float">
            <text:p>133,40</text:p>
          </table:table-cell>
          <table:table-cell table:style-name="ce38" office:value-type="float" office:value="2.61" calcext:value-type="float">
            <text:p>2,61</text:p>
          </table:table-cell>
          <table:table-cell table:style-name="ce38" office:value-type="float" office:value="120.4" calcext:value-type="float">
            <text:p>120,40</text:p>
          </table:table-cell>
          <table:table-cell table:style-name="ce33"/>
          <table:table-cell table:style-name="ce38" office:value-type="float" office:value="0.0600000000000001" calcext:value-type="float">
            <text:p>0,06</text:p>
          </table:table-cell>
          <table:table-cell table:style-name="ce38" office:value-type="float" office:value="-0.38600000000001" calcext:value-type="float">
            <text:p>-0,39</text:p>
          </table:table-cell>
          <table:table-cell table:style-name="ce42" office:value-type="float" office:value="150" calcext:value-type="float">
            <text:p>150</text:p>
          </table:table-cell>
          <table:table-cell table:style-name="ce44" table:formula="of:=[.$I237]" office:value-type="float" office:value="-0.170999999999992" calcext:value-type="float">
            <text:p>-0,17</text:p>
          </table:table-cell>
          <table:table-cell table:style-name="ce44" table:formula="of:=[.$I238]" office:value-type="float" office:value="-0.070999999999998" calcext:value-type="float">
            <text:p>-0,07</text:p>
          </table:table-cell>
          <table:table-cell table:style-name="ce44" table:formula="of:=[.$I239]" office:value-type="float" office:value="-0.170999999999992" calcext:value-type="float">
            <text:p>-0,17</text:p>
          </table:table-cell>
          <table:table-cell table:style-name="ce44" table:formula="of:=[.$I240]" office:value-type="float" office:value="-0.070999999999998" calcext:value-type="float">
            <text:p>-0,07</text:p>
          </table:table-cell>
          <table:table-cell table:style-name="ce44" table:formula="of:=[.$I241]" office:value-type="float" office:value="-0.070999999999998" calcext:value-type="float">
            <text:p>-0,07</text:p>
          </table:table-cell>
          <table:table-cell table:style-name="ce44" table:formula="of:=[.$I242]" office:value-type="float" office:value="0.728999999999985" calcext:value-type="float">
            <text:p>0,73</text:p>
          </table:table-cell>
          <table:table-cell table:style-name="ce44" table:formula="of:=[.$I243]" office:value-type="float" office:value="0.329000000000008" calcext:value-type="float">
            <text:p>0,33</text:p>
          </table:table-cell>
          <table:table-cell table:style-name="ce44" table:formula="of:=[.$I244]" office:value-type="float" office:value="0.528999999999996" calcext:value-type="float">
            <text:p>0,53</text:p>
          </table:table-cell>
        </table:table-row>
        <table:table-row table:style-name="ro7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79.7" calcext:value-type="float">
            <text:p>179,70</text:p>
          </table:table-cell>
          <table:table-cell table:style-name="ce38" office:value-type="float" office:value="2.59" calcext:value-type="float">
            <text:p>2,59</text:p>
          </table:table-cell>
          <table:table-cell table:style-name="ce38" office:value-type="float" office:value="118.7" calcext:value-type="float">
            <text:p>118,7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1.31399999999999" calcext:value-type="float">
            <text:p>1,31</text:p>
          </table:table-cell>
          <table:table-cell table:style-name="ce42" office:value-type="float" office:value="180" calcext:value-type="float">
            <text:p>180</text:p>
          </table:table-cell>
          <table:table-cell table:style-name="ce44" table:formula="of:=[.$I245]" office:value-type="float" office:value="-0.365000000000009" calcext:value-type="float">
            <text:p>-0,37</text:p>
          </table:table-cell>
          <table:table-cell table:style-name="ce44" table:formula="of:=[.$I246]" office:value-type="float" office:value="0.234999999999985" calcext:value-type="float">
            <text:p>0,23</text:p>
          </table:table-cell>
          <table:table-cell table:style-name="ce44" table:formula="of:=[.$I247]" office:value-type="float" office:value="-0.465000000000003" calcext:value-type="float">
            <text:p>-0,47</text:p>
          </table:table-cell>
          <table:table-cell table:style-name="ce44" table:formula="of:=[.$I248]" office:value-type="float" office:value="-0.664999999999992" calcext:value-type="float">
            <text:p>-0,66</text:p>
          </table:table-cell>
          <table:table-cell table:style-name="ce44" table:formula="of:=[.$I249]" office:value-type="float" office:value="-0.0649999999999977" calcext:value-type="float">
            <text:p>-0,06</text:p>
          </table:table-cell>
          <table:table-cell table:style-name="ce44" table:formula="of:=[.$I250]" office:value-type="float" office:value="0.435000000000002" calcext:value-type="float">
            <text:p>0,44</text:p>
          </table:table-cell>
          <table:table-cell table:style-name="ce44" table:formula="of:=[.$I251]" office:value-type="float" office:value="-0.265000000000015" calcext:value-type="float">
            <text:p>-0,27</text:p>
          </table:table-cell>
          <table:table-cell table:style-name="ce44" table:formula="of:=[.$I252]" office:value-type="float" office:value="-0.0649999999999977" calcext:value-type="float">
            <text:p>-0,06</text:p>
          </table:table-cell>
        </table:table-row>
        <table:table-row table:style-name="ro7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2.59" calcext:value-type="float">
            <text:p>2,59</text:p>
          </table:table-cell>
          <table:table-cell table:style-name="ce38" office:value-type="float" office:value="117.9" calcext:value-type="float">
            <text:p>117,9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2.11399999999999" calcext:value-type="float">
            <text:p>2,11</text:p>
          </table:table-cell>
          <table:table-cell table:style-name="ce42" office:value-type="float" office:value="210" calcext:value-type="float">
            <text:p>210</text:p>
          </table:table-cell>
          <table:table-cell table:style-name="ce44" table:formula="of:=[.$I253]" office:value-type="float" office:value="-0.37700000000001" calcext:value-type="float">
            <text:p>-0,38</text:p>
          </table:table-cell>
          <table:table-cell table:style-name="ce44" table:formula="of:=[.$I254]" office:value-type="float" office:value="-0.0769999999999982" calcext:value-type="float">
            <text:p>-0,08</text:p>
          </table:table-cell>
          <table:table-cell table:style-name="ce44" table:formula="of:=[.$I255]" office:value-type="float" office:value="-0.676999999999993" calcext:value-type="float">
            <text:p>-0,68</text:p>
          </table:table-cell>
          <table:table-cell table:style-name="ce44" table:formula="of:=[.$I256]" office:value-type="float" office:value="-0.87700000000001" calcext:value-type="float">
            <text:p>-0,88</text:p>
          </table:table-cell>
          <table:table-cell table:style-name="ce44" table:formula="of:=[.$I257]" office:value-type="float" office:value="-0.576999999999998" calcext:value-type="float">
            <text:p>-0,58</text:p>
          </table:table-cell>
          <table:table-cell table:style-name="ce44" table:formula="of:=[.$I258]" office:value-type="float" office:value="-0.0769999999999982" calcext:value-type="float">
            <text:p>-0,08</text:p>
          </table:table-cell>
          <table:table-cell table:style-name="ce44" table:formula="of:=[.$I259]" office:value-type="float" office:value="0.222999999999985" calcext:value-type="float">
            <text:p>0,22</text:p>
          </table:table-cell>
          <table:table-cell table:style-name="ce44" table:formula="of:=[.$I260]" office:value-type="float" office:value="-0.277000000000015" calcext:value-type="float">
            <text:p>-0,28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71.1" calcext:value-type="float">
            <text:p>271,10</text:p>
          </table:table-cell>
          <table:table-cell table:style-name="ce38" office:value-type="float" office:value="2.63" calcext:value-type="float">
            <text:p>2,63</text:p>
          </table:table-cell>
          <table:table-cell table:style-name="ce38" office:value-type="float" office:value="117.2" calcext:value-type="float">
            <text:p>117,2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2.81399999999999" calcext:value-type="float">
            <text:p>2,81</text:p>
          </table:table-cell>
          <table:table-cell table:style-name="ce42" office:value-type="float" office:value="240" calcext:value-type="float">
            <text:p>240</text:p>
          </table:table-cell>
          <table:table-cell table:style-name="ce44" table:formula="of:=[.$I261]" office:value-type="float" office:value="-0.471000000000004" calcext:value-type="float">
            <text:p>-0,47</text:p>
          </table:table-cell>
          <table:table-cell table:style-name="ce44" table:formula="of:=[.$I262]" office:value-type="float" office:value="-0.271000000000015" calcext:value-type="float">
            <text:p>-0,27</text:p>
          </table:table-cell>
          <table:table-cell table:style-name="ce44" table:formula="of:=[.$I263]" office:value-type="float" office:value="-0.570999999999998" calcext:value-type="float">
            <text:p>-0,57</text:p>
          </table:table-cell>
          <table:table-cell table:style-name="ce44" table:formula="of:=[.$I264]" office:value-type="float" office:value="-0.871000000000009" calcext:value-type="float">
            <text:p>-0,87</text:p>
          </table:table-cell>
          <table:table-cell table:style-name="ce44" table:formula="of:=[.$I265]" office:value-type="float" office:value="-0.670999999999992" calcext:value-type="float">
            <text:p>-0,67</text:p>
          </table:table-cell>
          <table:table-cell table:style-name="ce44" table:formula="of:=[.$I266]" office:value-type="float" office:value="-0.471000000000004" calcext:value-type="float">
            <text:p>-0,47</text:p>
          </table:table-cell>
          <table:table-cell table:style-name="ce44" table:formula="of:=[.$I267]" office:value-type="float" office:value="-0.170999999999992" calcext:value-type="float">
            <text:p>-0,17</text:p>
          </table:table-cell>
          <table:table-cell table:style-name="ce44" table:formula="of:=[.$I268]" office:value-type="float" office:value="-0.771000000000015" calcext:value-type="float">
            <text:p>-0,77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316.3" calcext:value-type="float">
            <text:p>316,30</text:p>
          </table:table-cell>
          <table:table-cell table:style-name="ce38" office:value-type="float" office:value="2.69" calcext:value-type="float">
            <text:p>2,69</text:p>
          </table:table-cell>
          <table:table-cell table:style-name="ce38" office:value-type="float" office:value="116.9" calcext:value-type="float">
            <text:p>116,90</text:p>
          </table:table-cell>
          <table:table-cell table:style-name="ce33"/>
          <table:table-cell table:style-name="ce38" office:value-type="float" office:value="-0.02" calcext:value-type="float">
            <text:p>-0,02</text:p>
          </table:table-cell>
          <table:table-cell table:style-name="ce38" office:value-type="float" office:value="3.11399999999999" calcext:value-type="float">
            <text:p>3,11</text:p>
          </table:table-cell>
          <table:table-cell table:style-name="ce42" office:value-type="float" office:value="270" calcext:value-type="float">
            <text:p>270</text:p>
          </table:table-cell>
          <table:table-cell table:style-name="ce44" table:formula="of:=[.$I269]" office:value-type="float" office:value="-0.526999999999987" calcext:value-type="float">
            <text:p>-0,53</text:p>
          </table:table-cell>
          <table:table-cell table:style-name="ce44" table:formula="of:=[.$I270]" office:value-type="float" office:value="-0.729999999999961" calcext:value-type="float">
            <text:p>-0,73</text:p>
          </table:table-cell>
          <table:table-cell table:style-name="ce44" table:formula="of:=[.$I271]" office:value-type="float" office:value="-0.833000000000027" calcext:value-type="float">
            <text:p>-0,83</text:p>
          </table:table-cell>
          <table:table-cell table:style-name="ce44" table:formula="of:=[.$I272]" office:value-type="float" office:value="-0.73599999999999" calcext:value-type="float">
            <text:p>-0,74</text:p>
          </table:table-cell>
          <table:table-cell table:style-name="ce44" table:formula="of:=[.$I273]" office:value-type="float" office:value="-0.838999999999999" calcext:value-type="float">
            <text:p>-0,84</text:p>
          </table:table-cell>
          <table:table-cell table:style-name="ce44" table:formula="of:=[.$I274]" office:value-type="float" office:value="-0.741999999999962" calcext:value-type="float">
            <text:p>-0,74</text:p>
          </table:table-cell>
          <table:table-cell table:style-name="ce44" table:formula="of:=[.$I275]" office:value-type="float" office:value="-0.745000000000005" calcext:value-type="float">
            <text:p>-0,75</text:p>
          </table:table-cell>
          <table:table-cell table:style-name="ce44" table:formula="of:=[.$I276]" office:value-type="float" office:value="-0.74799999999999" calcext:value-type="float">
            <text:p>-0,75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0" calcext:value-type="float">
            <text:p>150</text:p>
          </table:table-cell>
          <table:table-cell table:style-name="ce37" office:value-type="float" office:value="2.1" calcext:value-type="float">
            <text:p>2,10</text:p>
          </table:table-cell>
          <table:table-cell table:style-name="ce37" office:value-type="float" office:value="2.93" calcext:value-type="float">
            <text:p>2,93</text:p>
          </table:table-cell>
          <table:table-cell table:style-name="ce37" office:value-type="float" office:value="148.2" calcext:value-type="float">
            <text:p>148,20</text:p>
          </table:table-cell>
          <table:table-cell table:style-name="ce32"/>
          <table:table-cell table:style-name="ce37" office:value-type="float" office:value="-0.0560000000000001" calcext:value-type="float">
            <text:p>-0,06</text:p>
          </table:table-cell>
          <table:table-cell table:style-name="ce37" office:value-type="float" office:value="1.83800000000002" calcext:value-type="float">
            <text:p>1,84</text:p>
          </table:table-cell>
          <table:table-cell table:style-name="ce42" office:value-type="float" office:value="300" calcext:value-type="float">
            <text:p>300</text:p>
          </table:table-cell>
          <table:table-cell table:style-name="ce44" table:formula="of:=[.$I277]" office:value-type="float" office:value="-0.559000000000026" calcext:value-type="float">
            <text:p>-0,56</text:p>
          </table:table-cell>
          <table:table-cell table:style-name="ce44" table:formula="of:=[.$I278]" office:value-type="float" office:value="-0.85899999999998" calcext:value-type="float">
            <text:p>-0,86</text:p>
          </table:table-cell>
          <table:table-cell table:style-name="ce44" table:formula="of:=[.$I279]" office:value-type="float" office:value="-0.959000000000003" calcext:value-type="float">
            <text:p>-0,96</text:p>
          </table:table-cell>
          <table:table-cell table:style-name="ce44" table:formula="of:=[.$I280]" office:value-type="float" office:value="-0.559000000000026" calcext:value-type="float">
            <text:p>-0,56</text:p>
          </table:table-cell>
          <table:table-cell table:style-name="ce44" table:formula="of:=[.$I281]" office:value-type="float" office:value="-0.85899999999998" calcext:value-type="float">
            <text:p>-0,86</text:p>
          </table:table-cell>
          <table:table-cell table:style-name="ce44" table:formula="of:=[.$I282]" office:value-type="float" office:value="-0.959000000000003" calcext:value-type="float">
            <text:p>-0,96</text:p>
          </table:table-cell>
          <table:table-cell table:style-name="ce44" table:formula="of:=[.$I283]" office:value-type="float" office:value="-0.759000000000015" calcext:value-type="float">
            <text:p>-0,76</text:p>
          </table:table-cell>
          <table:table-cell table:style-name="ce44" table:formula="of:=[.$I284]" office:value-type="float" office:value="-0.658999999999992" calcext:value-type="float">
            <text:p>-0,66</text:p>
          </table:table-cell>
        </table:table-row>
        <table:table-row table:style-name="ro7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44.5" calcext:value-type="float">
            <text:p>44,50</text:p>
          </table:table-cell>
          <table:table-cell table:style-name="ce38" office:value-type="float" office:value="2.91" calcext:value-type="float">
            <text:p>2,91</text:p>
          </table:table-cell>
          <table:table-cell table:style-name="ce38" office:value-type="float" office:value="149.5" calcext:value-type="float">
            <text:p>149,50</text:p>
          </table:table-cell>
          <table:table-cell table:style-name="ce33"/>
          <table:table-cell table:style-name="ce38" office:value-type="float" office:value="-0.036" calcext:value-type="float">
            <text:p>-0,04</text:p>
          </table:table-cell>
          <table:table-cell table:style-name="ce38" office:value-type="float" office:value="0.538000000000011" calcext:value-type="float">
            <text:p>0,54</text:p>
          </table:table-cell>
          <table:table-cell table:style-name="ce42" office:value-type="float" office:value="330" calcext:value-type="float">
            <text:p>330</text:p>
          </table:table-cell>
          <table:table-cell table:style-name="ce44" table:formula="of:=[.$I285]" office:value-type="float" office:value="-0.28000000000003" calcext:value-type="float">
            <text:p>-0,28</text:p>
          </table:table-cell>
          <table:table-cell table:style-name="ce44" table:formula="of:=[.$I286]" office:value-type="float" office:value="-0.78000000000003" calcext:value-type="float">
            <text:p>-0,78</text:p>
          </table:table-cell>
          <table:table-cell table:style-name="ce44" table:formula="of:=[.$I287]" office:value-type="float" office:value="-0.680000000000007" calcext:value-type="float">
            <text:p>-0,68</text:p>
          </table:table-cell>
          <table:table-cell table:style-name="ce44" table:formula="of:=[.$I288]" office:value-type="float" office:value="-0.180000000000007" calcext:value-type="float">
            <text:p>-0,18</text:p>
          </table:table-cell>
          <table:table-cell table:style-name="ce44" table:formula="of:=[.$I289]" office:value-type="float" office:value="-0.379999999999995" calcext:value-type="float">
            <text:p>-0,38</text:p>
          </table:table-cell>
          <table:table-cell table:style-name="ce44" table:formula="of:=[.$I290]" office:value-type="float" office:value="-0.480000000000018" calcext:value-type="float">
            <text:p>-0,48</text:p>
          </table:table-cell>
          <table:table-cell table:style-name="ce44" table:formula="of:=[.$I291]" office:value-type="float" office:value="-0.480000000000018" calcext:value-type="float">
            <text:p>-0,48</text:p>
          </table:table-cell>
          <table:table-cell table:style-name="ce44" table:formula="of:=[.$I292]" office:value-type="float" office:value="-0.180000000000007" calcext:value-type="float">
            <text:p>-0,18</text:p>
          </table:table-cell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89.4" calcext:value-type="float">
            <text:p>89,40</text:p>
          </table:table-cell>
          <table:table-cell table:style-name="ce38" office:value-type="float" office:value="2.86" calcext:value-type="float">
            <text:p>2,86</text:p>
          </table:table-cell>
          <table:table-cell table:style-name="ce38" office:value-type="float" office:value="149.8" calcext:value-type="float">
            <text:p>149,80</text:p>
          </table:table-cell>
          <table:table-cell table:style-name="ce33"/>
          <table:table-cell table:style-name="ce38" office:value-type="float" office:value="0.0140000000000002" calcext:value-type="float">
            <text:p>0,01</text:p>
          </table:table-cell>
          <table:table-cell table:style-name="ce38" office:value-type="float" office:value="0.238" calcext:value-type="float">
            <text:p>0,24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34.3" calcext:value-type="float">
            <text:p>134,30</text:p>
          </table:table-cell>
          <table:table-cell table:style-name="ce38" office:value-type="float" office:value="2.81" calcext:value-type="float">
            <text:p>2,81</text:p>
          </table:table-cell>
          <table:table-cell table:style-name="ce38" office:value-type="float" office:value="149.5" calcext:value-type="float">
            <text:p>149,50</text:p>
          </table:table-cell>
          <table:table-cell table:style-name="ce33"/>
          <table:table-cell table:style-name="ce38" office:value-type="float" office:value="0.0640000000000001" calcext:value-type="float">
            <text:p>0,06</text:p>
          </table:table-cell>
          <table:table-cell table:style-name="ce38" office:value-type="float" office:value="0.538000000000011" calcext:value-type="float">
            <text:p>0,54</text:p>
          </table:table-cell>
          <table:table-cell table:style-name="ce42"/>
          <table:table-cell table:style-name="ce43" office:value-type="string" calcext:value-type="string" table:number-columns-spanned="8" table:number-rows-spanned="1">
            <text:p>Зенит 60</text:p>
          </table:table-cell>
          <table:covered-table-cell table:number-columns-repeated="7" table:style-name="ce42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80.7" calcext:value-type="float">
            <text:p>180,7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148.7" calcext:value-type="float">
            <text:p>148,70</text:p>
          </table:table-cell>
          <table:table-cell table:style-name="ce33"/>
          <table:table-cell table:style-name="ce38" office:value-type="float" office:value="0.0840000000000001" calcext:value-type="float">
            <text:p>0,08</text:p>
          </table:table-cell>
          <table:table-cell table:style-name="ce38" office:value-type="float" office:value="1.33800000000002" calcext:value-type="float">
            <text:p>1,34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15" calcext:value-type="float">
            <text:p>315</text:p>
          </table:table-cell>
        </table:table-row>
        <table:table-row table:style-name="ro7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26.3" calcext:value-type="float">
            <text:p>226,30</text:p>
          </table:table-cell>
          <table:table-cell table:style-name="ce38" office:value-type="float" office:value="2.81" calcext:value-type="float">
            <text:p>2,81</text:p>
          </table:table-cell>
          <table:table-cell table:style-name="ce38" office:value-type="float" office:value="147.9" calcext:value-type="float">
            <text:p>147,90</text:p>
          </table:table-cell>
          <table:table-cell table:style-name="ce33"/>
          <table:table-cell table:style-name="ce38" office:value-type="float" office:value="0.0640000000000001" calcext:value-type="float">
            <text:p>0,06</text:p>
          </table:table-cell>
          <table:table-cell table:style-name="ce38" office:value-type="float" office:value="2.13800000000001" calcext:value-type="float">
            <text:p>2,14</text:p>
          </table:table-cell>
          <table:table-cell table:style-name="ce42" office:value-type="float" office:value="0" calcext:value-type="float">
            <text:p>0</text:p>
          </table:table-cell>
          <table:table-cell table:style-name="ce44" table:formula="of:=[.$I293]" office:value-type="float" office:value="0.225999999999999" calcext:value-type="float">
            <text:p>0,23</text:p>
          </table:table-cell>
          <table:table-cell table:style-name="ce44" table:formula="of:=[.$I294]" office:value-type="float" office:value="-0.174" calcext:value-type="float">
            <text:p>-0,17</text:p>
          </table:table-cell>
          <table:table-cell table:style-name="ce44" table:formula="of:=[.$I295]" office:value-type="float" office:value="0.425999999999988" calcext:value-type="float">
            <text:p>0,43</text:p>
          </table:table-cell>
          <table:table-cell table:style-name="ce44" table:formula="of:=[.$I296]" office:value-type="float" office:value="0.225999999999999" calcext:value-type="float">
            <text:p>0,23</text:p>
          </table:table-cell>
          <table:table-cell table:style-name="ce44" table:formula="of:=[.$I297]" office:value-type="float" office:value="0.52600000000001" calcext:value-type="float">
            <text:p>0,53</text:p>
          </table:table-cell>
          <table:table-cell table:style-name="ce44" table:formula="of:=[.$I298]" office:value-type="float" office:value="0.126000000000033" calcext:value-type="float">
            <text:p>0,13</text:p>
          </table:table-cell>
          <table:table-cell table:style-name="ce44" table:formula="of:=[.$I299]" office:value-type="float" office:value="0.126000000000033" calcext:value-type="float">
            <text:p>0,13</text:p>
          </table:table-cell>
          <table:table-cell table:style-name="ce44" table:formula="of:=[.$I300]" office:value-type="float" office:value="0.52600000000001" calcext:value-type="float">
            <text:p>0,53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71.8" calcext:value-type="float">
            <text:p>271,80</text:p>
          </table:table-cell>
          <table:table-cell table:style-name="ce38" office:value-type="float" office:value="2.84" calcext:value-type="float">
            <text:p>2,84</text:p>
          </table:table-cell>
          <table:table-cell table:style-name="ce38" office:value-type="float" office:value="147.1" calcext:value-type="float">
            <text:p>147,10</text:p>
          </table:table-cell>
          <table:table-cell table:style-name="ce33"/>
          <table:table-cell table:style-name="ce38" office:value-type="float" office:value="0.0340000000000003" calcext:value-type="float">
            <text:p>0,03</text:p>
          </table:table-cell>
          <table:table-cell table:style-name="ce38" office:value-type="float" office:value="2.93800000000002" calcext:value-type="float">
            <text:p>2,94</text:p>
          </table:table-cell>
          <table:table-cell table:style-name="ce42" office:value-type="float" office:value="30" calcext:value-type="float">
            <text:p>30</text:p>
          </table:table-cell>
          <table:table-cell table:style-name="ce44" table:formula="of:=[.$I301]" office:value-type="float" office:value="0.830000000000002" calcext:value-type="float">
            <text:p>0,83</text:p>
          </table:table-cell>
          <table:table-cell table:style-name="ce44" table:formula="of:=[.$I302]" office:value-type="float" office:value="0.130000000000003" calcext:value-type="float">
            <text:p>0,13</text:p>
          </table:table-cell>
          <table:table-cell table:style-name="ce44" table:formula="of:=[.$I303]" office:value-type="float" office:value="-0.27" calcext:value-type="float">
            <text:p>-0,27</text:p>
          </table:table-cell>
          <table:table-cell table:style-name="ce44" table:formula="of:=[.$I304]" office:value-type="float" office:value="0.630000000000003" calcext:value-type="float">
            <text:p>0,63</text:p>
          </table:table-cell>
          <table:table-cell table:style-name="ce44" table:formula="of:=[.$I305]" office:value-type="float" office:value="0.530000000000001" calcext:value-type="float">
            <text:p>0,53</text:p>
          </table:table-cell>
          <table:table-cell table:style-name="ce44" table:formula="of:=[.$I306]" office:value-type="float" office:value="0.43" calcext:value-type="float">
            <text:p>0,43</text:p>
          </table:table-cell>
          <table:table-cell table:style-name="ce44" table:formula="of:=[.$I307]" office:value-type="float" office:value="0.43" calcext:value-type="float">
            <text:p>0,43</text:p>
          </table:table-cell>
          <table:table-cell table:style-name="ce44" table:formula="of:=[.$I308]" office:value-type="float" office:value="0.330000000000002" calcext:value-type="float">
            <text:p>0,33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317.1" calcext:value-type="float">
            <text:p>317,10</text:p>
          </table:table-cell>
          <table:table-cell table:style-name="ce38" office:value-type="float" office:value="2.88" calcext:value-type="float">
            <text:p>2,88</text:p>
          </table:table-cell>
          <table:table-cell table:style-name="ce38" office:value-type="float" office:value="147.2" calcext:value-type="float">
            <text:p>147,20</text:p>
          </table:table-cell>
          <table:table-cell table:style-name="ce33"/>
          <table:table-cell table:style-name="ce38" office:value-type="float" office:value="-0.00599999999999978" calcext:value-type="float">
            <text:p>-0,01</text:p>
          </table:table-cell>
          <table:table-cell table:style-name="ce38" office:value-type="float" office:value="2.83800000000002" calcext:value-type="float">
            <text:p>2,84</text:p>
          </table:table-cell>
          <table:table-cell table:style-name="ce42" office:value-type="float" office:value="60" calcext:value-type="float">
            <text:p>60</text:p>
          </table:table-cell>
          <table:table-cell table:style-name="ce44" table:formula="of:=[.$I309]" office:value-type="float" office:value="0.25" calcext:value-type="float">
            <text:p>0,25</text:p>
          </table:table-cell>
          <table:table-cell table:style-name="ce44" table:formula="of:=[.$I310]" office:value-type="float" office:value="0.350000000000001" calcext:value-type="float">
            <text:p>0,35</text:p>
          </table:table-cell>
          <table:table-cell table:style-name="ce44" table:formula="of:=[.$I311]" office:value-type="float" office:value="-0.149999999999999" calcext:value-type="float">
            <text:p>-0,15</text:p>
          </table:table-cell>
          <table:table-cell table:style-name="ce44" table:formula="of:=[.$I312]" office:value-type="float" office:value="-0.449999999999996" calcext:value-type="float">
            <text:p>-0,45</text:p>
          </table:table-cell>
          <table:table-cell table:style-name="ce44" table:formula="of:=[.$I313]" office:value-type="float" office:value="0.25" calcext:value-type="float">
            <text:p>0,25</text:p>
          </table:table-cell>
          <table:table-cell table:style-name="ce44" table:formula="of:=[.$I314]" office:value-type="float" office:value="-0.349999999999994" calcext:value-type="float">
            <text:p>-0,35</text:p>
          </table:table-cell>
          <table:table-cell table:style-name="ce44" table:formula="of:=[.$I315]" office:value-type="float" office:value="0.150000000000006" calcext:value-type="float">
            <text:p>0,15</text:p>
          </table:table-cell>
          <table:table-cell table:style-name="ce44" table:formula="of:=[.$I316]" office:value-type="float" office:value="0.550000000000004" calcext:value-type="float">
            <text:p>0,55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0" calcext:value-type="float">
            <text:p>180</text:p>
          </table:table-cell>
          <table:table-cell table:style-name="ce37" office:value-type="float" office:value="1.3" calcext:value-type="float">
            <text:p>1,30</text:p>
          </table:table-cell>
          <table:table-cell table:style-name="ce37" office:value-type="float" office:value="2.93" calcext:value-type="float">
            <text:p>2,93</text:p>
          </table:table-cell>
          <table:table-cell table:style-name="ce37" office:value-type="float" office:value="178.2" calcext:value-type="float">
            <text:p>178,20</text:p>
          </table:table-cell>
          <table:table-cell table:style-name="ce32"/>
          <table:table-cell table:style-name="ce37" office:value-type="float" office:value="-0.0600000000000001" calcext:value-type="float">
            <text:p>-0,06</text:p>
          </table:table-cell>
          <table:table-cell table:style-name="ce37" office:value-type="float" office:value="1.83500000000001" calcext:value-type="float">
            <text:p>1,84</text:p>
          </table:table-cell>
          <table:table-cell table:style-name="ce42" office:value-type="float" office:value="90" calcext:value-type="float">
            <text:p>90</text:p>
          </table:table-cell>
          <table:table-cell table:style-name="ce44" table:formula="of:=[.$I317]" office:value-type="float" office:value="-0.138999999999996" calcext:value-type="float">
            <text:p>-0,14</text:p>
          </table:table-cell>
          <table:table-cell table:style-name="ce44" table:formula="of:=[.$I318]" office:value-type="float" office:value="-0.638999999999996" calcext:value-type="float">
            <text:p>-0,64</text:p>
          </table:table-cell>
          <table:table-cell table:style-name="ce44" table:formula="of:=[.$I319]" office:value-type="float" office:value="-0.538999999999987" calcext:value-type="float">
            <text:p>-0,54</text:p>
          </table:table-cell>
          <table:table-cell table:style-name="ce44" table:formula="of:=[.$I320]" office:value-type="float" office:value="-0.23899999999999" calcext:value-type="float">
            <text:p>-0,24</text:p>
          </table:table-cell>
          <table:table-cell table:style-name="ce44" table:formula="of:=[.$I321]" office:value-type="float" office:value="-0.138999999999996" calcext:value-type="float">
            <text:p>-0,14</text:p>
          </table:table-cell>
          <table:table-cell table:style-name="ce44" table:formula="of:=[.$I322]" office:value-type="float" office:value="-0.23899999999999" calcext:value-type="float">
            <text:p>-0,24</text:p>
          </table:table-cell>
          <table:table-cell table:style-name="ce44" table:formula="of:=[.$I323]" office:value-type="float" office:value="-0.338999999999999" calcext:value-type="float">
            <text:p>-0,34</text:p>
          </table:table-cell>
          <table:table-cell table:style-name="ce44" table:formula="of:=[.$I324]" office:value-type="float" office:value="-0.438999999999993" calcext:value-type="float">
            <text:p>-0,44</text:p>
          </table:table-cell>
        </table:table-row>
        <table:table-row table:style-name="ro7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2.91" calcext:value-type="float">
            <text:p>2,91</text:p>
          </table:table-cell>
          <table:table-cell table:style-name="ce38" office:value-type="float" office:value="179.5" calcext:value-type="float">
            <text:p>179,50</text:p>
          </table:table-cell>
          <table:table-cell table:style-name="ce33"/>
          <table:table-cell table:style-name="ce38" office:value-type="float" office:value="-0.044" calcext:value-type="float">
            <text:p>-0,04</text:p>
          </table:table-cell>
          <table:table-cell table:style-name="ce38" office:value-type="float" office:value="0.534999999999997" calcext:value-type="float">
            <text:p>0,53</text:p>
          </table:table-cell>
          <table:table-cell table:style-name="ce42" office:value-type="float" office:value="120" calcext:value-type="float">
            <text:p>120</text:p>
          </table:table-cell>
          <table:table-cell table:style-name="ce44" table:formula="of:=[.$I325]" office:value-type="float" office:value="-0.406999999999997" calcext:value-type="float">
            <text:p>-0,41</text:p>
          </table:table-cell>
          <table:table-cell table:style-name="ce44" table:formula="of:=[.$I326]" office:value-type="float" office:value="-0.506999999999991" calcext:value-type="float">
            <text:p>-0,51</text:p>
          </table:table-cell>
          <table:table-cell table:style-name="ce44" table:formula="of:=[.$I327]" office:value-type="float" office:value="-0.706999999999994" calcext:value-type="float">
            <text:p>-0,71</text:p>
          </table:table-cell>
          <table:table-cell table:style-name="ce44" table:formula="of:=[.$I328]" office:value-type="float" office:value="-0.307000000000002" calcext:value-type="float">
            <text:p>-0,31</text:p>
          </table:table-cell>
          <table:table-cell table:style-name="ce44" table:formula="of:=[.$I329]" office:value-type="float" office:value="-0.506999999999991" calcext:value-type="float">
            <text:p>-0,51</text:p>
          </table:table-cell>
          <table:table-cell table:style-name="ce44" table:formula="of:=[.$I330]" office:value-type="float" office:value="-0.206999999999994" calcext:value-type="float">
            <text:p>-0,21</text:p>
          </table:table-cell>
          <table:table-cell table:style-name="ce44" table:formula="of:=[.$I331]" office:value-type="float" office:value="-0.606999999999999" calcext:value-type="float">
            <text:p>-0,61</text:p>
          </table:table-cell>
          <table:table-cell table:style-name="ce44" table:formula="of:=[.$I332]" office:value-type="float" office:value="-0.00699999999999079" calcext:value-type="float">
            <text:p>-0,01</text:p>
          </table:table-cell>
        </table:table-row>
        <table:table-row table:style-name="ro7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89.1" calcext:value-type="float">
            <text:p>89,10</text:p>
          </table:table-cell>
          <table:table-cell table:style-name="ce38" office:value-type="float" office:value="2.86" calcext:value-type="float">
            <text:p>2,86</text:p>
          </table:table-cell>
          <table:table-cell table:style-name="ce38" office:value-type="float" office:value="179.5" calcext:value-type="float">
            <text:p>179,50</text:p>
          </table:table-cell>
          <table:table-cell table:style-name="ce33"/>
          <table:table-cell table:style-name="ce38" office:value-type="float" office:value="0.0100000000000002" calcext:value-type="float">
            <text:p>0,01</text:p>
          </table:table-cell>
          <table:table-cell table:style-name="ce38" office:value-type="float" office:value="0.534999999999997" calcext:value-type="float">
            <text:p>0,53</text:p>
          </table:table-cell>
          <table:table-cell table:style-name="ce42" office:value-type="float" office:value="150" calcext:value-type="float">
            <text:p>150</text:p>
          </table:table-cell>
          <table:table-cell table:style-name="ce44" table:formula="of:=[.$I333]" office:value-type="float" office:value="-0.450000000000017" calcext:value-type="float">
            <text:p>-0,45</text:p>
          </table:table-cell>
          <table:table-cell table:style-name="ce44" table:formula="of:=[.$I334]" office:value-type="float" office:value="0.149999999999977" calcext:value-type="float">
            <text:p>0,15</text:p>
          </table:table-cell>
          <table:table-cell table:style-name="ce44" table:formula="of:=[.$I335]" office:value-type="float" office:value="-0.350000000000023" calcext:value-type="float">
            <text:p>-0,35</text:p>
          </table:table-cell>
          <table:table-cell table:style-name="ce44" table:formula="of:=[.$I336]" office:value-type="float" office:value="-0.850000000000023" calcext:value-type="float">
            <text:p>-0,85</text:p>
          </table:table-cell>
          <table:table-cell table:style-name="ce44" table:formula="of:=[.$I337]" office:value-type="float" office:value="-0.350000000000023" calcext:value-type="float">
            <text:p>-0,35</text:p>
          </table:table-cell>
          <table:table-cell table:style-name="ce44" table:formula="of:=[.$I338]" office:value-type="float" office:value="-0.25" calcext:value-type="float">
            <text:p>-0,25</text:p>
          </table:table-cell>
          <table:table-cell table:style-name="ce44" table:formula="of:=[.$I339]" office:value-type="float" office:value="-0.550000000000011" calcext:value-type="float">
            <text:p>-0,55</text:p>
          </table:table-cell>
          <table:table-cell table:style-name="ce44" table:formula="of:=[.$I340]" office:value-type="float" office:value="-0.150000000000006" calcext:value-type="float">
            <text:p>-0,15</text:p>
          </table:table-cell>
        </table:table-row>
        <table:table-row table:style-name="ro7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34.6" calcext:value-type="float">
            <text:p>134,60</text:p>
          </table:table-cell>
          <table:table-cell table:style-name="ce38" office:value-type="float" office:value="2.83" calcext:value-type="float">
            <text:p>2,83</text:p>
          </table:table-cell>
          <table:table-cell table:style-name="ce38" office:value-type="float" office:value="179.4" calcext:value-type="float">
            <text:p>179,4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0.634999999999991" calcext:value-type="float">
            <text:p>0,63</text:p>
          </table:table-cell>
          <table:table-cell table:style-name="ce42" office:value-type="float" office:value="180" calcext:value-type="float">
            <text:p>180</text:p>
          </table:table-cell>
          <table:table-cell table:style-name="ce44" table:formula="of:=[.$I341]" office:value-type="float" office:value="-0.438999999999993" calcext:value-type="float">
            <text:p>-0,44</text:p>
          </table:table-cell>
          <table:table-cell table:style-name="ce44" table:formula="of:=[.$I342]" office:value-type="float" office:value="-0.438999999999993" calcext:value-type="float">
            <text:p>-0,44</text:p>
          </table:table-cell>
          <table:table-cell table:style-name="ce44" table:formula="of:=[.$I343]" office:value-type="float" office:value="-0.739000000000004" calcext:value-type="float">
            <text:p>-0,74</text:p>
          </table:table-cell>
          <table:table-cell table:style-name="ce44" table:formula="of:=[.$I344]" office:value-type="float" office:value="-0.938999999999993" calcext:value-type="float">
            <text:p>-0,94</text:p>
          </table:table-cell>
          <table:table-cell table:style-name="ce44" table:formula="of:=[.$I345]" office:value-type="float" office:value="-0.338999999999999" calcext:value-type="float">
            <text:p>-0,34</text:p>
          </table:table-cell>
          <table:table-cell table:style-name="ce44" table:formula="of:=[.$I346]" office:value-type="float" office:value="-0.638999999999982" calcext:value-type="float">
            <text:p>-0,64</text:p>
          </table:table-cell>
          <table:table-cell table:style-name="ce44" table:formula="of:=[.$I347]" office:value-type="float" office:value="-0.438999999999993" calcext:value-type="float">
            <text:p>-0,44</text:p>
          </table:table-cell>
          <table:table-cell table:style-name="ce44" table:formula="of:=[.$I348]" office:value-type="float" office:value="-0.138999999999982" calcext:value-type="float">
            <text:p>-0,14</text:p>
          </table:table-cell>
        </table:table-row>
        <table:table-row table:style-name="ro7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80.8" calcext:value-type="float">
            <text:p>180,80</text:p>
          </table:table-cell>
          <table:table-cell table:style-name="ce38" office:value-type="float" office:value="2.78" calcext:value-type="float">
            <text:p>2,78</text:p>
          </table:table-cell>
          <table:table-cell table:style-name="ce38" office:value-type="float" office:value="178.6" calcext:value-type="float">
            <text:p>178,6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1.435" calcext:value-type="float">
            <text:p>1,44</text:p>
          </table:table-cell>
          <table:table-cell table:style-name="ce42" office:value-type="float" office:value="210" calcext:value-type="float">
            <text:p>210</text:p>
          </table:table-cell>
          <table:table-cell table:style-name="ce44" table:formula="of:=[.$I349]" office:value-type="float" office:value="-0.374000000000024" calcext:value-type="float">
            <text:p>-0,37</text:p>
          </table:table-cell>
          <table:table-cell table:style-name="ce44" table:formula="of:=[.$I350]" office:value-type="float" office:value="-0.674000000000007" calcext:value-type="float">
            <text:p>-0,67</text:p>
          </table:table-cell>
          <table:table-cell table:style-name="ce44" table:formula="of:=[.$I351]" office:value-type="float" office:value="-0.474000000000018" calcext:value-type="float">
            <text:p>-0,47</text:p>
          </table:table-cell>
          <table:table-cell table:style-name="ce44" table:formula="of:=[.$I352]" office:value-type="float" office:value="-0.874000000000024" calcext:value-type="float">
            <text:p>-0,87</text:p>
          </table:table-cell>
          <table:table-cell table:style-name="ce44" table:formula="of:=[.$I353]" office:value-type="float" office:value="-0.274000000000001" calcext:value-type="float">
            <text:p>-0,27</text:p>
          </table:table-cell>
          <table:table-cell table:style-name="ce44" table:formula="of:=[.$I354]" office:value-type="float" office:value="-0.274000000000001" calcext:value-type="float">
            <text:p>-0,27</text:p>
          </table:table-cell>
          <table:table-cell table:style-name="ce44" table:formula="of:=[.$I355]" office:value-type="float" office:value="-0.374000000000024" calcext:value-type="float">
            <text:p>-0,37</text:p>
          </table:table-cell>
          <table:table-cell table:style-name="ce44" table:formula="of:=[.$I356]" office:value-type="float" office:value="-0.274000000000001" calcext:value-type="float">
            <text:p>-0,27</text:p>
          </table:table-cell>
        </table:table-row>
        <table:table-row table:style-name="ro7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26.2" calcext:value-type="float">
            <text:p>226,20</text:p>
          </table:table-cell>
          <table:table-cell table:style-name="ce38" office:value-type="float" office:value="2.81" calcext:value-type="float">
            <text:p>2,81</text:p>
          </table:table-cell>
          <table:table-cell table:style-name="ce38" office:value-type="float" office:value="177.8" calcext:value-type="float">
            <text:p>177,80</text:p>
          </table:table-cell>
          <table:table-cell table:style-name="ce33"/>
          <table:table-cell table:style-name="ce38" office:value-type="float" office:value="0.0600000000000001" calcext:value-type="float">
            <text:p>0,06</text:p>
          </table:table-cell>
          <table:table-cell table:style-name="ce38" office:value-type="float" office:value="2.23499999999999" calcext:value-type="float">
            <text:p>2,23</text:p>
          </table:table-cell>
          <table:table-cell table:style-name="ce42" office:value-type="float" office:value="240" calcext:value-type="float">
            <text:p>240</text:p>
          </table:table-cell>
          <table:table-cell table:style-name="ce44" table:formula="of:=[.$I357]" office:value-type="float" office:value="-0.284999999999997" calcext:value-type="float">
            <text:p>-0,28</text:p>
          </table:table-cell>
          <table:table-cell table:style-name="ce44" table:formula="of:=[.$I358]" office:value-type="float" office:value="-0.385000000000019" calcext:value-type="float">
            <text:p>-0,39</text:p>
          </table:table-cell>
          <table:table-cell table:style-name="ce44" table:formula="of:=[.$I359]" office:value-type="float" office:value="0.215000000000003" calcext:value-type="float">
            <text:p>0,22</text:p>
          </table:table-cell>
          <table:table-cell table:style-name="ce44" table:formula="of:=[.$I360]" office:value-type="float" office:value="-0.585000000000008" calcext:value-type="float">
            <text:p>-0,59</text:p>
          </table:table-cell>
          <table:table-cell table:style-name="ce44" table:formula="of:=[.$I361]" office:value-type="float" office:value="-0.485000000000014" calcext:value-type="float">
            <text:p>-0,49</text:p>
          </table:table-cell>
          <table:table-cell table:style-name="ce44" table:formula="of:=[.$I362]" office:value-type="float" office:value="-0.685000000000002" calcext:value-type="float">
            <text:p>-0,69</text:p>
          </table:table-cell>
          <table:table-cell table:style-name="ce44" table:formula="of:=[.$I363]" office:value-type="float" office:value="0.215000000000003" calcext:value-type="float">
            <text:p>0,22</text:p>
          </table:table-cell>
          <table:table-cell table:style-name="ce44" table:formula="of:=[.$I364]" office:value-type="float" office:value="-0.485000000000014" calcext:value-type="float">
            <text:p>-0,49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71.9" calcext:value-type="float">
            <text:p>271,90</text:p>
          </table:table-cell>
          <table:table-cell table:style-name="ce38" office:value-type="float" office:value="2.84" calcext:value-type="float">
            <text:p>2,84</text:p>
          </table:table-cell>
          <table:table-cell table:style-name="ce38" office:value-type="float" office:value="177.2" calcext:value-type="float">
            <text:p>177,20</text:p>
          </table:table-cell>
          <table:table-cell table:style-name="ce33"/>
          <table:table-cell table:style-name="ce38" office:value-type="float" office:value="0.0300000000000002" calcext:value-type="float">
            <text:p>0,03</text:p>
          </table:table-cell>
          <table:table-cell table:style-name="ce38" office:value-type="float" office:value="2.83500000000001" calcext:value-type="float">
            <text:p>2,84</text:p>
          </table:table-cell>
          <table:table-cell table:style-name="ce42" office:value-type="float" office:value="270" calcext:value-type="float">
            <text:p>270</text:p>
          </table:table-cell>
          <table:table-cell table:style-name="ce44" table:formula="of:=[.$I365]" office:value-type="float" office:value="-0.533000000000015" calcext:value-type="float">
            <text:p>-0,53</text:p>
          </table:table-cell>
          <table:table-cell table:style-name="ce44" table:formula="of:=[.$I366]" office:value-type="float" office:value="-0.0330000000000155" calcext:value-type="float">
            <text:p>-0,03</text:p>
          </table:table-cell>
          <table:table-cell table:style-name="ce44" table:formula="of:=[.$I367]" office:value-type="float" office:value="-0.133000000000038" calcext:value-type="float">
            <text:p>-0,13</text:p>
          </table:table-cell>
          <table:table-cell table:style-name="ce44" table:formula="of:=[.$I368]" office:value-type="float" office:value="0.366999999999962" calcext:value-type="float">
            <text:p>0,37</text:p>
          </table:table-cell>
          <table:table-cell table:style-name="ce44" table:formula="of:=[.$I369]" office:value-type="float" office:value="-0.333000000000027" calcext:value-type="float">
            <text:p>-0,33</text:p>
          </table:table-cell>
          <table:table-cell table:style-name="ce44" table:formula="of:=[.$I370]" office:value-type="float" office:value="-0.43300000000005" calcext:value-type="float">
            <text:p>-0,43</text:p>
          </table:table-cell>
          <table:table-cell table:style-name="ce44" table:formula="of:=[.$I371]" office:value-type="float" office:value="-0.233000000000004" calcext:value-type="float">
            <text:p>-0,23</text:p>
          </table:table-cell>
          <table:table-cell table:style-name="ce44" table:formula="of:=[.$I372]" office:value-type="float" office:value="-0.233000000000004" calcext:value-type="float">
            <text:p>-0,23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316.8" calcext:value-type="float">
            <text:p>316,80</text:p>
          </table:table-cell>
          <table:table-cell table:style-name="ce38" office:value-type="float" office:value="2.88" calcext:value-type="float">
            <text:p>2,88</text:p>
          </table:table-cell>
          <table:table-cell table:style-name="ce38" office:value-type="float" office:value="177.1" calcext:value-type="float">
            <text:p>177,10</text:p>
          </table:table-cell>
          <table:table-cell table:style-name="ce33"/>
          <table:table-cell table:style-name="ce38" office:value-type="float" office:value="-0.00999999999999979" calcext:value-type="float">
            <text:p>-0,01</text:p>
          </table:table-cell>
          <table:table-cell table:style-name="ce38" office:value-type="float" office:value="2.935" calcext:value-type="float">
            <text:p>2,94</text:p>
          </table:table-cell>
          <table:table-cell table:style-name="ce42" office:value-type="float" office:value="300" calcext:value-type="float">
            <text:p>300</text:p>
          </table:table-cell>
          <table:table-cell table:style-name="ce44" table:formula="of:=[.$I373]" office:value-type="float" office:value="-0.276999999999987" calcext:value-type="float">
            <text:p>-0,28</text:p>
          </table:table-cell>
          <table:table-cell table:style-name="ce44" table:formula="of:=[.$I374]" office:value-type="float" office:value="0.223000000000013" calcext:value-type="float">
            <text:p>0,22</text:p>
          </table:table-cell>
          <table:table-cell table:style-name="ce44" table:formula="of:=[.$I375]" office:value-type="float" office:value="0.423000000000002" calcext:value-type="float">
            <text:p>0,42</text:p>
          </table:table-cell>
          <table:table-cell table:style-name="ce44" table:formula="of:=[.$I376]" office:value-type="float" office:value="0.423000000000002" calcext:value-type="float">
            <text:p>0,42</text:p>
          </table:table-cell>
          <table:table-cell table:style-name="ce44" table:formula="of:=[.$I377]" office:value-type="float" office:value="-0.476999999999975" calcext:value-type="float">
            <text:p>-0,48</text:p>
          </table:table-cell>
          <table:table-cell table:style-name="ce44" table:formula="of:=[.$I378]" office:value-type="float" office:value="-0.0769999999999982" calcext:value-type="float">
            <text:p>-0,08</text:p>
          </table:table-cell>
          <table:table-cell table:style-name="ce44" table:formula="of:=[.$I379]" office:value-type="float" office:value="0.323000000000036" calcext:value-type="float">
            <text:p>0,32</text:p>
          </table:table-cell>
          <table:table-cell table:style-name="ce44" table:formula="of:=[.$I380]" office:value-type="float" office:value="-0.276999999999987" calcext:value-type="float">
            <text:p>-0,28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0" calcext:value-type="float">
            <text:p>210</text:p>
          </table:table-cell>
          <table:table-cell table:style-name="ce37" office:value-type="float" office:value="1.1" calcext:value-type="float">
            <text:p>1,10</text:p>
          </table:table-cell>
          <table:table-cell table:style-name="ce37" office:value-type="float" office:value="2.91" calcext:value-type="float">
            <text:p>2,91</text:p>
          </table:table-cell>
          <table:table-cell table:style-name="ce37" office:value-type="float" office:value="208.1" calcext:value-type="float">
            <text:p>208,10</text:p>
          </table:table-cell>
          <table:table-cell table:style-name="ce32"/>
          <table:table-cell table:style-name="ce37" office:value-type="float" office:value="-0.04" calcext:value-type="float">
            <text:p>-0,04</text:p>
          </table:table-cell>
          <table:table-cell table:style-name="ce37" office:value-type="float" office:value="1.941" calcext:value-type="float">
            <text:p>1,94</text:p>
          </table:table-cell>
          <table:table-cell table:style-name="ce42" office:value-type="float" office:value="330" calcext:value-type="float">
            <text:p>330</text:p>
          </table:table-cell>
          <table:table-cell table:style-name="ce44" table:formula="of:=[.$I381]" office:value-type="float" office:value="0.437999999999988" calcext:value-type="float">
            <text:p>0,44</text:p>
          </table:table-cell>
          <table:table-cell table:style-name="ce44" table:formula="of:=[.$I382]" office:value-type="float" office:value="0.338000000000022" calcext:value-type="float">
            <text:p>0,34</text:p>
          </table:table-cell>
          <table:table-cell table:style-name="ce44" table:formula="of:=[.$I383]" office:value-type="float" office:value="-0.0620000000000118" calcext:value-type="float">
            <text:p>-0,06</text:p>
          </table:table-cell>
          <table:table-cell table:style-name="ce44" table:formula="of:=[.$I384]" office:value-type="float" office:value="0.538000000000011" calcext:value-type="float">
            <text:p>0,54</text:p>
          </table:table-cell>
          <table:table-cell table:style-name="ce44" table:formula="of:=[.$I385]" office:value-type="float" office:value="-0.0620000000000118" calcext:value-type="float">
            <text:p>-0,06</text:p>
          </table:table-cell>
          <table:table-cell table:style-name="ce44" table:formula="of:=[.$I386]" office:value-type="float" office:value="0.238" calcext:value-type="float">
            <text:p>0,24</text:p>
          </table:table-cell>
          <table:table-cell table:style-name="ce44" table:formula="of:=[.$I387]" office:value-type="float" office:value="0.138000000000034" calcext:value-type="float">
            <text:p>0,14</text:p>
          </table:table-cell>
          <table:table-cell table:style-name="ce44" table:formula="of:=[.$I388]" office:value-type="float" office:value="0.538000000000011" calcext:value-type="float">
            <text:p>0,54</text:p>
          </table:table-cell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2.92" calcext:value-type="float">
            <text:p>2,92</text:p>
          </table:table-cell>
          <table:table-cell table:style-name="ce38" office:value-type="float" office:value="209.6" calcext:value-type="float">
            <text:p>209,60</text:p>
          </table:table-cell>
          <table:table-cell table:style-name="ce33"/>
          <table:table-cell table:style-name="ce38" office:value-type="float" office:value="-0.0499999999999998" calcext:value-type="float">
            <text:p>-0,05</text:p>
          </table:table-cell>
          <table:table-cell table:style-name="ce38" office:value-type="float" office:value="0.441000000000003" calcext:value-type="float">
            <text:p>0,44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2.88" calcext:value-type="float">
            <text:p>2,88</text:p>
          </table:table-cell>
          <table:table-cell table:style-name="ce38" office:value-type="float" office:value="210.8" calcext:value-type="float">
            <text:p>210,80</text:p>
          </table:table-cell>
          <table:table-cell table:style-name="ce33"/>
          <table:table-cell table:style-name="ce38" office:value-type="float" office:value="-0.00999999999999979" calcext:value-type="float">
            <text:p>-0,01</text:p>
          </table:table-cell>
          <table:table-cell table:style-name="ce38" office:value-type="float" office:value="-0.759000000000015" calcext:value-type="float">
            <text:p>-0,76</text:p>
          </table:table-cell>
          <table:table-cell table:style-name="ce42"/>
          <table:table-cell table:style-name="ce43" office:value-type="string" calcext:value-type="string" table:number-columns-spanned="8" table:number-rows-spanned="1">
            <text:p>Зенит 90</text:p>
          </table:table-cell>
          <table:covered-table-cell table:number-columns-repeated="7" table:style-name="ce42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.82" calcext:value-type="float">
            <text:p>2,82</text:p>
          </table:table-cell>
          <table:table-cell table:style-name="ce38" office:value-type="float" office:value="209.9" calcext:value-type="float">
            <text:p>209,9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0.140999999999991" calcext:value-type="float">
            <text:p>0,14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15" calcext:value-type="float">
            <text:p>315</text:p>
          </table:table-cell>
        </table:table-row>
        <table:table-row table:style-name="ro7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208.6" calcext:value-type="float">
            <text:p>208,6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1.441" calcext:value-type="float">
            <text:p>1,44</text:p>
          </table:table-cell>
          <table:table-cell table:style-name="ce42" office:value-type="float" office:value="0" calcext:value-type="float">
            <text:p>0</text:p>
          </table:table-cell>
          <table:table-cell table:style-name="ce44" table:formula="of:=[.$I389]" office:value-type="float" office:value="1.017" calcext:value-type="float">
            <text:p>1,02</text:p>
          </table:table-cell>
          <table:table-cell table:style-name="ce44" table:formula="of:=[.$I390]" office:value-type="float" office:value="0.916999999999973" calcext:value-type="float">
            <text:p>0,92</text:p>
          </table:table-cell>
          <table:table-cell table:style-name="ce44" table:formula="of:=[.$I391]" office:value-type="float" office:value="0.817000000000007" calcext:value-type="float">
            <text:p>0,82</text:p>
          </table:table-cell>
          <table:table-cell table:style-name="ce44" table:formula="of:=[.$I392]" office:value-type="float" office:value="1.21699999999998" calcext:value-type="float">
            <text:p>1,22</text:p>
          </table:table-cell>
          <table:table-cell table:style-name="ce44" table:formula="of:=[.$I393]" office:value-type="float" office:value="0.716999999999985" calcext:value-type="float">
            <text:p>0,72</text:p>
          </table:table-cell>
          <table:table-cell table:style-name="ce44" table:formula="of:=[.$I394]" office:value-type="float" office:value="0.617000000000019" calcext:value-type="float">
            <text:p>0,62</text:p>
          </table:table-cell>
          <table:table-cell table:style-name="ce44" table:formula="of:=[.$I395]" office:value-type="float" office:value="0.916999999999973" calcext:value-type="float">
            <text:p>0,92</text:p>
          </table:table-cell>
          <table:table-cell table:style-name="ce44" table:formula="of:=[.$I396]" office:value-type="float" office:value="0.916999999999973" calcext:value-type="float">
            <text:p>0,92</text:p>
          </table:table-cell>
        </table:table-row>
        <table:table-row table:style-name="ro7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26.3" calcext:value-type="float">
            <text:p>226,3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207.8" calcext:value-type="float">
            <text:p>207,8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2.24099999999999" calcext:value-type="float">
            <text:p>2,24</text:p>
          </table:table-cell>
          <table:table-cell table:style-name="ce42" office:value-type="float" office:value="30" calcext:value-type="float">
            <text:p>30</text:p>
          </table:table-cell>
          <table:table-cell table:style-name="ce44" table:formula="of:=[.$I397]" office:value-type="float" office:value="0.535" calcext:value-type="float">
            <text:p>0,54</text:p>
          </table:table-cell>
          <table:table-cell table:style-name="ce44" table:formula="of:=[.$I398]" office:value-type="float" office:value="0.234999999999999" calcext:value-type="float">
            <text:p>0,23</text:p>
          </table:table-cell>
          <table:table-cell table:style-name="ce44" table:formula="of:=[.$I399]" office:value-type="float" office:value="0.535" calcext:value-type="float">
            <text:p>0,54</text:p>
          </table:table-cell>
          <table:table-cell table:style-name="ce44" table:formula="of:=[.$I400]" office:value-type="float" office:value="0.734999999999999" calcext:value-type="float">
            <text:p>0,73</text:p>
          </table:table-cell>
          <table:table-cell table:style-name="ce44" table:formula="of:=[.$I401]" office:value-type="float" office:value="0.934999999999999" calcext:value-type="float">
            <text:p>0,94</text:p>
          </table:table-cell>
          <table:table-cell table:style-name="ce44" table:formula="of:=[.$I402]" office:value-type="float" office:value="0.634999999999998" calcext:value-type="float">
            <text:p>0,63</text:p>
          </table:table-cell>
          <table:table-cell table:style-name="ce44" table:formula="of:=[.$I403]" office:value-type="float" office:value="0.634999999999998" calcext:value-type="float">
            <text:p>0,63</text:p>
          </table:table-cell>
          <table:table-cell table:style-name="ce44" table:formula="of:=[.$I404]" office:value-type="float" office:value="0.434999999999999" calcext:value-type="float">
            <text:p>0,43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71.9" calcext:value-type="float">
            <text:p>271,90</text:p>
          </table:table-cell>
          <table:table-cell table:style-name="ce38" office:value-type="float" office:value="2.84" calcext:value-type="float">
            <text:p>2,84</text:p>
          </table:table-cell>
          <table:table-cell table:style-name="ce38" office:value-type="float" office:value="207.2" calcext:value-type="float">
            <text:p>207,20</text:p>
          </table:table-cell>
          <table:table-cell table:style-name="ce33"/>
          <table:table-cell table:style-name="ce38" office:value-type="float" office:value="0.0300000000000002" calcext:value-type="float">
            <text:p>0,03</text:p>
          </table:table-cell>
          <table:table-cell table:style-name="ce38" office:value-type="float" office:value="2.84100000000001" calcext:value-type="float">
            <text:p>2,84</text:p>
          </table:table-cell>
          <table:table-cell table:style-name="ce42" office:value-type="float" office:value="60" calcext:value-type="float">
            <text:p>60</text:p>
          </table:table-cell>
          <table:table-cell table:style-name="ce44" table:formula="of:=[.$I405]" office:value-type="float" office:value="0.158000000000001" calcext:value-type="float">
            <text:p>0,16</text:p>
          </table:table-cell>
          <table:table-cell table:style-name="ce44" table:formula="of:=[.$I406]" office:value-type="float" office:value="0.158000000000001" calcext:value-type="float">
            <text:p>0,16</text:p>
          </table:table-cell>
          <table:table-cell table:style-name="ce44" table:formula="of:=[.$I407]" office:value-type="float" office:value="0.158000000000001" calcext:value-type="float">
            <text:p>0,16</text:p>
          </table:table-cell>
          <table:table-cell table:style-name="ce44" table:formula="of:=[.$I408]" office:value-type="float" office:value="-0.642000000000003" calcext:value-type="float">
            <text:p>-0,64</text:p>
          </table:table-cell>
          <table:table-cell table:style-name="ce44" table:formula="of:=[.$I409]" office:value-type="float" office:value="0.357999999999997" calcext:value-type="float">
            <text:p>0,36</text:p>
          </table:table-cell>
          <table:table-cell table:style-name="ce44" table:formula="of:=[.$I410]" office:value-type="float" office:value="0.0579999999999998" calcext:value-type="float">
            <text:p>0,06</text:p>
          </table:table-cell>
          <table:table-cell table:style-name="ce44" table:formula="of:=[.$I411]" office:value-type="float" office:value="0.257999999999996" calcext:value-type="float">
            <text:p>0,26</text:p>
          </table:table-cell>
          <table:table-cell table:style-name="ce44" table:formula="of:=[.$I412]" office:value-type="float" office:value="-0.341999999999999" calcext:value-type="float">
            <text:p>-0,34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316.9" calcext:value-type="float">
            <text:p>316,90</text:p>
          </table:table-cell>
          <table:table-cell table:style-name="ce38" office:value-type="float" office:value="2.89" calcext:value-type="float">
            <text:p>2,89</text:p>
          </table:table-cell>
          <table:table-cell table:style-name="ce38" office:value-type="float" office:value="207.3" calcext:value-type="float">
            <text:p>207,30</text:p>
          </table:table-cell>
          <table:table-cell table:style-name="ce33"/>
          <table:table-cell table:style-name="ce38" office:value-type="float" office:value="-0.02" calcext:value-type="float">
            <text:p>-0,02</text:p>
          </table:table-cell>
          <table:table-cell table:style-name="ce38" office:value-type="float" office:value="2.74099999999999" calcext:value-type="float">
            <text:p>2,74</text:p>
          </table:table-cell>
          <table:table-cell table:style-name="ce42" office:value-type="float" office:value="90" calcext:value-type="float">
            <text:p>90</text:p>
          </table:table-cell>
          <table:table-cell table:style-name="ce44" table:formula="of:=[.$I413]" office:value-type="float" office:value="-0.352999999999994" calcext:value-type="float">
            <text:p>-0,35</text:p>
          </table:table-cell>
          <table:table-cell table:style-name="ce44" table:formula="of:=[.$I414]" office:value-type="float" office:value="-0.352999999999994" calcext:value-type="float">
            <text:p>-0,35</text:p>
          </table:table-cell>
          <table:table-cell table:style-name="ce44" table:formula="of:=[.$I415]" office:value-type="float" office:value="-0.453000000000003" calcext:value-type="float">
            <text:p>-0,45</text:p>
          </table:table-cell>
          <table:table-cell table:style-name="ce44" table:formula="of:=[.$I416]" office:value-type="float" office:value="-0.953000000000003" calcext:value-type="float">
            <text:p>-0,95</text:p>
          </table:table-cell>
          <table:table-cell table:style-name="ce44" table:formula="of:=[.$I417]" office:value-type="float" office:value="-0.453000000000003" calcext:value-type="float">
            <text:p>-0,45</text:p>
          </table:table-cell>
          <table:table-cell table:style-name="ce44" table:formula="of:=[.$I418]" office:value-type="float" office:value="-0.352999999999994" calcext:value-type="float">
            <text:p>-0,35</text:p>
          </table:table-cell>
          <table:table-cell table:style-name="ce44" table:formula="of:=[.$I419]" office:value-type="float" office:value="-0.753" calcext:value-type="float">
            <text:p>-0,75</text:p>
          </table:table-cell>
          <table:table-cell table:style-name="ce44" table:formula="of:=[.$I420]" office:value-type="float" office:value="-0.453000000000003" calcext:value-type="float">
            <text:p>-0,45</text:p>
          </table:table-cell>
        </table:table-row>
        <table:table-row table:style-name="ro7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 office:value-type="float" office:value="2.92" calcext:value-type="float">
            <text:p>2,92</text:p>
          </table:table-cell>
          <table:table-cell table:style-name="ce37" office:value-type="float" office:value="238.5" calcext:value-type="float">
            <text:p>238,50</text:p>
          </table:table-cell>
          <table:table-cell table:style-name="ce32"/>
          <table:table-cell table:style-name="ce37" office:value-type="float" office:value="-0.0499999999999998" calcext:value-type="float">
            <text:p>-0,05</text:p>
          </table:table-cell>
          <table:table-cell table:style-name="ce37" office:value-type="float" office:value="1.529" calcext:value-type="float">
            <text:p>1,53</text:p>
          </table:table-cell>
          <table:table-cell table:style-name="ce42" office:value-type="float" office:value="120" calcext:value-type="float">
            <text:p>120</text:p>
          </table:table-cell>
          <table:table-cell table:style-name="ce44" table:formula="of:=[.$I421]" office:value-type="float" office:value="-0.765000000000001" calcext:value-type="float">
            <text:p>-0,77</text:p>
          </table:table-cell>
          <table:table-cell table:style-name="ce44" table:formula="of:=[.$I422]" office:value-type="float" office:value="-0.664999999999992" calcext:value-type="float">
            <text:p>-0,66</text:p>
          </table:table-cell>
          <table:table-cell table:style-name="ce44" table:formula="of:=[.$I423]" office:value-type="float" office:value="-0.864999999999995" calcext:value-type="float">
            <text:p>-0,86</text:p>
          </table:table-cell>
          <table:table-cell table:style-name="ce44" table:formula="of:=[.$I424]" office:value-type="float" office:value="-0.765000000000001" calcext:value-type="float">
            <text:p>-0,77</text:p>
          </table:table-cell>
          <table:table-cell table:style-name="ce44" table:formula="of:=[.$I425]" office:value-type="float" office:value="-0.664999999999992" calcext:value-type="float">
            <text:p>-0,66</text:p>
          </table:table-cell>
          <table:table-cell table:style-name="ce44" table:formula="of:=[.$I426]" office:value-type="float" office:value="-0.564999999999998" calcext:value-type="float">
            <text:p>-0,56</text:p>
          </table:table-cell>
          <table:table-cell table:style-name="ce44" table:formula="of:=[.$I427]" office:value-type="float" office:value="-0.765000000000001" calcext:value-type="float">
            <text:p>-0,77</text:p>
          </table:table-cell>
          <table:table-cell table:style-name="ce44" table:formula="of:=[.$I428]" office:value-type="float" office:value="-0.364999999999995" calcext:value-type="float">
            <text:p>-0,36</text:p>
          </table:table-cell>
        </table:table-row>
        <table:table-row table:style-name="ro7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2.92" calcext:value-type="float">
            <text:p>2,92</text:p>
          </table:table-cell>
          <table:table-cell table:style-name="ce38" office:value-type="float" office:value="240.1" calcext:value-type="float">
            <text:p>240,10</text:p>
          </table:table-cell>
          <table:table-cell table:style-name="ce33"/>
          <table:table-cell table:style-name="ce38" office:value-type="float" office:value="-0.0499999999999998" calcext:value-type="float">
            <text:p>-0,05</text:p>
          </table:table-cell>
          <table:table-cell table:style-name="ce38" office:value-type="float" office:value="-0.070999999999998" calcext:value-type="float">
            <text:p>-0,07</text:p>
          </table:table-cell>
          <table:table-cell table:style-name="ce42" office:value-type="float" office:value="150" calcext:value-type="float">
            <text:p>150</text:p>
          </table:table-cell>
          <table:table-cell table:style-name="ce44" table:formula="of:=[.$I429]" office:value-type="float" office:value="-0.574999999999989" calcext:value-type="float">
            <text:p>-0,57</text:p>
          </table:table-cell>
          <table:table-cell table:style-name="ce44" table:formula="of:=[.$I430]" office:value-type="float" office:value="-0.875" calcext:value-type="float">
            <text:p>-0,88</text:p>
          </table:table-cell>
          <table:table-cell table:style-name="ce44" table:formula="of:=[.$I431]" office:value-type="float" office:value="-1.07499999999999" calcext:value-type="float">
            <text:p>-1,07</text:p>
          </table:table-cell>
          <table:table-cell table:style-name="ce44" table:formula="of:=[.$I432]" office:value-type="float" office:value="-0.875" calcext:value-type="float">
            <text:p>-0,88</text:p>
          </table:table-cell>
          <table:table-cell table:style-name="ce44" table:formula="of:=[.$I433]" office:value-type="float" office:value="-0.675000000000011" calcext:value-type="float">
            <text:p>-0,68</text:p>
          </table:table-cell>
          <table:table-cell table:style-name="ce44" table:formula="of:=[.$I434]" office:value-type="float" office:value="-0.375" calcext:value-type="float">
            <text:p>-0,38</text:p>
          </table:table-cell>
          <table:table-cell table:style-name="ce44" table:formula="of:=[.$I435]" office:value-type="float" office:value="-0.675000000000011" calcext:value-type="float">
            <text:p>-0,68</text:p>
          </table:table-cell>
          <table:table-cell table:style-name="ce44" table:formula="of:=[.$I436]" office:value-type="float" office:value="-0.574999999999989" calcext:value-type="float">
            <text:p>-0,57</text:p>
          </table:table-cell>
        </table:table-row>
        <table:table-row table:style-name="ro7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2.86" calcext:value-type="float">
            <text:p>2,86</text:p>
          </table:table-cell>
          <table:table-cell table:style-name="ce38" office:value-type="float" office:value="240.7" calcext:value-type="float">
            <text:p>240,70</text:p>
          </table:table-cell>
          <table:table-cell table:style-name="ce33"/>
          <table:table-cell table:style-name="ce38" office:value-type="float" office:value="0.0100000000000002" calcext:value-type="float">
            <text:p>0,01</text:p>
          </table:table-cell>
          <table:table-cell table:style-name="ce38" office:value-type="float" office:value="-0.670999999999992" calcext:value-type="float">
            <text:p>-0,67</text:p>
          </table:table-cell>
          <table:table-cell table:style-name="ce42" office:value-type="float" office:value="180" calcext:value-type="float">
            <text:p>180</text:p>
          </table:table-cell>
          <table:table-cell table:style-name="ce44" table:formula="of:=[.$I437]" office:value-type="float" office:value="-0.570999999999998" calcext:value-type="float">
            <text:p>-0,57</text:p>
          </table:table-cell>
          <table:table-cell table:style-name="ce44" table:formula="of:=[.$I438]" office:value-type="float" office:value="-0.770999999999987" calcext:value-type="float">
            <text:p>-0,77</text:p>
          </table:table-cell>
          <table:table-cell table:style-name="ce44" table:formula="of:=[.$I439]" office:value-type="float" office:value="-0.770999999999987" calcext:value-type="float">
            <text:p>-0,77</text:p>
          </table:table-cell>
          <table:table-cell table:style-name="ce44" table:formula="of:=[.$I440]" office:value-type="float" office:value="-0.971000000000004" calcext:value-type="float">
            <text:p>-0,97</text:p>
          </table:table-cell>
          <table:table-cell table:style-name="ce44" table:formula="of:=[.$I441]" office:value-type="float" office:value="-0.670999999999992" calcext:value-type="float">
            <text:p>-0,67</text:p>
          </table:table-cell>
          <table:table-cell table:style-name="ce44" table:formula="of:=[.$I442]" office:value-type="float" office:value="-0.371000000000009" calcext:value-type="float">
            <text:p>-0,37</text:p>
          </table:table-cell>
          <table:table-cell table:style-name="ce44" table:formula="of:=[.$I443]" office:value-type="float" office:value="-0.471000000000004" calcext:value-type="float">
            <text:p>-0,47</text:p>
          </table:table-cell>
          <table:table-cell table:style-name="ce44" table:formula="of:=[.$I444]" office:value-type="float" office:value="-0.471000000000004" calcext:value-type="float">
            <text:p>-0,47</text:p>
          </table:table-cell>
        </table:table-row>
        <table:table-row table:style-name="ro7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2.81" calcext:value-type="float">
            <text:p>2,81</text:p>
          </table:table-cell>
          <table:table-cell table:style-name="ce38" office:value-type="float" office:value="240.3" calcext:value-type="float">
            <text:p>240,30</text:p>
          </table:table-cell>
          <table:table-cell table:style-name="ce33"/>
          <table:table-cell table:style-name="ce38" office:value-type="float" office:value="0.0600000000000001" calcext:value-type="float">
            <text:p>0,06</text:p>
          </table:table-cell>
          <table:table-cell table:style-name="ce38" office:value-type="float" office:value="-0.271000000000015" calcext:value-type="float">
            <text:p>-0,27</text:p>
          </table:table-cell>
          <table:table-cell table:style-name="ce42" office:value-type="float" office:value="210" calcext:value-type="float">
            <text:p>210</text:p>
          </table:table-cell>
          <table:table-cell table:style-name="ce44" table:formula="of:=[.$I445]" office:value-type="float" office:value="-0.251000000000005" calcext:value-type="float">
            <text:p>-0,25</text:p>
          </table:table-cell>
          <table:table-cell table:style-name="ce44" table:formula="of:=[.$I446]" office:value-type="float" office:value="-0.650999999999982" calcext:value-type="float">
            <text:p>-0,65</text:p>
          </table:table-cell>
          <table:table-cell table:style-name="ce44" table:formula="of:=[.$I447]" office:value-type="float" office:value="-0.450999999999993" calcext:value-type="float">
            <text:p>-0,45</text:p>
          </table:table-cell>
          <table:table-cell table:style-name="ce44" table:formula="of:=[.$I448]" office:value-type="float" office:value="-0.550999999999988" calcext:value-type="float">
            <text:p>-0,55</text:p>
          </table:table-cell>
          <table:table-cell table:style-name="ce44" table:formula="of:=[.$I449]" office:value-type="float" office:value="-0.251000000000005" calcext:value-type="float">
            <text:p>-0,25</text:p>
          </table:table-cell>
          <table:table-cell table:style-name="ce44" table:formula="of:=[.$I450]" office:value-type="float" office:value="-0.251000000000005" calcext:value-type="float">
            <text:p>-0,25</text:p>
          </table:table-cell>
          <table:table-cell table:style-name="ce44" table:formula="of:=[.$I451]" office:value-type="float" office:value="-0.150999999999982" calcext:value-type="float">
            <text:p>-0,15</text:p>
          </table:table-cell>
          <table:table-cell table:style-name="ce44" table:formula="of:=[.$I452]" office:value-type="float" office:value="-0.450999999999993" calcext:value-type="float">
            <text:p>-0,45</text:p>
          </table:table-cell>
        </table:table-row>
        <table:table-row table:style-name="ro7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238.8" calcext:value-type="float">
            <text:p>238,8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1.22899999999999" calcext:value-type="float">
            <text:p>1,23</text:p>
          </table:table-cell>
          <table:table-cell table:style-name="ce42" office:value-type="float" office:value="240" calcext:value-type="float">
            <text:p>240</text:p>
          </table:table-cell>
          <table:table-cell table:style-name="ce44" table:formula="of:=[.$I453]" office:value-type="float" office:value="0.169999999999988" calcext:value-type="float">
            <text:p>0,17</text:p>
          </table:table-cell>
          <table:table-cell table:style-name="ce44" table:formula="of:=[.$I454]" office:value-type="float" office:value="-0.22999999999999" calcext:value-type="float">
            <text:p>-0,23</text:p>
          </table:table-cell>
          <table:table-cell table:style-name="ce44" table:formula="of:=[.$I455]" office:value-type="float" office:value="-0.129999999999995" calcext:value-type="float">
            <text:p>-0,13</text:p>
          </table:table-cell>
          <table:table-cell table:style-name="ce44" table:formula="of:=[.$I456]" office:value-type="float" office:value="-0.330000000000012" calcext:value-type="float">
            <text:p>-0,33</text:p>
          </table:table-cell>
          <table:table-cell table:style-name="ce44" table:formula="of:=[.$I457]" office:value-type="float" office:value="0.0699999999999932" calcext:value-type="float">
            <text:p>0,07</text:p>
          </table:table-cell>
          <table:table-cell table:style-name="ce44" table:formula="of:=[.$I458]" office:value-type="float" office:value="0.169999999999988" calcext:value-type="float">
            <text:p>0,17</text:p>
          </table:table-cell>
          <table:table-cell table:style-name="ce44" table:formula="of:=[.$I459]" office:value-type="float" office:value="0.0699999999999932" calcext:value-type="float">
            <text:p>0,07</text:p>
          </table:table-cell>
          <table:table-cell table:style-name="ce44" table:formula="of:=[.$I460]" office:value-type="float" office:value="0.169999999999988" calcext:value-type="float">
            <text:p>0,17</text:p>
          </table:table-cell>
        </table:table-row>
        <table:table-row table:style-name="ro7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26.5" calcext:value-type="float">
            <text:p>226,50</text:p>
          </table:table-cell>
          <table:table-cell table:style-name="ce38" office:value-type="float" office:value="2.78" calcext:value-type="float">
            <text:p>2,78</text:p>
          </table:table-cell>
          <table:table-cell table:style-name="ce38" office:value-type="float" office:value="238.2" calcext:value-type="float">
            <text:p>238,2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1.82900000000001" calcext:value-type="float">
            <text:p>1,83</text:p>
          </table:table-cell>
          <table:table-cell table:style-name="ce42" office:value-type="float" office:value="270" calcext:value-type="float">
            <text:p>270</text:p>
          </table:table-cell>
          <table:table-cell table:style-name="ce44" table:formula="of:=[.$I461]" office:value-type="float" office:value="0.25200000000001" calcext:value-type="float">
            <text:p>0,25</text:p>
          </table:table-cell>
          <table:table-cell table:style-name="ce44" table:formula="of:=[.$I462]" office:value-type="float" office:value="0.25200000000001" calcext:value-type="float">
            <text:p>0,25</text:p>
          </table:table-cell>
          <table:table-cell table:style-name="ce44" table:formula="of:=[.$I463]" office:value-type="float" office:value="0.75200000000001" calcext:value-type="float">
            <text:p>0,75</text:p>
          </table:table-cell>
          <table:table-cell table:style-name="ce44" table:formula="of:=[.$I464]" office:value-type="float" office:value="0.352000000000032" calcext:value-type="float">
            <text:p>0,35</text:p>
          </table:table-cell>
          <table:table-cell table:style-name="ce44" table:formula="of:=[.$I465]" office:value-type="float" office:value="0.25200000000001" calcext:value-type="float">
            <text:p>0,25</text:p>
          </table:table-cell>
          <table:table-cell table:style-name="ce44" table:formula="of:=[.$I466]" office:value-type="float" office:value="0.552000000000021" calcext:value-type="float">
            <text:p>0,55</text:p>
          </table:table-cell>
          <table:table-cell table:style-name="ce44" table:formula="of:=[.$I467]" office:value-type="float" office:value="0.75200000000001" calcext:value-type="float">
            <text:p>0,75</text:p>
          </table:table-cell>
          <table:table-cell table:style-name="ce44" table:formula="of:=[.$I468]" office:value-type="float" office:value="0.352000000000032" calcext:value-type="float">
            <text:p>0,35</text:p>
          </table:table-cell>
        </table:table-row>
        <table:table-row table:style-name="ro7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71.8" calcext:value-type="float">
            <text:p>271,80</text:p>
          </table:table-cell>
          <table:table-cell table:style-name="ce38" office:value-type="float" office:value="2.84" calcext:value-type="float">
            <text:p>2,84</text:p>
          </table:table-cell>
          <table:table-cell table:style-name="ce38" office:value-type="float" office:value="237.8" calcext:value-type="float">
            <text:p>237,80</text:p>
          </table:table-cell>
          <table:table-cell table:style-name="ce33"/>
          <table:table-cell table:style-name="ce38" office:value-type="float" office:value="0.0300000000000002" calcext:value-type="float">
            <text:p>0,03</text:p>
          </table:table-cell>
          <table:table-cell table:style-name="ce38" office:value-type="float" office:value="2.22899999999998" calcext:value-type="float">
            <text:p>2,23</text:p>
          </table:table-cell>
          <table:table-cell table:style-name="ce42" office:value-type="float" office:value="300" calcext:value-type="float">
            <text:p>300</text:p>
          </table:table-cell>
          <table:table-cell table:style-name="ce44" table:formula="of:=[.$I469]" office:value-type="float" office:value="0.374000000000024" calcext:value-type="float">
            <text:p>0,37</text:p>
          </table:table-cell>
          <table:table-cell table:style-name="ce44" table:formula="of:=[.$I470]" office:value-type="float" office:value="0.774000000000001" calcext:value-type="float">
            <text:p>0,77</text:p>
          </table:table-cell>
          <table:table-cell table:style-name="ce44" table:formula="of:=[.$I471]" office:value-type="float" office:value="0.574000000000012" calcext:value-type="float">
            <text:p>0,57</text:p>
          </table:table-cell>
          <table:table-cell table:style-name="ce44" table:formula="of:=[.$I472]" office:value-type="float" office:value="0.974000000000046" calcext:value-type="float">
            <text:p>0,97</text:p>
          </table:table-cell>
          <table:table-cell table:style-name="ce44" table:formula="of:=[.$I473]" office:value-type="float" office:value="0.474000000000046" calcext:value-type="float">
            <text:p>0,47</text:p>
          </table:table-cell>
          <table:table-cell table:style-name="ce44" table:formula="of:=[.$I474]" office:value-type="float" office:value="0.774000000000001" calcext:value-type="float">
            <text:p>0,77</text:p>
          </table:table-cell>
          <table:table-cell table:style-name="ce44" table:formula="of:=[.$I475]" office:value-type="float" office:value="0.574000000000012" calcext:value-type="float">
            <text:p>0,57</text:p>
          </table:table-cell>
          <table:table-cell table:style-name="ce44" table:formula="of:=[.$I476]" office:value-type="float" office:value="0.874000000000024" calcext:value-type="float">
            <text:p>0,87</text:p>
          </table:table-cell>
        </table:table-row>
        <table:table-row table:style-name="ro7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316.9" calcext:value-type="float">
            <text:p>316,90</text:p>
          </table:table-cell>
          <table:table-cell table:style-name="ce38" office:value-type="float" office:value="2.88" calcext:value-type="float">
            <text:p>2,88</text:p>
          </table:table-cell>
          <table:table-cell table:style-name="ce38" office:value-type="float" office:value="238.2" calcext:value-type="float">
            <text:p>238,20</text:p>
          </table:table-cell>
          <table:table-cell table:style-name="ce33"/>
          <table:table-cell table:style-name="ce38" office:value-type="float" office:value="-0.00999999999999979" calcext:value-type="float">
            <text:p>-0,01</text:p>
          </table:table-cell>
          <table:table-cell table:style-name="ce38" office:value-type="float" office:value="1.82900000000001" calcext:value-type="float">
            <text:p>1,83</text:p>
          </table:table-cell>
          <table:table-cell table:style-name="ce42" office:value-type="float" office:value="330" calcext:value-type="float">
            <text:p>330</text:p>
          </table:table-cell>
          <table:table-cell table:style-name="ce44" table:formula="of:=[.$I477]" office:value-type="float" office:value="0.552999999999997" calcext:value-type="float">
            <text:p>0,55</text:p>
          </table:table-cell>
          <table:table-cell table:style-name="ce44" table:formula="of:=[.$I478]" office:value-type="float" office:value="1.053" calcext:value-type="float">
            <text:p>1,05</text:p>
          </table:table-cell>
          <table:table-cell table:style-name="ce44" table:formula="of:=[.$I479]" office:value-type="float" office:value="0.853000000000009" calcext:value-type="float">
            <text:p>0,85</text:p>
          </table:table-cell>
          <table:table-cell table:style-name="ce44" table:formula="of:=[.$I480]" office:value-type="float" office:value="1.25299999999999" calcext:value-type="float">
            <text:p>1,25</text:p>
          </table:table-cell>
          <table:table-cell table:style-name="ce44" table:formula="of:=[.$I481]" office:value-type="float" office:value="0.953000000000031" calcext:value-type="float">
            <text:p>0,95</text:p>
          </table:table-cell>
          <table:table-cell table:style-name="ce44" table:formula="of:=[.$I482]" office:value-type="float" office:value="0.65300000000002" calcext:value-type="float">
            <text:p>0,65</text:p>
          </table:table-cell>
          <table:table-cell table:style-name="ce44" table:formula="of:=[.$I483]" office:value-type="float" office:value="0.552999999999997" calcext:value-type="float">
            <text:p>0,55</text:p>
          </table:table-cell>
          <table:table-cell table:style-name="ce44" table:formula="of:=[.$I484]" office:value-type="float" office:value="0.953000000000031" calcext:value-type="float">
            <text:p>0,95</text:p>
          </table:table-cell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0" calcext:value-type="float">
            <text:p>27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 office:value-type="float" office:value="2.91" calcext:value-type="float">
            <text:p>2,91</text:p>
          </table:table-cell>
          <table:table-cell table:style-name="ce37" office:value-type="float" office:value="269.1" calcext:value-type="float">
            <text:p>269,10</text:p>
          </table:table-cell>
          <table:table-cell table:style-name="ce32"/>
          <table:table-cell table:style-name="ce37" office:value-type="float" office:value="-0.04" calcext:value-type="float">
            <text:p>-0,04</text:p>
          </table:table-cell>
          <table:table-cell table:style-name="ce37" office:value-type="float" office:value="0.916999999999973" calcext:value-type="float">
            <text:p>0,92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45.1" calcext:value-type="float">
            <text:p>45,10</text:p>
          </table:table-cell>
          <table:table-cell table:style-name="ce38" office:value-type="float" office:value="2.92" calcext:value-type="float">
            <text:p>2,92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3"/>
          <table:table-cell table:style-name="ce38" office:value-type="float" office:value="-0.0499999999999998" calcext:value-type="float">
            <text:p>-0,05</text:p>
          </table:table-cell>
          <table:table-cell table:style-name="ce38" office:value-type="float" office:value="-0.682999999999993" calcext:value-type="float">
            <text:p>-0,68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89.4" calcext:value-type="float">
            <text:p>89,40</text:p>
          </table:table-cell>
          <table:table-cell table:style-name="ce38" office:value-type="float" office:value="2.86" calcext:value-type="float">
            <text:p>2,86</text:p>
          </table:table-cell>
          <table:table-cell table:style-name="ce38" office:value-type="float" office:value="271.3" calcext:value-type="float">
            <text:p>271,30</text:p>
          </table:table-cell>
          <table:table-cell table:style-name="ce33"/>
          <table:table-cell table:style-name="ce38" office:value-type="float" office:value="0.0100000000000002" calcext:value-type="float">
            <text:p>0,01</text:p>
          </table:table-cell>
          <table:table-cell table:style-name="ce38" office:value-type="float" office:value="-1.28300000000002" calcext:value-type="float">
            <text:p>-1,28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34.3" calcext:value-type="float">
            <text:p>134,3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-0.483000000000004" calcext:value-type="float">
            <text:p>-0,48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80.8" calcext:value-type="float">
            <text:p>180,80</text:p>
          </table:table-cell>
          <table:table-cell table:style-name="ce38" office:value-type="float" office:value="2.78" calcext:value-type="float">
            <text:p>2,78</text:p>
          </table:table-cell>
          <table:table-cell table:style-name="ce38" office:value-type="float" office:value="269.2" calcext:value-type="float">
            <text:p>269,2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817000000000007" calcext:value-type="float">
            <text:p>0,82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26.3" calcext:value-type="float">
            <text:p>226,3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268.8" calcext:value-type="float">
            <text:p>268,8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1.21699999999998" calcext:value-type="float">
            <text:p>1,22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71.7" calcext:value-type="float">
            <text:p>271,70</text:p>
          </table:table-cell>
          <table:table-cell table:style-name="ce38" office:value-type="float" office:value="2.82" calcext:value-type="float">
            <text:p>2,82</text:p>
          </table:table-cell>
          <table:table-cell table:style-name="ce38" office:value-type="float" office:value="268.3" calcext:value-type="float">
            <text:p>268,3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1.71699999999998" calcext:value-type="float">
            <text:p>1,7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316.9" calcext:value-type="float">
            <text:p>316,90</text:p>
          </table:table-cell>
          <table:table-cell table:style-name="ce38" office:value-type="float" office:value="2.88" calcext:value-type="float">
            <text:p>2,88</text:p>
          </table:table-cell>
          <table:table-cell table:style-name="ce38" office:value-type="float" office:value="268.2" calcext:value-type="float">
            <text:p>268,20</text:p>
          </table:table-cell>
          <table:table-cell table:style-name="ce33"/>
          <table:table-cell table:style-name="ce38" office:value-type="float" office:value="-0.00999999999999979" calcext:value-type="float">
            <text:p>-0,01</text:p>
          </table:table-cell>
          <table:table-cell table:style-name="ce38" office:value-type="float" office:value="1.81700000000001" calcext:value-type="float">
            <text:p>1,82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0" calcext:value-type="float">
            <text:p>30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 office:value-type="float" office:value="2.91" calcext:value-type="float">
            <text:p>2,91</text:p>
          </table:table-cell>
          <table:table-cell table:style-name="ce37" office:value-type="float" office:value="299.5" calcext:value-type="float">
            <text:p>299,50</text:p>
          </table:table-cell>
          <table:table-cell table:style-name="ce32"/>
          <table:table-cell table:style-name="ce37" office:value-type="float" office:value="-0.0449999999999999" calcext:value-type="float">
            <text:p>-0,04</text:p>
          </table:table-cell>
          <table:table-cell table:style-name="ce37" office:value-type="float" office:value="0.540999999999997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2.91" calcext:value-type="float">
            <text:p>2,91</text:p>
          </table:table-cell>
          <table:table-cell table:style-name="ce38" office:value-type="float" office:value="300.9" calcext:value-type="float">
            <text:p>300,90</text:p>
          </table:table-cell>
          <table:table-cell table:style-name="ce33"/>
          <table:table-cell table:style-name="ce38" office:value-type="float" office:value="-0.0449999999999999" calcext:value-type="float">
            <text:p>-0,04</text:p>
          </table:table-cell>
          <table:table-cell table:style-name="ce38" office:value-type="float" office:value="-0.85899999999998" calcext:value-type="float">
            <text:p>-0,86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2.86" calcext:value-type="float">
            <text:p>2,86</text:p>
          </table:table-cell>
          <table:table-cell table:style-name="ce38" office:value-type="float" office:value="301.2" calcext:value-type="float">
            <text:p>301,20</text:p>
          </table:table-cell>
          <table:table-cell table:style-name="ce33"/>
          <table:table-cell table:style-name="ce38" office:value-type="float" office:value="0.00500000000000034" calcext:value-type="float">
            <text:p>0,01</text:p>
          </table:table-cell>
          <table:table-cell table:style-name="ce38" office:value-type="float" office:value="-1.15899999999999" calcext:value-type="float">
            <text:p>-1,1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34.3" calcext:value-type="float">
            <text:p>134,30</text:p>
          </table:table-cell>
          <table:table-cell table:style-name="ce38" office:value-type="float" office:value="2.8" calcext:value-type="float">
            <text:p>2,80</text:p>
          </table:table-cell>
          <table:table-cell table:style-name="ce38" office:value-type="float" office:value="300.9" calcext:value-type="float">
            <text:p>300,90</text:p>
          </table:table-cell>
          <table:table-cell table:style-name="ce33"/>
          <table:table-cell table:style-name="ce38" office:value-type="float" office:value="0.0650000000000004" calcext:value-type="float">
            <text:p>0,07</text:p>
          </table:table-cell>
          <table:table-cell table:style-name="ce38" office:value-type="float" office:value="-0.85899999999998" calcext:value-type="float">
            <text:p>-0,86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80.8" calcext:value-type="float">
            <text:p>180,80</text:p>
          </table:table-cell>
          <table:table-cell table:style-name="ce38" office:value-type="float" office:value="2.78" calcext:value-type="float">
            <text:p>2,78</text:p>
          </table:table-cell>
          <table:table-cell table:style-name="ce38" office:value-type="float" office:value="299.1" calcext:value-type="float">
            <text:p>299,10</text:p>
          </table:table-cell>
          <table:table-cell table:style-name="ce33"/>
          <table:table-cell table:style-name="ce38" office:value-type="float" office:value="0.085" calcext:value-type="float">
            <text:p>0,09</text:p>
          </table:table-cell>
          <table:table-cell table:style-name="ce38" office:value-type="float" office:value="0.940999999999974" calcext:value-type="float">
            <text:p>0,94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26.8" calcext:value-type="float">
            <text:p>226,80</text:p>
          </table:table-cell>
          <table:table-cell table:style-name="ce38" office:value-type="float" office:value="2.79" calcext:value-type="float">
            <text:p>2,79</text:p>
          </table:table-cell>
          <table:table-cell table:style-name="ce38" office:value-type="float" office:value="299.3" calcext:value-type="float">
            <text:p>299,30</text:p>
          </table:table-cell>
          <table:table-cell table:style-name="ce33"/>
          <table:table-cell table:style-name="ce38" office:value-type="float" office:value="0.0750000000000002" calcext:value-type="float">
            <text:p>0,08</text:p>
          </table:table-cell>
          <table:table-cell table:style-name="ce38" office:value-type="float" office:value="0.740999999999985" calcext:value-type="float">
            <text:p>0,7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72.3" calcext:value-type="float">
            <text:p>272,30</text:p>
          </table:table-cell>
          <table:table-cell table:style-name="ce38" office:value-type="float" office:value="2.84" calcext:value-type="float">
            <text:p>2,84</text:p>
          </table:table-cell>
          <table:table-cell table:style-name="ce38" office:value-type="float" office:value="298.7" calcext:value-type="float">
            <text:p>298,70</text:p>
          </table:table-cell>
          <table:table-cell table:style-name="ce33"/>
          <table:table-cell table:style-name="ce38" office:value-type="float" office:value="0.0250000000000004" calcext:value-type="float">
            <text:p>0,03</text:p>
          </table:table-cell>
          <table:table-cell table:style-name="ce38" office:value-type="float" office:value="1.34100000000001" calcext:value-type="float">
            <text:p>1,34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316.8" calcext:value-type="float">
            <text:p>316,80</text:p>
          </table:table-cell>
          <table:table-cell table:style-name="ce38" office:value-type="float" office:value="2.89" calcext:value-type="float">
            <text:p>2,89</text:p>
          </table:table-cell>
          <table:table-cell table:style-name="ce38" office:value-type="float" office:value="298.7" calcext:value-type="float">
            <text:p>298,70</text:p>
          </table:table-cell>
          <table:table-cell table:style-name="ce33"/>
          <table:table-cell table:style-name="ce38" office:value-type="float" office:value="-0.0249999999999999" calcext:value-type="float">
            <text:p>-0,02</text:p>
          </table:table-cell>
          <table:table-cell table:style-name="ce38" office:value-type="float" office:value="1.34100000000001" calcext:value-type="float">
            <text:p>1,3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0" calcext:value-type="float">
            <text:p>330</text:p>
          </table:table-cell>
          <table:table-cell table:style-name="ce37" office:value-type="float" office:value="1.4" calcext:value-type="float">
            <text:p>1,40</text:p>
          </table:table-cell>
          <table:table-cell table:style-name="ce37" office:value-type="float" office:value="2.91" calcext:value-type="float">
            <text:p>2,91</text:p>
          </table:table-cell>
          <table:table-cell table:style-name="ce37" office:value-type="float" office:value="329.5" calcext:value-type="float">
            <text:p>329,50</text:p>
          </table:table-cell>
          <table:table-cell table:style-name="ce32"/>
          <table:table-cell table:style-name="ce37" office:value-type="float" office:value="-0.0449999999999999" calcext:value-type="float">
            <text:p>-0,04</text:p>
          </table:table-cell>
          <table:table-cell table:style-name="ce37" office:value-type="float" office:value="0.511000000000024" calcext:value-type="float">
            <text:p>0,51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44.9" calcext:value-type="float">
            <text:p>44,90</text:p>
          </table:table-cell>
          <table:table-cell table:style-name="ce38" office:value-type="float" office:value="2.9" calcext:value-type="float">
            <text:p>2,90</text:p>
          </table:table-cell>
          <table:table-cell table:style-name="ce38" office:value-type="float" office:value="330.7" calcext:value-type="float">
            <text:p>330,70</text:p>
          </table:table-cell>
          <table:table-cell table:style-name="ce33"/>
          <table:table-cell table:style-name="ce38" office:value-type="float" office:value="-0.0349999999999997" calcext:value-type="float">
            <text:p>-0,03</text:p>
          </table:table-cell>
          <table:table-cell table:style-name="ce38" office:value-type="float" office:value="-0.688999999999965" calcext:value-type="float">
            <text:p>-0,69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2.87" calcext:value-type="float">
            <text:p>2,87</text:p>
          </table:table-cell>
          <table:table-cell table:style-name="ce38" office:value-type="float" office:value="331.1" calcext:value-type="float">
            <text:p>331,10</text:p>
          </table:table-cell>
          <table:table-cell table:style-name="ce33"/>
          <table:table-cell table:style-name="ce38" office:value-type="float" office:value="-0.00499999999999989" calcext:value-type="float">
            <text:p>0,00</text:p>
          </table:table-cell>
          <table:table-cell table:style-name="ce38" office:value-type="float" office:value="-1.089" calcext:value-type="float">
            <text:p>-1,09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34.6" calcext:value-type="float">
            <text:p>134,60</text:p>
          </table:table-cell>
          <table:table-cell table:style-name="ce38" office:value-type="float" office:value="2.8" calcext:value-type="float">
            <text:p>2,80</text:p>
          </table:table-cell>
          <table:table-cell table:style-name="ce38" office:value-type="float" office:value="330.6" calcext:value-type="float">
            <text:p>330,60</text:p>
          </table:table-cell>
          <table:table-cell table:style-name="ce33"/>
          <table:table-cell table:style-name="ce38" office:value-type="float" office:value="0.0650000000000004" calcext:value-type="float">
            <text:p>0,07</text:p>
          </table:table-cell>
          <table:table-cell table:style-name="ce38" office:value-type="float" office:value="-0.588999999999999" calcext:value-type="float">
            <text:p>-0,59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80.8" calcext:value-type="float">
            <text:p>180,80</text:p>
          </table:table-cell>
          <table:table-cell table:style-name="ce38" office:value-type="float" office:value="2.8" calcext:value-type="float">
            <text:p>2,80</text:p>
          </table:table-cell>
          <table:table-cell table:style-name="ce38" office:value-type="float" office:value="329.8" calcext:value-type="float">
            <text:p>329,80</text:p>
          </table:table-cell>
          <table:table-cell table:style-name="ce33"/>
          <table:table-cell table:style-name="ce38" office:value-type="float" office:value="0.0650000000000004" calcext:value-type="float">
            <text:p>0,07</text:p>
          </table:table-cell>
          <table:table-cell table:style-name="ce38" office:value-type="float" office:value="0.211000000000013" calcext:value-type="float">
            <text:p>0,21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26.2" calcext:value-type="float">
            <text:p>226,20</text:p>
          </table:table-cell>
          <table:table-cell table:style-name="ce38" office:value-type="float" office:value="2.78" calcext:value-type="float">
            <text:p>2,78</text:p>
          </table:table-cell>
          <table:table-cell table:style-name="ce38" office:value-type="float" office:value="329.1" calcext:value-type="float">
            <text:p>329,10</text:p>
          </table:table-cell>
          <table:table-cell table:style-name="ce33"/>
          <table:table-cell table:style-name="ce38" office:value-type="float" office:value="0.085" calcext:value-type="float">
            <text:p>0,09</text:p>
          </table:table-cell>
          <table:table-cell table:style-name="ce38" office:value-type="float" office:value="0.911000000000001" calcext:value-type="float">
            <text:p>0,91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71.9" calcext:value-type="float">
            <text:p>271,90</text:p>
          </table:table-cell>
          <table:table-cell table:style-name="ce38" office:value-type="float" office:value="2.84" calcext:value-type="float">
            <text:p>2,84</text:p>
          </table:table-cell>
          <table:table-cell table:style-name="ce38" office:value-type="float" office:value="328.4" calcext:value-type="float">
            <text:p>328,40</text:p>
          </table:table-cell>
          <table:table-cell table:style-name="ce33"/>
          <table:table-cell table:style-name="ce38" office:value-type="float" office:value="0.0250000000000004" calcext:value-type="float">
            <text:p>0,03</text:p>
          </table:table-cell>
          <table:table-cell table:style-name="ce38" office:value-type="float" office:value="1.61100000000005" calcext:value-type="float">
            <text:p>1,61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316.9" calcext:value-type="float">
            <text:p>316,90</text:p>
          </table:table-cell>
          <table:table-cell table:style-name="ce38" office:value-type="float" office:value="2.88" calcext:value-type="float">
            <text:p>2,88</text:p>
          </table:table-cell>
          <table:table-cell table:style-name="ce38" office:value-type="float" office:value="328.7" calcext:value-type="float">
            <text:p>328,70</text:p>
          </table:table-cell>
          <table:table-cell table:style-name="ce33"/>
          <table:table-cell table:style-name="ce38" office:value-type="float" office:value="-0.0149999999999997" calcext:value-type="float">
            <text:p>-0,01</text:p>
          </table:table-cell>
          <table:table-cell table:style-name="ce38" office:value-type="float" office:value="1.31100000000004" calcext:value-type="float">
            <text:p>1,31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7.2" calcext:value-type="float">
            <text:p>7,2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/>
          <table:table-cell table:style-name="ce37" office:value-type="float" office:value="-0.0200000000000005" calcext:value-type="float">
            <text:p>-0,02</text:p>
          </table:table-cell>
          <table:table-cell table:style-name="ce37" office:value-type="float" office:value="-0.274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7.22" calcext:value-type="float">
            <text:p>7,22</text:p>
          </table:table-cell>
          <table:table-cell table:style-name="ce38" office:value-type="float" office:value="0.6" calcext:value-type="float">
            <text:p>0,60</text:p>
          </table:table-cell>
          <table:table-cell table:style-name="ce40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-0.574" calcext:value-type="float">
            <text:p>-0,5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0.8" calcext:value-type="float">
            <text:p>0,80</text:p>
          </table:table-cell>
          <table:table-cell table:style-name="ce40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-0.774" calcext:value-type="float">
            <text:p>-0,7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2" calcext:value-type="float">
            <text:p>7,12</text:p>
          </table:table-cell>
          <table:table-cell table:style-name="ce38" office:value-type="float" office:value="0.3" calcext:value-type="float">
            <text:p>0,30</text:p>
          </table:table-cell>
          <table:table-cell table:style-name="ce38"/>
          <table:table-cell table:style-name="ce38" office:value-type="float" office:value="0.0599999999999996" calcext:value-type="float">
            <text:p>0,06</text:p>
          </table:table-cell>
          <table:table-cell table:style-name="ce38" office:value-type="float" office:value="-0.274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7.08" calcext:value-type="float">
            <text:p>7,08</text:p>
          </table:table-cell>
          <table:table-cell table:style-name="ce38" office:value-type="float" office:value="0.5" calcext:value-type="float">
            <text:p>0,50</text:p>
          </table:table-cell>
          <table:table-cell table:style-name="ce33"/>
          <table:table-cell table:style-name="ce38" office:value-type="float" office:value="0.0999999999999996" calcext:value-type="float">
            <text:p>0,10</text:p>
          </table:table-cell>
          <table:table-cell table:style-name="ce38" office:value-type="float" office:value="-0.47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25.2" calcext:value-type="float">
            <text:p>225,2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0.4" calcext:value-type="float">
            <text:p>0,4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-0.374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8" office:value-type="float" office:value="7.13" calcext:value-type="float">
            <text:p>7,13</text:p>
          </table:table-cell>
          <table:table-cell table:style-name="ce38" office:value-type="float" office:value="359.9" calcext:value-type="float">
            <text:p>359,9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0.126000000000033" calcext:value-type="float">
            <text:p>0,1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2" calcext:value-type="float">
            <text:p>7,20</text:p>
          </table:table-cell>
          <table:table-cell table:style-name="ce38" office:value-type="float" office:value="0.5" calcext:value-type="float">
            <text:p>0,50</text:p>
          </table:table-cell>
          <table:table-cell table:style-name="ce33"/>
          <table:table-cell table:style-name="ce38" office:value-type="float" office:value="-0.0200000000000005" calcext:value-type="float">
            <text:p>-0,02</text:p>
          </table:table-cell>
          <table:table-cell table:style-name="ce38" office:value-type="float" office:value="-0.47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0" calcext:value-type="float">
            <text:p>3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7.23" calcext:value-type="float">
            <text:p>7,23</text:p>
          </table:table-cell>
          <table:table-cell table:style-name="ce37" office:value-type="float" office:value="30.1" calcext:value-type="float">
            <text:p>30,10</text:p>
          </table:table-cell>
          <table:table-cell table:style-name="ce32"/>
          <table:table-cell table:style-name="ce37" office:value-type="float" office:value="-0.0500000000000007" calcext:value-type="float">
            <text:p>-0,05</text:p>
          </table:table-cell>
          <table:table-cell table:style-name="ce37" office:value-type="float" office:value="-0.0860000000000021" calcext:value-type="float">
            <text:p>-0,09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44.6" calcext:value-type="float">
            <text:p>44,60</text:p>
          </table:table-cell>
          <table:table-cell table:style-name="ce38" office:value-type="float" office:value="7.22" calcext:value-type="float">
            <text:p>7,22</text:p>
          </table:table-cell>
          <table:table-cell table:style-name="ce38" office:value-type="float" office:value="30.3" calcext:value-type="float">
            <text:p>30,3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-0.286000000000001" calcext:value-type="float">
            <text:p>-0,29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7.17" calcext:value-type="float">
            <text:p>7,17</text:p>
          </table:table-cell>
          <table:table-cell table:style-name="ce38" office:value-type="float" office:value="30.7" calcext:value-type="float">
            <text:p>30,7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-0.686" calcext:value-type="float">
            <text:p>-0,69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34.6" calcext:value-type="float">
            <text:p>134,60</text:p>
          </table:table-cell>
          <table:table-cell table:style-name="ce38" office:value-type="float" office:value="7.12" calcext:value-type="float">
            <text:p>7,12</text:p>
          </table:table-cell>
          <table:table-cell table:style-name="ce38" office:value-type="float" office:value="30.4" calcext:value-type="float">
            <text:p>30,40</text:p>
          </table:table-cell>
          <table:table-cell table:style-name="ce33"/>
          <table:table-cell table:style-name="ce38" office:value-type="float" office:value="0.0599999999999996" calcext:value-type="float">
            <text:p>0,06</text:p>
          </table:table-cell>
          <table:table-cell table:style-name="ce38" office:value-type="float" office:value="-0.385999999999999" calcext:value-type="float">
            <text:p>-0,39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7.08" calcext:value-type="float">
            <text:p>7,08</text:p>
          </table:table-cell>
          <table:table-cell table:style-name="ce38" office:value-type="float" office:value="29.8" calcext:value-type="float">
            <text:p>29,80</text:p>
          </table:table-cell>
          <table:table-cell table:style-name="ce33"/>
          <table:table-cell table:style-name="ce38" office:value-type="float" office:value="0.0999999999999996" calcext:value-type="float">
            <text:p>0,10</text:p>
          </table:table-cell>
          <table:table-cell table:style-name="ce38" office:value-type="float" office:value="0.213999999999999" calcext:value-type="float">
            <text:p>0,21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25.2" calcext:value-type="float">
            <text:p>225,20</text:p>
          </table:table-cell>
          <table:table-cell table:style-name="ce38" office:value-type="float" office:value="7.08" calcext:value-type="float">
            <text:p>7,08</text:p>
          </table:table-cell>
          <table:table-cell table:style-name="ce38" office:value-type="float" office:value="29.9" calcext:value-type="float">
            <text:p>29,90</text:p>
          </table:table-cell>
          <table:table-cell table:style-name="ce33"/>
          <table:table-cell table:style-name="ce38" office:value-type="float" office:value="0.0999999999999996" calcext:value-type="float">
            <text:p>0,10</text:p>
          </table:table-cell>
          <table:table-cell table:style-name="ce38" office:value-type="float" office:value="0.114000000000001" calcext:value-type="float">
            <text:p>0,11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7.14" calcext:value-type="float">
            <text:p>7,14</text:p>
          </table:table-cell>
          <table:table-cell table:style-name="ce38" office:value-type="float" office:value="30.2" calcext:value-type="float">
            <text:p>30,2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-0.186" calcext:value-type="float">
            <text:p>-0,19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18" calcext:value-type="float">
            <text:p>7,18</text:p>
          </table:table-cell>
          <table:table-cell table:style-name="ce38" office:value-type="float" office:value="29.6" calcext:value-type="float">
            <text:p>29,6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0.413999999999998" calcext:value-type="float">
            <text:p>0,41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0" calcext:value-type="float">
            <text:p>60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 office:value-type="float" office:value="7.21" calcext:value-type="float">
            <text:p>7,21</text:p>
          </table:table-cell>
          <table:table-cell table:style-name="ce37" office:value-type="float" office:value="59.2" calcext:value-type="float">
            <text:p>59,20</text:p>
          </table:table-cell>
          <table:table-cell table:style-name="ce32"/>
          <table:table-cell table:style-name="ce37" office:value-type="float" office:value="-0.0300000000000002" calcext:value-type="float">
            <text:p>-0,03</text:p>
          </table:table-cell>
          <table:table-cell table:style-name="ce37" office:value-type="float" office:value="0.829000000000001" calcext:value-type="float">
            <text:p>0,8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44.5" calcext:value-type="float">
            <text:p>44,50</text:p>
          </table:table-cell>
          <table:table-cell table:style-name="ce38" office:value-type="float" office:value="7.2" calcext:value-type="float">
            <text:p>7,20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3"/>
          <table:table-cell table:style-name="ce38" office:value-type="float" office:value="-0.0200000000000005" calcext:value-type="float">
            <text:p>-0,02</text:p>
          </table:table-cell>
          <table:table-cell table:style-name="ce38" office:value-type="float" office:value="-0.0700000000000003" calcext:value-type="float">
            <text:p>-0,0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8" office:value-type="float" office:value="7.17" calcext:value-type="float">
            <text:p>7,17</text:p>
          </table:table-cell>
          <table:table-cell table:style-name="ce38" office:value-type="float" office:value="60.5" calcext:value-type="float">
            <text:p>60,5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-0.469000000000001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2" calcext:value-type="float">
            <text:p>7,12</text:p>
          </table:table-cell>
          <table:table-cell table:style-name="ce38" office:value-type="float" office:value="60.2" calcext:value-type="float">
            <text:p>60,20</text:p>
          </table:table-cell>
          <table:table-cell table:style-name="ce33"/>
          <table:table-cell table:style-name="ce38" office:value-type="float" office:value="0.0599999999999996" calcext:value-type="float">
            <text:p>0,06</text:p>
          </table:table-cell>
          <table:table-cell table:style-name="ce38" office:value-type="float" office:value="-0.168000000000006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80.1" calcext:value-type="float">
            <text:p>180,1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60.2" calcext:value-type="float">
            <text:p>60,2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-0.167000000000002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59.6" calcext:value-type="float">
            <text:p>59,6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433999999999998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7.13" calcext:value-type="float">
            <text:p>7,13</text:p>
          </table:table-cell>
          <table:table-cell table:style-name="ce38" office:value-type="float" office:value="59.6" calcext:value-type="float">
            <text:p>59,6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0.43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59.2" calcext:value-type="float">
            <text:p>59,2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0.829999999999998" calcext:value-type="float">
            <text:p>0,8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0" calcext:value-type="float">
            <text:p>9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7.22" calcext:value-type="float">
            <text:p>7,22</text:p>
          </table:table-cell>
          <table:table-cell table:style-name="ce37" office:value-type="float" office:value="89.1" calcext:value-type="float">
            <text:p>89,10</text:p>
          </table:table-cell>
          <table:table-cell table:style-name="ce32"/>
          <table:table-cell table:style-name="ce37" office:value-type="float" office:value="-0.04" calcext:value-type="float">
            <text:p>-0,04</text:p>
          </table:table-cell>
          <table:table-cell table:style-name="ce37" office:value-type="float" office:value="0.870000000000005" calcext:value-type="float">
            <text:p>0,8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7.21" calcext:value-type="float">
            <text:p>7,21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3"/>
          <table:table-cell table:style-name="ce38" office:value-type="float" office:value="-0.0300000000000002" calcext:value-type="float">
            <text:p>-0,03</text:p>
          </table:table-cell>
          <table:table-cell table:style-name="ce38" office:value-type="float" office:value="0.370000000000005" calcext:value-type="float">
            <text:p>0,3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7.18" calcext:value-type="float">
            <text:p>7,18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329999999999998" calcext:value-type="float">
            <text:p>-0,33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3" calcext:value-type="float">
            <text:p>7,13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0.370000000000005" calcext:value-type="float">
            <text:p>0,3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80" calcext:value-type="float">
            <text:p>180,0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89.4" calcext:value-type="float">
            <text:p>89,4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569999999999993" calcext:value-type="float">
            <text:p>0,5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89.2" calcext:value-type="float">
            <text:p>89,2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769999999999996" calcext:value-type="float">
            <text:p>0,7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7.13" calcext:value-type="float">
            <text:p>7,13</text:p>
          </table:table-cell>
          <table:table-cell table:style-name="ce38" office:value-type="float" office:value="88.9" calcext:value-type="float">
            <text:p>88,9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1.06999999999999" calcext:value-type="float">
            <text:p>1,0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89.1" calcext:value-type="float">
            <text:p>89,1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0.870000000000005" calcext:value-type="float">
            <text:p>0,8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7.21" calcext:value-type="float">
            <text:p>7,21</text:p>
          </table:table-cell>
          <table:table-cell table:style-name="ce37" office:value-type="float" office:value="118.6" calcext:value-type="float">
            <text:p>118,60</text:p>
          </table:table-cell>
          <table:table-cell table:style-name="ce32"/>
          <table:table-cell table:style-name="ce37" office:value-type="float" office:value="-0.0300000000000002" calcext:value-type="float">
            <text:p>-0,03</text:p>
          </table:table-cell>
          <table:table-cell table:style-name="ce37" office:value-type="float" office:value="1.423" calcext:value-type="float">
            <text:p>1,42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44.9" calcext:value-type="float">
            <text:p>44,90</text:p>
          </table:table-cell>
          <table:table-cell table:style-name="ce38" office:value-type="float" office:value="7.22" calcext:value-type="float">
            <text:p>7,22</text:p>
          </table:table-cell>
          <table:table-cell table:style-name="ce38" office:value-type="float" office:value="119.6" calcext:value-type="float">
            <text:p>119,6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0.423000000000002" calcext:value-type="float">
            <text:p>0,42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8" office:value-type="float" office:value="7.17" calcext:value-type="float">
            <text:p>7,17</text:p>
          </table:table-cell>
          <table:table-cell table:style-name="ce38" office:value-type="float" office:value="120.1" calcext:value-type="float">
            <text:p>120,1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-0.0769999999999982" calcext:value-type="float">
            <text:p>-0,08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2" calcext:value-type="float">
            <text:p>7,12</text:p>
          </table:table-cell>
          <table:table-cell table:style-name="ce38" office:value-type="float" office:value="119.6" calcext:value-type="float">
            <text:p>119,60</text:p>
          </table:table-cell>
          <table:table-cell table:style-name="ce33"/>
          <table:table-cell table:style-name="ce38" office:value-type="float" office:value="0.0599999999999996" calcext:value-type="float">
            <text:p>0,06</text:p>
          </table:table-cell>
          <table:table-cell table:style-name="ce38" office:value-type="float" office:value="0.423000000000002" calcext:value-type="float">
            <text:p>0,42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80" calcext:value-type="float">
            <text:p>180,0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119.4" calcext:value-type="float">
            <text:p>119,4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62299999999999" calcext:value-type="float">
            <text:p>0,62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119.3" calcext:value-type="float">
            <text:p>119,3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0.722999999999999" calcext:value-type="float">
            <text:p>0,72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7.15" calcext:value-type="float">
            <text:p>7,15</text:p>
          </table:table-cell>
          <table:table-cell table:style-name="ce38" office:value-type="float" office:value="118.5" calcext:value-type="float">
            <text:p>118,50</text:p>
          </table:table-cell>
          <table:table-cell table:style-name="ce33"/>
          <table:table-cell table:style-name="ce38" office:value-type="float" office:value="0.0299999999999994" calcext:value-type="float">
            <text:p>0,03</text:p>
          </table:table-cell>
          <table:table-cell table:style-name="ce38" office:value-type="float" office:value="1.523" calcext:value-type="float">
            <text:p>1,5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22" calcext:value-type="float">
            <text:p>7,22</text:p>
          </table:table-cell>
          <table:table-cell table:style-name="ce38" office:value-type="float" office:value="118.2" calcext:value-type="float">
            <text:p>118,2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1.82299999999999" calcext:value-type="float">
            <text:p>1,82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0" calcext:value-type="float">
            <text:p>15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7.24" calcext:value-type="float">
            <text:p>7,24</text:p>
          </table:table-cell>
          <table:table-cell table:style-name="ce37" office:value-type="float" office:value="149.1" calcext:value-type="float">
            <text:p>149,10</text:p>
          </table:table-cell>
          <table:table-cell table:style-name="ce32"/>
          <table:table-cell table:style-name="ce37" office:value-type="float" office:value="-0.0600000000000005" calcext:value-type="float">
            <text:p>-0,06</text:p>
          </table:table-cell>
          <table:table-cell table:style-name="ce37" office:value-type="float" office:value="0.911000000000001" calcext:value-type="float">
            <text:p>0,91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7.23" calcext:value-type="float">
            <text:p>7,23</text:p>
          </table:table-cell>
          <table:table-cell table:style-name="ce38" office:value-type="float" office:value="149.2" calcext:value-type="float">
            <text:p>149,20</text:p>
          </table:table-cell>
          <table:table-cell table:style-name="ce33"/>
          <table:table-cell table:style-name="ce38" office:value-type="float" office:value="-0.0500000000000007" calcext:value-type="float">
            <text:p>-0,05</text:p>
          </table:table-cell>
          <table:table-cell table:style-name="ce38" office:value-type="float" office:value="0.811000000000007" calcext:value-type="float">
            <text:p>0,81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8" office:value-type="float" office:value="7.18" calcext:value-type="float">
            <text:p>7,18</text:p>
          </table:table-cell>
          <table:table-cell table:style-name="ce38" office:value-type="float" office:value="149.7" calcext:value-type="float">
            <text:p>149,7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0.311000000000007" calcext:value-type="float">
            <text:p>0,31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149.7" calcext:value-type="float">
            <text:p>149,7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0.311000000000007" calcext:value-type="float">
            <text:p>0,31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149.7" calcext:value-type="float">
            <text:p>149,7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311000000000007" calcext:value-type="float">
            <text:p>0,31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7.11" calcext:value-type="float">
            <text:p>7,11</text:p>
          </table:table-cell>
          <table:table-cell table:style-name="ce38" office:value-type="float" office:value="148.6" calcext:value-type="float">
            <text:p>148,60</text:p>
          </table:table-cell>
          <table:table-cell table:style-name="ce33"/>
          <table:table-cell table:style-name="ce38" office:value-type="float" office:value="0.0699999999999994" calcext:value-type="float">
            <text:p>0,07</text:p>
          </table:table-cell>
          <table:table-cell table:style-name="ce38" office:value-type="float" office:value="1.411" calcext:value-type="float">
            <text:p>1,41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7.14" calcext:value-type="float">
            <text:p>7,14</text:p>
          </table:table-cell>
          <table:table-cell table:style-name="ce38" office:value-type="float" office:value="148.6" calcext:value-type="float">
            <text:p>148,6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1.411" calcext:value-type="float">
            <text:p>1,41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148.3" calcext:value-type="float">
            <text:p>148,3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1.71099999999998" calcext:value-type="float">
            <text:p>1,71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0" calcext:value-type="float">
            <text:p>18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7.23" calcext:value-type="float">
            <text:p>7,23</text:p>
          </table:table-cell>
          <table:table-cell table:style-name="ce37" office:value-type="float" office:value="179" calcext:value-type="float">
            <text:p>179,00</text:p>
          </table:table-cell>
          <table:table-cell table:style-name="ce32"/>
          <table:table-cell table:style-name="ce37" office:value-type="float" office:value="-0.0500000000000007" calcext:value-type="float">
            <text:p>-0,05</text:p>
          </table:table-cell>
          <table:table-cell table:style-name="ce37" office:value-type="float" office:value="1.02600000000001" calcext:value-type="float">
            <text:p>1,0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7.22" calcext:value-type="float">
            <text:p>7,22</text:p>
          </table:table-cell>
          <table:table-cell table:style-name="ce38" office:value-type="float" office:value="179.4" calcext:value-type="float">
            <text:p>179,4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0.626000000000005" calcext:value-type="float">
            <text:p>0,63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0.225999999999999" calcext:value-type="float">
            <text:p>0,23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2" calcext:value-type="float">
            <text:p>7,12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3"/>
          <table:table-cell table:style-name="ce38" office:value-type="float" office:value="0.0599999999999996" calcext:value-type="float">
            <text:p>0,06</text:p>
          </table:table-cell>
          <table:table-cell table:style-name="ce38" office:value-type="float" office:value="0.225999999999999" calcext:value-type="float">
            <text:p>0,23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80.1" calcext:value-type="float">
            <text:p>180,1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179.7" calcext:value-type="float">
            <text:p>179,7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0.326000000000022" calcext:value-type="float">
            <text:p>0,33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7.11" calcext:value-type="float">
            <text:p>7,11</text:p>
          </table:table-cell>
          <table:table-cell table:style-name="ce38" office:value-type="float" office:value="178.7" calcext:value-type="float">
            <text:p>178,70</text:p>
          </table:table-cell>
          <table:table-cell table:style-name="ce33"/>
          <table:table-cell table:style-name="ce38" office:value-type="float" office:value="0.0699999999999994" calcext:value-type="float">
            <text:p>0,07</text:p>
          </table:table-cell>
          <table:table-cell table:style-name="ce38" office:value-type="float" office:value="1.32600000000002" calcext:value-type="float">
            <text:p>1,3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7.14" calcext:value-type="float">
            <text:p>7,14</text:p>
          </table:table-cell>
          <table:table-cell table:style-name="ce38" office:value-type="float" office:value="178.7" calcext:value-type="float">
            <text:p>178,7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1.32600000000002" calcext:value-type="float">
            <text:p>1,3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315.6" calcext:value-type="float">
            <text:p>315,6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178.5" calcext:value-type="float">
            <text:p>178,5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1.52600000000001" calcext:value-type="float">
            <text:p>1,5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0" calcext:value-type="float">
            <text:p>21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7.23" calcext:value-type="float">
            <text:p>7,23</text:p>
          </table:table-cell>
          <table:table-cell table:style-name="ce37" office:value-type="float" office:value="209.6" calcext:value-type="float">
            <text:p>209,60</text:p>
          </table:table-cell>
          <table:table-cell table:style-name="ce32"/>
          <table:table-cell table:style-name="ce37" office:value-type="float" office:value="-0.0500000000000007" calcext:value-type="float">
            <text:p>-0,05</text:p>
          </table:table-cell>
          <table:table-cell table:style-name="ce37" office:value-type="float" office:value="0.432000000000016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7.22" calcext:value-type="float">
            <text:p>7,22</text:p>
          </table:table-cell>
          <table:table-cell table:style-name="ce38" office:value-type="float" office:value="209.8" calcext:value-type="float">
            <text:p>209,80</text:p>
          </table:table-cell>
          <table:table-cell table:style-name="ce33"/>
          <table:table-cell table:style-name="ce38" office:value-type="float" office:value="-0.04" calcext:value-type="float">
            <text:p>-0,04</text:p>
          </table:table-cell>
          <table:table-cell table:style-name="ce38" office:value-type="float" office:value="0.231999999999999" calcext:value-type="float">
            <text:p>0,23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8" office:value-type="float" office:value="7.2" calcext:value-type="float">
            <text:p>7,20</text:p>
          </table:table-cell>
          <table:table-cell table:style-name="ce38" office:value-type="float" office:value="210.5" calcext:value-type="float">
            <text:p>210,50</text:p>
          </table:table-cell>
          <table:table-cell table:style-name="ce33"/>
          <table:table-cell table:style-name="ce38" office:value-type="float" office:value="-0.0200000000000005" calcext:value-type="float">
            <text:p>-0,02</text:p>
          </table:table-cell>
          <table:table-cell table:style-name="ce38" office:value-type="float" office:value="-0.467999999999989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4" calcext:value-type="float">
            <text:p>7,14</text:p>
          </table:table-cell>
          <table:table-cell table:style-name="ce38" office:value-type="float" office:value="210.2" calcext:value-type="float">
            <text:p>210,2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-0.167999999999978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80" calcext:value-type="float">
            <text:p>180,00</text:p>
          </table:table-cell>
          <table:table-cell table:style-name="ce38" office:value-type="float" office:value="7.08" calcext:value-type="float">
            <text:p>7,08</text:p>
          </table:table-cell>
          <table:table-cell table:style-name="ce38" office:value-type="float" office:value="209.6" calcext:value-type="float">
            <text:p>209,60</text:p>
          </table:table-cell>
          <table:table-cell table:style-name="ce33"/>
          <table:table-cell table:style-name="ce38" office:value-type="float" office:value="0.0999999999999996" calcext:value-type="float">
            <text:p>0,10</text:p>
          </table:table-cell>
          <table:table-cell table:style-name="ce38" office:value-type="float" office:value="0.432000000000016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7.11" calcext:value-type="float">
            <text:p>7,11</text:p>
          </table:table-cell>
          <table:table-cell table:style-name="ce38" office:value-type="float" office:value="208.8" calcext:value-type="float">
            <text:p>208,80</text:p>
          </table:table-cell>
          <table:table-cell table:style-name="ce33"/>
          <table:table-cell table:style-name="ce38" office:value-type="float" office:value="0.0699999999999994" calcext:value-type="float">
            <text:p>0,07</text:p>
          </table:table-cell>
          <table:table-cell table:style-name="ce38" office:value-type="float" office:value="1.232" calcext:value-type="float">
            <text:p>1,2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8" office:value-type="float" office:value="7.15" calcext:value-type="float">
            <text:p>7,15</text:p>
          </table:table-cell>
          <table:table-cell table:style-name="ce38" office:value-type="float" office:value="208.9" calcext:value-type="float">
            <text:p>208,90</text:p>
          </table:table-cell>
          <table:table-cell table:style-name="ce33"/>
          <table:table-cell table:style-name="ce38" office:value-type="float" office:value="0.0299999999999994" calcext:value-type="float">
            <text:p>0,03</text:p>
          </table:table-cell>
          <table:table-cell table:style-name="ce38" office:value-type="float" office:value="1.13200000000001" calcext:value-type="float">
            <text:p>1,1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17" calcext:value-type="float">
            <text:p>7,17</text:p>
          </table:table-cell>
          <table:table-cell table:style-name="ce38" office:value-type="float" office:value="209.3" calcext:value-type="float">
            <text:p>209,3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0.731999999999999" calcext:value-type="float">
            <text:p>0,7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7.21" calcext:value-type="float">
            <text:p>7,21</text:p>
          </table:table-cell>
          <table:table-cell table:style-name="ce37" office:value-type="float" office:value="239.8" calcext:value-type="float">
            <text:p>239,80</text:p>
          </table:table-cell>
          <table:table-cell table:style-name="ce32"/>
          <table:table-cell table:style-name="ce37" office:value-type="float" office:value="-0.0300000000000002" calcext:value-type="float">
            <text:p>-0,03</text:p>
          </table:table-cell>
          <table:table-cell table:style-name="ce37" office:value-type="float" office:value="0.238" calcext:value-type="float">
            <text:p>0,2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7.23" calcext:value-type="float">
            <text:p>7,23</text:p>
          </table:table-cell>
          <table:table-cell table:style-name="ce38" office:value-type="float" office:value="240.4" calcext:value-type="float">
            <text:p>240,40</text:p>
          </table:table-cell>
          <table:table-cell table:style-name="ce33"/>
          <table:table-cell table:style-name="ce38" office:value-type="float" office:value="-0.0500000000000007" calcext:value-type="float">
            <text:p>-0,05</text:p>
          </table:table-cell>
          <table:table-cell table:style-name="ce38" office:value-type="float" office:value="-0.361999999999995" calcext:value-type="float">
            <text:p>-0,36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7.17" calcext:value-type="float">
            <text:p>7,17</text:p>
          </table:table-cell>
          <table:table-cell table:style-name="ce38" office:value-type="float" office:value="241" calcext:value-type="float">
            <text:p>241,0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-0.961999999999989" calcext:value-type="float">
            <text:p>-0,9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34.6" calcext:value-type="float">
            <text:p>134,60</text:p>
          </table:table-cell>
          <table:table-cell table:style-name="ce38" office:value-type="float" office:value="7.13" calcext:value-type="float">
            <text:p>7,13</text:p>
          </table:table-cell>
          <table:table-cell table:style-name="ce38" office:value-type="float" office:value="240.6" calcext:value-type="float">
            <text:p>240,60</text:p>
          </table:table-cell>
          <table:table-cell table:style-name="ce33"/>
          <table:table-cell table:style-name="ce38" office:value-type="float" office:value="0.0499999999999998" calcext:value-type="float">
            <text:p>0,05</text:p>
          </table:table-cell>
          <table:table-cell table:style-name="ce38" office:value-type="float" office:value="-0.561999999999983" calcext:value-type="float">
            <text:p>-0,56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79.6" calcext:value-type="float">
            <text:p>179,60</text:p>
          </table:table-cell>
          <table:table-cell table:style-name="ce38" office:value-type="float" office:value="7.08" calcext:value-type="float">
            <text:p>7,08</text:p>
          </table:table-cell>
          <table:table-cell table:style-name="ce38" office:value-type="float" office:value="240.1" calcext:value-type="float">
            <text:p>240,10</text:p>
          </table:table-cell>
          <table:table-cell table:style-name="ce33"/>
          <table:table-cell table:style-name="ce38" office:value-type="float" office:value="0.0999999999999996" calcext:value-type="float">
            <text:p>0,10</text:p>
          </table:table-cell>
          <table:table-cell table:style-name="ce38" office:value-type="float" office:value="-0.0619999999999834" calcext:value-type="float">
            <text:p>-0,06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239.3" calcext:value-type="float">
            <text:p>239,3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0.738" calcext:value-type="float">
            <text:p>0,7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7.16" calcext:value-type="float">
            <text:p>7,16</text:p>
          </table:table-cell>
          <table:table-cell table:style-name="ce38" office:value-type="float" office:value="239.5" calcext:value-type="float">
            <text:p>239,50</text:p>
          </table:table-cell>
          <table:table-cell table:style-name="ce33"/>
          <table:table-cell table:style-name="ce38" office:value-type="float" office:value="0.0199999999999996" calcext:value-type="float">
            <text:p>0,02</text:p>
          </table:table-cell>
          <table:table-cell table:style-name="ce38" office:value-type="float" office:value="0.538000000000011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315.6" calcext:value-type="float">
            <text:p>315,6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239.6" calcext:value-type="float">
            <text:p>239,6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0.438000000000017" calcext:value-type="float">
            <text:p>0,4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70" calcext:value-type="float">
            <text:p>27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7.21" calcext:value-type="float">
            <text:p>7,21</text:p>
          </table:table-cell>
          <table:table-cell table:style-name="ce37" office:value-type="float" office:value="270.2" calcext:value-type="float">
            <text:p>270,20</text:p>
          </table:table-cell>
          <table:table-cell table:style-name="ce32"/>
          <table:table-cell table:style-name="ce37" office:value-type="float" office:value="-0.0300000000000002" calcext:value-type="float">
            <text:p>-0,03</text:p>
          </table:table-cell>
          <table:table-cell table:style-name="ce37" office:value-type="float" office:value="-0.182999999999993" calcext:value-type="float">
            <text:p>-0,18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7.21" calcext:value-type="float">
            <text:p>7,21</text:p>
          </table:table-cell>
          <table:table-cell table:style-name="ce38" office:value-type="float" office:value="271.1" calcext:value-type="float">
            <text:p>271,10</text:p>
          </table:table-cell>
          <table:table-cell table:style-name="ce33"/>
          <table:table-cell table:style-name="ce38" office:value-type="float" office:value="-0.0300000000000002" calcext:value-type="float">
            <text:p>-0,03</text:p>
          </table:table-cell>
          <table:table-cell table:style-name="ce38" office:value-type="float" office:value="-1.08300000000003" calcext:value-type="float">
            <text:p>-1,08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8" office:value-type="float" office:value="7.17" calcext:value-type="float">
            <text:p>7,17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3"/>
          <table:table-cell table:style-name="ce38" office:value-type="float" office:value="0.00999999999999979" calcext:value-type="float">
            <text:p>0,01</text:p>
          </table:table-cell>
          <table:table-cell table:style-name="ce38" office:value-type="float" office:value="-0.583000000000027" calcext:value-type="float">
            <text:p>-0,58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4" calcext:value-type="float">
            <text:p>7,14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-0.583000000000027" calcext:value-type="float">
            <text:p>-0,58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80" calcext:value-type="float">
            <text:p>180,0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-0.283000000000015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25.2" calcext:value-type="float">
            <text:p>225,2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-0.283000000000015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7.15" calcext:value-type="float">
            <text:p>7,15</text:p>
          </table:table-cell>
          <table:table-cell table:style-name="ce38" office:value-type="float" office:value="269.8" calcext:value-type="float">
            <text:p>269,80</text:p>
          </table:table-cell>
          <table:table-cell table:style-name="ce33"/>
          <table:table-cell table:style-name="ce38" office:value-type="float" office:value="0.0299999999999994" calcext:value-type="float">
            <text:p>0,03</text:p>
          </table:table-cell>
          <table:table-cell table:style-name="ce38" office:value-type="float" office:value="0.216999999999985" calcext:value-type="float">
            <text:p>0,2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21" calcext:value-type="float">
            <text:p>7,21</text:p>
          </table:table-cell>
          <table:table-cell table:style-name="ce38" office:value-type="float" office:value="270.2" calcext:value-type="float">
            <text:p>270,20</text:p>
          </table:table-cell>
          <table:table-cell table:style-name="ce33"/>
          <table:table-cell table:style-name="ce38" office:value-type="float" office:value="-0.0300000000000002" calcext:value-type="float">
            <text:p>-0,03</text:p>
          </table:table-cell>
          <table:table-cell table:style-name="ce38" office:value-type="float" office:value="-0.182999999999993" calcext:value-type="float">
            <text:p>-0,18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00" calcext:value-type="float">
            <text:p>300</text:p>
          </table:table-cell>
          <table:table-cell table:style-name="ce37" office:value-type="float" office:value="0.2" calcext:value-type="float">
            <text:p>0,20</text:p>
          </table:table-cell>
          <table:table-cell table:style-name="ce37" office:value-type="float" office:value="7.21" calcext:value-type="float">
            <text:p>7,21</text:p>
          </table:table-cell>
          <table:table-cell table:style-name="ce37" office:value-type="float" office:value="300.5" calcext:value-type="float">
            <text:p>300,50</text:p>
          </table:table-cell>
          <table:table-cell table:style-name="ce32"/>
          <table:table-cell table:style-name="ce37" office:value-type="float" office:value="-0.0300000000000002" calcext:value-type="float">
            <text:p>-0,03</text:p>
          </table:table-cell>
          <table:table-cell table:style-name="ce37" office:value-type="float" office:value="-0.468000000000018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7.21" calcext:value-type="float">
            <text:p>7,21</text:p>
          </table:table-cell>
          <table:table-cell table:style-name="ce38" office:value-type="float" office:value="301" calcext:value-type="float">
            <text:p>301,00</text:p>
          </table:table-cell>
          <table:table-cell table:style-name="ce33"/>
          <table:table-cell table:style-name="ce38" office:value-type="float" office:value="-0.0300000000000002" calcext:value-type="float">
            <text:p>-0,03</text:p>
          </table:table-cell>
          <table:table-cell table:style-name="ce38" office:value-type="float" office:value="-0.970000000000027" calcext:value-type="float">
            <text:p>-0,9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89.5" calcext:value-type="float">
            <text:p>89,50</text:p>
          </table:table-cell>
          <table:table-cell table:style-name="ce38" office:value-type="float" office:value="7.18" calcext:value-type="float">
            <text:p>7,18</text:p>
          </table:table-cell>
          <table:table-cell table:style-name="ce38" office:value-type="float" office:value="301.1" calcext:value-type="float">
            <text:p>301,1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1.072" calcext:value-type="float">
            <text:p>-1,0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2" calcext:value-type="float">
            <text:p>7,12</text:p>
          </table:table-cell>
          <table:table-cell table:style-name="ce38" office:value-type="float" office:value="300.5" calcext:value-type="float">
            <text:p>300,50</text:p>
          </table:table-cell>
          <table:table-cell table:style-name="ce33"/>
          <table:table-cell table:style-name="ce38" office:value-type="float" office:value="0.0599999999999996" calcext:value-type="float">
            <text:p>0,06</text:p>
          </table:table-cell>
          <table:table-cell table:style-name="ce38" office:value-type="float" office:value="-0.47399999999999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80.1" calcext:value-type="float">
            <text:p>180,1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300.6" calcext:value-type="float">
            <text:p>300,6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-0.576000000000022" calcext:value-type="float">
            <text:p>-0,5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300.5" calcext:value-type="float">
            <text:p>300,5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-0.478000000000009" calcext:value-type="float">
            <text:p>-0,48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8" office:value-type="float" office:value="7.15" calcext:value-type="float">
            <text:p>7,15</text:p>
          </table:table-cell>
          <table:table-cell table:style-name="ce38" office:value-type="float" office:value="300.3" calcext:value-type="float">
            <text:p>300,30</text:p>
          </table:table-cell>
          <table:table-cell table:style-name="ce33"/>
          <table:table-cell table:style-name="ce38" office:value-type="float" office:value="0.0299999999999994" calcext:value-type="float">
            <text:p>0,03</text:p>
          </table:table-cell>
          <table:table-cell table:style-name="ce38" office:value-type="float" office:value="-0.28000000000003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300.5" calcext:value-type="float">
            <text:p>300,5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-0.482000000000028" calcext:value-type="float">
            <text:p>-0,48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30" calcext:value-type="float">
            <text:p>330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 office:value-type="float" office:value="7.21" calcext:value-type="float">
            <text:p>7,21</text:p>
          </table:table-cell>
          <table:table-cell table:style-name="ce37" office:value-type="float" office:value="330.5" calcext:value-type="float">
            <text:p>330,50</text:p>
          </table:table-cell>
          <table:table-cell table:style-name="ce32"/>
          <table:table-cell table:style-name="ce37" office:value-type="float" office:value="-0.0300000000000002" calcext:value-type="float">
            <text:p>-0,03</text:p>
          </table:table-cell>
          <table:table-cell table:style-name="ce37" office:value-type="float" office:value="-0.490000000000009" calcext:value-type="float">
            <text:p>-0,49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7.21" calcext:value-type="float">
            <text:p>7,21</text:p>
          </table:table-cell>
          <table:table-cell table:style-name="ce38" office:value-type="float" office:value="331.1" calcext:value-type="float">
            <text:p>331,10</text:p>
          </table:table-cell>
          <table:table-cell table:style-name="ce33"/>
          <table:table-cell table:style-name="ce38" office:value-type="float" office:value="-0.0300000000000002" calcext:value-type="float">
            <text:p>-0,03</text:p>
          </table:table-cell>
          <table:table-cell table:style-name="ce38" office:value-type="float" office:value="-1.09000000000003" calcext:value-type="float">
            <text:p>-1,09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8" office:value-type="float" office:value="7.19" calcext:value-type="float">
            <text:p>7,19</text:p>
          </table:table-cell>
          <table:table-cell table:style-name="ce38" office:value-type="float" office:value="331.1" calcext:value-type="float">
            <text:p>331,10</text:p>
          </table:table-cell>
          <table:table-cell table:style-name="ce33"/>
          <table:table-cell table:style-name="ce38" office:value-type="float" office:value="-0.0100000000000007" calcext:value-type="float">
            <text:p>-0,01</text:p>
          </table:table-cell>
          <table:table-cell table:style-name="ce38" office:value-type="float" office:value="-1.09000000000003" calcext:value-type="float">
            <text:p>-1,09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7.11" calcext:value-type="float">
            <text:p>7,11</text:p>
          </table:table-cell>
          <table:table-cell table:style-name="ce38" office:value-type="float" office:value="330.9" calcext:value-type="float">
            <text:p>330,90</text:p>
          </table:table-cell>
          <table:table-cell table:style-name="ce33"/>
          <table:table-cell table:style-name="ce38" office:value-type="float" office:value="0.0699999999999994" calcext:value-type="float">
            <text:p>0,07</text:p>
          </table:table-cell>
          <table:table-cell table:style-name="ce38" office:value-type="float" office:value="-0.889999999999986" calcext:value-type="float">
            <text:p>-0,89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80" calcext:value-type="float">
            <text:p>180,00</text:p>
          </table:table-cell>
          <table:table-cell table:style-name="ce38" office:value-type="float" office:value="7.09" calcext:value-type="float">
            <text:p>7,09</text:p>
          </table:table-cell>
          <table:table-cell table:style-name="ce38" office:value-type="float" office:value="330.6" calcext:value-type="float">
            <text:p>330,60</text:p>
          </table:table-cell>
          <table:table-cell table:style-name="ce33"/>
          <table:table-cell table:style-name="ce38" office:value-type="float" office:value="0.0899999999999999" calcext:value-type="float">
            <text:p>0,09</text:p>
          </table:table-cell>
          <table:table-cell table:style-name="ce38" office:value-type="float" office:value="-0.590000000000032" calcext:value-type="float">
            <text:p>-0,59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25.2" calcext:value-type="float">
            <text:p>225,20</text:p>
          </table:table-cell>
          <table:table-cell table:style-name="ce38" office:value-type="float" office:value="7.1" calcext:value-type="float">
            <text:p>7,10</text:p>
          </table:table-cell>
          <table:table-cell table:style-name="ce38" office:value-type="float" office:value="330.4" calcext:value-type="float">
            <text:p>330,40</text:p>
          </table:table-cell>
          <table:table-cell table:style-name="ce33"/>
          <table:table-cell table:style-name="ce38" office:value-type="float" office:value="0.0800000000000001" calcext:value-type="float">
            <text:p>0,08</text:p>
          </table:table-cell>
          <table:table-cell table:style-name="ce38" office:value-type="float" office:value="-0.389999999999986" calcext:value-type="float">
            <text:p>-0,39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7.14" calcext:value-type="float">
            <text:p>7,14</text:p>
          </table:table-cell>
          <table:table-cell table:style-name="ce38" office:value-type="float" office:value="330.3" calcext:value-type="float">
            <text:p>330,30</text:p>
          </table:table-cell>
          <table:table-cell table:style-name="ce33"/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-0.29000000000002" calcext:value-type="float">
            <text:p>-0,29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7.16" calcext:value-type="float">
            <text:p>7,16</text:p>
          </table:table-cell>
          <table:table-cell table:style-name="ce38" office:value-type="float" office:value="329.8" calcext:value-type="float">
            <text:p>329,80</text:p>
          </table:table-cell>
          <table:table-cell table:style-name="ce33"/>
          <table:table-cell table:style-name="ce38" office:value-type="float" office:value="0.0199999999999996" calcext:value-type="float">
            <text:p>0,02</text:p>
          </table:table-cell>
          <table:table-cell table:style-name="ce38" office:value-type="float" office:value="0.20999999999998" calcext:value-type="float">
            <text:p>0,21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359.8" calcext:value-type="float">
            <text:p>359,80</text:p>
          </table:table-cell>
          <table:table-cell table:style-name="ce37" office:value-type="float" office:value="30.07" calcext:value-type="float">
            <text:p>30,07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/>
          <table:table-cell table:style-name="ce37" office:value-type="float" office:value="-0.0470000000000006" calcext:value-type="float">
            <text:p>-0,05</text:p>
          </table:table-cell>
          <table:table-cell table:style-name="ce37" office:value-type="float" office:value="-0.074" calcext:value-type="float">
            <text:p>-0,0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44.6" calcext:value-type="float">
            <text:p>44,60</text:p>
          </table:table-cell>
          <table:table-cell table:style-name="ce38" office:value-type="float" office:value="30.08" calcext:value-type="float">
            <text:p>30,08</text:p>
          </table:table-cell>
          <table:table-cell table:style-name="ce38" office:value-type="float" office:value="0.1" calcext:value-type="float">
            <text:p>0,10</text:p>
          </table:table-cell>
          <table:table-cell table:style-name="ce40"/>
          <table:table-cell table:style-name="ce38" office:value-type="float" office:value="-0.0599999999999987" calcext:value-type="float">
            <text:p>-0,06</text:p>
          </table:table-cell>
          <table:table-cell table:style-name="ce38" office:value-type="float" office:value="-0.074" calcext:value-type="float">
            <text:p>-0,0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89.3" calcext:value-type="float">
            <text:p>89,30</text:p>
          </table:table-cell>
          <table:table-cell table:style-name="ce38" office:value-type="float" office:value="30.02" calcext:value-type="float">
            <text:p>30,02</text:p>
          </table:table-cell>
          <table:table-cell table:style-name="ce38" office:value-type="float" office:value="0.3" calcext:value-type="float">
            <text:p>0,30</text:p>
          </table:table-cell>
          <table:table-cell table:style-name="ce40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274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29.98" calcext:value-type="float">
            <text:p>29,98</text:p>
          </table:table-cell>
          <table:table-cell table:style-name="ce38" office:value-type="float" office:value="0.5" calcext:value-type="float">
            <text:p>0,50</text:p>
          </table:table-cell>
          <table:table-cell table:style-name="ce38"/>
          <table:table-cell table:style-name="ce38" office:value-type="float" office:value="0.0399999999999991" calcext:value-type="float">
            <text:p>0,04</text:p>
          </table:table-cell>
          <table:table-cell table:style-name="ce38" office:value-type="float" office:value="-0.47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0.4" calcext:value-type="float">
            <text:p>0,40</text:p>
          </table:table-cell>
          <table:table-cell table:style-name="ce33"/>
          <table:table-cell table:style-name="ce38" office:value-type="float" office:value="0.0799999999999983" calcext:value-type="float">
            <text:p>0,08</text:p>
          </table:table-cell>
          <table:table-cell table:style-name="ce38" office:value-type="float" office:value="-0.374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24.9" calcext:value-type="float">
            <text:p>224,9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0.3" calcext:value-type="float">
            <text:p>0,30</text:p>
          </table:table-cell>
          <table:table-cell table:style-name="ce33"/>
          <table:table-cell table:style-name="ce38" office:value-type="float" office:value="0.0700000000000003" calcext:value-type="float">
            <text:p>0,07</text:p>
          </table:table-cell>
          <table:table-cell table:style-name="ce38" office:value-type="float" office:value="-0.274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69.9" calcext:value-type="float">
            <text:p>269,90</text:p>
          </table:table-cell>
          <table:table-cell table:style-name="ce38" office:value-type="float" office:value="30" calcext:value-type="float">
            <text:p>30,00</text:p>
          </table:table-cell>
          <table:table-cell table:style-name="ce38" office:value-type="float" office:value="0.4" calcext:value-type="float">
            <text:p>0,40</text:p>
          </table:table-cell>
          <table:table-cell table:style-name="ce33"/>
          <table:table-cell table:style-name="ce38" office:value-type="float" office:value="0.0199999999999996" calcext:value-type="float">
            <text:p>0,02</text:p>
          </table:table-cell>
          <table:table-cell table:style-name="ce38" office:value-type="float" office:value="-0.374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314.9" calcext:value-type="float">
            <text:p>314,9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0.3" calcext:value-type="float">
            <text:p>0,30</text:p>
          </table:table-cell>
          <table:table-cell table:style-name="ce33"/>
          <table:table-cell table:style-name="ce38" office:value-type="float" office:value="-0.0100000000000016" calcext:value-type="float">
            <text:p>-0,01</text:p>
          </table:table-cell>
          <table:table-cell table:style-name="ce38" office:value-type="float" office:value="-0.274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7" office:value-type="float" office:value="359.8" calcext:value-type="float">
            <text:p>359,80</text:p>
          </table:table-cell>
          <table:table-cell table:style-name="ce37" office:value-type="float" office:value="30.06" calcext:value-type="float">
            <text:p>30,06</text:p>
          </table:table-cell>
          <table:table-cell table:style-name="ce37" office:value-type="float" office:value="29.6" calcext:value-type="float">
            <text:p>29,60</text:p>
          </table:table-cell>
          <table:table-cell table:style-name="ce32"/>
          <table:table-cell table:style-name="ce37" office:value-type="float" office:value="-0.0399999999999991" calcext:value-type="float">
            <text:p>-0,04</text:p>
          </table:table-cell>
          <table:table-cell table:style-name="ce37" office:value-type="float" office:value="0.396999999999998" calcext:value-type="float">
            <text:p>0,40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30.06" calcext:value-type="float">
            <text:p>30,06</text:p>
          </table:table-cell>
          <table:table-cell table:style-name="ce38" office:value-type="float" office:value="29.6" calcext:value-type="float">
            <text:p>29,6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0.396999999999998" calcext:value-type="float">
            <text:p>0,40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8" office:value-type="float" office:value="30.02" calcext:value-type="float">
            <text:p>30,02</text:p>
          </table:table-cell>
          <table:table-cell table:style-name="ce38" office:value-type="float" office:value="30.1" calcext:value-type="float">
            <text:p>30,1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103000000000002" calcext:value-type="float">
            <text:p>-0,10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29.6" calcext:value-type="float">
            <text:p>29,60</text:p>
          </table:table-cell>
          <table:table-cell table:style-name="ce33"/>
          <table:table-cell table:style-name="ce38" office:value-type="float" office:value="0.0700000000000003" calcext:value-type="float">
            <text:p>0,07</text:p>
          </table:table-cell>
          <table:table-cell table:style-name="ce38" office:value-type="float" office:value="0.396999999999998" calcext:value-type="float">
            <text:p>0,40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29.8" calcext:value-type="float">
            <text:p>29,80</text:p>
          </table:table-cell>
          <table:table-cell table:style-name="ce33"/>
          <table:table-cell table:style-name="ce38" office:value-type="float" office:value="0.0799999999999983" calcext:value-type="float">
            <text:p>0,08</text:p>
          </table:table-cell>
          <table:table-cell table:style-name="ce38" office:value-type="float" office:value="0.196999999999999" calcext:value-type="float">
            <text:p>0,20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224.9" calcext:value-type="float">
            <text:p>224,9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29.7" calcext:value-type="float">
            <text:p>29,70</text:p>
          </table:table-cell>
          <table:table-cell table:style-name="ce33"/>
          <table:table-cell table:style-name="ce38" office:value-type="float" office:value="0.0799999999999983" calcext:value-type="float">
            <text:p>0,08</text:p>
          </table:table-cell>
          <table:table-cell table:style-name="ce38" office:value-type="float" office:value="0.297000000000001" calcext:value-type="float">
            <text:p>0,30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269.9" calcext:value-type="float">
            <text:p>269,9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30.1" calcext:value-type="float">
            <text:p>30,10</text:p>
          </table:table-cell>
          <table:table-cell table:style-name="ce33"/>
          <table:table-cell table:style-name="ce38" office:value-type="float" office:value="0.0300000000000011" calcext:value-type="float">
            <text:p>0,03</text:p>
          </table:table-cell>
          <table:table-cell table:style-name="ce38" office:value-type="float" office:value="-0.103000000000002" calcext:value-type="float">
            <text:p>-0,10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8" office:value-type="float" office:value="314.9" calcext:value-type="float">
            <text:p>314,9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30.2" calcext:value-type="float">
            <text:p>30,20</text:p>
          </table:table-cell>
          <table:table-cell table:style-name="ce33"/>
          <table:table-cell table:style-name="ce38" office:value-type="float" office:value="-0.0100000000000016" calcext:value-type="float">
            <text:p>-0,01</text:p>
          </table:table-cell>
          <table:table-cell table:style-name="ce38" office:value-type="float" office:value="-0.202999999999999" calcext:value-type="float">
            <text:p>-0,20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0" calcext:value-type="float">
            <text:p>60</text:p>
          </table:table-cell>
          <table:table-cell table:style-name="ce37" office:value-type="float" office:value="359.8" calcext:value-type="float">
            <text:p>359,80</text:p>
          </table:table-cell>
          <table:table-cell table:style-name="ce37" office:value-type="float" office:value="30.06" calcext:value-type="float">
            <text:p>30,06</text:p>
          </table:table-cell>
          <table:table-cell table:style-name="ce37" office:value-type="float" office:value="59.6" calcext:value-type="float">
            <text:p>59,60</text:p>
          </table:table-cell>
          <table:table-cell table:style-name="ce32"/>
          <table:table-cell table:style-name="ce37" office:value-type="float" office:value="-0.0399999999999991" calcext:value-type="float">
            <text:p>-0,04</text:p>
          </table:table-cell>
          <table:table-cell table:style-name="ce37" office:value-type="float" office:value="0.437999999999995" calcext:value-type="float">
            <text:p>0,4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3"/>
          <table:table-cell table:style-name="ce38" office:value-type="float" office:value="-0.0199999999999996" calcext:value-type="float">
            <text:p>-0,02</text:p>
          </table:table-cell>
          <table:table-cell table:style-name="ce38" office:value-type="float" office:value="-0.0620000000000047" calcext:value-type="float">
            <text:p>-0,06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8" office:value-type="float" office:value="30.01" calcext:value-type="float">
            <text:p>30,01</text:p>
          </table:table-cell>
          <table:table-cell table:style-name="ce38" office:value-type="float" office:value="60.2" calcext:value-type="float">
            <text:p>60,20</text:p>
          </table:table-cell>
          <table:table-cell table:style-name="ce33"/>
          <table:table-cell table:style-name="ce38" office:value-type="float" office:value="0.00999999999999801" calcext:value-type="float">
            <text:p>0,01</text:p>
          </table:table-cell>
          <table:table-cell table:style-name="ce38" office:value-type="float" office:value="-0.162000000000006" calcext:value-type="float">
            <text:p>-0,1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34.7" calcext:value-type="float">
            <text:p>134,70</text:p>
          </table:table-cell>
          <table:table-cell table:style-name="ce38" office:value-type="float" office:value="29.96" calcext:value-type="float">
            <text:p>29,96</text:p>
          </table:table-cell>
          <table:table-cell table:style-name="ce38" office:value-type="float" office:value="59.9" calcext:value-type="float">
            <text:p>59,90</text:p>
          </table:table-cell>
          <table:table-cell table:style-name="ce33"/>
          <table:table-cell table:style-name="ce38" office:value-type="float" office:value="0.0599999999999987" calcext:value-type="float">
            <text:p>0,06</text:p>
          </table:table-cell>
          <table:table-cell table:style-name="ce38" office:value-type="float" office:value="0.137999999999998" calcext:value-type="float">
            <text:p>0,14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8" office:value-type="float" office:value="29.96" calcext:value-type="float">
            <text:p>29,96</text:p>
          </table:table-cell>
          <table:table-cell table:style-name="ce38" office:value-type="float" office:value="59.8" calcext:value-type="float">
            <text:p>59,80</text:p>
          </table:table-cell>
          <table:table-cell table:style-name="ce33"/>
          <table:table-cell table:style-name="ce38" office:value-type="float" office:value="0.0599999999999987" calcext:value-type="float">
            <text:p>0,06</text:p>
          </table:table-cell>
          <table:table-cell table:style-name="ce38" office:value-type="float" office:value="0.238" calcext:value-type="float">
            <text:p>0,24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24.9" calcext:value-type="float">
            <text:p>224,9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59.8" calcext:value-type="float">
            <text:p>59,80</text:p>
          </table:table-cell>
          <table:table-cell table:style-name="ce33"/>
          <table:table-cell table:style-name="ce38" office:value-type="float" office:value="0.0700000000000003" calcext:value-type="float">
            <text:p>0,07</text:p>
          </table:table-cell>
          <table:table-cell table:style-name="ce38" office:value-type="float" office:value="0.238" calcext:value-type="float">
            <text:p>0,2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69.9" calcext:value-type="float">
            <text:p>269,9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60.3" calcext:value-type="float">
            <text:p>60,30</text:p>
          </table:table-cell>
          <table:table-cell table:style-name="ce33"/>
          <table:table-cell table:style-name="ce38" office:value-type="float" office:value="0.0300000000000011" calcext:value-type="float">
            <text:p>0,03</text:p>
          </table:table-cell>
          <table:table-cell table:style-name="ce38" office:value-type="float" office:value="-0.262" calcext:value-type="float">
            <text:p>-0,26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314.9" calcext:value-type="float">
            <text:p>314,9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59.5" calcext:value-type="float">
            <text:p>59,50</text:p>
          </table:table-cell>
          <table:table-cell table:style-name="ce33"/>
          <table:table-cell table:style-name="ce38" office:value-type="float" office:value="-0.0100000000000016" calcext:value-type="float">
            <text:p>-0,01</text:p>
          </table:table-cell>
          <table:table-cell table:style-name="ce38" office:value-type="float" office:value="0.537999999999997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0" calcext:value-type="float">
            <text:p>90</text:p>
          </table:table-cell>
          <table:table-cell table:style-name="ce37" office:value-type="float" office:value="359.9" calcext:value-type="float">
            <text:p>359,90</text:p>
          </table:table-cell>
          <table:table-cell table:style-name="ce37" office:value-type="float" office:value="30.06" calcext:value-type="float">
            <text:p>30,06</text:p>
          </table:table-cell>
          <table:table-cell table:style-name="ce37" office:value-type="float" office:value="89.6" calcext:value-type="float">
            <text:p>89,60</text:p>
          </table:table-cell>
          <table:table-cell table:style-name="ce32"/>
          <table:table-cell table:style-name="ce37" office:value-type="float" office:value="-0.036999999999999" calcext:value-type="float">
            <text:p>-0,04</text:p>
          </table:table-cell>
          <table:table-cell table:style-name="ce37" office:value-type="float" office:value="0.408000000000001" calcext:value-type="float">
            <text:p>0,41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30.08" calcext:value-type="float">
            <text:p>30,08</text:p>
          </table:table-cell>
          <table:table-cell table:style-name="ce38" office:value-type="float" office:value="90" calcext:value-type="float">
            <text:p>90,00</text:p>
          </table:table-cell>
          <table:table-cell table:style-name="ce33"/>
          <table:table-cell table:style-name="ce38" office:value-type="float" office:value="-0.0569999999999986" calcext:value-type="float">
            <text:p>-0,06</text:p>
          </table:table-cell>
          <table:table-cell table:style-name="ce38" office:value-type="float" office:value="0.00799999999999557" calcext:value-type="float">
            <text:p>0,01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89.6" calcext:value-type="float">
            <text:p>89,6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0.408000000000001" calcext:value-type="float">
            <text:p>0,41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7" calcext:value-type="float">
            <text:p>29,97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3"/>
          <table:table-cell table:style-name="ce38" office:value-type="float" office:value="0.0530000000000008" calcext:value-type="float">
            <text:p>0,05</text:p>
          </table:table-cell>
          <table:table-cell table:style-name="ce38" office:value-type="float" office:value="0.207999999999998" calcext:value-type="float">
            <text:p>0,21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3" calcext:value-type="float">
            <text:p>29,93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3"/>
          <table:table-cell table:style-name="ce38" office:value-type="float" office:value="0.093" calcext:value-type="float">
            <text:p>0,09</text:p>
          </table:table-cell>
          <table:table-cell table:style-name="ce38" office:value-type="float" office:value="0.207999999999998" calcext:value-type="float">
            <text:p>0,21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25" calcext:value-type="float">
            <text:p>225,0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0.307999999999993" calcext:value-type="float">
            <text:p>0,31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89.4" calcext:value-type="float">
            <text:p>89,4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0.60799999999999" calcext:value-type="float">
            <text:p>0,61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315" calcext:value-type="float">
            <text:p>315,0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89.3" calcext:value-type="float">
            <text:p>89,3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0.707999999999998" calcext:value-type="float">
            <text:p>0,71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 office:value-type="float" office:value="30.05" calcext:value-type="float">
            <text:p>30,05</text:p>
          </table:table-cell>
          <table:table-cell table:style-name="ce37" office:value-type="float" office:value="119.7" calcext:value-type="float">
            <text:p>119,70</text:p>
          </table:table-cell>
          <table:table-cell table:style-name="ce32"/>
          <table:table-cell table:style-name="ce37" office:value-type="float" office:value="-0.027000000000001" calcext:value-type="float">
            <text:p>-0,03</text:p>
          </table:table-cell>
          <table:table-cell table:style-name="ce37" office:value-type="float" office:value="0.322999999999993" calcext:value-type="float">
            <text:p>0,32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30.07" calcext:value-type="float">
            <text:p>30,07</text:p>
          </table:table-cell>
          <table:table-cell table:style-name="ce38" office:value-type="float" office:value="119.6" calcext:value-type="float">
            <text:p>119,60</text:p>
          </table:table-cell>
          <table:table-cell table:style-name="ce33"/>
          <table:table-cell table:style-name="ce38" office:value-type="float" office:value="-0.0470000000000006" calcext:value-type="float">
            <text:p>-0,05</text:p>
          </table:table-cell>
          <table:table-cell table:style-name="ce38" office:value-type="float" office:value="0.423000000000002" calcext:value-type="float">
            <text:p>0,42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89.7" calcext:value-type="float">
            <text:p>89,70</text:p>
          </table:table-cell>
          <table:table-cell table:style-name="ce38" office:value-type="float" office:value="30.02" calcext:value-type="float">
            <text:p>30,02</text:p>
          </table:table-cell>
          <table:table-cell table:style-name="ce38" office:value-type="float" office:value="120" calcext:value-type="float">
            <text:p>120,00</text:p>
          </table:table-cell>
          <table:table-cell table:style-name="ce33"/>
          <table:table-cell table:style-name="ce38" office:value-type="float" office:value="0.00300000000000011" calcext:value-type="float">
            <text:p>0,00</text:p>
          </table:table-cell>
          <table:table-cell table:style-name="ce38" office:value-type="float" office:value="0.0229999999999961" calcext:value-type="float">
            <text:p>0,02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120.2" calcext:value-type="float">
            <text:p>120,2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-0.177000000000007" calcext:value-type="float">
            <text:p>-0,18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120.3" calcext:value-type="float">
            <text:p>120,3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277000000000001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25" calcext:value-type="float">
            <text:p>225,00</text:p>
          </table:table-cell>
          <table:table-cell table:style-name="ce38" office:value-type="float" office:value="29.97" calcext:value-type="float">
            <text:p>29,97</text:p>
          </table:table-cell>
          <table:table-cell table:style-name="ce38" office:value-type="float" office:value="119.5" calcext:value-type="float">
            <text:p>119,50</text:p>
          </table:table-cell>
          <table:table-cell table:style-name="ce33"/>
          <table:table-cell table:style-name="ce38" office:value-type="float" office:value="0.0530000000000008" calcext:value-type="float">
            <text:p>0,05</text:p>
          </table:table-cell>
          <table:table-cell table:style-name="ce38" office:value-type="float" office:value="0.522999999999996" calcext:value-type="float">
            <text:p>0,52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119.7" calcext:value-type="float">
            <text:p>119,7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0.322999999999993" calcext:value-type="float">
            <text:p>0,3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315" calcext:value-type="float">
            <text:p>315,0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119.3" calcext:value-type="float">
            <text:p>119,30</text:p>
          </table:table-cell>
          <table:table-cell table:style-name="ce33"/>
          <table:table-cell table:style-name="ce38" office:value-type="float" office:value="-0.0169999999999995" calcext:value-type="float">
            <text:p>-0,02</text:p>
          </table:table-cell>
          <table:table-cell table:style-name="ce38" office:value-type="float" office:value="0.722999999999999" calcext:value-type="float">
            <text:p>0,72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0" calcext:value-type="float">
            <text:p>150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30.08" calcext:value-type="float">
            <text:p>30,08</text:p>
          </table:table-cell>
          <table:table-cell table:style-name="ce37" office:value-type="float" office:value="150.2" calcext:value-type="float">
            <text:p>150,20</text:p>
          </table:table-cell>
          <table:table-cell table:style-name="ce32"/>
          <table:table-cell table:style-name="ce37" office:value-type="float" office:value="-0.0569999999999986" calcext:value-type="float">
            <text:p>-0,06</text:p>
          </table:table-cell>
          <table:table-cell table:style-name="ce37" office:value-type="float" office:value="-0.170999999999992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44.9" calcext:value-type="float">
            <text:p>44,90</text:p>
          </table:table-cell>
          <table:table-cell table:style-name="ce38" office:value-type="float" office:value="30.09" calcext:value-type="float">
            <text:p>30,09</text:p>
          </table:table-cell>
          <table:table-cell table:style-name="ce38" office:value-type="float" office:value="150.1" calcext:value-type="float">
            <text:p>150,10</text:p>
          </table:table-cell>
          <table:table-cell table:style-name="ce33"/>
          <table:table-cell table:style-name="ce38" office:value-type="float" office:value="-0.0670000000000002" calcext:value-type="float">
            <text:p>-0,07</text:p>
          </table:table-cell>
          <table:table-cell table:style-name="ce38" office:value-type="float" office:value="-0.070999999999998" calcext:value-type="float">
            <text:p>-0,0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150.2" calcext:value-type="float">
            <text:p>150,2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-0.170999999999992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8" calcext:value-type="float">
            <text:p>29,98</text:p>
          </table:table-cell>
          <table:table-cell table:style-name="ce38" office:value-type="float" office:value="150.1" calcext:value-type="float">
            <text:p>150,10</text:p>
          </table:table-cell>
          <table:table-cell table:style-name="ce33"/>
          <table:table-cell table:style-name="ce38" office:value-type="float" office:value="0.0429999999999993" calcext:value-type="float">
            <text:p>0,04</text:p>
          </table:table-cell>
          <table:table-cell table:style-name="ce38" office:value-type="float" office:value="-0.070999999999998" calcext:value-type="float">
            <text:p>-0,0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150.1" calcext:value-type="float">
            <text:p>150,1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070999999999998" calcext:value-type="float">
            <text:p>-0,0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25" calcext:value-type="float">
            <text:p>225,00</text:p>
          </table:table-cell>
          <table:table-cell table:style-name="ce38" office:value-type="float" office:value="29.96" calcext:value-type="float">
            <text:p>29,96</text:p>
          </table:table-cell>
          <table:table-cell table:style-name="ce38" office:value-type="float" office:value="149.3" calcext:value-type="float">
            <text:p>149,30</text:p>
          </table:table-cell>
          <table:table-cell table:style-name="ce33"/>
          <table:table-cell table:style-name="ce38" office:value-type="float" office:value="0.0629999999999988" calcext:value-type="float">
            <text:p>0,06</text:p>
          </table:table-cell>
          <table:table-cell table:style-name="ce38" office:value-type="float" office:value="0.728999999999985" calcext:value-type="float">
            <text:p>0,7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149.7" calcext:value-type="float">
            <text:p>149,7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0.329000000000008" calcext:value-type="float">
            <text:p>0,3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315" calcext:value-type="float">
            <text:p>315,0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149.5" calcext:value-type="float">
            <text:p>149,50</text:p>
          </table:table-cell>
          <table:table-cell table:style-name="ce33"/>
          <table:table-cell table:style-name="ce38" office:value-type="float" office:value="-0.0169999999999995" calcext:value-type="float">
            <text:p>-0,02</text:p>
          </table:table-cell>
          <table:table-cell table:style-name="ce38" office:value-type="float" office:value="0.528999999999996" calcext:value-type="float">
            <text:p>0,5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80" calcext:value-type="float">
            <text:p>180</text:p>
          </table:table-cell>
          <table:table-cell table:style-name="ce37" office:value-type="float" office:value="0.1" calcext:value-type="float">
            <text:p>0,10</text:p>
          </table:table-cell>
          <table:table-cell table:style-name="ce37" office:value-type="float" office:value="30.07" calcext:value-type="float">
            <text:p>30,07</text:p>
          </table:table-cell>
          <table:table-cell table:style-name="ce37" office:value-type="float" office:value="180.4" calcext:value-type="float">
            <text:p>180,40</text:p>
          </table:table-cell>
          <table:table-cell table:style-name="ce32"/>
          <table:table-cell table:style-name="ce37" office:value-type="float" office:value="-0.0470000000000006" calcext:value-type="float">
            <text:p>-0,05</text:p>
          </table:table-cell>
          <table:table-cell table:style-name="ce37" office:value-type="float" office:value="-0.365000000000009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44.7" calcext:value-type="float">
            <text:p>44,70</text:p>
          </table:table-cell>
          <table:table-cell table:style-name="ce38" office:value-type="float" office:value="30.07" calcext:value-type="float">
            <text:p>30,07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3"/>
          <table:table-cell table:style-name="ce38" office:value-type="float" office:value="-0.0470000000000006" calcext:value-type="float">
            <text:p>-0,05</text:p>
          </table:table-cell>
          <table:table-cell table:style-name="ce38" office:value-type="float" office:value="0.234999999999985" calcext:value-type="float">
            <text:p>0,23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3"/>
          <table:table-cell table:style-name="ce38" office:value-type="float" office:value="-0.0169999999999995" calcext:value-type="float">
            <text:p>-0,02</text:p>
          </table:table-cell>
          <table:table-cell table:style-name="ce38" office:value-type="float" office:value="-0.465000000000003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180.7" calcext:value-type="float">
            <text:p>180,7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-0.664999999999992" calcext:value-type="float">
            <text:p>-0,66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180.1" calcext:value-type="float">
            <text:p>180,1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0649999999999977" calcext:value-type="float">
            <text:p>-0,06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25" calcext:value-type="float">
            <text:p>225,00</text:p>
          </table:table-cell>
          <table:table-cell table:style-name="ce38" office:value-type="float" office:value="29.96" calcext:value-type="float">
            <text:p>29,96</text:p>
          </table:table-cell>
          <table:table-cell table:style-name="ce38" office:value-type="float" office:value="179.6" calcext:value-type="float">
            <text:p>179,60</text:p>
          </table:table-cell>
          <table:table-cell table:style-name="ce33"/>
          <table:table-cell table:style-name="ce38" office:value-type="float" office:value="0.0629999999999988" calcext:value-type="float">
            <text:p>0,06</text:p>
          </table:table-cell>
          <table:table-cell table:style-name="ce38" office:value-type="float" office:value="0.435000000000002" calcext:value-type="float">
            <text:p>0,4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-0.265000000000015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315" calcext:value-type="float">
            <text:p>315,0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180.1" calcext:value-type="float">
            <text:p>180,10</text:p>
          </table:table-cell>
          <table:table-cell table:style-name="ce33"/>
          <table:table-cell table:style-name="ce38" office:value-type="float" office:value="-0.0169999999999995" calcext:value-type="float">
            <text:p>-0,02</text:p>
          </table:table-cell>
          <table:table-cell table:style-name="ce38" office:value-type="float" office:value="-0.0649999999999977" calcext:value-type="float">
            <text:p>-0,06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0" calcext:value-type="float">
            <text:p>210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30.08" calcext:value-type="float">
            <text:p>30,08</text:p>
          </table:table-cell>
          <table:table-cell table:style-name="ce37" office:value-type="float" office:value="210.4" calcext:value-type="float">
            <text:p>210,40</text:p>
          </table:table-cell>
          <table:table-cell table:style-name="ce32"/>
          <table:table-cell table:style-name="ce37" office:value-type="float" office:value="-0.0569999999999986" calcext:value-type="float">
            <text:p>-0,06</text:p>
          </table:table-cell>
          <table:table-cell table:style-name="ce37" office:value-type="float" office:value="-0.37700000000001" calcext:value-type="float">
            <text:p>-0,38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30.08" calcext:value-type="float">
            <text:p>30,08</text:p>
          </table:table-cell>
          <table:table-cell table:style-name="ce38" office:value-type="float" office:value="210.1" calcext:value-type="float">
            <text:p>210,10</text:p>
          </table:table-cell>
          <table:table-cell table:style-name="ce33"/>
          <table:table-cell table:style-name="ce38" office:value-type="float" office:value="-0.0569999999999986" calcext:value-type="float">
            <text:p>-0,06</text:p>
          </table:table-cell>
          <table:table-cell table:style-name="ce38" office:value-type="float" office:value="-0.0769999999999982" calcext:value-type="float">
            <text:p>-0,08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210.7" calcext:value-type="float">
            <text:p>210,70</text:p>
          </table:table-cell>
          <table:table-cell table:style-name="ce33"/>
          <table:table-cell table:style-name="ce38" office:value-type="float" office:value="-0.0169999999999995" calcext:value-type="float">
            <text:p>-0,02</text:p>
          </table:table-cell>
          <table:table-cell table:style-name="ce38" office:value-type="float" office:value="-0.676999999999993" calcext:value-type="float">
            <text:p>-0,68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210.9" calcext:value-type="float">
            <text:p>210,9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-0.87700000000001" calcext:value-type="float">
            <text:p>-0,88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79.8" calcext:value-type="float">
            <text:p>179,80</text:p>
          </table:table-cell>
          <table:table-cell table:style-name="ce38" office:value-type="float" office:value="29.96" calcext:value-type="float">
            <text:p>29,96</text:p>
          </table:table-cell>
          <table:table-cell table:style-name="ce38" office:value-type="float" office:value="210.6" calcext:value-type="float">
            <text:p>210,60</text:p>
          </table:table-cell>
          <table:table-cell table:style-name="ce33"/>
          <table:table-cell table:style-name="ce38" office:value-type="float" office:value="0.0629999999999988" calcext:value-type="float">
            <text:p>0,06</text:p>
          </table:table-cell>
          <table:table-cell table:style-name="ce38" office:value-type="float" office:value="-0.576999999999998" calcext:value-type="float">
            <text:p>-0,5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25" calcext:value-type="float">
            <text:p>225,0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210.1" calcext:value-type="float">
            <text:p>210,1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0769999999999982" calcext:value-type="float">
            <text:p>-0,08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30.01" calcext:value-type="float">
            <text:p>30,01</text:p>
          </table:table-cell>
          <table:table-cell table:style-name="ce38" office:value-type="float" office:value="209.8" calcext:value-type="float">
            <text:p>209,80</text:p>
          </table:table-cell>
          <table:table-cell table:style-name="ce33"/>
          <table:table-cell table:style-name="ce38" office:value-type="float" office:value="0.0129999999999981" calcext:value-type="float">
            <text:p>0,01</text:p>
          </table:table-cell>
          <table:table-cell table:style-name="ce38" office:value-type="float" office:value="0.222999999999985" calcext:value-type="float">
            <text:p>0,2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315" calcext:value-type="float">
            <text:p>315,0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210.3" calcext:value-type="float">
            <text:p>210,3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-0.277000000000015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359.9" calcext:value-type="float">
            <text:p>359,90</text:p>
          </table:table-cell>
          <table:table-cell table:style-name="ce37" office:value-type="float" office:value="30.07" calcext:value-type="float">
            <text:p>30,07</text:p>
          </table:table-cell>
          <table:table-cell table:style-name="ce37" office:value-type="float" office:value="240.5" calcext:value-type="float">
            <text:p>240,50</text:p>
          </table:table-cell>
          <table:table-cell table:style-name="ce32"/>
          <table:table-cell table:style-name="ce37" office:value-type="float" office:value="-0.0470000000000006" calcext:value-type="float">
            <text:p>-0,05</text:p>
          </table:table-cell>
          <table:table-cell table:style-name="ce37" office:value-type="float" office:value="-0.47100000000000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30.08" calcext:value-type="float">
            <text:p>30,08</text:p>
          </table:table-cell>
          <table:table-cell table:style-name="ce38" office:value-type="float" office:value="240.3" calcext:value-type="float">
            <text:p>240,30</text:p>
          </table:table-cell>
          <table:table-cell table:style-name="ce33"/>
          <table:table-cell table:style-name="ce38" office:value-type="float" office:value="-0.0569999999999986" calcext:value-type="float">
            <text:p>-0,06</text:p>
          </table:table-cell>
          <table:table-cell table:style-name="ce38" office:value-type="float" office:value="-0.271000000000015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30.04" calcext:value-type="float">
            <text:p>30,04</text:p>
          </table:table-cell>
          <table:table-cell table:style-name="ce38" office:value-type="float" office:value="240.6" calcext:value-type="float">
            <text:p>240,60</text:p>
          </table:table-cell>
          <table:table-cell table:style-name="ce33"/>
          <table:table-cell table:style-name="ce38" office:value-type="float" office:value="-0.0169999999999995" calcext:value-type="float">
            <text:p>-0,02</text:p>
          </table:table-cell>
          <table:table-cell table:style-name="ce38" office:value-type="float" office:value="-0.570999999999998" calcext:value-type="float">
            <text:p>-0,5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8" calcext:value-type="float">
            <text:p>29,98</text:p>
          </table:table-cell>
          <table:table-cell table:style-name="ce38" office:value-type="float" office:value="240.9" calcext:value-type="float">
            <text:p>240,90</text:p>
          </table:table-cell>
          <table:table-cell table:style-name="ce33"/>
          <table:table-cell table:style-name="ce38" office:value-type="float" office:value="0.0429999999999993" calcext:value-type="float">
            <text:p>0,04</text:p>
          </table:table-cell>
          <table:table-cell table:style-name="ce38" office:value-type="float" office:value="-0.871000000000009" calcext:value-type="float">
            <text:p>-0,8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240.7" calcext:value-type="float">
            <text:p>240,7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670999999999992" calcext:value-type="float">
            <text:p>-0,6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25" calcext:value-type="float">
            <text:p>225,0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240.5" calcext:value-type="float">
            <text:p>240,5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47100000000000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240.2" calcext:value-type="float">
            <text:p>240,2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-0.170999999999992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315.1" calcext:value-type="float">
            <text:p>315,1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240.8" calcext:value-type="float">
            <text:p>240,8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-0.771000000000015" calcext:value-type="float">
            <text:p>-0,7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0" calcext:value-type="float">
            <text:p>270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30.07" calcext:value-type="float">
            <text:p>30,07</text:p>
          </table:table-cell>
          <table:table-cell table:style-name="ce37" office:value-type="float" office:value="270.5" calcext:value-type="float">
            <text:p>270,50</text:p>
          </table:table-cell>
          <table:table-cell table:style-name="ce32"/>
          <table:table-cell table:style-name="ce37" office:value-type="float" office:value="-0.0470000000000006" calcext:value-type="float">
            <text:p>-0,05</text:p>
          </table:table-cell>
          <table:table-cell table:style-name="ce37" office:value-type="float" office:value="-0.526999999999987" calcext:value-type="float">
            <text:p>-0,5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30.07" calcext:value-type="float">
            <text:p>30,07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3"/>
          <table:table-cell table:style-name="ce38" office:value-type="float" office:value="-0.0470000000000006" calcext:value-type="float">
            <text:p>-0,05</text:p>
          </table:table-cell>
          <table:table-cell table:style-name="ce38" office:value-type="float" office:value="-0.729999999999961" calcext:value-type="float">
            <text:p>-0,73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89.9" calcext:value-type="float">
            <text:p>89,90</text:p>
          </table:table-cell>
          <table:table-cell table:style-name="ce38" office:value-type="float" office:value="30.02" calcext:value-type="float">
            <text:p>30,02</text:p>
          </table:table-cell>
          <table:table-cell table:style-name="ce38" office:value-type="float" office:value="270.8" calcext:value-type="float">
            <text:p>270,80</text:p>
          </table:table-cell>
          <table:table-cell table:style-name="ce33"/>
          <table:table-cell table:style-name="ce38" office:value-type="float" office:value="0.00300000000000011" calcext:value-type="float">
            <text:p>0,00</text:p>
          </table:table-cell>
          <table:table-cell table:style-name="ce38" office:value-type="float" office:value="-0.833000000000027" calcext:value-type="float">
            <text:p>-0,83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34.9" calcext:value-type="float">
            <text:p>134,90</text:p>
          </table:table-cell>
          <table:table-cell table:style-name="ce38" office:value-type="float" office:value="30.01" calcext:value-type="float">
            <text:p>30,01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3"/>
          <table:table-cell table:style-name="ce38" office:value-type="float" office:value="0.0129999999999981" calcext:value-type="float">
            <text:p>0,01</text:p>
          </table:table-cell>
          <table:table-cell table:style-name="ce38" office:value-type="float" office:value="-0.73599999999999" calcext:value-type="float">
            <text:p>-0,74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270.8" calcext:value-type="float">
            <text:p>270,80</text:p>
          </table:table-cell>
          <table:table-cell table:style-name="ce33"/>
          <table:table-cell table:style-name="ce38" office:value-type="float" office:value="0.0829999999999984" calcext:value-type="float">
            <text:p>0,08</text:p>
          </table:table-cell>
          <table:table-cell table:style-name="ce38" office:value-type="float" office:value="-0.838999999999999" calcext:value-type="float">
            <text:p>-0,84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3"/>
          <table:table-cell table:style-name="ce38" office:value-type="float" office:value="0.0829999999999984" calcext:value-type="float">
            <text:p>0,08</text:p>
          </table:table-cell>
          <table:table-cell table:style-name="ce38" office:value-type="float" office:value="-0.741999999999962" calcext:value-type="float">
            <text:p>-0,7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70.1" calcext:value-type="float">
            <text:p>270,10</text:p>
          </table:table-cell>
          <table:table-cell table:style-name="ce38" office:value-type="float" office:value="29.99" calcext:value-type="float">
            <text:p>29,99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3"/>
          <table:table-cell table:style-name="ce38" office:value-type="float" office:value="0.0330000000000012" calcext:value-type="float">
            <text:p>0,03</text:p>
          </table:table-cell>
          <table:table-cell table:style-name="ce38" office:value-type="float" office:value="-0.745000000000005" calcext:value-type="float">
            <text:p>-0,7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315.1" calcext:value-type="float">
            <text:p>315,1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270.7" calcext:value-type="float">
            <text:p>270,7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-0.74799999999999" calcext:value-type="float">
            <text:p>-0,75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00" calcext:value-type="float">
            <text:p>300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30.07" calcext:value-type="float">
            <text:p>30,07</text:p>
          </table:table-cell>
          <table:table-cell table:style-name="ce37" office:value-type="float" office:value="300.6" calcext:value-type="float">
            <text:p>300,60</text:p>
          </table:table-cell>
          <table:table-cell table:style-name="ce32"/>
          <table:table-cell table:style-name="ce37" office:value-type="float" office:value="-0.0470000000000006" calcext:value-type="float">
            <text:p>-0,05</text:p>
          </table:table-cell>
          <table:table-cell table:style-name="ce37" office:value-type="float" office:value="-0.559000000000026" calcext:value-type="float">
            <text:p>-0,56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44.9" calcext:value-type="float">
            <text:p>44,90</text:p>
          </table:table-cell>
          <table:table-cell table:style-name="ce38" office:value-type="float" office:value="30.06" calcext:value-type="float">
            <text:p>30,06</text:p>
          </table:table-cell>
          <table:table-cell table:style-name="ce38" office:value-type="float" office:value="300.9" calcext:value-type="float">
            <text:p>300,90</text:p>
          </table:table-cell>
          <table:table-cell table:style-name="ce33"/>
          <table:table-cell table:style-name="ce38" office:value-type="float" office:value="-0.036999999999999" calcext:value-type="float">
            <text:p>-0,04</text:p>
          </table:table-cell>
          <table:table-cell table:style-name="ce38" office:value-type="float" office:value="-0.85899999999998" calcext:value-type="float">
            <text:p>-0,86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89.9" calcext:value-type="float">
            <text:p>89,9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301" calcext:value-type="float">
            <text:p>301,0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-0.959000000000003" calcext:value-type="float">
            <text:p>-0,9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34.8" calcext:value-type="float">
            <text:p>134,80</text:p>
          </table:table-cell>
          <table:table-cell table:style-name="ce38" office:value-type="float" office:value="29.97" calcext:value-type="float">
            <text:p>29,97</text:p>
          </table:table-cell>
          <table:table-cell table:style-name="ce38" office:value-type="float" office:value="300.6" calcext:value-type="float">
            <text:p>300,60</text:p>
          </table:table-cell>
          <table:table-cell table:style-name="ce33"/>
          <table:table-cell table:style-name="ce38" office:value-type="float" office:value="0.0530000000000008" calcext:value-type="float">
            <text:p>0,05</text:p>
          </table:table-cell>
          <table:table-cell table:style-name="ce38" office:value-type="float" office:value="-0.559000000000026" calcext:value-type="float">
            <text:p>-0,56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300.9" calcext:value-type="float">
            <text:p>300,90</text:p>
          </table:table-cell>
          <table:table-cell table:style-name="ce33"/>
          <table:table-cell table:style-name="ce38" office:value-type="float" office:value="0.0829999999999984" calcext:value-type="float">
            <text:p>0,08</text:p>
          </table:table-cell>
          <table:table-cell table:style-name="ce38" office:value-type="float" office:value="-0.85899999999998" calcext:value-type="float">
            <text:p>-0,86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301" calcext:value-type="float">
            <text:p>301,00</text:p>
          </table:table-cell>
          <table:table-cell table:style-name="ce33"/>
          <table:table-cell table:style-name="ce38" office:value-type="float" office:value="0.0730000000000004" calcext:value-type="float">
            <text:p>0,07</text:p>
          </table:table-cell>
          <table:table-cell table:style-name="ce38" office:value-type="float" office:value="-0.959000000000003" calcext:value-type="float">
            <text:p>-0,96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70.1" calcext:value-type="float">
            <text:p>270,10</text:p>
          </table:table-cell>
          <table:table-cell table:style-name="ce38" office:value-type="float" office:value="29.96" calcext:value-type="float">
            <text:p>29,96</text:p>
          </table:table-cell>
          <table:table-cell table:style-name="ce38" office:value-type="float" office:value="300.8" calcext:value-type="float">
            <text:p>300,80</text:p>
          </table:table-cell>
          <table:table-cell table:style-name="ce33"/>
          <table:table-cell table:style-name="ce38" office:value-type="float" office:value="0.0629999999999988" calcext:value-type="float">
            <text:p>0,06</text:p>
          </table:table-cell>
          <table:table-cell table:style-name="ce38" office:value-type="float" office:value="-0.759000000000015" calcext:value-type="float">
            <text:p>-0,76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315.1" calcext:value-type="float">
            <text:p>315,1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300.7" calcext:value-type="float">
            <text:p>300,70</text:p>
          </table:table-cell>
          <table:table-cell table:style-name="ce33"/>
          <table:table-cell table:style-name="ce38" office:value-type="float" office:value="-0.00700000000000145" calcext:value-type="float">
            <text:p>-0,01</text:p>
          </table:table-cell>
          <table:table-cell table:style-name="ce38" office:value-type="float" office:value="-0.658999999999992" calcext:value-type="float">
            <text:p>-0,66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30" calcext:value-type="float">
            <text:p>330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30.06" calcext:value-type="float">
            <text:p>30,06</text:p>
          </table:table-cell>
          <table:table-cell table:style-name="ce37" office:value-type="float" office:value="330.3" calcext:value-type="float">
            <text:p>330,30</text:p>
          </table:table-cell>
          <table:table-cell table:style-name="ce32"/>
          <table:table-cell table:style-name="ce37" office:value-type="float" office:value="-0.0399999999999991" calcext:value-type="float">
            <text:p>-0,04</text:p>
          </table:table-cell>
          <table:table-cell table:style-name="ce37" office:value-type="float" office:value="-0.28000000000003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30.06" calcext:value-type="float">
            <text:p>30,06</text:p>
          </table:table-cell>
          <table:table-cell table:style-name="ce38" office:value-type="float" office:value="330.8" calcext:value-type="float">
            <text:p>330,8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-0.78000000000003" calcext:value-type="float">
            <text:p>-0,78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89.8" calcext:value-type="float">
            <text:p>89,80</text:p>
          </table:table-cell>
          <table:table-cell table:style-name="ce38" office:value-type="float" office:value="30.02" calcext:value-type="float">
            <text:p>30,02</text:p>
          </table:table-cell>
          <table:table-cell table:style-name="ce38" office:value-type="float" office:value="330.7" calcext:value-type="float">
            <text:p>330,7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680000000000007" calcext:value-type="float">
            <text:p>-0,68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34.9" calcext:value-type="float">
            <text:p>134,90</text:p>
          </table:table-cell>
          <table:table-cell table:style-name="ce38" office:value-type="float" office:value="29.97" calcext:value-type="float">
            <text:p>29,97</text:p>
          </table:table-cell>
          <table:table-cell table:style-name="ce38" office:value-type="float" office:value="330.2" calcext:value-type="float">
            <text:p>330,20</text:p>
          </table:table-cell>
          <table:table-cell table:style-name="ce33"/>
          <table:table-cell table:style-name="ce38" office:value-type="float" office:value="0.0500000000000007" calcext:value-type="float">
            <text:p>0,05</text:p>
          </table:table-cell>
          <table:table-cell table:style-name="ce38" office:value-type="float" office:value="-0.180000000000007" calcext:value-type="float">
            <text:p>-0,18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79.9" calcext:value-type="float">
            <text:p>179,90</text:p>
          </table:table-cell>
          <table:table-cell table:style-name="ce38" office:value-type="float" office:value="29.94" calcext:value-type="float">
            <text:p>29,94</text:p>
          </table:table-cell>
          <table:table-cell table:style-name="ce38" office:value-type="float" office:value="330.4" calcext:value-type="float">
            <text:p>330,40</text:p>
          </table:table-cell>
          <table:table-cell table:style-name="ce33"/>
          <table:table-cell table:style-name="ce38" office:value-type="float" office:value="0.0799999999999983" calcext:value-type="float">
            <text:p>0,08</text:p>
          </table:table-cell>
          <table:table-cell table:style-name="ce38" office:value-type="float" office:value="-0.379999999999995" calcext:value-type="float">
            <text:p>-0,3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29.95" calcext:value-type="float">
            <text:p>29,95</text:p>
          </table:table-cell>
          <table:table-cell table:style-name="ce38" office:value-type="float" office:value="330.5" calcext:value-type="float">
            <text:p>330,50</text:p>
          </table:table-cell>
          <table:table-cell table:style-name="ce33"/>
          <table:table-cell table:style-name="ce38" office:value-type="float" office:value="0.0700000000000003" calcext:value-type="float">
            <text:p>0,07</text:p>
          </table:table-cell>
          <table:table-cell table:style-name="ce38" office:value-type="float" office:value="-0.480000000000018" calcext:value-type="float">
            <text:p>-0,48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70" calcext:value-type="float">
            <text:p>270,00</text:p>
          </table:table-cell>
          <table:table-cell table:style-name="ce38" office:value-type="float" office:value="29.98" calcext:value-type="float">
            <text:p>29,98</text:p>
          </table:table-cell>
          <table:table-cell table:style-name="ce38" office:value-type="float" office:value="330.5" calcext:value-type="float">
            <text:p>330,50</text:p>
          </table:table-cell>
          <table:table-cell table:style-name="ce33"/>
          <table:table-cell table:style-name="ce38" office:value-type="float" office:value="0.0399999999999991" calcext:value-type="float">
            <text:p>0,04</text:p>
          </table:table-cell>
          <table:table-cell table:style-name="ce38" office:value-type="float" office:value="-0.480000000000018" calcext:value-type="float">
            <text:p>-0,48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315.1" calcext:value-type="float">
            <text:p>315,10</text:p>
          </table:table-cell>
          <table:table-cell table:style-name="ce38" office:value-type="float" office:value="30.03" calcext:value-type="float">
            <text:p>30,03</text:p>
          </table:table-cell>
          <table:table-cell table:style-name="ce38" office:value-type="float" office:value="330.2" calcext:value-type="float">
            <text:p>330,20</text:p>
          </table:table-cell>
          <table:table-cell table:style-name="ce33"/>
          <table:table-cell table:style-name="ce38" office:value-type="float" office:value="-0.0100000000000016" calcext:value-type="float">
            <text:p>-0,01</text:p>
          </table:table-cell>
          <table:table-cell table:style-name="ce38" office:value-type="float" office:value="-0.180000000000007" calcext:value-type="float">
            <text:p>-0,18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359.9" calcext:value-type="float">
            <text:p>359,90</text:p>
          </table:table-cell>
          <table:table-cell table:style-name="ce37" office:value-type="float" office:value="60.09" calcext:value-type="float">
            <text:p>60,09</text:p>
          </table:table-cell>
          <table:table-cell table:style-name="ce37" office:value-type="float" office:value="359.8" calcext:value-type="float">
            <text:p>359,80</text:p>
          </table:table-cell>
          <table:table-cell table:style-name="ce37"/>
          <table:table-cell table:style-name="ce37" office:value-type="float" office:value="-0.0700000000000003" calcext:value-type="float">
            <text:p>-0,07</text:p>
          </table:table-cell>
          <table:table-cell table:style-name="ce37" office:value-type="float" office:value="0.225999999999999" calcext:value-type="float">
            <text:p>0,2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44.8" calcext:value-type="float">
            <text:p>44,80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8" office:value-type="float" office:value="0.2" calcext:value-type="float">
            <text:p>0,20</text:p>
          </table:table-cell>
          <table:table-cell table:style-name="ce40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174" calcext:value-type="float">
            <text:p>-0,1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89.9" calcext:value-type="float">
            <text:p>89,9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359.6" calcext:value-type="float">
            <text:p>359,60</text:p>
          </table:table-cell>
          <table:table-cell table:style-name="ce40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425999999999988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34.9" calcext:value-type="float">
            <text:p>134,9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359.8" calcext:value-type="float">
            <text:p>359,80</text:p>
          </table:table-cell>
          <table:table-cell table:style-name="ce38"/>
          <table:table-cell table:style-name="ce38" office:value-type="float" office:value="0.0100000000000051" calcext:value-type="float">
            <text:p>0,01</text:p>
          </table:table-cell>
          <table:table-cell table:style-name="ce38" office:value-type="float" office:value="0.225999999999999" calcext:value-type="float">
            <text:p>0,23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80" calcext:value-type="float">
            <text:p>180,0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359.5" calcext:value-type="float">
            <text:p>359,50</text:p>
          </table:table-cell>
          <table:table-cell table:style-name="ce33"/>
          <table:table-cell table:style-name="ce38" office:value-type="float" office:value="0.0100000000000051" calcext:value-type="float">
            <text:p>0,01</text:p>
          </table:table-cell>
          <table:table-cell table:style-name="ce38" office:value-type="float" office:value="0.52600000000001" calcext:value-type="float">
            <text:p>0,53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25.2" calcext:value-type="float">
            <text:p>225,2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359.9" calcext:value-type="float">
            <text:p>359,90</text:p>
          </table:table-cell>
          <table:table-cell table:style-name="ce33"/>
          <table:table-cell table:style-name="ce38" office:value-type="float" office:value="0.0300000000000011" calcext:value-type="float">
            <text:p>0,03</text:p>
          </table:table-cell>
          <table:table-cell table:style-name="ce38" office:value-type="float" office:value="0.126000000000033" calcext:value-type="float">
            <text:p>0,1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359.9" calcext:value-type="float">
            <text:p>359,9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0.126000000000033" calcext:value-type="float">
            <text:p>0,1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359.5" calcext:value-type="float">
            <text:p>359,5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52600000000001" calcext:value-type="float">
            <text:p>0,5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0" calcext:value-type="float">
            <text:p>3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9" calcext:value-type="float">
            <text:p>60,09</text:p>
          </table:table-cell>
          <table:table-cell table:style-name="ce37" office:value-type="float" office:value="29.2" calcext:value-type="float">
            <text:p>29,20</text:p>
          </table:table-cell>
          <table:table-cell table:style-name="ce32"/>
          <table:table-cell table:style-name="ce37" office:value-type="float" office:value="-0.0700000000000003" calcext:value-type="float">
            <text:p>-0,07</text:p>
          </table:table-cell>
          <table:table-cell table:style-name="ce37" office:value-type="float" office:value="0.830000000000002" calcext:value-type="float">
            <text:p>0,8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45.1" calcext:value-type="float">
            <text:p>45,10</text:p>
          </table:table-cell>
          <table:table-cell table:style-name="ce38" office:value-type="float" office:value="60.08" calcext:value-type="float">
            <text:p>60,08</text:p>
          </table:table-cell>
          <table:table-cell table:style-name="ce38" office:value-type="float" office:value="29.9" calcext:value-type="float">
            <text:p>29,90</text:p>
          </table:table-cell>
          <table:table-cell table:style-name="ce33"/>
          <table:table-cell table:style-name="ce38" office:value-type="float" office:value="-0.0599999999999952" calcext:value-type="float">
            <text:p>-0,06</text:p>
          </table:table-cell>
          <table:table-cell table:style-name="ce38" office:value-type="float" office:value="0.130000000000003" calcext:value-type="float">
            <text:p>0,13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90.1" calcext:value-type="float">
            <text:p>90,1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30.3" calcext:value-type="float">
            <text:p>30,3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-0.27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35.4" calcext:value-type="float">
            <text:p>135,4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29.4" calcext:value-type="float">
            <text:p>29,4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0.630000000000003" calcext:value-type="float">
            <text:p>0,63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80.2" calcext:value-type="float">
            <text:p>180,20</text:p>
          </table:table-cell>
          <table:table-cell table:style-name="ce38" office:value-type="float" office:value="59.98" calcext:value-type="float">
            <text:p>59,98</text:p>
          </table:table-cell>
          <table:table-cell table:style-name="ce38" office:value-type="float" office:value="29.5" calcext:value-type="float">
            <text:p>29,50</text:p>
          </table:table-cell>
          <table:table-cell table:style-name="ce33"/>
          <table:table-cell table:style-name="ce38" office:value-type="float" office:value="0.0400000000000063" calcext:value-type="float">
            <text:p>0,04</text:p>
          </table:table-cell>
          <table:table-cell table:style-name="ce38" office:value-type="float" office:value="0.530000000000001" calcext:value-type="float">
            <text:p>0,53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29.6" calcext:value-type="float">
            <text:p>29,60</text:p>
          </table:table-cell>
          <table:table-cell table:style-name="ce33"/>
          <table:table-cell table:style-name="ce38" office:value-type="float" office:value="0.0100000000000051" calcext:value-type="float">
            <text:p>0,01</text:p>
          </table:table-cell>
          <table:table-cell table:style-name="ce38" office:value-type="float" office:value="0.43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4" calcext:value-type="float">
            <text:p>60,04</text:p>
          </table:table-cell>
          <table:table-cell table:style-name="ce38" office:value-type="float" office:value="29.6" calcext:value-type="float">
            <text:p>29,60</text:p>
          </table:table-cell>
          <table:table-cell table:style-name="ce33"/>
          <table:table-cell table:style-name="ce38" office:value-type="float" office:value="-0.019999999999996" calcext:value-type="float">
            <text:p>-0,02</text:p>
          </table:table-cell>
          <table:table-cell table:style-name="ce38" office:value-type="float" office:value="0.43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29.7" calcext:value-type="float">
            <text:p>29,7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0.330000000000002" calcext:value-type="float">
            <text:p>0,3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60" calcext:value-type="float">
            <text:p>6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1" calcext:value-type="float">
            <text:p>60,10</text:p>
          </table:table-cell>
          <table:table-cell table:style-name="ce37" office:value-type="float" office:value="59.7" calcext:value-type="float">
            <text:p>59,70</text:p>
          </table:table-cell>
          <table:table-cell table:style-name="ce32"/>
          <table:table-cell table:style-name="ce37" office:value-type="float" office:value="-0.0799999999999983" calcext:value-type="float">
            <text:p>-0,08</text:p>
          </table:table-cell>
          <table:table-cell table:style-name="ce37" office:value-type="float" office:value="0.25" calcext:value-type="float">
            <text:p>0,25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45.1" calcext:value-type="float">
            <text:p>45,10</text:p>
          </table:table-cell>
          <table:table-cell table:style-name="ce38" office:value-type="float" office:value="60.09" calcext:value-type="float">
            <text:p>60,09</text:p>
          </table:table-cell>
          <table:table-cell table:style-name="ce38" office:value-type="float" office:value="59.6" calcext:value-type="float">
            <text:p>59,60</text:p>
          </table:table-cell>
          <table:table-cell table:style-name="ce33"/>
          <table:table-cell table:style-name="ce38" office:value-type="float" office:value="-0.0700000000000003" calcext:value-type="float">
            <text:p>-0,07</text:p>
          </table:table-cell>
          <table:table-cell table:style-name="ce38" office:value-type="float" office:value="0.350000000000001" calcext:value-type="float">
            <text:p>0,35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-0.149999999999999" calcext:value-type="float">
            <text:p>-0,15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135.2" calcext:value-type="float">
            <text:p>135,2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60.4" calcext:value-type="float">
            <text:p>60,4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449999999999996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180.2" calcext:value-type="float">
            <text:p>180,20</text:p>
          </table:table-cell>
          <table:table-cell table:style-name="ce38" office:value-type="float" office:value="59.98" calcext:value-type="float">
            <text:p>59,98</text:p>
          </table:table-cell>
          <table:table-cell table:style-name="ce38" office:value-type="float" office:value="59.7" calcext:value-type="float">
            <text:p>59,70</text:p>
          </table:table-cell>
          <table:table-cell table:style-name="ce33"/>
          <table:table-cell table:style-name="ce38" office:value-type="float" office:value="0.0400000000000063" calcext:value-type="float">
            <text:p>0,04</text:p>
          </table:table-cell>
          <table:table-cell table:style-name="ce38" office:value-type="float" office:value="0.25" calcext:value-type="float">
            <text:p>0,25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60.3" calcext:value-type="float">
            <text:p>60,30</text:p>
          </table:table-cell>
          <table:table-cell table:style-name="ce33"/>
          <table:table-cell table:style-name="ce38" office:value-type="float" office:value="0.0300000000000011" calcext:value-type="float">
            <text:p>0,03</text:p>
          </table:table-cell>
          <table:table-cell table:style-name="ce38" office:value-type="float" office:value="-0.349999999999994" calcext:value-type="float">
            <text:p>-0,35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4" calcext:value-type="float">
            <text:p>60,04</text:p>
          </table:table-cell>
          <table:table-cell table:style-name="ce38" office:value-type="float" office:value="59.8" calcext:value-type="float">
            <text:p>59,80</text:p>
          </table:table-cell>
          <table:table-cell table:style-name="ce33"/>
          <table:table-cell table:style-name="ce38" office:value-type="float" office:value="-0.019999999999996" calcext:value-type="float">
            <text:p>-0,02</text:p>
          </table:table-cell>
          <table:table-cell table:style-name="ce38" office:value-type="float" office:value="0.150000000000006" calcext:value-type="float">
            <text:p>0,1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59.4" calcext:value-type="float">
            <text:p>59,4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0.550000000000004" calcext:value-type="float">
            <text:p>0,55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0" calcext:value-type="float">
            <text:p>9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8" calcext:value-type="float">
            <text:p>60,08</text:p>
          </table:table-cell>
          <table:table-cell table:style-name="ce37" office:value-type="float" office:value="90.2" calcext:value-type="float">
            <text:p>90,20</text:p>
          </table:table-cell>
          <table:table-cell table:style-name="ce32"/>
          <table:table-cell table:style-name="ce37" office:value-type="float" office:value="-0.0700000000000003" calcext:value-type="float">
            <text:p>-0,07</text:p>
          </table:table-cell>
          <table:table-cell table:style-name="ce37" office:value-type="float" office:value="-0.138999999999996" calcext:value-type="float">
            <text:p>-0,1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45.1" calcext:value-type="float">
            <text:p>45,10</text:p>
          </table:table-cell>
          <table:table-cell table:style-name="ce38" office:value-type="float" office:value="60.11" calcext:value-type="float">
            <text:p>60,11</text:p>
          </table:table-cell>
          <table:table-cell table:style-name="ce38" office:value-type="float" office:value="90.7" calcext:value-type="float">
            <text:p>90,70</text:p>
          </table:table-cell>
          <table:table-cell table:style-name="ce33"/>
          <table:table-cell table:style-name="ce38" office:value-type="float" office:value="-0.100000000000001" calcext:value-type="float">
            <text:p>-0,10</text:p>
          </table:table-cell>
          <table:table-cell table:style-name="ce38" office:value-type="float" office:value="-0.638999999999996" calcext:value-type="float">
            <text:p>-0,64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90.6" calcext:value-type="float">
            <text:p>90,60</text:p>
          </table:table-cell>
          <table:table-cell table:style-name="ce33"/>
          <table:table-cell table:style-name="ce38" office:value-type="float" office:value="-0.0500000000000043" calcext:value-type="float">
            <text:p>-0,05</text:p>
          </table:table-cell>
          <table:table-cell table:style-name="ce38" office:value-type="float" office:value="-0.538999999999987" calcext:value-type="float">
            <text:p>-0,54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35.2" calcext:value-type="float">
            <text:p>135,2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23899999999999" calcext:value-type="float">
            <text:p>-0,24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59.98" calcext:value-type="float">
            <text:p>59,98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3"/>
          <table:table-cell table:style-name="ce38" office:value-type="float" office:value="0.0300000000000011" calcext:value-type="float">
            <text:p>0,03</text:p>
          </table:table-cell>
          <table:table-cell table:style-name="ce38" office:value-type="float" office:value="-0.138999999999996" calcext:value-type="float">
            <text:p>-0,14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3"/>
          <table:table-cell table:style-name="ce38" office:value-type="float" office:value="0.019999999999996" calcext:value-type="float">
            <text:p>0,02</text:p>
          </table:table-cell>
          <table:table-cell table:style-name="ce38" office:value-type="float" office:value="-0.23899999999999" calcext:value-type="float">
            <text:p>-0,2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90.4" calcext:value-type="float">
            <text:p>90,4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338999999999999" calcext:value-type="float">
            <text:p>-0,34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0" calcext:value-type="float">
            <text:p>9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5" calcext:value-type="float">
            <text:p>60,05</text:p>
          </table:table-cell>
          <table:table-cell table:style-name="ce38" office:value-type="float" office:value="90.5" calcext:value-type="float">
            <text:p>90,5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-0.438999999999993" calcext:value-type="float">
            <text:p>-0,4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8" calcext:value-type="float">
            <text:p>60,08</text:p>
          </table:table-cell>
          <table:table-cell table:style-name="ce37" office:value-type="float" office:value="120.5" calcext:value-type="float">
            <text:p>120,50</text:p>
          </table:table-cell>
          <table:table-cell table:style-name="ce32"/>
          <table:table-cell table:style-name="ce37" office:value-type="float" office:value="-0.0700000000000003" calcext:value-type="float">
            <text:p>-0,07</text:p>
          </table:table-cell>
          <table:table-cell table:style-name="ce37" office:value-type="float" office:value="-0.406999999999997" calcext:value-type="float">
            <text:p>-0,41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45.1" calcext:value-type="float">
            <text:p>45,10</text:p>
          </table:table-cell>
          <table:table-cell table:style-name="ce38" office:value-type="float" office:value="60.09" calcext:value-type="float">
            <text:p>60,09</text:p>
          </table:table-cell>
          <table:table-cell table:style-name="ce38" office:value-type="float" office:value="120.6" calcext:value-type="float">
            <text:p>120,60</text:p>
          </table:table-cell>
          <table:table-cell table:style-name="ce33"/>
          <table:table-cell table:style-name="ce38" office:value-type="float" office:value="-0.0800000000000054" calcext:value-type="float">
            <text:p>-0,08</text:p>
          </table:table-cell>
          <table:table-cell table:style-name="ce38" office:value-type="float" office:value="-0.506999999999991" calcext:value-type="float">
            <text:p>-0,51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120.8" calcext:value-type="float">
            <text:p>120,80</text:p>
          </table:table-cell>
          <table:table-cell table:style-name="ce33"/>
          <table:table-cell table:style-name="ce38" office:value-type="float" office:value="-0.0500000000000043" calcext:value-type="float">
            <text:p>-0,05</text:p>
          </table:table-cell>
          <table:table-cell table:style-name="ce38" office:value-type="float" office:value="-0.706999999999994" calcext:value-type="float">
            <text:p>-0,71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35.2" calcext:value-type="float">
            <text:p>135,2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120.4" calcext:value-type="float">
            <text:p>120,4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307000000000002" calcext:value-type="float">
            <text:p>-0,31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120.6" calcext:value-type="float">
            <text:p>120,6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506999999999991" calcext:value-type="float">
            <text:p>-0,51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120.3" calcext:value-type="float">
            <text:p>120,3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206999999999994" calcext:value-type="float">
            <text:p>-0,21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120.7" calcext:value-type="float">
            <text:p>120,7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-0.606999999999999" calcext:value-type="float">
            <text:p>-0,61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120.1" calcext:value-type="float">
            <text:p>120,10</text:p>
          </table:table-cell>
          <table:table-cell table:style-name="ce33"/>
          <table:table-cell table:style-name="ce38" office:value-type="float" office:value="-0.0500000000000043" calcext:value-type="float">
            <text:p>-0,05</text:p>
          </table:table-cell>
          <table:table-cell table:style-name="ce38" office:value-type="float" office:value="-0.00699999999999079" calcext:value-type="float">
            <text:p>-0,01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0" calcext:value-type="float">
            <text:p>15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8" calcext:value-type="float">
            <text:p>60,08</text:p>
          </table:table-cell>
          <table:table-cell table:style-name="ce37" office:value-type="float" office:value="150.4" calcext:value-type="float">
            <text:p>150,40</text:p>
          </table:table-cell>
          <table:table-cell table:style-name="ce32"/>
          <table:table-cell table:style-name="ce37" office:value-type="float" office:value="-0.0700000000000003" calcext:value-type="float">
            <text:p>-0,07</text:p>
          </table:table-cell>
          <table:table-cell table:style-name="ce37" office:value-type="float" office:value="-0.450000000000017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60.11" calcext:value-type="float">
            <text:p>60,11</text:p>
          </table:table-cell>
          <table:table-cell table:style-name="ce38" office:value-type="float" office:value="149.8" calcext:value-type="float">
            <text:p>149,80</text:p>
          </table:table-cell>
          <table:table-cell table:style-name="ce33"/>
          <table:table-cell table:style-name="ce38" office:value-type="float" office:value="-0.100000000000001" calcext:value-type="float">
            <text:p>-0,10</text:p>
          </table:table-cell>
          <table:table-cell table:style-name="ce38" office:value-type="float" office:value="0.149999999999977" calcext:value-type="float">
            <text:p>0,15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5" calcext:value-type="float">
            <text:p>60,05</text:p>
          </table:table-cell>
          <table:table-cell table:style-name="ce38" office:value-type="float" office:value="150.3" calcext:value-type="float">
            <text:p>150,30</text:p>
          </table:table-cell>
          <table:table-cell table:style-name="ce33"/>
          <table:table-cell table:style-name="ce38" office:value-type="float" office:value="-0.0399999999999991" calcext:value-type="float">
            <text:p>-0,04</text:p>
          </table:table-cell>
          <table:table-cell table:style-name="ce38" office:value-type="float" office:value="-0.350000000000023" calcext:value-type="float">
            <text:p>-0,35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35.2" calcext:value-type="float">
            <text:p>135,2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150.8" calcext:value-type="float">
            <text:p>150,8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-0.850000000000023" calcext:value-type="float">
            <text:p>-0,85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80.1" calcext:value-type="float">
            <text:p>180,10</text:p>
          </table:table-cell>
          <table:table-cell table:style-name="ce38" office:value-type="float" office:value="60" calcext:value-type="float">
            <text:p>60,00</text:p>
          </table:table-cell>
          <table:table-cell table:style-name="ce38" office:value-type="float" office:value="150.3" calcext:value-type="float">
            <text:p>150,30</text:p>
          </table:table-cell>
          <table:table-cell table:style-name="ce33"/>
          <table:table-cell table:style-name="ce38" office:value-type="float" office:value="0.00999999999999801" calcext:value-type="float">
            <text:p>0,01</text:p>
          </table:table-cell>
          <table:table-cell table:style-name="ce38" office:value-type="float" office:value="-0.350000000000023" calcext:value-type="float">
            <text:p>-0,35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25.1" calcext:value-type="float">
            <text:p>225,1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150.2" calcext:value-type="float">
            <text:p>150,2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25" calcext:value-type="float">
            <text:p>-0,25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4" calcext:value-type="float">
            <text:p>60,04</text:p>
          </table:table-cell>
          <table:table-cell table:style-name="ce38" office:value-type="float" office:value="150.5" calcext:value-type="float">
            <text:p>150,50</text:p>
          </table:table-cell>
          <table:table-cell table:style-name="ce33"/>
          <table:table-cell table:style-name="ce38" office:value-type="float" office:value="-0.0300000000000011" calcext:value-type="float">
            <text:p>-0,03</text:p>
          </table:table-cell>
          <table:table-cell table:style-name="ce38" office:value-type="float" office:value="-0.550000000000011" calcext:value-type="float">
            <text:p>-0,5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150.1" calcext:value-type="float">
            <text:p>150,1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150000000000006" calcext:value-type="float">
            <text:p>-0,15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80" calcext:value-type="float">
            <text:p>18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9" calcext:value-type="float">
            <text:p>60,09</text:p>
          </table:table-cell>
          <table:table-cell table:style-name="ce37" office:value-type="float" office:value="180.5" calcext:value-type="float">
            <text:p>180,50</text:p>
          </table:table-cell>
          <table:table-cell table:style-name="ce32"/>
          <table:table-cell table:style-name="ce37" office:value-type="float" office:value="-0.0800000000000054" calcext:value-type="float">
            <text:p>-0,08</text:p>
          </table:table-cell>
          <table:table-cell table:style-name="ce37" office:value-type="float" office:value="-0.438999999999993" calcext:value-type="float">
            <text:p>-0,4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45.4" calcext:value-type="float">
            <text:p>45,40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3"/>
          <table:table-cell table:style-name="ce38" office:value-type="float" office:value="-0.0900000000000034" calcext:value-type="float">
            <text:p>-0,09</text:p>
          </table:table-cell>
          <table:table-cell table:style-name="ce38" office:value-type="float" office:value="-0.438999999999993" calcext:value-type="float">
            <text:p>-0,44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180.8" calcext:value-type="float">
            <text:p>180,8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739000000000004" calcext:value-type="float">
            <text:p>-0,74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181" calcext:value-type="float">
            <text:p>181,0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938999999999993" calcext:value-type="float">
            <text:p>-0,94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338999999999999" calcext:value-type="float">
            <text:p>-0,34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180.7" calcext:value-type="float">
            <text:p>180,7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638999999999982" calcext:value-type="float">
            <text:p>-0,6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438999999999993" calcext:value-type="float">
            <text:p>-0,44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9" calcext:value-type="float">
            <text:p>60,09</text:p>
          </table:table-cell>
          <table:table-cell table:style-name="ce38" office:value-type="float" office:value="180.2" calcext:value-type="float">
            <text:p>180,20</text:p>
          </table:table-cell>
          <table:table-cell table:style-name="ce33"/>
          <table:table-cell table:style-name="ce38" office:value-type="float" office:value="-0.0800000000000054" calcext:value-type="float">
            <text:p>-0,08</text:p>
          </table:table-cell>
          <table:table-cell table:style-name="ce38" office:value-type="float" office:value="-0.138999999999982" calcext:value-type="float">
            <text:p>-0,1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10" calcext:value-type="float">
            <text:p>21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1" calcext:value-type="float">
            <text:p>60,10</text:p>
          </table:table-cell>
          <table:table-cell table:style-name="ce37" office:value-type="float" office:value="210.3" calcext:value-type="float">
            <text:p>210,30</text:p>
          </table:table-cell>
          <table:table-cell table:style-name="ce32"/>
          <table:table-cell table:style-name="ce37" office:value-type="float" office:value="-0.0900000000000034" calcext:value-type="float">
            <text:p>-0,09</text:p>
          </table:table-cell>
          <table:table-cell table:style-name="ce37" office:value-type="float" office:value="-0.374000000000024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60.008" calcext:value-type="float">
            <text:p>60,01</text:p>
          </table:table-cell>
          <table:table-cell table:style-name="ce38" office:value-type="float" office:value="210.6" calcext:value-type="float">
            <text:p>210,60</text:p>
          </table:table-cell>
          <table:table-cell table:style-name="ce33"/>
          <table:table-cell table:style-name="ce38" office:value-type="float" office:value="0.00199999999999534" calcext:value-type="float">
            <text:p>0,00</text:p>
          </table:table-cell>
          <table:table-cell table:style-name="ce38" office:value-type="float" office:value="-0.674000000000007" calcext:value-type="float">
            <text:p>-0,67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8" calcext:value-type="float">
            <text:p>60,08</text:p>
          </table:table-cell>
          <table:table-cell table:style-name="ce38" office:value-type="float" office:value="210.4" calcext:value-type="float">
            <text:p>210,40</text:p>
          </table:table-cell>
          <table:table-cell table:style-name="ce33"/>
          <table:table-cell table:style-name="ce38" office:value-type="float" office:value="-0.0700000000000003" calcext:value-type="float">
            <text:p>-0,07</text:p>
          </table:table-cell>
          <table:table-cell table:style-name="ce38" office:value-type="float" office:value="-0.474000000000018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210.8" calcext:value-type="float">
            <text:p>210,8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-0.874000000000024" calcext:value-type="float">
            <text:p>-0,8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80.2" calcext:value-type="float">
            <text:p>180,2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210.2" calcext:value-type="float">
            <text:p>210,2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274000000000001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210.2" calcext:value-type="float">
            <text:p>210,2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-0.274000000000001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210.3" calcext:value-type="float">
            <text:p>210,3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374000000000024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60.08" calcext:value-type="float">
            <text:p>60,08</text:p>
          </table:table-cell>
          <table:table-cell table:style-name="ce38" office:value-type="float" office:value="210.2" calcext:value-type="float">
            <text:p>210,20</text:p>
          </table:table-cell>
          <table:table-cell table:style-name="ce33"/>
          <table:table-cell table:style-name="ce38" office:value-type="float" office:value="-0.0700000000000003" calcext:value-type="float">
            <text:p>-0,07</text:p>
          </table:table-cell>
          <table:table-cell table:style-name="ce38" office:value-type="float" office:value="-0.274000000000001" calcext:value-type="float">
            <text:p>-0,2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9" calcext:value-type="float">
            <text:p>60,09</text:p>
          </table:table-cell>
          <table:table-cell table:style-name="ce37" office:value-type="float" office:value="240.2" calcext:value-type="float">
            <text:p>240,20</text:p>
          </table:table-cell>
          <table:table-cell table:style-name="ce32"/>
          <table:table-cell table:style-name="ce37" office:value-type="float" office:value="-0.0800000000000054" calcext:value-type="float">
            <text:p>-0,08</text:p>
          </table:table-cell>
          <table:table-cell table:style-name="ce37" office:value-type="float" office:value="-0.284999999999997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8" office:value-type="float" office:value="240.3" calcext:value-type="float">
            <text:p>240,30</text:p>
          </table:table-cell>
          <table:table-cell table:style-name="ce33"/>
          <table:table-cell table:style-name="ce38" office:value-type="float" office:value="-0.0900000000000034" calcext:value-type="float">
            <text:p>-0,09</text:p>
          </table:table-cell>
          <table:table-cell table:style-name="ce38" office:value-type="float" office:value="-0.385000000000019" calcext:value-type="float">
            <text:p>-0,39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8" calcext:value-type="float">
            <text:p>60,08</text:p>
          </table:table-cell>
          <table:table-cell table:style-name="ce38" office:value-type="float" office:value="239.7" calcext:value-type="float">
            <text:p>239,70</text:p>
          </table:table-cell>
          <table:table-cell table:style-name="ce33"/>
          <table:table-cell table:style-name="ce38" office:value-type="float" office:value="-0.0700000000000003" calcext:value-type="float">
            <text:p>-0,07</text:p>
          </table:table-cell>
          <table:table-cell table:style-name="ce38" office:value-type="float" office:value="0.215000000000003" calcext:value-type="float">
            <text:p>0,22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60.04" calcext:value-type="float">
            <text:p>60,04</text:p>
          </table:table-cell>
          <table:table-cell table:style-name="ce38" office:value-type="float" office:value="240.5" calcext:value-type="float">
            <text:p>240,50</text:p>
          </table:table-cell>
          <table:table-cell table:style-name="ce33"/>
          <table:table-cell table:style-name="ce38" office:value-type="float" office:value="-0.0300000000000011" calcext:value-type="float">
            <text:p>-0,03</text:p>
          </table:table-cell>
          <table:table-cell table:style-name="ce38" office:value-type="float" office:value="-0.585000000000008" calcext:value-type="float">
            <text:p>-0,59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240.4" calcext:value-type="float">
            <text:p>240,4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-0.485000000000014" calcext:value-type="float">
            <text:p>-0,49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240.6" calcext:value-type="float">
            <text:p>240,6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-0.685000000000002" calcext:value-type="float">
            <text:p>-0,69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239.7" calcext:value-type="float">
            <text:p>239,7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0.215000000000003" calcext:value-type="float">
            <text:p>0,2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240.4" calcext:value-type="float">
            <text:p>240,4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485000000000014" calcext:value-type="float">
            <text:p>-0,49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70" calcext:value-type="float">
            <text:p>27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1" calcext:value-type="float">
            <text:p>60,10</text:p>
          </table:table-cell>
          <table:table-cell table:style-name="ce37" office:value-type="float" office:value="270.7" calcext:value-type="float">
            <text:p>270,70</text:p>
          </table:table-cell>
          <table:table-cell table:style-name="ce32"/>
          <table:table-cell table:style-name="ce37" office:value-type="float" office:value="-0.0900000000000034" calcext:value-type="float">
            <text:p>-0,09</text:p>
          </table:table-cell>
          <table:table-cell table:style-name="ce37" office:value-type="float" office:value="-0.533000000000015" calcext:value-type="float">
            <text:p>-0,53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60.09" calcext:value-type="float">
            <text:p>60,09</text:p>
          </table:table-cell>
          <table:table-cell table:style-name="ce38" office:value-type="float" office:value="270.2" calcext:value-type="float">
            <text:p>270,20</text:p>
          </table:table-cell>
          <table:table-cell table:style-name="ce33"/>
          <table:table-cell table:style-name="ce38" office:value-type="float" office:value="-0.0800000000000054" calcext:value-type="float">
            <text:p>-0,08</text:p>
          </table:table-cell>
          <table:table-cell table:style-name="ce38" office:value-type="float" office:value="-0.0330000000000155" calcext:value-type="float">
            <text:p>-0,03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133000000000038" calcext:value-type="float">
            <text:p>-0,13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34.9" calcext:value-type="float">
            <text:p>134,9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269.8" calcext:value-type="float">
            <text:p>269,8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0.366999999999962" calcext:value-type="float">
            <text:p>0,3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3"/>
          <table:table-cell table:style-name="ce38" office:value-type="float" office:value="0.019999999999996" calcext:value-type="float">
            <text:p>0,02</text:p>
          </table:table-cell>
          <table:table-cell table:style-name="ce38" office:value-type="float" office:value="-0.333000000000027" calcext:value-type="float">
            <text:p>-0,33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60" calcext:value-type="float">
            <text:p>60,00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3"/>
          <table:table-cell table:style-name="ce38" office:value-type="float" office:value="0.00999999999999801" calcext:value-type="float">
            <text:p>0,01</text:p>
          </table:table-cell>
          <table:table-cell table:style-name="ce38" office:value-type="float" office:value="-0.43300000000005" calcext:value-type="float">
            <text:p>-0,4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-0.233000000000004" calcext:value-type="float">
            <text:p>-0,2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3"/>
          <table:table-cell table:style-name="ce38" office:value-type="float" office:value="-0.0500000000000043" calcext:value-type="float">
            <text:p>-0,05</text:p>
          </table:table-cell>
          <table:table-cell table:style-name="ce38" office:value-type="float" office:value="-0.233000000000004" calcext:value-type="float">
            <text:p>-0,2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00" calcext:value-type="float">
            <text:p>30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8" calcext:value-type="float">
            <text:p>60,08</text:p>
          </table:table-cell>
          <table:table-cell table:style-name="ce37" office:value-type="float" office:value="300.3" calcext:value-type="float">
            <text:p>300,30</text:p>
          </table:table-cell>
          <table:table-cell table:style-name="ce32"/>
          <table:table-cell table:style-name="ce37" office:value-type="float" office:value="-0.0700000000000003" calcext:value-type="float">
            <text:p>-0,07</text:p>
          </table:table-cell>
          <table:table-cell table:style-name="ce37" office:value-type="float" office:value="-0.276999999999987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60.08" calcext:value-type="float">
            <text:p>60,08</text:p>
          </table:table-cell>
          <table:table-cell table:style-name="ce38" office:value-type="float" office:value="299.8" calcext:value-type="float">
            <text:p>299,80</text:p>
          </table:table-cell>
          <table:table-cell table:style-name="ce33"/>
          <table:table-cell table:style-name="ce38" office:value-type="float" office:value="-0.0700000000000003" calcext:value-type="float">
            <text:p>-0,07</text:p>
          </table:table-cell>
          <table:table-cell table:style-name="ce38" office:value-type="float" office:value="0.223000000000013" calcext:value-type="float">
            <text:p>0,22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299.6" calcext:value-type="float">
            <text:p>299,6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423000000000002" calcext:value-type="float">
            <text:p>0,42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60.03" calcext:value-type="float">
            <text:p>60,03</text:p>
          </table:table-cell>
          <table:table-cell table:style-name="ce38" office:value-type="float" office:value="299.6" calcext:value-type="float">
            <text:p>299,60</text:p>
          </table:table-cell>
          <table:table-cell table:style-name="ce33"/>
          <table:table-cell table:style-name="ce38" office:value-type="float" office:value="-0.0200000000000031" calcext:value-type="float">
            <text:p>-0,02</text:p>
          </table:table-cell>
          <table:table-cell table:style-name="ce38" office:value-type="float" office:value="0.423000000000002" calcext:value-type="float">
            <text:p>0,42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300.5" calcext:value-type="float">
            <text:p>300,50</text:p>
          </table:table-cell>
          <table:table-cell table:style-name="ce33"/>
          <table:table-cell table:style-name="ce38" office:value-type="float" office:value="0.019999999999996" calcext:value-type="float">
            <text:p>0,02</text:p>
          </table:table-cell>
          <table:table-cell table:style-name="ce38" office:value-type="float" office:value="-0.476999999999975" calcext:value-type="float">
            <text:p>-0,4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60" calcext:value-type="float">
            <text:p>60,00</text:p>
          </table:table-cell>
          <table:table-cell table:style-name="ce38" office:value-type="float" office:value="300.1" calcext:value-type="float">
            <text:p>300,10</text:p>
          </table:table-cell>
          <table:table-cell table:style-name="ce33"/>
          <table:table-cell table:style-name="ce38" office:value-type="float" office:value="0.00999999999999801" calcext:value-type="float">
            <text:p>0,01</text:p>
          </table:table-cell>
          <table:table-cell table:style-name="ce38" office:value-type="float" office:value="-0.0769999999999982" calcext:value-type="float">
            <text:p>-0,08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299.7" calcext:value-type="float">
            <text:p>299,7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0.323000000000036" calcext:value-type="float">
            <text:p>0,3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300.3" calcext:value-type="float">
            <text:p>300,30</text:p>
          </table:table-cell>
          <table:table-cell table:style-name="ce33"/>
          <table:table-cell table:style-name="ce38" office:value-type="float" office:value="-0.0500000000000043" calcext:value-type="float">
            <text:p>-0,05</text:p>
          </table:table-cell>
          <table:table-cell table:style-name="ce38" office:value-type="float" office:value="-0.276999999999987" calcext:value-type="float">
            <text:p>-0,28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30" calcext:value-type="float">
            <text:p>33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60.07" calcext:value-type="float">
            <text:p>60,07</text:p>
          </table:table-cell>
          <table:table-cell table:style-name="ce37" office:value-type="float" office:value="329.6" calcext:value-type="float">
            <text:p>329,60</text:p>
          </table:table-cell>
          <table:table-cell table:style-name="ce32"/>
          <table:table-cell table:style-name="ce37" office:value-type="float" office:value="-0.0600000000000023" calcext:value-type="float">
            <text:p>-0,06</text:p>
          </table:table-cell>
          <table:table-cell table:style-name="ce37" office:value-type="float" office:value="0.437999999999988" calcext:value-type="float">
            <text:p>0,4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60.1" calcext:value-type="float">
            <text:p>60,10</text:p>
          </table:table-cell>
          <table:table-cell table:style-name="ce38" office:value-type="float" office:value="329.7" calcext:value-type="float">
            <text:p>329,70</text:p>
          </table:table-cell>
          <table:table-cell table:style-name="ce33"/>
          <table:table-cell table:style-name="ce38" office:value-type="float" office:value="-0.0900000000000034" calcext:value-type="float">
            <text:p>-0,09</text:p>
          </table:table-cell>
          <table:table-cell table:style-name="ce38" office:value-type="float" office:value="0.338000000000022" calcext:value-type="float">
            <text:p>0,34</text:p>
          </table:table-cell>
          <table:table-cell table:number-columns-repeated="9"/>
        </table:table-row>
        <table:table-row table:style-name="ro6"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60.06" calcext:value-type="float">
            <text:p>60,06</text:p>
          </table:table-cell>
          <table:table-cell table:style-name="ce38" office:value-type="float" office:value="330.1" calcext:value-type="float">
            <text:p>330,10</text:p>
          </table:table-cell>
          <table:table-cell table:style-name="ce33"/>
          <table:table-cell table:style-name="ce38" office:value-type="float" office:value="-0.0500000000000043" calcext:value-type="float">
            <text:p>-0,05</text:p>
          </table:table-cell>
          <table:table-cell table:style-name="ce38" office:value-type="float" office:value="-0.0620000000000118" calcext:value-type="float">
            <text:p>-0,0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60.01" calcext:value-type="float">
            <text:p>60,01</text:p>
          </table:table-cell>
          <table:table-cell table:style-name="ce38" office:value-type="float" office:value="329.5" calcext:value-type="float">
            <text:p>329,50</text:p>
          </table:table-cell>
          <table:table-cell table:style-name="ce33"/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0.538000000000011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330.1" calcext:value-type="float">
            <text:p>330,10</text:p>
          </table:table-cell>
          <table:table-cell table:style-name="ce33"/>
          <table:table-cell table:style-name="ce38" office:value-type="float" office:value="0.019999999999996" calcext:value-type="float">
            <text:p>0,02</text:p>
          </table:table-cell>
          <table:table-cell table:style-name="ce38" office:value-type="float" office:value="-0.0620000000000118" calcext:value-type="float">
            <text:p>-0,06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59.99" calcext:value-type="float">
            <text:p>59,99</text:p>
          </table:table-cell>
          <table:table-cell table:style-name="ce38" office:value-type="float" office:value="329.8" calcext:value-type="float">
            <text:p>329,80</text:p>
          </table:table-cell>
          <table:table-cell table:style-name="ce33"/>
          <table:table-cell table:style-name="ce38" office:value-type="float" office:value="0.019999999999996" calcext:value-type="float">
            <text:p>0,02</text:p>
          </table:table-cell>
          <table:table-cell table:style-name="ce38" office:value-type="float" office:value="0.238" calcext:value-type="float">
            <text:p>0,24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60.02" calcext:value-type="float">
            <text:p>60,02</text:p>
          </table:table-cell>
          <table:table-cell table:style-name="ce38" office:value-type="float" office:value="329.9" calcext:value-type="float">
            <text:p>329,90</text:p>
          </table:table-cell>
          <table:table-cell table:style-name="ce33"/>
          <table:table-cell table:style-name="ce38" office:value-type="float" office:value="-0.0100000000000051" calcext:value-type="float">
            <text:p>-0,01</text:p>
          </table:table-cell>
          <table:table-cell table:style-name="ce38" office:value-type="float" office:value="0.138000000000034" calcext:value-type="float">
            <text:p>0,14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60.07" calcext:value-type="float">
            <text:p>60,07</text:p>
          </table:table-cell>
          <table:table-cell table:style-name="ce38" office:value-type="float" office:value="329.5" calcext:value-type="float">
            <text:p>329,5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538000000000011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90.1" calcext:value-type="float">
            <text:p>90,10</text:p>
          </table:table-cell>
          <table:table-cell table:style-name="ce37" office:value-type="float" office:value="359" calcext:value-type="float">
            <text:p>359,00</text:p>
          </table:table-cell>
          <table:table-cell table:style-name="ce37"/>
          <table:table-cell table:style-name="ce37" office:value-type="float" office:value="-0.11999999999999" calcext:value-type="float">
            <text:p>-0,12</text:p>
          </table:table-cell>
          <table:table-cell table:style-name="ce37" office:value-type="float" office:value="1.017" calcext:value-type="float">
            <text:p>1,02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359.1" calcext:value-type="float">
            <text:p>359,10</text:p>
          </table:table-cell>
          <table:table-cell table:style-name="ce40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0.916999999999973" calcext:value-type="float">
            <text:p>0,92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90.1" calcext:value-type="float">
            <text:p>90,1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359.2" calcext:value-type="float">
            <text:p>359,20</text:p>
          </table:table-cell>
          <table:table-cell table:style-name="ce40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817000000000007" calcext:value-type="float">
            <text:p>0,82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35.2" calcext:value-type="float">
            <text:p>135,2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358.8" calcext:value-type="float">
            <text:p>358,80</text:p>
          </table:table-cell>
          <table:table-cell table:style-name="ce38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1.21699999999998" calcext:value-type="float">
            <text:p>1,22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359.3" calcext:value-type="float">
            <text:p>359,3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716999999999985" calcext:value-type="float">
            <text:p>0,72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359.4" calcext:value-type="float">
            <text:p>359,4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617000000000019" calcext:value-type="float">
            <text:p>0,62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8" office:value-type="float" office:value="90.07" calcext:value-type="float">
            <text:p>90,07</text:p>
          </table:table-cell>
          <table:table-cell table:style-name="ce38" office:value-type="float" office:value="359.1" calcext:value-type="float">
            <text:p>359,10</text:p>
          </table:table-cell>
          <table:table-cell table:style-name="ce33"/>
          <table:table-cell table:style-name="ce38" office:value-type="float" office:value="-0.0899999999999892" calcext:value-type="float">
            <text:p>-0,09</text:p>
          </table:table-cell>
          <table:table-cell table:style-name="ce38" office:value-type="float" office:value="0.916999999999973" calcext:value-type="float">
            <text:p>0,92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359.1" calcext:value-type="float">
            <text:p>359,1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0.916999999999973" calcext:value-type="float">
            <text:p>0,92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" calcext:value-type="float">
            <text:p>3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90.09" calcext:value-type="float">
            <text:p>90,09</text:p>
          </table:table-cell>
          <table:table-cell table:style-name="ce37" office:value-type="float" office:value="29.4" calcext:value-type="float">
            <text:p>29,40</text:p>
          </table:table-cell>
          <table:table-cell table:style-name="ce32"/>
          <table:table-cell table:style-name="ce37" office:value-type="float" office:value="-0.109999999999999" calcext:value-type="float">
            <text:p>-0,11</text:p>
          </table:table-cell>
          <table:table-cell table:style-name="ce37" office:value-type="float" office:value="0.535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45.1" calcext:value-type="float">
            <text:p>45,1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9.7" calcext:value-type="float">
            <text:p>29,7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234999999999999" calcext:value-type="float">
            <text:p>0,23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90.1" calcext:value-type="float">
            <text:p>90,1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29.4" calcext:value-type="float">
            <text:p>29,4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0.535" calcext:value-type="float">
            <text:p>0,54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35.1" calcext:value-type="float">
            <text:p>135,1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9.2" calcext:value-type="float">
            <text:p>29,2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734999999999999" calcext:value-type="float">
            <text:p>0,73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29" calcext:value-type="float">
            <text:p>29,0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0.934999999999999" calcext:value-type="float">
            <text:p>0,94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29.3" calcext:value-type="float">
            <text:p>29,3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634999999999998" calcext:value-type="float">
            <text:p>0,63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270.1" calcext:value-type="float">
            <text:p>270,1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29.3" calcext:value-type="float">
            <text:p>29,3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634999999999998" calcext:value-type="float">
            <text:p>0,63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315.3" calcext:value-type="float">
            <text:p>315,3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29.5" calcext:value-type="float">
            <text:p>29,5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0.434999999999999" calcext:value-type="float">
            <text:p>0,43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0" calcext:value-type="float">
            <text:p>6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90.09" calcext:value-type="float">
            <text:p>90,09</text:p>
          </table:table-cell>
          <table:table-cell table:style-name="ce37" office:value-type="float" office:value="59.8" calcext:value-type="float">
            <text:p>59,80</text:p>
          </table:table-cell>
          <table:table-cell table:style-name="ce32"/>
          <table:table-cell table:style-name="ce37" office:value-type="float" office:value="-0.109999999999999" calcext:value-type="float">
            <text:p>-0,11</text:p>
          </table:table-cell>
          <table:table-cell table:style-name="ce37" office:value-type="float" office:value="0.158000000000001" calcext:value-type="float">
            <text:p>0,16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59.8" calcext:value-type="float">
            <text:p>59,8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0.158000000000001" calcext:value-type="float">
            <text:p>0,16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90.07" calcext:value-type="float">
            <text:p>90,07</text:p>
          </table:table-cell>
          <table:table-cell table:style-name="ce38" office:value-type="float" office:value="59.8" calcext:value-type="float">
            <text:p>59,80</text:p>
          </table:table-cell>
          <table:table-cell table:style-name="ce33"/>
          <table:table-cell table:style-name="ce38" office:value-type="float" office:value="-0.0899999999999892" calcext:value-type="float">
            <text:p>-0,09</text:p>
          </table:table-cell>
          <table:table-cell table:style-name="ce38" office:value-type="float" office:value="0.158000000000001" calcext:value-type="float">
            <text:p>0,1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35.2" calcext:value-type="float">
            <text:p>135,2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60.6" calcext:value-type="float">
            <text:p>60,6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-0.642000000000003" calcext:value-type="float">
            <text:p>-0,64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59.6" calcext:value-type="float">
            <text:p>59,6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357999999999997" calcext:value-type="float">
            <text:p>0,36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25.4" calcext:value-type="float">
            <text:p>225,4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59.9" calcext:value-type="float">
            <text:p>59,9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0579999999999998" calcext:value-type="float">
            <text:p>0,06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270.3" calcext:value-type="float">
            <text:p>270,3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59.7" calcext:value-type="float">
            <text:p>59,7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257999999999996" calcext:value-type="float">
            <text:p>0,26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60.3" calcext:value-type="float">
            <text:p>60,3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341999999999999" calcext:value-type="float">
            <text:p>-0,34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style-name="ce37" office:value-type="float" office:value="0.3" calcext:value-type="float">
            <text:p>0,30</text:p>
          </table:table-cell>
          <table:table-cell table:style-name="ce37" office:value-type="float" office:value="90.08" calcext:value-type="float">
            <text:p>90,08</text:p>
          </table:table-cell>
          <table:table-cell table:style-name="ce37" office:value-type="float" office:value="90.3" calcext:value-type="float">
            <text:p>90,30</text:p>
          </table:table-cell>
          <table:table-cell table:style-name="ce32"/>
          <table:table-cell table:style-name="ce37" office:value-type="float" office:value="-0.0999999999999943" calcext:value-type="float">
            <text:p>-0,10</text:p>
          </table:table-cell>
          <table:table-cell table:style-name="ce37" office:value-type="float" office:value="-0.352999999999994" calcext:value-type="float">
            <text:p>-0,35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8" office:value-type="float" office:value="45.2" calcext:value-type="float">
            <text:p>45,2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-0.352999999999994" calcext:value-type="float">
            <text:p>-0,35</text:p>
          </table:table-cell>
          <table:table-cell table:number-columns-repeated="9"/>
        </table:table-row>
        <table:table-row table:style-name="ro6">
          <table:table-cell table:number-columns-repeated="3" table:style-name="ce33" office:value-type="float" office:value="90" calcext:value-type="float">
            <text:p>90</text:p>
          </table:table-cell>
          <table:table-cell table:style-name="ce38" office:value-type="float" office:value="90.2" calcext:value-type="float">
            <text:p>90,2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90.4" calcext:value-type="float">
            <text:p>90,4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453000000000003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90.9" calcext:value-type="float">
            <text:p>90,9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953000000000003" calcext:value-type="float">
            <text:p>-0,95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8" office:value-type="float" office:value="180.2" calcext:value-type="float">
            <text:p>180,2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90.4" calcext:value-type="float">
            <text:p>90,4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-0.453000000000003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-0.352999999999994" calcext:value-type="float">
            <text:p>-0,35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90.7" calcext:value-type="float">
            <text:p>90,7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753" calcext:value-type="float">
            <text:p>-0,7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number-columns-repeated="2" table:style-name="ce33" office:value-type="float" office:value="90" calcext:value-type="float">
            <text:p>9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90.4" calcext:value-type="float">
            <text:p>90,4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-0.453000000000003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float" office:value="0.4" calcext:value-type="float">
            <text:p>0,40</text:p>
          </table:table-cell>
          <table:table-cell table:style-name="ce37" office:value-type="float" office:value="90.09" calcext:value-type="float">
            <text:p>90,09</text:p>
          </table:table-cell>
          <table:table-cell table:style-name="ce37" office:value-type="float" office:value="120.7" calcext:value-type="float">
            <text:p>120,70</text:p>
          </table:table-cell>
          <table:table-cell table:style-name="ce32"/>
          <table:table-cell table:style-name="ce37" office:value-type="float" office:value="-0.109999999999999" calcext:value-type="float">
            <text:p>-0,11</text:p>
          </table:table-cell>
          <table:table-cell table:style-name="ce37" office:value-type="float" office:value="-0.765000000000001" calcext:value-type="float">
            <text:p>-0,7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45.4" calcext:value-type="float">
            <text:p>45,40</text:p>
          </table:table-cell>
          <table:table-cell table:style-name="ce38" office:value-type="float" office:value="90.07" calcext:value-type="float">
            <text:p>90,07</text:p>
          </table:table-cell>
          <table:table-cell table:style-name="ce38" office:value-type="float" office:value="120.6" calcext:value-type="float">
            <text:p>120,60</text:p>
          </table:table-cell>
          <table:table-cell table:style-name="ce33"/>
          <table:table-cell table:style-name="ce38" office:value-type="float" office:value="-0.0899999999999892" calcext:value-type="float">
            <text:p>-0,09</text:p>
          </table:table-cell>
          <table:table-cell table:style-name="ce38" office:value-type="float" office:value="-0.664999999999992" calcext:value-type="float">
            <text:p>-0,66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120.8" calcext:value-type="float">
            <text:p>120,8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864999999999995" calcext:value-type="float">
            <text:p>-0,86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120.7" calcext:value-type="float">
            <text:p>120,7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765000000000001" calcext:value-type="float">
            <text:p>-0,7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120.6" calcext:value-type="float">
            <text:p>120,6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-0.664999999999992" calcext:value-type="float">
            <text:p>-0,66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120.5" calcext:value-type="float">
            <text:p>120,5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-0.564999999999998" calcext:value-type="float">
            <text:p>-0,56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90.07" calcext:value-type="float">
            <text:p>90,07</text:p>
          </table:table-cell>
          <table:table-cell table:style-name="ce38" office:value-type="float" office:value="120.7" calcext:value-type="float">
            <text:p>120,70</text:p>
          </table:table-cell>
          <table:table-cell table:style-name="ce33"/>
          <table:table-cell table:style-name="ce38" office:value-type="float" office:value="-0.0899999999999892" calcext:value-type="float">
            <text:p>-0,09</text:p>
          </table:table-cell>
          <table:table-cell table:style-name="ce38" office:value-type="float" office:value="-0.765000000000001" calcext:value-type="float">
            <text:p>-0,7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120.3" calcext:value-type="float">
            <text:p>120,3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-0.364999999999995" calcext:value-type="float">
            <text:p>-0,36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0" calcext:value-type="float">
            <text:p>150</text:p>
          </table:table-cell>
          <table:table-cell table:style-name="ce37" office:value-type="float" office:value="0.4" calcext:value-type="float">
            <text:p>0,40</text:p>
          </table:table-cell>
          <table:table-cell table:style-name="ce37" office:value-type="float" office:value="90.1" calcext:value-type="float">
            <text:p>90,10</text:p>
          </table:table-cell>
          <table:table-cell table:style-name="ce37" office:value-type="float" office:value="150.7" calcext:value-type="float">
            <text:p>150,70</text:p>
          </table:table-cell>
          <table:table-cell table:style-name="ce32"/>
          <table:table-cell table:style-name="ce37" office:value-type="float" office:value="-0.11999999999999" calcext:value-type="float">
            <text:p>-0,12</text:p>
          </table:table-cell>
          <table:table-cell table:style-name="ce37" office:value-type="float" office:value="-0.574999999999989" calcext:value-type="float">
            <text:p>-0,5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45.3" calcext:value-type="float">
            <text:p>45,30</text:p>
          </table:table-cell>
          <table:table-cell table:style-name="ce38" office:value-type="float" office:value="90.1" calcext:value-type="float">
            <text:p>90,10</text:p>
          </table:table-cell>
          <table:table-cell table:style-name="ce38" office:value-type="float" office:value="151" calcext:value-type="float">
            <text:p>151,00</text:p>
          </table:table-cell>
          <table:table-cell table:style-name="ce33"/>
          <table:table-cell table:style-name="ce38" office:value-type="float" office:value="-0.11999999999999" calcext:value-type="float">
            <text:p>-0,12</text:p>
          </table:table-cell>
          <table:table-cell table:style-name="ce38" office:value-type="float" office:value="-0.875" calcext:value-type="float">
            <text:p>-0,88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151.2" calcext:value-type="float">
            <text:p>151,2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1.07499999999999" calcext:value-type="float">
            <text:p>-1,0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151" calcext:value-type="float">
            <text:p>151,0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875" calcext:value-type="float">
            <text:p>-0,88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150.8" calcext:value-type="float">
            <text:p>150,8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675000000000011" calcext:value-type="float">
            <text:p>-0,68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150.5" calcext:value-type="float">
            <text:p>150,5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-0.375" calcext:value-type="float">
            <text:p>-0,38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270.4" calcext:value-type="float">
            <text:p>270,4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150.8" calcext:value-type="float">
            <text:p>150,8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675000000000011" calcext:value-type="float">
            <text:p>-0,68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" calcext:value-type="float">
            <text:p>15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150.7" calcext:value-type="float">
            <text:p>150,7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-0.574999999999989" calcext:value-type="float">
            <text:p>-0,5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80" calcext:value-type="float">
            <text:p>180</text:p>
          </table:table-cell>
          <table:table-cell table:style-name="ce37" office:value-type="float" office:value="0.4" calcext:value-type="float">
            <text:p>0,40</text:p>
          </table:table-cell>
          <table:table-cell table:style-name="ce37" office:value-type="float" office:value="90.11" calcext:value-type="float">
            <text:p>90,11</text:p>
          </table:table-cell>
          <table:table-cell table:style-name="ce37" office:value-type="float" office:value="180.5" calcext:value-type="float">
            <text:p>180,50</text:p>
          </table:table-cell>
          <table:table-cell table:style-name="ce32"/>
          <table:table-cell table:style-name="ce37" office:value-type="float" office:value="-0.129999999999995" calcext:value-type="float">
            <text:p>-0,13</text:p>
          </table:table-cell>
          <table:table-cell table:style-name="ce37" office:value-type="float" office:value="-0.570999999999998" calcext:value-type="float">
            <text:p>-0,5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45.3" calcext:value-type="float">
            <text:p>45,3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180.7" calcext:value-type="float">
            <text:p>180,7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-0.770999999999987" calcext:value-type="float">
            <text:p>-0,77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180.7" calcext:value-type="float">
            <text:p>180,7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-0.770999999999987" calcext:value-type="float">
            <text:p>-0,7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35.3" calcext:value-type="float">
            <text:p>135,3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180.9" calcext:value-type="float">
            <text:p>180,9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971000000000004" calcext:value-type="float">
            <text:p>-0,9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180.6" calcext:value-type="float">
            <text:p>180,6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-0.670999999999992" calcext:value-type="float">
            <text:p>-0,6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180.3" calcext:value-type="float">
            <text:p>180,3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-0.371000000000009" calcext:value-type="float">
            <text:p>-0,3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-0.47100000000000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0" calcext:value-type="float">
            <text:p>18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-0.471000000000004" calcext:value-type="float">
            <text:p>-0,4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10" calcext:value-type="float">
            <text:p>210</text:p>
          </table:table-cell>
          <table:table-cell table:style-name="ce37" office:value-type="float" office:value="0.5" calcext:value-type="float">
            <text:p>0,50</text:p>
          </table:table-cell>
          <table:table-cell table:style-name="ce37" office:value-type="float" office:value="90.1" calcext:value-type="float">
            <text:p>90,10</text:p>
          </table:table-cell>
          <table:table-cell table:style-name="ce37" office:value-type="float" office:value="210.3" calcext:value-type="float">
            <text:p>210,30</text:p>
          </table:table-cell>
          <table:table-cell table:style-name="ce32"/>
          <table:table-cell table:style-name="ce37" office:value-type="float" office:value="-0.11999999999999" calcext:value-type="float">
            <text:p>-0,12</text:p>
          </table:table-cell>
          <table:table-cell table:style-name="ce37" office:value-type="float" office:value="-0.251000000000005" calcext:value-type="float">
            <text:p>-0,25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45.3" calcext:value-type="float">
            <text:p>45,30</text:p>
          </table:table-cell>
          <table:table-cell table:style-name="ce38" office:value-type="float" office:value="90.11" calcext:value-type="float">
            <text:p>90,11</text:p>
          </table:table-cell>
          <table:table-cell table:style-name="ce38" office:value-type="float" office:value="210.7" calcext:value-type="float">
            <text:p>210,70</text:p>
          </table:table-cell>
          <table:table-cell table:style-name="ce33"/>
          <table:table-cell table:style-name="ce38" office:value-type="float" office:value="-0.129999999999995" calcext:value-type="float">
            <text:p>-0,13</text:p>
          </table:table-cell>
          <table:table-cell table:style-name="ce38" office:value-type="float" office:value="-0.650999999999982" calcext:value-type="float">
            <text:p>-0,65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10.5" calcext:value-type="float">
            <text:p>210,5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-0.450999999999993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35.4" calcext:value-type="float">
            <text:p>135,4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10.6" calcext:value-type="float">
            <text:p>210,6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-0.550999999999988" calcext:value-type="float">
            <text:p>-0,55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180.4" calcext:value-type="float">
            <text:p>180,4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210.3" calcext:value-type="float">
            <text:p>210,3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-0.251000000000005" calcext:value-type="float">
            <text:p>-0,25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210.3" calcext:value-type="float">
            <text:p>210,3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251000000000005" calcext:value-type="float">
            <text:p>-0,25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210.2" calcext:value-type="float">
            <text:p>210,2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-0.150999999999982" calcext:value-type="float">
            <text:p>-0,1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0" calcext:value-type="float">
            <text:p>210</text:p>
          </table:table-cell>
          <table:table-cell table:style-name="ce38" office:value-type="float" office:value="315.4" calcext:value-type="float">
            <text:p>315,40</text:p>
          </table:table-cell>
          <table:table-cell table:style-name="ce38" office:value-type="float" office:value="90.1" calcext:value-type="float">
            <text:p>90,10</text:p>
          </table:table-cell>
          <table:table-cell table:style-name="ce38" office:value-type="float" office:value="210.5" calcext:value-type="float">
            <text:p>210,50</text:p>
          </table:table-cell>
          <table:table-cell table:style-name="ce33"/>
          <table:table-cell table:style-name="ce38" office:value-type="float" office:value="-0.11999999999999" calcext:value-type="float">
            <text:p>-0,12</text:p>
          </table:table-cell>
          <table:table-cell table:style-name="ce38" office:value-type="float" office:value="-0.450999999999993" calcext:value-type="float">
            <text:p>-0,45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0.5" calcext:value-type="float">
            <text:p>0,50</text:p>
          </table:table-cell>
          <table:table-cell table:style-name="ce37" office:value-type="float" office:value="90.1" calcext:value-type="float">
            <text:p>90,10</text:p>
          </table:table-cell>
          <table:table-cell table:style-name="ce37" office:value-type="float" office:value="239.8" calcext:value-type="float">
            <text:p>239,80</text:p>
          </table:table-cell>
          <table:table-cell table:style-name="ce32"/>
          <table:table-cell table:style-name="ce37" office:value-type="float" office:value="-0.11999999999999" calcext:value-type="float">
            <text:p>-0,12</text:p>
          </table:table-cell>
          <table:table-cell table:style-name="ce37" office:value-type="float" office:value="0.169999999999988" calcext:value-type="float">
            <text:p>0,1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45.3" calcext:value-type="float">
            <text:p>45,30</text:p>
          </table:table-cell>
          <table:table-cell table:style-name="ce38" office:value-type="float" office:value="90.1" calcext:value-type="float">
            <text:p>90,10</text:p>
          </table:table-cell>
          <table:table-cell table:style-name="ce38" office:value-type="float" office:value="240.2" calcext:value-type="float">
            <text:p>240,20</text:p>
          </table:table-cell>
          <table:table-cell table:style-name="ce33"/>
          <table:table-cell table:style-name="ce38" office:value-type="float" office:value="-0.11999999999999" calcext:value-type="float">
            <text:p>-0,12</text:p>
          </table:table-cell>
          <table:table-cell table:style-name="ce38" office:value-type="float" office:value="-0.22999999999999" calcext:value-type="float">
            <text:p>-0,23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90.3" calcext:value-type="float">
            <text:p>90,30</text:p>
          </table:table-cell>
          <table:table-cell table:style-name="ce38" office:value-type="float" office:value="90.07" calcext:value-type="float">
            <text:p>90,07</text:p>
          </table:table-cell>
          <table:table-cell table:style-name="ce38" office:value-type="float" office:value="240.1" calcext:value-type="float">
            <text:p>240,10</text:p>
          </table:table-cell>
          <table:table-cell table:style-name="ce33"/>
          <table:table-cell table:style-name="ce38" office:value-type="float" office:value="-0.0899999999999892" calcext:value-type="float">
            <text:p>-0,09</text:p>
          </table:table-cell>
          <table:table-cell table:style-name="ce38" office:value-type="float" office:value="-0.129999999999995" calcext:value-type="float">
            <text:p>-0,13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35.4" calcext:value-type="float">
            <text:p>135,4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240.3" calcext:value-type="float">
            <text:p>240,3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-0.330000000000012" calcext:value-type="float">
            <text:p>-0,33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239.9" calcext:value-type="float">
            <text:p>239,9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0699999999999932" calcext:value-type="float">
            <text:p>0,0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25.5" calcext:value-type="float">
            <text:p>225,5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39.8" calcext:value-type="float">
            <text:p>239,8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169999999999988" calcext:value-type="float">
            <text:p>0,1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270.5" calcext:value-type="float">
            <text:p>270,5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39.9" calcext:value-type="float">
            <text:p>239,9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0699999999999932" calcext:value-type="float">
            <text:p>0,0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0" calcext:value-type="float">
            <text:p>240</text:p>
          </table:table-cell>
          <table:table-cell table:style-name="ce38" office:value-type="float" office:value="315.5" calcext:value-type="float">
            <text:p>315,5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239.8" calcext:value-type="float">
            <text:p>239,8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0.169999999999988" calcext:value-type="float">
            <text:p>0,1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70" calcext:value-type="float">
            <text:p>270</text:p>
          </table:table-cell>
          <table:table-cell table:style-name="ce37" office:value-type="float" office:value="0.5" calcext:value-type="float">
            <text:p>0,50</text:p>
          </table:table-cell>
          <table:table-cell table:style-name="ce37" office:value-type="float" office:value="90.1" calcext:value-type="float">
            <text:p>90,10</text:p>
          </table:table-cell>
          <table:table-cell table:style-name="ce37" office:value-type="float" office:value="269.8" calcext:value-type="float">
            <text:p>269,80</text:p>
          </table:table-cell>
          <table:table-cell table:style-name="ce32"/>
          <table:table-cell table:style-name="ce37" office:value-type="float" office:value="-0.11999999999999" calcext:value-type="float">
            <text:p>-0,12</text:p>
          </table:table-cell>
          <table:table-cell table:style-name="ce37" office:value-type="float" office:value="0.25200000000001" calcext:value-type="float">
            <text:p>0,25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45.3" calcext:value-type="float">
            <text:p>45,3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269.8" calcext:value-type="float">
            <text:p>269,8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0.25200000000001" calcext:value-type="float">
            <text:p>0,25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90.4" calcext:value-type="float">
            <text:p>90,4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269.3" calcext:value-type="float">
            <text:p>269,3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0.75200000000001" calcext:value-type="float">
            <text:p>0,75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35.4" calcext:value-type="float">
            <text:p>135,4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269.7" calcext:value-type="float">
            <text:p>269,7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352000000000032" calcext:value-type="float">
            <text:p>0,35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180.5" calcext:value-type="float">
            <text:p>180,5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69.8" calcext:value-type="float">
            <text:p>269,8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25200000000001" calcext:value-type="float">
            <text:p>0,25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25.6" calcext:value-type="float">
            <text:p>225,6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69.5" calcext:value-type="float">
            <text:p>269,5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552000000000021" calcext:value-type="float">
            <text:p>0,55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269.3" calcext:value-type="float">
            <text:p>269,3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0.75200000000001" calcext:value-type="float">
            <text:p>0,7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0" calcext:value-type="float">
            <text:p>270</text:p>
          </table:table-cell>
          <table:table-cell table:style-name="ce38" office:value-type="float" office:value="315.6" calcext:value-type="float">
            <text:p>315,6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269.7" calcext:value-type="float">
            <text:p>269,7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0.352000000000032" calcext:value-type="float">
            <text:p>0,35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0" calcext:value-type="float">
            <text:p>300</text:p>
          </table:table-cell>
          <table:table-cell table:style-name="ce37" office:value-type="float" office:value="0.6" calcext:value-type="float">
            <text:p>0,60</text:p>
          </table:table-cell>
          <table:table-cell table:style-name="ce37" office:value-type="float" office:value="90.1" calcext:value-type="float">
            <text:p>90,10</text:p>
          </table:table-cell>
          <table:table-cell table:style-name="ce37" office:value-type="float" office:value="299.5" calcext:value-type="float">
            <text:p>299,50</text:p>
          </table:table-cell>
          <table:table-cell table:style-name="ce32"/>
          <table:table-cell table:style-name="ce37" office:value-type="float" office:value="-0.11999999999999" calcext:value-type="float">
            <text:p>-0,12</text:p>
          </table:table-cell>
          <table:table-cell table:style-name="ce37" office:value-type="float" office:value="0.374000000000024" calcext:value-type="float">
            <text:p>0,37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45.4" calcext:value-type="float">
            <text:p>45,40</text:p>
          </table:table-cell>
          <table:table-cell table:style-name="ce38" office:value-type="float" office:value="90.07" calcext:value-type="float">
            <text:p>90,07</text:p>
          </table:table-cell>
          <table:table-cell table:style-name="ce38" office:value-type="float" office:value="299.1" calcext:value-type="float">
            <text:p>299,10</text:p>
          </table:table-cell>
          <table:table-cell table:style-name="ce33"/>
          <table:table-cell table:style-name="ce38" office:value-type="float" office:value="-0.0899999999999892" calcext:value-type="float">
            <text:p>-0,09</text:p>
          </table:table-cell>
          <table:table-cell table:style-name="ce38" office:value-type="float" office:value="0.774000000000001" calcext:value-type="float">
            <text:p>0,77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90.4" calcext:value-type="float">
            <text:p>90,4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299.3" calcext:value-type="float">
            <text:p>299,3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0.574000000000012" calcext:value-type="float">
            <text:p>0,57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35.5" calcext:value-type="float">
            <text:p>135,5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298.9" calcext:value-type="float">
            <text:p>298,9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0.974000000000046" calcext:value-type="float">
            <text:p>0,97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180.6" calcext:value-type="float">
            <text:p>180,6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299.4" calcext:value-type="float">
            <text:p>299,4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474000000000046" calcext:value-type="float">
            <text:p>0,47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25.3" calcext:value-type="float">
            <text:p>225,3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299.1" calcext:value-type="float">
            <text:p>299,1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0.774000000000001" calcext:value-type="float">
            <text:p>0,77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299.3" calcext:value-type="float">
            <text:p>299,3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574000000000012" calcext:value-type="float">
            <text:p>0,57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00" calcext:value-type="float">
            <text:p>300</text:p>
          </table:table-cell>
          <table:table-cell table:style-name="ce38" office:value-type="float" office:value="315.6" calcext:value-type="float">
            <text:p>315,60</text:p>
          </table:table-cell>
          <table:table-cell table:style-name="ce38" office:value-type="float" office:value="90.09" calcext:value-type="float">
            <text:p>90,09</text:p>
          </table:table-cell>
          <table:table-cell table:style-name="ce38" office:value-type="float" office:value="299" calcext:value-type="float">
            <text:p>299,00</text:p>
          </table:table-cell>
          <table:table-cell table:style-name="ce33"/>
          <table:table-cell table:style-name="ce38" office:value-type="float" office:value="-0.109999999999999" calcext:value-type="float">
            <text:p>-0,11</text:p>
          </table:table-cell>
          <table:table-cell table:style-name="ce38" office:value-type="float" office:value="0.874000000000024" calcext:value-type="float">
            <text:p>0,87</text:p>
          </table:table-cell>
          <table:table-cell table:number-columns-repeated="9"/>
        </table:table-row>
        <table:table-row table:style-name="ro6">
          <table:table-cell table:style-name="ce32" office:value-type="float" office:value="0" calcext:value-type="float">
            <text:p>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30" calcext:value-type="float">
            <text:p>330</text:p>
          </table:table-cell>
          <table:table-cell table:style-name="ce37" office:value-type="float" office:value="0.6" calcext:value-type="float">
            <text:p>0,60</text:p>
          </table:table-cell>
          <table:table-cell table:style-name="ce37" office:value-type="float" office:value="90.08" calcext:value-type="float">
            <text:p>90,08</text:p>
          </table:table-cell>
          <table:table-cell table:style-name="ce37" office:value-type="float" office:value="329.3" calcext:value-type="float">
            <text:p>329,30</text:p>
          </table:table-cell>
          <table:table-cell table:style-name="ce32"/>
          <table:table-cell table:style-name="ce37" office:value-type="float" office:value="-0.0999999999999943" calcext:value-type="float">
            <text:p>-0,10</text:p>
          </table:table-cell>
          <table:table-cell table:style-name="ce37" office:value-type="float" office:value="0.552999999999997" calcext:value-type="float">
            <text:p>0,55</text:p>
          </table:table-cell>
          <table:table-cell table:number-columns-repeated="9"/>
        </table:table-row>
        <table:table-row table:style-name="ro6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45.4" calcext:value-type="float">
            <text:p>45,4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328.8" calcext:value-type="float">
            <text:p>328,8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1.053" calcext:value-type="float">
            <text:p>1,05</text:p>
          </table:table-cell>
          <table:table-cell table:number-columns-repeated="9"/>
        </table:table-row>
        <table:table-row table:style-name="ro6">
          <table:table-cell table:number-columns-repeated="2"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90.5" calcext:value-type="float">
            <text:p>90,50</text:p>
          </table:table-cell>
          <table:table-cell table:style-name="ce38" office:value-type="float" office:value="90.06" calcext:value-type="float">
            <text:p>90,06</text:p>
          </table:table-cell>
          <table:table-cell table:style-name="ce38" office:value-type="float" office:value="329" calcext:value-type="float">
            <text:p>329,00</text:p>
          </table:table-cell>
          <table:table-cell table:style-name="ce33"/>
          <table:table-cell table:style-name="ce38" office:value-type="float" office:value="-0.0799999999999983" calcext:value-type="float">
            <text:p>-0,08</text:p>
          </table:table-cell>
          <table:table-cell table:style-name="ce38" office:value-type="float" office:value="0.853000000000009" calcext:value-type="float">
            <text:p>0,85</text:p>
          </table:table-cell>
          <table:table-cell table:number-columns-repeated="9"/>
        </table:table-row>
        <table:table-row table:style-name="ro6"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35.5" calcext:value-type="float">
            <text:p>135,50</text:p>
          </table:table-cell>
          <table:table-cell table:style-name="ce38" office:value-type="float" office:value="90.04" calcext:value-type="float">
            <text:p>90,04</text:p>
          </table:table-cell>
          <table:table-cell table:style-name="ce38" office:value-type="float" office:value="328.6" calcext:value-type="float">
            <text:p>328,60</text:p>
          </table:table-cell>
          <table:table-cell table:style-name="ce33"/>
          <table:table-cell table:style-name="ce38" office:value-type="float" office:value="-0.0600000000000023" calcext:value-type="float">
            <text:p>-0,06</text:p>
          </table:table-cell>
          <table:table-cell table:style-name="ce38" office:value-type="float" office:value="1.25299999999999" calcext:value-type="float">
            <text:p>1,25</text:p>
          </table:table-cell>
          <table:table-cell table:number-columns-repeated="9"/>
        </table:table-row>
        <table:table-row table:style-name="ro6"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180.6" calcext:value-type="float">
            <text:p>180,60</text:p>
          </table:table-cell>
          <table:table-cell table:style-name="ce38" office:value-type="float" office:value="90.03" calcext:value-type="float">
            <text:p>90,03</text:p>
          </table:table-cell>
          <table:table-cell table:style-name="ce38" office:value-type="float" office:value="328.9" calcext:value-type="float">
            <text:p>328,90</text:p>
          </table:table-cell>
          <table:table-cell table:style-name="ce33"/>
          <table:table-cell table:style-name="ce38" office:value-type="float" office:value="-0.0499999999999972" calcext:value-type="float">
            <text:p>-0,05</text:p>
          </table:table-cell>
          <table:table-cell table:style-name="ce38" office:value-type="float" office:value="0.953000000000031" calcext:value-type="float">
            <text:p>0,95</text:p>
          </table:table-cell>
          <table:table-cell table:number-columns-repeated="9"/>
        </table:table-row>
        <table:table-row table:style-name="ro6"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25.7" calcext:value-type="float">
            <text:p>225,70</text:p>
          </table:table-cell>
          <table:table-cell table:style-name="ce38" office:value-type="float" office:value="90.02" calcext:value-type="float">
            <text:p>90,02</text:p>
          </table:table-cell>
          <table:table-cell table:style-name="ce38" office:value-type="float" office:value="329.2" calcext:value-type="float">
            <text:p>329,20</text:p>
          </table:table-cell>
          <table:table-cell table:style-name="ce33"/>
          <table:table-cell table:style-name="ce38" office:value-type="float" office:value="-0.039999999999992" calcext:value-type="float">
            <text:p>-0,04</text:p>
          </table:table-cell>
          <table:table-cell table:style-name="ce38" office:value-type="float" office:value="0.65300000000002" calcext:value-type="float">
            <text:p>0,65</text:p>
          </table:table-cell>
          <table:table-cell table:number-columns-repeated="9"/>
        </table:table-row>
        <table:table-row table:style-name="ro6"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270.6" calcext:value-type="float">
            <text:p>270,60</text:p>
          </table:table-cell>
          <table:table-cell table:style-name="ce38" office:value-type="float" office:value="90.05" calcext:value-type="float">
            <text:p>90,05</text:p>
          </table:table-cell>
          <table:table-cell table:style-name="ce38" office:value-type="float" office:value="329.3" calcext:value-type="float">
            <text:p>329,30</text:p>
          </table:table-cell>
          <table:table-cell table:style-name="ce33"/>
          <table:table-cell table:style-name="ce38" office:value-type="float" office:value="-0.0699999999999932" calcext:value-type="float">
            <text:p>-0,07</text:p>
          </table:table-cell>
          <table:table-cell table:style-name="ce38" office:value-type="float" office:value="0.552999999999997" calcext:value-type="float">
            <text:p>0,55</text:p>
          </table:table-cell>
          <table:table-cell table:number-columns-repeated="9"/>
        </table:table-row>
        <table:table-row table:style-name="ro6"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0" calcext:value-type="float">
            <text:p>330</text:p>
          </table:table-cell>
          <table:table-cell table:style-name="ce38" office:value-type="float" office:value="315.6" calcext:value-type="float">
            <text:p>315,60</text:p>
          </table:table-cell>
          <table:table-cell table:style-name="ce38" office:value-type="float" office:value="90.08" calcext:value-type="float">
            <text:p>90,08</text:p>
          </table:table-cell>
          <table:table-cell table:style-name="ce38" office:value-type="float" office:value="328.9" calcext:value-type="float">
            <text:p>328,90</text:p>
          </table:table-cell>
          <table:table-cell table:style-name="ce33"/>
          <table:table-cell table:style-name="ce38" office:value-type="float" office:value="-0.0999999999999943" calcext:value-type="float">
            <text:p>-0,10</text:p>
          </table:table-cell>
          <table:table-cell table:style-name="ce38" office:value-type="float" office:value="0.953000000000031" calcext:value-type="float">
            <text:p>0,95</text:p>
          </table:table-cell>
          <table:table-cell table:number-columns-repeated="9"/>
        </table:table-row>
        <table:table-row table:style-name="ro4" table:number-rows-repeated="1048091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Лист 3" table:style-name="ta1">
        <table:shapes>
          <draw:frame draw:z-index="0" draw:name="Погрешность зенита по всем траекториям" draw:style-name="gr1" draw:text-style-name="P1" svg:width="238.53mm" svg:height="143mm" svg:x="2.39mm" svg:y="2.01mm">
            <draw:object draw:notify-on-update-of-ranges="'Лист 2'.B5:'Лист 2'.B484 'Лист 2'.H5:'Лист 2'.H484" xlink:href="./Object 1" xlink:type="simple" xlink:show="embed" xlink:actuate="onLoad"/>
            <draw:image xlink:href="./ObjectReplacements/Object 1" xlink:type="simple" xlink:show="embed" xlink:actuate="onLoad"/>
            <svg:title>Погрешность зенита по всем траекториям</svg:title>
          </draw:frame>
          <draw:frame draw:z-index="1" draw:name="Погрешность зенита по всем траекториям" draw:style-name="gr1" draw:text-style-name="P1" svg:width="238.53mm" svg:height="143mm" svg:x="2.67mm" svg:y="155.29mm">
            <draw:object draw:notify-on-update-of-ranges="'Лист 2'.B5:'Лист 2'.B484 'Лист 2'.I5:'Лист 2'.I484" xlink:href="./Object 2" xlink:type="simple" xlink:show="embed" xlink:actuate="onLoad"/>
            <draw:image xlink:href="./ObjectReplacements/Object 2" xlink:type="simple" xlink:show="embed" xlink:actuate="onLoad"/>
            <svg:title>Погрешность зенита по всем траекториям</svg:title>
          </draw:frame>
          <draw:frame draw:z-index="2" draw:name="Погрешность зенита по всем траекториям" draw:style-name="gr1" draw:text-style-name="P1" svg:width="238.53mm" svg:height="143mm" svg:x="0.01mm" svg:y="311.59mm">
            <draw:object draw:notify-on-update-of-ranges="'Лист 2'.J5:'Лист 2'.J16 'Лист 2'.K4:'Лист 2'.K4 'Лист 2'.K5:'Лист 2'.K16 'Лист 2'.L4:'Лист 2'.L4 'Лист 2'.L5:'Лист 2'.L16 'Лист 2'.M4:'Лист 2'.M4 'Лист 2'.M5:'Лист 2'.M16 'Лист 2'.N4:'Лист 2'.N4 'Лист 2'.N5:'Лист 2'.N16 'Лист 2'.O4:'Лист 2'.O4 'Лист 2'.O5:'Лист 2'.O16 'Лист 2'.P4:'Лист 2'.P4 'Лист 2'.P5:'Лист 2'.P16 'Лист 2'.Q4:'Лист 2'.Q4 'Лист 2'.Q5:'Лист 2'.Q16 'Лист 2'.R4:'Лист 2'.R4 'Лист 2'.R5:'Лист 2'.R16" xlink:href="./Object 3" xlink:type="simple" xlink:show="embed" xlink:actuate="onLoad"/>
            <draw:image xlink:href="./ObjectReplacements/Object 3" xlink:type="simple" xlink:show="embed" xlink:actuate="onLoad"/>
            <svg:title>Погрешность зенита по всем траекториям</svg:title>
          </draw:frame>
          <draw:frame draw:z-index="3" draw:name="Погрешность зенита по всем траекториям" draw:style-name="gr1" draw:text-style-name="P1" svg:width="238.53mm" svg:height="143mm" svg:x="0.01mm" svg:y="465.09mm">
            <draw:object draw:notify-on-update-of-ranges="'Лист 2'.J20:'Лист 2'.J31 'Лист 2'.K19:'Лист 2'.K19 'Лист 2'.K20:'Лист 2'.K31 'Лист 2'.L19:'Лист 2'.L19 'Лист 2'.L20:'Лист 2'.L31 'Лист 2'.M19:'Лист 2'.M19 'Лист 2'.M20:'Лист 2'.M31 'Лист 2'.N19:'Лист 2'.N19 'Лист 2'.N20:'Лист 2'.N31 'Лист 2'.O19:'Лист 2'.O19 'Лист 2'.O20:'Лист 2'.O31 'Лист 2'.P19:'Лист 2'.P19 'Лист 2'.P20:'Лист 2'.P31 'Лист 2'.Q19:'Лист 2'.Q19 'Лист 2'.Q20:'Лист 2'.Q31 'Лист 2'.R19:'Лист 2'.R19 'Лист 2'.R20:'Лист 2'.R31" xlink:href="./Object 4" xlink:type="simple" xlink:show="embed" xlink:actuate="onLoad"/>
            <draw:image xlink:href="./ObjectReplacements/Object 4" xlink:type="simple" xlink:show="embed" xlink:actuate="onLoad"/>
            <svg:title>Погрешность зенита по всем траекториям</svg:title>
          </draw:frame>
          <draw:frame draw:z-index="4" draw:name="Погрешность зенита по всем траекториям" draw:style-name="gr1" draw:text-style-name="P1" svg:width="238.53mm" svg:height="143mm" svg:x="0.01mm" svg:y="618.62mm">
            <draw:object draw:notify-on-update-of-ranges="'Лист 2'.J35:'Лист 2'.J46 'Лист 2'.K34:'Лист 2'.K34 'Лист 2'.K35:'Лист 2'.K46 'Лист 2'.L34:'Лист 2'.L34 'Лист 2'.L35:'Лист 2'.L46 'Лист 2'.M34:'Лист 2'.M34 'Лист 2'.M35:'Лист 2'.M46 'Лист 2'.N34:'Лист 2'.N34 'Лист 2'.N35:'Лист 2'.N46 'Лист 2'.O34:'Лист 2'.O34 'Лист 2'.O35:'Лист 2'.O46 'Лист 2'.P34:'Лист 2'.P34 'Лист 2'.P35:'Лист 2'.P46 'Лист 2'.Q34:'Лист 2'.Q34 'Лист 2'.Q35:'Лист 2'.Q46 'Лист 2'.R34:'Лист 2'.R34 'Лист 2'.R35:'Лист 2'.R46" xlink:href="./Object 5" xlink:type="simple" xlink:show="embed" xlink:actuate="onLoad"/>
            <draw:image xlink:href="./ObjectReplacements/Object 5" xlink:type="simple" xlink:show="embed" xlink:actuate="onLoad"/>
            <svg:title>Погрешность зенита по всем траекториям</svg:title>
          </draw:frame>
          <draw:frame draw:z-index="5" draw:name="Погрешность зенита по всем траекториям" draw:style-name="gr1" draw:text-style-name="P1" svg:width="238.53mm" svg:height="143mm" svg:x="0.01mm" svg:y="772.14mm">
            <draw:object draw:notify-on-update-of-ranges="'Лист 2'.J50:'Лист 2'.J61 'Лист 2'.K49:'Лист 2'.K49 'Лист 2'.K50:'Лист 2'.K61 'Лист 2'.L49:'Лист 2'.L49 'Лист 2'.L50:'Лист 2'.L61 'Лист 2'.M49:'Лист 2'.M49 'Лист 2'.M50:'Лист 2'.M61 'Лист 2'.N49:'Лист 2'.N49 'Лист 2'.N50:'Лист 2'.N61 'Лист 2'.O49:'Лист 2'.O49 'Лист 2'.O50:'Лист 2'.O61 'Лист 2'.P49:'Лист 2'.P49 'Лист 2'.P50:'Лист 2'.P61 'Лист 2'.Q49:'Лист 2'.Q49 'Лист 2'.Q50:'Лист 2'.Q61 'Лист 2'.R49:'Лист 2'.R49 'Лист 2'.R50:'Лист 2'.R61" xlink:href="./Object 6" xlink:type="simple" xlink:show="embed" xlink:actuate="onLoad"/>
            <draw:image xlink:href="./ObjectReplacements/Object 6" xlink:type="simple" xlink:show="embed" xlink:actuate="onLoad"/>
            <svg:title>Погрешность зенита по всем траекториям</svg:title>
          </draw:frame>
          <draw:frame draw:z-index="6" draw:name="Погрешность зенита по всем траекториям" draw:style-name="gr1" draw:text-style-name="P1" svg:width="238.53mm" svg:height="143mm" svg:x="0.85mm" svg:y="924.87mm">
            <draw:object draw:notify-on-update-of-ranges="'Лист 2'.J65:'Лист 2'.J76 'Лист 2'.K64:'Лист 2'.K64 'Лист 2'.K65:'Лист 2'.K76 'Лист 2'.L64:'Лист 2'.L64 'Лист 2'.L65:'Лист 2'.L76 'Лист 2'.M64:'Лист 2'.M64 'Лист 2'.M65:'Лист 2'.M76 'Лист 2'.N64:'Лист 2'.N64 'Лист 2'.N65:'Лист 2'.N76 'Лист 2'.O64:'Лист 2'.O64 'Лист 2'.O65:'Лист 2'.O76 'Лист 2'.P64:'Лист 2'.P64 'Лист 2'.P65:'Лист 2'.P76 'Лист 2'.Q64:'Лист 2'.Q64 'Лист 2'.Q65:'Лист 2'.Q76 'Лист 2'.R64:'Лист 2'.R64 'Лист 2'.R65:'Лист 2'.R76" xlink:href="./Object 7" xlink:type="simple" xlink:show="embed" xlink:actuate="onLoad"/>
            <draw:image xlink:href="./ObjectReplacements/Object 7" xlink:type="simple" xlink:show="embed" xlink:actuate="onLoad"/>
            <svg:title>Погрешность зенита по всем траекториям</svg:title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named-expressions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h8" table:base-cell-address="$'Лист 1'.$A$40" table:cell-range-address="$'Лист 1'.$A$37"/>
        <table:named-range table:name="n1" table:base-cell-address="$'Лист 1'.$A$15" table:cell-range-address="$'Лист 1'.$A$12"/>
        <table:named-range table:name="n10" table:base-cell-address="$'Лист 1'.$A$43" table:cell-range-address="$'Лист 1'.$A$40"/>
        <table:named-range table:name="n11" table:base-cell-address="$'Лист 1'.$A$2" table:cell-range-address="$'Лист 1'.$A$2"/>
        <table:named-range table:name="n13" table:base-cell-address="$'Лист 1'.$B$30" table:cell-range-address="$'Лист 1'.$B$30"/>
        <table:named-range table:name="n15" table:base-cell-address="$'Лист 1'.$B$29" table:cell-range-address="$'Лист 1'.$B$28"/>
        <table:named-expression table:name="n17" table:base-cell-address="$'Лист 1'.$B$28" table:expression="$'лист 1'.$b$#ссыл!"/>
        <table:named-range table:name="n18" table:base-cell-address="$'Лист 1'.$B$27" table:cell-range-address="$'Лист 1'.$B$26"/>
        <table:named-range table:name="n2" table:base-cell-address="$'Лист 1'.$A$18" table:cell-range-address="$'Лист 1'.$A$15"/>
        <table:named-range table:name="n5" table:base-cell-address="$'Лист 1'.$A$27" table:cell-range-address="$'Лист 1'.$A$23"/>
        <table:named-range table:name="n8" table:base-cell-address="$'Лист 1'.$A$37" table:cell-range-address="$'Лист 1'.$A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14:21:48.05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06-16T13:41:55.29</meta:creation-date>
    <dc:date>2016-02-09T14:25:35.116000000</dc:date>
    <meta:editing-duration>PT15H21M55S</meta:editing-duration>
    <meta:editing-cycles>104</meta:editing-cycles>
    <meta:generator>LibreOffice/4.4.1.2$Windows_x86 LibreOffice_project/45e2de17089c24a1fa810c8f975a7171ba4cd432</meta:generator>
    <meta:printed-by>Олег Андрианов</meta:printed-by>
    <meta:print-date>2014-06-17T10:30:12.50</meta:print-date>
    <meta:document-statistic meta:table-count="3" meta:cell-count="44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7.518cm" svg:y="0.422cm" chart:style-name="ch2">
          <text:p>Погрешность зенита по всем траекториям</text:p>
        </chart:title>
        <chart:plot-area chart:style-name="ch3" table:cell-range-address="'Лист 2'.B5:'Лист 2'.B484 'Лист 2'.H5:'Лист 2'.H484" chart:data-source-has-labels="both" svg:x="-0.313cm" svg:y="-0.199cm" svg:width="24.164cm" svg:height="14.699cm">
          <chartooo:coordinate-region svg:x="0.705cm" svg:y="0cm" svg:width="23.146cm" svg:height="14.301cm"/>
          <chart:axis chart:dimension="x" chart:name="primary-x" chart:style-name="ch4" chartooo:axis-type="auto">
            <chartooo:date-scale/>
            <chart:categories table:cell-range-address="'Лист 2'.B5:'Лист 2'.B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Лист 2'.H5:'Лист 2'.H484" loext:label-string="ошибка_зенита" chart:class="chart:line">
            <chart:data-point chart:repeated="4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шибка_зенита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Лист 2'.B5:'Лист 2'.B484</svg:desc>
                </draw:g>
              </table:table-cell>
              <table:table-cell office:value-type="float" office:value="-0.0800000000000001">
                <text:p>-0.0800000000000001</text:p>
                <draw:g>
                  <svg:desc>'Лист 2'.H5:'Лист 2'.H48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99999999999998">
                <text:p>-0.02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10000000000001">
                <text:p>0.011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10000000000002">
                <text:p>0.071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10000000000004">
                <text:p>0.081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10000000000004">
                <text:p>0.061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189999999999997">
                <text:p>-0.0189999999999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89999999999995">
                <text:p>-0.04899999999999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89999999999999">
                <text:p>-0.028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10000000000001">
                <text:p>0.011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10000000000004">
                <text:p>0.061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910000000000002">
                <text:p>0.091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510000000000002">
                <text:p>0.051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89999999999999">
                <text:p>-0.008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09999999999999">
                <text:p>-0.020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199999999999978">
                <text:p>-0.001999999999999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59999999999999">
                <text:p>0.085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600000000000001">
                <text:p>-0.06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99999999999998">
                <text:p>-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100000000000002">
                <text:p>-0.01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560000000000001">
                <text:p>-0.056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40000000000002">
                <text:p>0.014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40000000000001">
                <text:p>0.08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40000000000003">
                <text:p>0.03400000000000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599999999999978">
                <text:p>-0.005999999999999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600000000000001">
                <text:p>-0.06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00000000000002">
                <text:p>0.01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999999999999979">
                <text:p>-0.00999999999999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99999999999998">
                <text:p>-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999999999999979">
                <text:p>-0.00999999999999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99999999999998">
                <text:p>-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99999999999998">
                <text:p>-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00000000000002">
                <text:p>0.01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999999999999979">
                <text:p>-0.00999999999999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99999999999998">
                <text:p>-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00000000000002">
                <text:p>0.010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999999999999979">
                <text:p>-0.00999999999999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49999999999999">
                <text:p>-0.044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49999999999999">
                <text:p>-0.044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500000000000034">
                <text:p>0.005000000000000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50000000000004">
                <text:p>0.065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50000000000002">
                <text:p>0.075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50000000000004">
                <text:p>0.025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249999999999999">
                <text:p>-0.024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449999999999999">
                <text:p>-0.0449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349999999999997">
                <text:p>-0.0349999999999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0499999999999989">
                <text:p>-0.004999999999999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50000000000004">
                <text:p>0.065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50000000000004">
                <text:p>0.065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50000000000004">
                <text:p>0.0250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149999999999997">
                <text:p>-0.01499999999999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200000000000005">
                <text:p>-0.020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200000000000005">
                <text:p>-0.020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500000000000007">
                <text:p>-0.05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200000000000005">
                <text:p>-0.020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500000000000007">
                <text:p>-0.05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99999999999994">
                <text:p>0.06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500000000000007">
                <text:p>-0.05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99999999999994">
                <text:p>0.06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500000000000007">
                <text:p>-0.05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200000000000005">
                <text:p>-0.020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99999999999994">
                <text:p>0.06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500000000000007">
                <text:p>-0.05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99999999999994">
                <text:p>0.06999999999999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599999999999987">
                <text:p>-0.05999999999999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00000000000016">
                <text:p>-0.0100000000000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00000000000016">
                <text:p>-0.0100000000000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99999999999987">
                <text:p>0.05999999999999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99999999999987">
                <text:p>0.05999999999999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00000000000016">
                <text:p>-0.0100000000000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6999999999999">
                <text:p>-0.0369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569999999999986">
                <text:p>-0.0569999999999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30000000000008">
                <text:p>0.0530000000000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27000000000001">
                <text:p>-0.0270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00000000000011">
                <text:p>0.00300000000000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30000000000008">
                <text:p>0.0530000000000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69999999999995">
                <text:p>-0.016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569999999999986">
                <text:p>-0.0569999999999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670000000000002">
                <text:p>-0.06700000000000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29999999999993">
                <text:p>0.0429999999999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9999999999988">
                <text:p>0.06299999999999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69999999999995">
                <text:p>-0.016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69999999999995">
                <text:p>-0.016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9999999999988">
                <text:p>0.06299999999999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69999999999995">
                <text:p>-0.016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569999999999986">
                <text:p>-0.0569999999999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569999999999986">
                <text:p>-0.0569999999999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69999999999995">
                <text:p>-0.016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9999999999988">
                <text:p>0.06299999999999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9999999999981">
                <text:p>0.0129999999999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569999999999986">
                <text:p>-0.0569999999999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69999999999995">
                <text:p>-0.016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29999999999993">
                <text:p>0.0429999999999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00000000000011">
                <text:p>0.00300000000000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9999999999981">
                <text:p>0.0129999999999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29999999999984">
                <text:p>0.08299999999999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29999999999984">
                <text:p>0.08299999999999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470000000000006">
                <text:p>-0.0470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6999999999999">
                <text:p>-0.0369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30000000000008">
                <text:p>0.0530000000000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29999999999984">
                <text:p>0.08299999999999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30000000000004">
                <text:p>0.0730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9999999999988">
                <text:p>0.06299999999999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00000000000007">
                <text:p>0.0500000000000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00000000000016">
                <text:p>-0.01000000000000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99999999999952">
                <text:p>-0.0599999999999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00000000000063">
                <text:p>0.04000000000000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00000000000063">
                <text:p>0.04000000000000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800000000000054">
                <text:p>-0.08000000000000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99999999999991">
                <text:p>-0.0399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800000000000054">
                <text:p>-0.08000000000000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900000000000034">
                <text:p>-0.0900000000000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800000000000054">
                <text:p>-0.08000000000000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900000000000034">
                <text:p>-0.0900000000000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99999999999534">
                <text:p>0.001999999999995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800000000000054">
                <text:p>-0.08000000000000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900000000000034">
                <text:p>-0.0900000000000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900000000000034">
                <text:p>-0.0900000000000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800000000000054">
                <text:p>-0.08000000000000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00000000000031">
                <text:p>-0.0200000000000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900000000000034">
                <text:p>-0.0900000000000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899999999999892">
                <text:p>-0.0899999999999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899999999999892">
                <text:p>-0.0899999999999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899999999999892">
                <text:p>-0.0899999999999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899999999999892">
                <text:p>-0.0899999999999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29999999999995">
                <text:p>-0.1299999999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29999999999995">
                <text:p>-0.1299999999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899999999999892">
                <text:p>-0.0899999999999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1999999999999">
                <text:p>-0.1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899999999999892">
                <text:p>-0.0899999999999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799999999999983">
                <text:p>-0.07999999999999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499999999999972">
                <text:p>-0.0499999999999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9999999999992">
                <text:p>-0.039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699999999999932">
                <text:p>-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999999999999943">
                <text:p>-0.0999999999999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7.372cm" svg:y="0.422cm" chart:style-name="ch2">
          <text:p>Погрешность азимута по всем траекториям</text:p>
        </chart:title>
        <chart:plot-area chart:style-name="ch3" table:cell-range-address="'Лист 2'.B5:'Лист 2'.B484 'Лист 2'.I5:'Лист 2'.I484" chart:data-source-has-labels="both" svg:x="-0.313cm" svg:y="-0.199cm" svg:width="24.164cm" svg:height="14.699cm">
          <chartooo:coordinate-region svg:x="0.705cm" svg:y="0cm" svg:width="23.146cm" svg:height="14.301cm"/>
          <chart:axis chart:dimension="x" chart:name="primary-x" chart:style-name="ch4" chartooo:axis-type="auto">
            <chartooo:date-scale/>
            <chart:categories table:cell-range-address="'Лист 2'.B5:'Лист 2'.B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Лист 2'.I5:'Лист 2'.I484" loext:label-string="ошибка_зенита" chart:class="chart:line">
            <chart:data-point chart:repeated="4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шибка_зенита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Лист 2'.B5:'Лист 2'.B484</svg:desc>
                </draw:g>
              </table:table-cell>
              <table:table-cell office:value-type="float" office:value="0.817000000000007">
                <text:p>0.817000000000007</text:p>
                <draw:g>
                  <svg:desc>'Лист 2'.I5:'Лист 2'.I48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583">
                <text:p>-0.5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883">
                <text:p>-0.8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783">
                <text:p>-0.7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6999999999996">
                <text:p>0.5169999999999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700000000002">
                <text:p>1.117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16999999999973">
                <text:p>0.9169999999999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277000000000001">
                <text:p>-0.277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777000000000001">
                <text:p>-0.777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376999999999999">
                <text:p>-0.376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2000000000001">
                <text:p>1.72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0000000000003">
                <text:p>0.5200000000000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279999999999994">
                <text:p>-0.2799999999999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20000000000002">
                <text:p>0.920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2000000000001">
                <text:p>1.72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999999999999943">
                <text:p>0.09999999999999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914">
                <text:p>1.9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13999999999993">
                <text:p>0.8139999999999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486000000000004">
                <text:p>-0.486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38600000000001">
                <text:p>-0.386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1399999999999">
                <text:p>1.313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11399999999999">
                <text:p>2.113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1399999999999">
                <text:p>2.813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11399999999999">
                <text:p>3.113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3800000000002">
                <text:p>1.838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38000000000011">
                <text:p>0.5380000000000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38000000000011">
                <text:p>0.5380000000000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3800000000002">
                <text:p>1.338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13800000000001">
                <text:p>2.138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3800000000002">
                <text:p>2.938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3800000000002">
                <text:p>2.838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3500000000001">
                <text:p>1.835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34999999999997">
                <text:p>0.534999999999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34999999999997">
                <text:p>0.534999999999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34999999999991">
                <text:p>0.63499999999999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3499999999999">
                <text:p>2.234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3500000000001">
                <text:p>2.835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41000000000003">
                <text:p>0.4410000000000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759000000000015">
                <text:p>-0.7590000000000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40999999999991">
                <text:p>0.14099999999999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41">
                <text:p>1.44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4099999999999">
                <text:p>2.240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4100000000001">
                <text:p>2.841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4099999999999">
                <text:p>2.740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70999999999998">
                <text:p>-0.0709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670999999999992">
                <text:p>-0.6709999999999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271000000000015">
                <text:p>-0.2710000000000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22899999999999">
                <text:p>1.228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2900000000001">
                <text:p>1.829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2899999999998">
                <text:p>2.228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2900000000001">
                <text:p>1.829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16999999999973">
                <text:p>0.9169999999999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682999999999993">
                <text:p>-0.6829999999999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.28300000000002">
                <text:p>-1.283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483000000000004">
                <text:p>-0.4830000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17000000000007">
                <text:p>0.8170000000000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21699999999998">
                <text:p>1.216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1699999999998">
                <text:p>1.716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1700000000001">
                <text:p>1.817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40999999999997">
                <text:p>0.540999999999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85899999999998">
                <text:p>-0.858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.15899999999999">
                <text:p>-1.158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85899999999998">
                <text:p>-0.858999999999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40999999999974">
                <text:p>0.9409999999999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40999999999985">
                <text:p>0.7409999999999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4100000000001">
                <text:p>1.341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4100000000001">
                <text:p>1.341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1000000000024">
                <text:p>0.5110000000000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688999999999965">
                <text:p>-0.6889999999999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.089">
                <text:p>-1.0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588999999999999">
                <text:p>-0.5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11000000000013">
                <text:p>0.21100000000001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11000000000001">
                <text:p>0.911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1100000000005">
                <text:p>1.6110000000000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1100000000004">
                <text:p>1.311000000000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74">
                <text:p>-0.5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774">
                <text:p>-0.7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74">
                <text:p>-0.4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374">
                <text:p>-0.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26000000000033">
                <text:p>0.1260000000000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74">
                <text:p>-0.4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860000000000021">
                <text:p>-0.08600000000000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86000000000001">
                <text:p>-0.286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686">
                <text:p>-0.6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385999999999999">
                <text:p>-0.385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13999999999999">
                <text:p>0.213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14000000000001">
                <text:p>0.114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186">
                <text:p>-0.1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3999999999998">
                <text:p>0.413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9000000000001">
                <text:p>0.829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69000000000001">
                <text:p>-0.469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168000000000006">
                <text:p>-0.168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167000000000002">
                <text:p>-0.167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3999999999998">
                <text:p>0.433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70000000000005">
                <text:p>0.37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329999999999998">
                <text:p>-0.3299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70000000000005">
                <text:p>0.37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69999999999993">
                <text:p>0.5699999999999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23000000000002">
                <text:p>0.423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769999999999982">
                <text:p>-0.07699999999999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23000000000002">
                <text:p>0.423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2299999999999">
                <text:p>0.622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22999999999999">
                <text:p>0.722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2299999999999">
                <text:p>1.822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11000000000001">
                <text:p>0.9110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11000000000007">
                <text:p>0.811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11000000000007">
                <text:p>0.311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11000000000007">
                <text:p>0.311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11000000000007">
                <text:p>0.311000000000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11">
                <text:p>1.4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11">
                <text:p>1.4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1099999999998">
                <text:p>1.710999999999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2600000000001">
                <text:p>1.026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26000000000005">
                <text:p>0.6260000000000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25999999999999">
                <text:p>0.225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25999999999999">
                <text:p>0.225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26000000000022">
                <text:p>0.3260000000000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2600000000002">
                <text:p>1.326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2600000000002">
                <text:p>1.326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2600000000001">
                <text:p>1.526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2000000000016">
                <text:p>0.4320000000000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31999999999999">
                <text:p>0.231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67999999999989">
                <text:p>-0.4679999999999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167999999999978">
                <text:p>-0.1679999999999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2000000000016">
                <text:p>0.4320000000000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3200000000001">
                <text:p>1.13200000000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31999999999999">
                <text:p>0.7319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361999999999995">
                <text:p>-0.3619999999999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961999999999989">
                <text:p>-0.9619999999999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61999999999983">
                <text:p>-0.56199999999998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0619999999999834">
                <text:p>-0.061999999999983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38000000000011">
                <text:p>0.5380000000000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8000000000017">
                <text:p>0.4380000000000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182999999999993">
                <text:p>-0.1829999999999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.08300000000003">
                <text:p>-1.08300000000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83000000000027">
                <text:p>-0.5830000000000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83000000000027">
                <text:p>-0.5830000000000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83000000000015">
                <text:p>-0.2830000000000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83000000000015">
                <text:p>-0.2830000000000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16999999999985">
                <text:p>0.2169999999999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182999999999993">
                <text:p>-0.1829999999999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68000000000018">
                <text:p>-0.4680000000000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970000000000027">
                <text:p>-0.9700000000000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.072">
                <text:p>-1.0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7399999999999">
                <text:p>-0.473999999999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76000000000022">
                <text:p>-0.5760000000000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78000000000009">
                <text:p>-0.4780000000000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8000000000003">
                <text:p>-0.28000000000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82000000000028">
                <text:p>-0.4820000000000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90000000000009">
                <text:p>-0.4900000000000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.09000000000003">
                <text:p>-1.09000000000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.09000000000003">
                <text:p>-1.09000000000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889999999999986">
                <text:p>-0.8899999999999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90000000000032">
                <text:p>-0.5900000000000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389999999999986">
                <text:p>-0.3899999999999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9000000000002">
                <text:p>-0.29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999999999998">
                <text:p>0.20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74">
                <text:p>-0.4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74">
                <text:p>-0.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74">
                <text:p>-0.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6999999999998">
                <text:p>0.396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6999999999998">
                <text:p>0.396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03000000000002">
                <text:p>-0.1030000000000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6999999999998">
                <text:p>0.396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96999999999999">
                <text:p>0.1969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97000000000001">
                <text:p>0.2970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03000000000002">
                <text:p>-0.1030000000000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02999999999999">
                <text:p>-0.2029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37999999999995">
                <text:p>0.437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620000000000047">
                <text:p>-0.0620000000000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62000000000006">
                <text:p>-0.1620000000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7999999999998">
                <text:p>0.137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62">
                <text:p>-0.2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8000000000001">
                <text:p>0.4080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99999999999557">
                <text:p>0.007999999999995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8000000000001">
                <text:p>0.4080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7999999999998">
                <text:p>0.207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7999999999998">
                <text:p>0.207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7999999999993">
                <text:p>0.307999999999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0799999999999">
                <text:p>0.607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07999999999998">
                <text:p>0.707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2999999999993">
                <text:p>0.322999999999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3000000000002">
                <text:p>0.4230000000000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29999999999961">
                <text:p>0.02299999999999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77000000000007">
                <text:p>-0.177000000000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7000000000001">
                <text:p>-0.2770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22999999999996">
                <text:p>0.522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2999999999993">
                <text:p>0.322999999999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2999999999999">
                <text:p>0.7229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70999999999992">
                <text:p>-0.17099999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0999999999998">
                <text:p>-0.070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70999999999992">
                <text:p>-0.17099999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0999999999998">
                <text:p>-0.070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0999999999998">
                <text:p>-0.070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8999999999985">
                <text:p>0.7289999999999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9000000000008">
                <text:p>0.329000000000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28999999999996">
                <text:p>0.528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65000000000009">
                <text:p>-0.3650000000000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4999999999985">
                <text:p>0.2349999999999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65000000000003">
                <text:p>-0.465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664999999999992">
                <text:p>-0.66499999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649999999999977">
                <text:p>-0.06499999999999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35000000000002">
                <text:p>0.4350000000000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65000000000015">
                <text:p>-0.265000000000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649999999999977">
                <text:p>-0.06499999999999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7700000000001">
                <text:p>-0.377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69999999999982">
                <text:p>-0.07699999999999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676999999999993">
                <text:p>-0.676999999999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7700000000001">
                <text:p>-0.87700000000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76999999999998">
                <text:p>-0.576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769999999999982">
                <text:p>-0.07699999999999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22999999999985">
                <text:p>0.2229999999999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7000000000015">
                <text:p>-0.277000000000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71000000000004">
                <text:p>-0.471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1000000000015">
                <text:p>-0.271000000000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70999999999998">
                <text:p>-0.5709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71000000000009">
                <text:p>-0.8710000000000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670999999999992">
                <text:p>-0.67099999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71000000000004">
                <text:p>-0.471000000000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70999999999992">
                <text:p>-0.17099999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71000000000015">
                <text:p>-0.771000000000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26999999999987">
                <text:p>-0.5269999999999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29999999999961">
                <text:p>-0.7299999999999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33000000000027">
                <text:p>-0.8330000000000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3599999999999">
                <text:p>-0.735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38999999999999">
                <text:p>-0.8389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41999999999962">
                <text:p>-0.741999999999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45000000000005">
                <text:p>-0.7450000000000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4799999999999">
                <text:p>-0.74799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59000000000026">
                <text:p>-0.5590000000000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5899999999998">
                <text:p>-0.858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59000000000003">
                <text:p>-0.959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59000000000026">
                <text:p>-0.5590000000000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5899999999998">
                <text:p>-0.85899999999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59000000000003">
                <text:p>-0.959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59000000000015">
                <text:p>-0.759000000000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658999999999992">
                <text:p>-0.65899999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8000000000003">
                <text:p>-0.28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8000000000003">
                <text:p>-0.78000000000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680000000000007">
                <text:p>-0.680000000000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80000000000007">
                <text:p>-0.180000000000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79999999999995">
                <text:p>-0.3799999999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80000000000018">
                <text:p>-0.4800000000000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80000000000018">
                <text:p>-0.4800000000000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80000000000007">
                <text:p>-0.1800000000000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5999999999999">
                <text:p>0.225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74">
                <text:p>-0.1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25999999999988">
                <text:p>0.4259999999999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5999999999999">
                <text:p>0.225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2600000000001">
                <text:p>0.526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6000000000033">
                <text:p>0.1260000000000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6000000000033">
                <text:p>0.1260000000000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2600000000001">
                <text:p>0.526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0000000000002">
                <text:p>0.83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0000000000003">
                <text:p>0.13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30000000000002">
                <text:p>0.33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49999999999999">
                <text:p>-0.149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49999999999996">
                <text:p>-0.449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49999999999994">
                <text:p>-0.3499999999999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0000000000004">
                <text:p>0.5500000000000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38999999999996">
                <text:p>-0.138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38999999999996">
                <text:p>-0.638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38999999999987">
                <text:p>-0.5389999999999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3899999999999">
                <text:p>-0.238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38999999999996">
                <text:p>-0.138999999999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3899999999999">
                <text:p>-0.238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38999999999999">
                <text:p>-0.338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38999999999993">
                <text:p>-0.4389999999999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06999999999997">
                <text:p>-0.4069999999999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06999999999991">
                <text:p>-0.506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706999999999994">
                <text:p>-0.7069999999999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07000000000002">
                <text:p>-0.307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06999999999991">
                <text:p>-0.5069999999999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06999999999994">
                <text:p>-0.2069999999999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06999999999999">
                <text:p>-0.606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699999999999079">
                <text:p>-0.006999999999990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50000000000017">
                <text:p>-0.4500000000000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9999999999977">
                <text:p>0.1499999999999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50000000000023">
                <text:p>-0.35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850000000000023">
                <text:p>-0.85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50000000000023">
                <text:p>-0.350000000000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50000000000011">
                <text:p>-0.550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50000000000006">
                <text:p>-0.1500000000000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38999999999993">
                <text:p>-0.4389999999999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38999999999993">
                <text:p>-0.4389999999999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739000000000004">
                <text:p>-0.7390000000000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938999999999993">
                <text:p>-0.9389999999999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38999999999999">
                <text:p>-0.338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38999999999982">
                <text:p>-0.6389999999999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38999999999993">
                <text:p>-0.4389999999999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38999999999982">
                <text:p>-0.1389999999999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74000000000024">
                <text:p>-0.3740000000000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74000000000007">
                <text:p>-0.6740000000000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74000000000018">
                <text:p>-0.474000000000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874000000000024">
                <text:p>-0.8740000000000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4000000000001">
                <text:p>-0.274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4000000000001">
                <text:p>-0.274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74000000000024">
                <text:p>-0.3740000000000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4000000000001">
                <text:p>-0.274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84999999999997">
                <text:p>-0.2849999999999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85000000000019">
                <text:p>-0.3850000000000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15000000000003">
                <text:p>0.215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85000000000008">
                <text:p>-0.585000000000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85000000000014">
                <text:p>-0.485000000000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85000000000002">
                <text:p>-0.685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15000000000003">
                <text:p>0.215000000000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85000000000014">
                <text:p>-0.485000000000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33000000000015">
                <text:p>-0.5330000000000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30000000000155">
                <text:p>-0.0330000000000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33000000000038">
                <text:p>-0.1330000000000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66999999999962">
                <text:p>0.3669999999999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33000000000027">
                <text:p>-0.3330000000000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3300000000005">
                <text:p>-0.433000000000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33000000000004">
                <text:p>-0.2330000000000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33000000000004">
                <text:p>-0.2330000000000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6999999999987">
                <text:p>-0.2769999999999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3000000000013">
                <text:p>0.2230000000000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23000000000002">
                <text:p>0.423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23000000000002">
                <text:p>0.423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476999999999975">
                <text:p>-0.476999999999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69999999999982">
                <text:p>-0.07699999999999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3000000000036">
                <text:p>0.3230000000000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6999999999987">
                <text:p>-0.2769999999999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7999999999988">
                <text:p>0.4379999999999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38000000000022">
                <text:p>0.3380000000000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20000000000118">
                <text:p>-0.06200000000001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38000000000011">
                <text:p>0.538000000000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20000000000118">
                <text:p>-0.06200000000001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8000000000034">
                <text:p>0.138000000000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38000000000011">
                <text:p>0.5380000000000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999999999973">
                <text:p>0.916999999999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17000000000007">
                <text:p>0.8170000000000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1699999999998">
                <text:p>1.216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16999999999985">
                <text:p>0.7169999999999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7000000000019">
                <text:p>0.6170000000000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999999999973">
                <text:p>0.916999999999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999999999973">
                <text:p>0.916999999999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34999999999999">
                <text:p>0.234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34999999999999">
                <text:p>0.734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34999999999999">
                <text:p>0.934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34999999999998">
                <text:p>0.6349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34999999999998">
                <text:p>0.6349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34999999999999">
                <text:p>0.434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58000000000001">
                <text:p>0.158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58000000000001">
                <text:p>0.158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58000000000001">
                <text:p>0.158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42000000000003">
                <text:p>-0.6420000000000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57999999999997">
                <text:p>0.35799999999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579999999999998">
                <text:p>0.05799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57999999999996">
                <text:p>0.2579999999999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41999999999999">
                <text:p>-0.34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52999999999994">
                <text:p>-0.3529999999999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52999999999994">
                <text:p>-0.3529999999999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53000000000003">
                <text:p>-0.4530000000000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953000000000003">
                <text:p>-0.9530000000000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53000000000003">
                <text:p>-0.4530000000000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52999999999994">
                <text:p>-0.3529999999999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53">
                <text:p>-0.7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53000000000003">
                <text:p>-0.4530000000000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65000000000001">
                <text:p>-0.765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64999999999992">
                <text:p>-0.664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864999999999995">
                <text:p>-0.8649999999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65000000000001">
                <text:p>-0.765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64999999999992">
                <text:p>-0.664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564999999999998">
                <text:p>-0.5649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65000000000001">
                <text:p>-0.765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64999999999995">
                <text:p>-0.3649999999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574999999999989">
                <text:p>-0.5749999999999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07499999999999">
                <text:p>-1.074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75000000000011">
                <text:p>-0.6750000000000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75000000000011">
                <text:p>-0.6750000000000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574999999999989">
                <text:p>-0.5749999999999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570999999999998">
                <text:p>-0.5709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70999999999987">
                <text:p>-0.7709999999999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70999999999987">
                <text:p>-0.7709999999999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971000000000004">
                <text:p>-0.9710000000000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70999999999992">
                <text:p>-0.670999999999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71000000000009">
                <text:p>-0.3710000000000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71000000000004">
                <text:p>-0.4710000000000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71000000000004">
                <text:p>-0.4710000000000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251000000000005">
                <text:p>-0.2510000000000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50999999999982">
                <text:p>-0.6509999999999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50999999999993">
                <text:p>-0.4509999999999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550999999999988">
                <text:p>-0.5509999999999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251000000000005">
                <text:p>-0.2510000000000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251000000000005">
                <text:p>-0.2510000000000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50999999999982">
                <text:p>-0.1509999999999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50999999999993">
                <text:p>-0.4509999999999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69999999999988">
                <text:p>0.1699999999999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22999999999999">
                <text:p>-0.22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29999999999995">
                <text:p>-0.1299999999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30000000000012">
                <text:p>-0.3300000000000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699999999999932">
                <text:p>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69999999999988">
                <text:p>0.1699999999999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699999999999932">
                <text:p>0.06999999999999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69999999999988">
                <text:p>0.1699999999999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5200000000001">
                <text:p>0.252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5200000000001">
                <text:p>0.252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5200000000001">
                <text:p>0.752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52000000000032">
                <text:p>0.3520000000000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5200000000001">
                <text:p>0.252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52000000000021">
                <text:p>0.5520000000000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5200000000001">
                <text:p>0.752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52000000000032">
                <text:p>0.3520000000000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74000000000024">
                <text:p>0.3740000000000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4000000000001">
                <text:p>0.774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4000000000012">
                <text:p>0.5740000000000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74000000000046">
                <text:p>0.9740000000000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74000000000046">
                <text:p>0.4740000000000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4000000000001">
                <text:p>0.774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4000000000012">
                <text:p>0.5740000000000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74000000000024">
                <text:p>0.8740000000000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52999999999997">
                <text:p>0.55299999999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53000000000009">
                <text:p>0.8530000000000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5299999999999">
                <text:p>1.252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53000000000031">
                <text:p>0.9530000000000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5300000000002">
                <text:p>0.65300000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52999999999997">
                <text:p>0.55299999999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53000000000031">
                <text:p>0.953000000000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944cm" svg:y="0.422cm" chart:style-name="ch2">
          <text:p>Разброс погрешностей азимута в поворотах при зените 3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5:'Лист 2'.R16 'Лист 2'.K4:'Лист 2'.R4" chart:data-source-has-labels="both" svg:x="-0.313cm" svg:y="-0.199cm" svg:width="24.444cm" svg:height="14.699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5:'Лист 2'.J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5:'Лист 2'.K16" chart:label-cell-address="'Лист 2'.K4:'Лист 2'.K4" chart:class="chart:line">
            <chart:data-point chart:repeated="12"/>
          </chart:series>
          <chart:series chart:style-name="ch9" chart:values-cell-range-address="'Лист 2'.L5:'Лист 2'.L16" chart:label-cell-address="'Лист 2'.L4:'Лист 2'.L4" chart:class="chart:line">
            <chart:data-point chart:repeated="12"/>
          </chart:series>
          <chart:series chart:style-name="ch10" chart:values-cell-range-address="'Лист 2'.M5:'Лист 2'.M16" chart:label-cell-address="'Лист 2'.M4:'Лист 2'.M4" chart:class="chart:line">
            <chart:data-point chart:repeated="12"/>
          </chart:series>
          <chart:series chart:style-name="ch11" chart:values-cell-range-address="'Лист 2'.N5:'Лист 2'.N16" chart:label-cell-address="'Лист 2'.N4:'Лист 2'.N4" chart:class="chart:line">
            <chart:data-point chart:repeated="12"/>
          </chart:series>
          <chart:series chart:style-name="ch12" chart:values-cell-range-address="'Лист 2'.O5:'Лист 2'.O16" chart:label-cell-address="'Лист 2'.O4:'Лист 2'.O4" chart:class="chart:line">
            <chart:data-point chart:repeated="12"/>
          </chart:series>
          <chart:series chart:style-name="ch13" chart:values-cell-range-address="'Лист 2'.P5:'Лист 2'.P16" chart:label-cell-address="'Лист 2'.P4:'Лист 2'.P4" chart:class="chart:line">
            <chart:data-point chart:repeated="12"/>
          </chart:series>
          <chart:series chart:style-name="ch14" chart:values-cell-range-address="'Лист 2'.Q5:'Лист 2'.Q16" chart:label-cell-address="'Лист 2'.Q4:'Лист 2'.Q4" chart:class="chart:line">
            <chart:data-point chart:repeated="12"/>
          </chart:series>
          <chart:series chart:style-name="ch15" chart:values-cell-range-address="'Лист 2'.R5:'Лист 2'.R16" chart:label-cell-address="'Лист 2'.R4:'Лист 2'.R4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Лист 2'.K4:'Лист 2'.K4</svg:desc>
                </draw:g>
              </table:table-cell>
              <table:table-cell office:value-type="string">
                <text:p>45</text:p>
                <draw:g>
                  <svg:desc>'Лист 2'.L4:'Лист 2'.L4</svg:desc>
                </draw:g>
              </table:table-cell>
              <table:table-cell office:value-type="string">
                <text:p>90</text:p>
                <draw:g>
                  <svg:desc>'Лист 2'.M4:'Лист 2'.M4</svg:desc>
                </draw:g>
              </table:table-cell>
              <table:table-cell office:value-type="string">
                <text:p>135</text:p>
                <draw:g>
                  <svg:desc>'Лист 2'.N4:'Лист 2'.N4</svg:desc>
                </draw:g>
              </table:table-cell>
              <table:table-cell office:value-type="string">
                <text:p>180</text:p>
                <draw:g>
                  <svg:desc>'Лист 2'.O4:'Лист 2'.O4</svg:desc>
                </draw:g>
              </table:table-cell>
              <table:table-cell office:value-type="string">
                <text:p>225</text:p>
                <draw:g>
                  <svg:desc>'Лист 2'.P4:'Лист 2'.P4</svg:desc>
                </draw:g>
              </table:table-cell>
              <table:table-cell office:value-type="string">
                <text:p>270</text:p>
                <draw:g>
                  <svg:desc>'Лист 2'.Q4:'Лист 2'.Q4</svg:desc>
                </draw:g>
              </table:table-cell>
              <table:table-cell office:value-type="string">
                <text:p>315</text:p>
                <draw:g>
                  <svg:desc>'Лист 2'.R4:'Лист 2'.R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Лист 2'.J5:'Лист 2'.J16</svg:desc>
                </draw:g>
              </table:table-cell>
              <table:table-cell office:value-type="float" office:value="0.817000000000007">
                <text:p>0.817000000000007</text:p>
                <draw:g>
                  <svg:desc>'Лист 2'.K5:'Лист 2'.K16</svg:desc>
                </draw:g>
              </table:table-cell>
              <table:table-cell office:value-type="float" office:value="-0.583">
                <text:p>-0.583</text:p>
                <draw:g>
                  <svg:desc>'Лист 2'.L5:'Лист 2'.L16</svg:desc>
                </draw:g>
              </table:table-cell>
              <table:table-cell office:value-type="float" office:value="-0.883">
                <text:p>-0.883</text:p>
                <draw:g>
                  <svg:desc>'Лист 2'.M5:'Лист 2'.M16</svg:desc>
                </draw:g>
              </table:table-cell>
              <table:table-cell office:value-type="float" office:value="-0.783">
                <text:p>-0.783</text:p>
                <draw:g>
                  <svg:desc>'Лист 2'.N5:'Лист 2'.N16</svg:desc>
                </draw:g>
              </table:table-cell>
              <table:table-cell office:value-type="float" office:value="0.516999999999996">
                <text:p>0.516999999999996</text:p>
                <draw:g>
                  <svg:desc>'Лист 2'.O5:'Лист 2'.O16</svg:desc>
                </draw:g>
              </table:table-cell>
              <table:table-cell office:value-type="float" office:value="1.11700000000002">
                <text:p>1.11700000000002</text:p>
                <draw:g>
                  <svg:desc>'Лист 2'.P5:'Лист 2'.P16</svg:desc>
                </draw:g>
              </table:table-cell>
              <table:table-cell office:value-type="float" office:value="1.517">
                <text:p>1.517</text:p>
                <draw:g>
                  <svg:desc>'Лист 2'.Q5:'Лист 2'.Q16</svg:desc>
                </draw:g>
              </table:table-cell>
              <table:table-cell office:value-type="float" office:value="0.916999999999973">
                <text:p>0.916999999999973</text:p>
                <draw:g>
                  <svg:desc>'Лист 2'.R5:'Лист 2'.R1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23">
                <text:p>1.523</text:p>
              </table:table-cell>
              <table:table-cell office:value-type="float" office:value="-0.277000000000001">
                <text:p>-0.277000000000001</text:p>
              </table:table-cell>
              <table:table-cell office:value-type="float" office:value="-0.777000000000001">
                <text:p>-0.777000000000001</text:p>
              </table:table-cell>
              <table:table-cell office:value-type="float" office:value="-0.376999999999999">
                <text:p>-0.376999999999999</text:p>
              </table:table-cell>
              <table:table-cell office:value-type="float" office:value="0.823">
                <text:p>0.823</text:p>
              </table:table-cell>
              <table:table-cell office:value-type="float" office:value="1.223">
                <text:p>1.223</text:p>
              </table:table-cell>
              <table:table-cell office:value-type="float" office:value="1.623">
                <text:p>1.623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2000000000001">
                <text:p>1.72000000000001</text:p>
              </table:table-cell>
              <table:table-cell office:value-type="float" office:value="0.520000000000003">
                <text:p>0.520000000000003</text:p>
              </table:table-cell>
              <table:table-cell office:value-type="float" office:value="-1.18">
                <text:p>-1.18</text:p>
              </table:table-cell>
              <table:table-cell office:value-type="float" office:value="-0.279999999999994">
                <text:p>-0.279999999999994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1.62">
                <text:p>1.62</text:p>
              </table:table-cell>
              <table:table-cell office:value-type="float" office:value="1.82">
                <text:p>1.82</text:p>
              </table:table-cell>
              <table:table-cell office:value-type="float" office:value="1.72000000000001">
                <text:p>1.720000000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0.599999999999994">
                <text:p>0.599999999999994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1.8">
                <text:p>1.8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914">
                <text:p>1.914</text:p>
              </table:table-cell>
              <table:table-cell office:value-type="float" office:value="0.813999999999993">
                <text:p>0.813999999999993</text:p>
              </table:table-cell>
              <table:table-cell office:value-type="float" office:value="-0.486000000000004">
                <text:p>-0.486000000000004</text:p>
              </table:table-cell>
              <table:table-cell office:value-type="float" office:value="-0.38600000000001">
                <text:p>-0.38600000000001</text:p>
              </table:table-cell>
              <table:table-cell office:value-type="float" office:value="1.31399999999999">
                <text:p>1.31399999999999</text:p>
              </table:table-cell>
              <table:table-cell office:value-type="float" office:value="2.11399999999999">
                <text:p>2.11399999999999</text:p>
              </table:table-cell>
              <table:table-cell office:value-type="float" office:value="2.81399999999999">
                <text:p>2.81399999999999</text:p>
              </table:table-cell>
              <table:table-cell office:value-type="float" office:value="3.11399999999999">
                <text:p>3.113999999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83800000000002">
                <text:p>1.83800000000002</text:p>
              </table:table-cell>
              <table:table-cell office:value-type="float" office:value="0.538000000000011">
                <text:p>0.538000000000011</text:p>
              </table:table-cell>
              <table:table-cell office:value-type="float" office:value="0.238">
                <text:p>0.238</text:p>
              </table:table-cell>
              <table:table-cell office:value-type="float" office:value="0.538000000000011">
                <text:p>0.538000000000011</text:p>
              </table:table-cell>
              <table:table-cell office:value-type="float" office:value="1.33800000000002">
                <text:p>1.33800000000002</text:p>
              </table:table-cell>
              <table:table-cell office:value-type="float" office:value="2.13800000000001">
                <text:p>2.13800000000001</text:p>
              </table:table-cell>
              <table:table-cell office:value-type="float" office:value="2.93800000000002">
                <text:p>2.93800000000002</text:p>
              </table:table-cell>
              <table:table-cell office:value-type="float" office:value="2.83800000000002">
                <text:p>2.838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83500000000001">
                <text:p>1.83500000000001</text:p>
              </table:table-cell>
              <table:table-cell office:value-type="float" office:value="0.534999999999997">
                <text:p>0.534999999999997</text:p>
              </table:table-cell>
              <table:table-cell office:value-type="float" office:value="0.534999999999997">
                <text:p>0.534999999999997</text:p>
              </table:table-cell>
              <table:table-cell office:value-type="float" office:value="0.634999999999991">
                <text:p>0.634999999999991</text:p>
              </table:table-cell>
              <table:table-cell office:value-type="float" office:value="1.435">
                <text:p>1.435</text:p>
              </table:table-cell>
              <table:table-cell office:value-type="float" office:value="2.23499999999999">
                <text:p>2.23499999999999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41">
                <text:p>1.941</text:p>
              </table:table-cell>
              <table:table-cell office:value-type="float" office:value="0.441000000000003">
                <text:p>0.441000000000003</text:p>
              </table:table-cell>
              <table:table-cell office:value-type="float" office:value="-0.759000000000015">
                <text:p>-0.759000000000015</text:p>
              </table:table-cell>
              <table:table-cell office:value-type="float" office:value="0.140999999999991">
                <text:p>0.140999999999991</text:p>
              </table:table-cell>
              <table:table-cell office:value-type="float" office:value="1.441">
                <text:p>1.441</text:p>
              </table:table-cell>
              <table:table-cell office:value-type="float" office:value="2.24099999999999">
                <text:p>2.24099999999999</text:p>
              </table:table-cell>
              <table:table-cell office:value-type="float" office:value="2.84100000000001">
                <text:p>2.84100000000001</text:p>
              </table:table-cell>
              <table:table-cell office:value-type="float" office:value="2.74099999999999">
                <text:p>2.740999999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529">
                <text:p>1.529</text:p>
              </table:table-cell>
              <table:table-cell office:value-type="float" office:value="-0.070999999999998">
                <text:p>-0.070999999999998</text:p>
              </table:table-cell>
              <table:table-cell office:value-type="float" office:value="-0.670999999999992">
                <text:p>-0.670999999999992</text:p>
              </table:table-cell>
              <table:table-cell office:value-type="float" office:value="-0.271000000000015">
                <text:p>-0.271000000000015</text:p>
              </table:table-cell>
              <table:table-cell office:value-type="float" office:value="1.22899999999999">
                <text:p>1.22899999999999</text:p>
              </table:table-cell>
              <table:table-cell office:value-type="float" office:value="1.82900000000001">
                <text:p>1.82900000000001</text:p>
              </table:table-cell>
              <table:table-cell office:value-type="float" office:value="2.22899999999998">
                <text:p>2.22899999999998</text:p>
              </table:table-cell>
              <table:table-cell office:value-type="float" office:value="1.82900000000001">
                <text:p>1.8290000000000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16999999999973">
                <text:p>0.916999999999973</text:p>
              </table:table-cell>
              <table:table-cell office:value-type="float" office:value="-0.682999999999993">
                <text:p>-0.682999999999993</text:p>
              </table:table-cell>
              <table:table-cell office:value-type="float" office:value="-1.28300000000002">
                <text:p>-1.28300000000002</text:p>
              </table:table-cell>
              <table:table-cell office:value-type="float" office:value="-0.483000000000004">
                <text:p>-0.483000000000004</text:p>
              </table:table-cell>
              <table:table-cell office:value-type="float" office:value="0.817000000000007">
                <text:p>0.817000000000007</text:p>
              </table:table-cell>
              <table:table-cell office:value-type="float" office:value="1.21699999999998">
                <text:p>1.21699999999998</text:p>
              </table:table-cell>
              <table:table-cell office:value-type="float" office:value="1.71699999999998">
                <text:p>1.71699999999998</text:p>
              </table:table-cell>
              <table:table-cell office:value-type="float" office:value="1.81700000000001">
                <text:p>1.8170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40999999999997">
                <text:p>0.540999999999997</text:p>
              </table:table-cell>
              <table:table-cell office:value-type="float" office:value="-0.85899999999998">
                <text:p>-0.85899999999998</text:p>
              </table:table-cell>
              <table:table-cell office:value-type="float" office:value="-1.15899999999999">
                <text:p>-1.15899999999999</text:p>
              </table:table-cell>
              <table:table-cell office:value-type="float" office:value="-0.85899999999998">
                <text:p>-0.85899999999998</text:p>
              </table:table-cell>
              <table:table-cell office:value-type="float" office:value="0.940999999999974">
                <text:p>0.940999999999974</text:p>
              </table:table-cell>
              <table:table-cell office:value-type="float" office:value="0.740999999999985">
                <text:p>0.740999999999985</text:p>
              </table:table-cell>
              <table:table-cell office:value-type="float" office:value="1.34100000000001">
                <text:p>1.34100000000001</text:p>
              </table:table-cell>
              <table:table-cell office:value-type="float" office:value="1.34100000000001">
                <text:p>1.3410000000000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11000000000024">
                <text:p>0.511000000000024</text:p>
              </table:table-cell>
              <table:table-cell office:value-type="float" office:value="-0.688999999999965">
                <text:p>-0.688999999999965</text:p>
              </table:table-cell>
              <table:table-cell office:value-type="float" office:value="-1.089">
                <text:p>-1.089</text:p>
              </table:table-cell>
              <table:table-cell office:value-type="float" office:value="-0.588999999999999">
                <text:p>-0.588999999999999</text:p>
              </table:table-cell>
              <table:table-cell office:value-type="float" office:value="0.211000000000013">
                <text:p>0.211000000000013</text:p>
              </table:table-cell>
              <table:table-cell office:value-type="float" office:value="0.911000000000001">
                <text:p>0.911000000000001</text:p>
              </table:table-cell>
              <table:table-cell office:value-type="float" office:value="1.61100000000005">
                <text:p>1.61100000000005</text:p>
              </table:table-cell>
              <table:table-cell office:value-type="float" office:value="1.31100000000004">
                <text:p>1.31100000000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944cm" svg:y="0.422cm" chart:style-name="ch2">
          <text:p>Разброс погрешностей азимута в поворотах при зените 7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20:'Лист 2'.R31 'Лист 2'.K19:'Лист 2'.R19" chart:data-source-has-labels="both" svg:x="-0.313cm" svg:y="-0.199cm" svg:width="24.444cm" svg:height="14.699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20:'Лист 2'.J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20:'Лист 2'.K31" chart:label-cell-address="'Лист 2'.K19:'Лист 2'.K19" chart:class="chart:line">
            <chart:data-point chart:repeated="12"/>
          </chart:series>
          <chart:series chart:style-name="ch9" chart:values-cell-range-address="'Лист 2'.L20:'Лист 2'.L31" chart:label-cell-address="'Лист 2'.L19:'Лист 2'.L19" chart:class="chart:line">
            <chart:data-point chart:repeated="12"/>
          </chart:series>
          <chart:series chart:style-name="ch10" chart:values-cell-range-address="'Лист 2'.M20:'Лист 2'.M31" chart:label-cell-address="'Лист 2'.M19:'Лист 2'.M19" chart:class="chart:line">
            <chart:data-point chart:repeated="12"/>
          </chart:series>
          <chart:series chart:style-name="ch11" chart:values-cell-range-address="'Лист 2'.N20:'Лист 2'.N31" chart:label-cell-address="'Лист 2'.N19:'Лист 2'.N19" chart:class="chart:line">
            <chart:data-point chart:repeated="12"/>
          </chart:series>
          <chart:series chart:style-name="ch12" chart:values-cell-range-address="'Лист 2'.O20:'Лист 2'.O31" chart:label-cell-address="'Лист 2'.O19:'Лист 2'.O19" chart:class="chart:line">
            <chart:data-point chart:repeated="12"/>
          </chart:series>
          <chart:series chart:style-name="ch13" chart:values-cell-range-address="'Лист 2'.P20:'Лист 2'.P31" chart:label-cell-address="'Лист 2'.P19:'Лист 2'.P19" chart:class="chart:line">
            <chart:data-point chart:repeated="12"/>
          </chart:series>
          <chart:series chart:style-name="ch14" chart:values-cell-range-address="'Лист 2'.Q20:'Лист 2'.Q31" chart:label-cell-address="'Лист 2'.Q19:'Лист 2'.Q19" chart:class="chart:line">
            <chart:data-point chart:repeated="12"/>
          </chart:series>
          <chart:series chart:style-name="ch15" chart:values-cell-range-address="'Лист 2'.R20:'Лист 2'.R31" chart:label-cell-address="'Лист 2'.R19:'Лист 2'.R19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Лист 2'.K19:'Лист 2'.K19</svg:desc>
                </draw:g>
              </table:table-cell>
              <table:table-cell office:value-type="string">
                <text:p>45</text:p>
                <draw:g>
                  <svg:desc>'Лист 2'.L19:'Лист 2'.L19</svg:desc>
                </draw:g>
              </table:table-cell>
              <table:table-cell office:value-type="string">
                <text:p>90</text:p>
                <draw:g>
                  <svg:desc>'Лист 2'.M19:'Лист 2'.M19</svg:desc>
                </draw:g>
              </table:table-cell>
              <table:table-cell office:value-type="string">
                <text:p>135</text:p>
                <draw:g>
                  <svg:desc>'Лист 2'.N19:'Лист 2'.N19</svg:desc>
                </draw:g>
              </table:table-cell>
              <table:table-cell office:value-type="string">
                <text:p>180</text:p>
                <draw:g>
                  <svg:desc>'Лист 2'.O19:'Лист 2'.O19</svg:desc>
                </draw:g>
              </table:table-cell>
              <table:table-cell office:value-type="string">
                <text:p>225</text:p>
                <draw:g>
                  <svg:desc>'Лист 2'.P19:'Лист 2'.P19</svg:desc>
                </draw:g>
              </table:table-cell>
              <table:table-cell office:value-type="string">
                <text:p>270</text:p>
                <draw:g>
                  <svg:desc>'Лист 2'.Q19:'Лист 2'.Q19</svg:desc>
                </draw:g>
              </table:table-cell>
              <table:table-cell office:value-type="string">
                <text:p>315</text:p>
                <draw:g>
                  <svg:desc>'Лист 2'.R19:'Лист 2'.R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Лист 2'.J20:'Лист 2'.J31</svg:desc>
                </draw:g>
              </table:table-cell>
              <table:table-cell office:value-type="float" office:value="-0.274">
                <text:p>-0.274</text:p>
                <draw:g>
                  <svg:desc>'Лист 2'.K20:'Лист 2'.K31</svg:desc>
                </draw:g>
              </table:table-cell>
              <table:table-cell office:value-type="float" office:value="-0.574">
                <text:p>-0.574</text:p>
                <draw:g>
                  <svg:desc>'Лист 2'.L20:'Лист 2'.L31</svg:desc>
                </draw:g>
              </table:table-cell>
              <table:table-cell office:value-type="float" office:value="-0.774">
                <text:p>-0.774</text:p>
                <draw:g>
                  <svg:desc>'Лист 2'.M20:'Лист 2'.M31</svg:desc>
                </draw:g>
              </table:table-cell>
              <table:table-cell office:value-type="float" office:value="-0.274">
                <text:p>-0.274</text:p>
                <draw:g>
                  <svg:desc>'Лист 2'.N20:'Лист 2'.N31</svg:desc>
                </draw:g>
              </table:table-cell>
              <table:table-cell office:value-type="float" office:value="-0.474">
                <text:p>-0.474</text:p>
                <draw:g>
                  <svg:desc>'Лист 2'.O20:'Лист 2'.O31</svg:desc>
                </draw:g>
              </table:table-cell>
              <table:table-cell office:value-type="float" office:value="-0.374">
                <text:p>-0.374</text:p>
                <draw:g>
                  <svg:desc>'Лист 2'.P20:'Лист 2'.P31</svg:desc>
                </draw:g>
              </table:table-cell>
              <table:table-cell office:value-type="float" office:value="0.126000000000033">
                <text:p>0.126000000000033</text:p>
                <draw:g>
                  <svg:desc>'Лист 2'.Q20:'Лист 2'.Q31</svg:desc>
                </draw:g>
              </table:table-cell>
              <table:table-cell office:value-type="float" office:value="-0.474">
                <text:p>-0.474</text:p>
                <draw:g>
                  <svg:desc>'Лист 2'.R20:'Лист 2'.R3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860000000000021">
                <text:p>-0.0860000000000021</text:p>
              </table:table-cell>
              <table:table-cell office:value-type="float" office:value="-0.286000000000001">
                <text:p>-0.286000000000001</text:p>
              </table:table-cell>
              <table:table-cell office:value-type="float" office:value="-0.686">
                <text:p>-0.686</text:p>
              </table:table-cell>
              <table:table-cell office:value-type="float" office:value="-0.385999999999999">
                <text:p>-0.385999999999999</text:p>
              </table:table-cell>
              <table:table-cell office:value-type="float" office:value="0.213999999999999">
                <text:p>0.213999999999999</text:p>
              </table:table-cell>
              <table:table-cell office:value-type="float" office:value="0.114000000000001">
                <text:p>0.114000000000001</text:p>
              </table:table-cell>
              <table:table-cell office:value-type="float" office:value="-0.186">
                <text:p>-0.186</text:p>
              </table:table-cell>
              <table:table-cell office:value-type="float" office:value="0.413999999999998">
                <text:p>0.4139999999999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29000000000001">
                <text:p>0.829000000000001</text:p>
              </table:table-cell>
              <table:table-cell office:value-type="float" office:value="-0.0700000000000003">
                <text:p>-0.0700000000000003</text:p>
              </table:table-cell>
              <table:table-cell office:value-type="float" office:value="-0.469000000000001">
                <text:p>-0.469000000000001</text:p>
              </table:table-cell>
              <table:table-cell office:value-type="float" office:value="-0.168000000000006">
                <text:p>-0.168000000000006</text:p>
              </table:table-cell>
              <table:table-cell office:value-type="float" office:value="-0.167000000000002">
                <text:p>-0.167000000000002</text:p>
              </table:table-cell>
              <table:table-cell office:value-type="float" office:value="0.433999999999998">
                <text:p>0.433999999999998</text:p>
              </table:table-cell>
              <table:table-cell office:value-type="float" office:value="0.43">
                <text:p>0.43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0.370000000000005">
                <text:p>0.370000000000005</text:p>
              </table:table-cell>
              <table:table-cell office:value-type="float" office:value="-0.329999999999998">
                <text:p>-0.329999999999998</text:p>
              </table:table-cell>
              <table:table-cell office:value-type="float" office:value="0.370000000000005">
                <text:p>0.370000000000005</text:p>
              </table:table-cell>
              <table:table-cell office:value-type="float" office:value="0.569999999999993">
                <text:p>0.569999999999993</text:p>
              </table:table-cell>
              <table:table-cell office:value-type="float" office:value="0.769999999999996">
                <text:p>0.769999999999996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423">
                <text:p>1.423</text:p>
              </table:table-cell>
              <table:table-cell office:value-type="float" office:value="0.423000000000002">
                <text:p>0.423000000000002</text:p>
              </table:table-cell>
              <table:table-cell office:value-type="float" office:value="-0.0769999999999982">
                <text:p>-0.0769999999999982</text:p>
              </table:table-cell>
              <table:table-cell office:value-type="float" office:value="0.423000000000002">
                <text:p>0.423000000000002</text:p>
              </table:table-cell>
              <table:table-cell office:value-type="float" office:value="0.62299999999999">
                <text:p>0.62299999999999</text:p>
              </table:table-cell>
              <table:table-cell office:value-type="float" office:value="0.722999999999999">
                <text:p>0.722999999999999</text:p>
              </table:table-cell>
              <table:table-cell office:value-type="float" office:value="1.523">
                <text:p>1.523</text:p>
              </table:table-cell>
              <table:table-cell office:value-type="float" office:value="1.82299999999999">
                <text:p>1.822999999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11000000000001">
                <text:p>0.911000000000001</text:p>
              </table:table-cell>
              <table:table-cell office:value-type="float" office:value="0.811000000000007">
                <text:p>0.811000000000007</text:p>
              </table:table-cell>
              <table:table-cell office:value-type="float" office:value="0.311000000000007">
                <text:p>0.311000000000007</text:p>
              </table:table-cell>
              <table:table-cell office:value-type="float" office:value="0.311000000000007">
                <text:p>0.311000000000007</text:p>
              </table:table-cell>
              <table:table-cell office:value-type="float" office:value="0.311000000000007">
                <text:p>0.311000000000007</text:p>
              </table:table-cell>
              <table:table-cell office:value-type="float" office:value="1.411">
                <text:p>1.411</text:p>
              </table:table-cell>
              <table:table-cell office:value-type="float" office:value="1.411">
                <text:p>1.411</text:p>
              </table:table-cell>
              <table:table-cell office:value-type="float" office:value="1.71099999999998">
                <text:p>1.710999999999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02600000000001">
                <text:p>1.02600000000001</text:p>
              </table:table-cell>
              <table:table-cell office:value-type="float" office:value="0.626000000000005">
                <text:p>0.626000000000005</text:p>
              </table:table-cell>
              <table:table-cell office:value-type="float" office:value="0.225999999999999">
                <text:p>0.225999999999999</text:p>
              </table:table-cell>
              <table:table-cell office:value-type="float" office:value="0.225999999999999">
                <text:p>0.225999999999999</text:p>
              </table:table-cell>
              <table:table-cell office:value-type="float" office:value="0.326000000000022">
                <text:p>0.326000000000022</text:p>
              </table:table-cell>
              <table:table-cell office:value-type="float" office:value="1.32600000000002">
                <text:p>1.32600000000002</text:p>
              </table:table-cell>
              <table:table-cell office:value-type="float" office:value="1.32600000000002">
                <text:p>1.32600000000002</text:p>
              </table:table-cell>
              <table:table-cell office:value-type="float" office:value="1.52600000000001">
                <text:p>1.526000000000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32000000000016">
                <text:p>0.432000000000016</text:p>
              </table:table-cell>
              <table:table-cell office:value-type="float" office:value="0.231999999999999">
                <text:p>0.231999999999999</text:p>
              </table:table-cell>
              <table:table-cell office:value-type="float" office:value="-0.467999999999989">
                <text:p>-0.467999999999989</text:p>
              </table:table-cell>
              <table:table-cell office:value-type="float" office:value="-0.167999999999978">
                <text:p>-0.167999999999978</text:p>
              </table:table-cell>
              <table:table-cell office:value-type="float" office:value="0.432000000000016">
                <text:p>0.432000000000016</text:p>
              </table:table-cell>
              <table:table-cell office:value-type="float" office:value="1.232">
                <text:p>1.232</text:p>
              </table:table-cell>
              <table:table-cell office:value-type="float" office:value="1.13200000000001">
                <text:p>1.13200000000001</text:p>
              </table:table-cell>
              <table:table-cell office:value-type="float" office:value="0.731999999999999">
                <text:p>0.7319999999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38">
                <text:p>0.238</text:p>
              </table:table-cell>
              <table:table-cell office:value-type="float" office:value="-0.361999999999995">
                <text:p>-0.361999999999995</text:p>
              </table:table-cell>
              <table:table-cell office:value-type="float" office:value="-0.961999999999989">
                <text:p>-0.961999999999989</text:p>
              </table:table-cell>
              <table:table-cell office:value-type="float" office:value="-0.561999999999983">
                <text:p>-0.561999999999983</text:p>
              </table:table-cell>
              <table:table-cell office:value-type="float" office:value="-0.0619999999999834">
                <text:p>-0.0619999999999834</text:p>
              </table:table-cell>
              <table:table-cell office:value-type="float" office:value="0.738">
                <text:p>0.738</text:p>
              </table:table-cell>
              <table:table-cell office:value-type="float" office:value="0.538000000000011">
                <text:p>0.538000000000011</text:p>
              </table:table-cell>
              <table:table-cell office:value-type="float" office:value="0.438000000000017">
                <text:p>0.4380000000000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182999999999993">
                <text:p>-0.182999999999993</text:p>
              </table:table-cell>
              <table:table-cell office:value-type="float" office:value="-1.08300000000003">
                <text:p>-1.08300000000003</text:p>
              </table:table-cell>
              <table:table-cell office:value-type="float" office:value="-0.583000000000027">
                <text:p>-0.583000000000027</text:p>
              </table:table-cell>
              <table:table-cell office:value-type="float" office:value="-0.583000000000027">
                <text:p>-0.583000000000027</text:p>
              </table:table-cell>
              <table:table-cell office:value-type="float" office:value="-0.283000000000015">
                <text:p>-0.283000000000015</text:p>
              </table:table-cell>
              <table:table-cell office:value-type="float" office:value="-0.283000000000015">
                <text:p>-0.283000000000015</text:p>
              </table:table-cell>
              <table:table-cell office:value-type="float" office:value="0.216999999999985">
                <text:p>0.216999999999985</text:p>
              </table:table-cell>
              <table:table-cell office:value-type="float" office:value="-0.182999999999993">
                <text:p>-0.1829999999999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468000000000018">
                <text:p>-0.468000000000018</text:p>
              </table:table-cell>
              <table:table-cell office:value-type="float" office:value="-0.970000000000027">
                <text:p>-0.970000000000027</text:p>
              </table:table-cell>
              <table:table-cell office:value-type="float" office:value="-1.072">
                <text:p>-1.072</text:p>
              </table:table-cell>
              <table:table-cell office:value-type="float" office:value="-0.47399999999999">
                <text:p>-0.47399999999999</text:p>
              </table:table-cell>
              <table:table-cell office:value-type="float" office:value="-0.576000000000022">
                <text:p>-0.576000000000022</text:p>
              </table:table-cell>
              <table:table-cell office:value-type="float" office:value="-0.478000000000009">
                <text:p>-0.478000000000009</text:p>
              </table:table-cell>
              <table:table-cell office:value-type="float" office:value="-0.28000000000003">
                <text:p>-0.28000000000003</text:p>
              </table:table-cell>
              <table:table-cell office:value-type="float" office:value="-0.482000000000028">
                <text:p>-0.48200000000002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490000000000009">
                <text:p>-0.490000000000009</text:p>
              </table:table-cell>
              <table:table-cell office:value-type="float" office:value="-1.09000000000003">
                <text:p>-1.09000000000003</text:p>
              </table:table-cell>
              <table:table-cell office:value-type="float" office:value="-1.09000000000003">
                <text:p>-1.09000000000003</text:p>
              </table:table-cell>
              <table:table-cell office:value-type="float" office:value="-0.889999999999986">
                <text:p>-0.889999999999986</text:p>
              </table:table-cell>
              <table:table-cell office:value-type="float" office:value="-0.590000000000032">
                <text:p>-0.590000000000032</text:p>
              </table:table-cell>
              <table:table-cell office:value-type="float" office:value="-0.389999999999986">
                <text:p>-0.389999999999986</text:p>
              </table:table-cell>
              <table:table-cell office:value-type="float" office:value="-0.29000000000002">
                <text:p>-0.29000000000002</text:p>
              </table:table-cell>
              <table:table-cell office:value-type="float" office:value="0.20999999999998">
                <text:p>0.20999999999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824cm" svg:y="0.422cm" chart:style-name="ch2">
          <text:p>Разброс погрешностей азимута в поворотах при зените 30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35:'Лист 2'.R46 'Лист 2'.K34:'Лист 2'.R34" chart:data-source-has-labels="both" svg:x="-0.313cm" svg:y="-0.199cm" svg:width="24.444cm" svg:height="14.698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35:'Лист 2'.J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35:'Лист 2'.K46" chart:label-cell-address="'Лист 2'.K34:'Лист 2'.K34" chart:class="chart:line">
            <chart:data-point chart:repeated="12"/>
          </chart:series>
          <chart:series chart:style-name="ch9" chart:values-cell-range-address="'Лист 2'.L35:'Лист 2'.L46" chart:label-cell-address="'Лист 2'.L34:'Лист 2'.L34" chart:class="chart:line">
            <chart:data-point chart:repeated="12"/>
          </chart:series>
          <chart:series chart:style-name="ch10" chart:values-cell-range-address="'Лист 2'.M35:'Лист 2'.M46" chart:label-cell-address="'Лист 2'.M34:'Лист 2'.M34" chart:class="chart:line">
            <chart:data-point chart:repeated="12"/>
          </chart:series>
          <chart:series chart:style-name="ch11" chart:values-cell-range-address="'Лист 2'.N35:'Лист 2'.N46" chart:label-cell-address="'Лист 2'.N34:'Лист 2'.N34" chart:class="chart:line">
            <chart:data-point chart:repeated="12"/>
          </chart:series>
          <chart:series chart:style-name="ch12" chart:values-cell-range-address="'Лист 2'.O35:'Лист 2'.O46" chart:label-cell-address="'Лист 2'.O34:'Лист 2'.O34" chart:class="chart:line">
            <chart:data-point chart:repeated="12"/>
          </chart:series>
          <chart:series chart:style-name="ch13" chart:values-cell-range-address="'Лист 2'.P35:'Лист 2'.P46" chart:label-cell-address="'Лист 2'.P34:'Лист 2'.P34" chart:class="chart:line">
            <chart:data-point chart:repeated="12"/>
          </chart:series>
          <chart:series chart:style-name="ch14" chart:values-cell-range-address="'Лист 2'.Q35:'Лист 2'.Q46" chart:label-cell-address="'Лист 2'.Q34:'Лист 2'.Q34" chart:class="chart:line">
            <chart:data-point chart:repeated="12"/>
          </chart:series>
          <chart:series chart:style-name="ch15" chart:values-cell-range-address="'Лист 2'.R35:'Лист 2'.R46" chart:label-cell-address="'Лист 2'.R34:'Лист 2'.R34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Лист 2'.K34:'Лист 2'.K34</svg:desc>
                </draw:g>
              </table:table-cell>
              <table:table-cell office:value-type="string">
                <text:p>45</text:p>
                <draw:g>
                  <svg:desc>'Лист 2'.L34:'Лист 2'.L34</svg:desc>
                </draw:g>
              </table:table-cell>
              <table:table-cell office:value-type="string">
                <text:p>90</text:p>
                <draw:g>
                  <svg:desc>'Лист 2'.M34:'Лист 2'.M34</svg:desc>
                </draw:g>
              </table:table-cell>
              <table:table-cell office:value-type="string">
                <text:p>135</text:p>
                <draw:g>
                  <svg:desc>'Лист 2'.N34:'Лист 2'.N34</svg:desc>
                </draw:g>
              </table:table-cell>
              <table:table-cell office:value-type="string">
                <text:p>180</text:p>
                <draw:g>
                  <svg:desc>'Лист 2'.O34:'Лист 2'.O34</svg:desc>
                </draw:g>
              </table:table-cell>
              <table:table-cell office:value-type="string">
                <text:p>225</text:p>
                <draw:g>
                  <svg:desc>'Лист 2'.P34:'Лист 2'.P34</svg:desc>
                </draw:g>
              </table:table-cell>
              <table:table-cell office:value-type="string">
                <text:p>270</text:p>
                <draw:g>
                  <svg:desc>'Лист 2'.Q34:'Лист 2'.Q34</svg:desc>
                </draw:g>
              </table:table-cell>
              <table:table-cell office:value-type="string">
                <text:p>315</text:p>
                <draw:g>
                  <svg:desc>'Лист 2'.R34:'Лист 2'.R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Лист 2'.J35:'Лист 2'.J46</svg:desc>
                </draw:g>
              </table:table-cell>
              <table:table-cell office:value-type="float" office:value="-0.074">
                <text:p>-0.074</text:p>
                <draw:g>
                  <svg:desc>'Лист 2'.K35:'Лист 2'.K46</svg:desc>
                </draw:g>
              </table:table-cell>
              <table:table-cell office:value-type="float" office:value="-0.074">
                <text:p>-0.074</text:p>
                <draw:g>
                  <svg:desc>'Лист 2'.L35:'Лист 2'.L46</svg:desc>
                </draw:g>
              </table:table-cell>
              <table:table-cell office:value-type="float" office:value="-0.274">
                <text:p>-0.274</text:p>
                <draw:g>
                  <svg:desc>'Лист 2'.M35:'Лист 2'.M46</svg:desc>
                </draw:g>
              </table:table-cell>
              <table:table-cell office:value-type="float" office:value="-0.474">
                <text:p>-0.474</text:p>
                <draw:g>
                  <svg:desc>'Лист 2'.N35:'Лист 2'.N46</svg:desc>
                </draw:g>
              </table:table-cell>
              <table:table-cell office:value-type="float" office:value="-0.374">
                <text:p>-0.374</text:p>
                <draw:g>
                  <svg:desc>'Лист 2'.O35:'Лист 2'.O46</svg:desc>
                </draw:g>
              </table:table-cell>
              <table:table-cell office:value-type="float" office:value="-0.274">
                <text:p>-0.274</text:p>
                <draw:g>
                  <svg:desc>'Лист 2'.P35:'Лист 2'.P46</svg:desc>
                </draw:g>
              </table:table-cell>
              <table:table-cell office:value-type="float" office:value="-0.374">
                <text:p>-0.374</text:p>
                <draw:g>
                  <svg:desc>'Лист 2'.Q35:'Лист 2'.Q46</svg:desc>
                </draw:g>
              </table:table-cell>
              <table:table-cell office:value-type="float" office:value="-0.274">
                <text:p>-0.274</text:p>
                <draw:g>
                  <svg:desc>'Лист 2'.R35:'Лист 2'.R4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6999999999998">
                <text:p>0.396999999999998</text:p>
              </table:table-cell>
              <table:table-cell office:value-type="float" office:value="0.396999999999998">
                <text:p>0.396999999999998</text:p>
              </table:table-cell>
              <table:table-cell office:value-type="float" office:value="-0.103000000000002">
                <text:p>-0.103000000000002</text:p>
              </table:table-cell>
              <table:table-cell office:value-type="float" office:value="0.396999999999998">
                <text:p>0.396999999999998</text:p>
              </table:table-cell>
              <table:table-cell office:value-type="float" office:value="0.196999999999999">
                <text:p>0.196999999999999</text:p>
              </table:table-cell>
              <table:table-cell office:value-type="float" office:value="0.297000000000001">
                <text:p>0.297000000000001</text:p>
              </table:table-cell>
              <table:table-cell office:value-type="float" office:value="-0.103000000000002">
                <text:p>-0.103000000000002</text:p>
              </table:table-cell>
              <table:table-cell office:value-type="float" office:value="-0.202999999999999">
                <text:p>-0.202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7999999999995">
                <text:p>0.437999999999995</text:p>
              </table:table-cell>
              <table:table-cell office:value-type="float" office:value="-0.0620000000000047">
                <text:p>-0.0620000000000047</text:p>
              </table:table-cell>
              <table:table-cell office:value-type="float" office:value="-0.162000000000006">
                <text:p>-0.162000000000006</text:p>
              </table:table-cell>
              <table:table-cell office:value-type="float" office:value="0.137999999999998">
                <text:p>0.137999999999998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  <table:table-cell office:value-type="float" office:value="-0.262">
                <text:p>-0.26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08000000000001">
                <text:p>0.408000000000001</text:p>
              </table:table-cell>
              <table:table-cell office:value-type="float" office:value="0.00799999999999557">
                <text:p>0.00799999999999557</text:p>
              </table:table-cell>
              <table:table-cell office:value-type="float" office:value="0.408000000000001">
                <text:p>0.408000000000001</text:p>
              </table:table-cell>
              <table:table-cell office:value-type="float" office:value="0.207999999999998">
                <text:p>0.207999999999998</text:p>
              </table:table-cell>
              <table:table-cell office:value-type="float" office:value="0.207999999999998">
                <text:p>0.207999999999998</text:p>
              </table:table-cell>
              <table:table-cell office:value-type="float" office:value="0.307999999999993">
                <text:p>0.307999999999993</text:p>
              </table:table-cell>
              <table:table-cell office:value-type="float" office:value="0.60799999999999">
                <text:p>0.60799999999999</text:p>
              </table:table-cell>
              <table:table-cell office:value-type="float" office:value="0.707999999999998">
                <text:p>0.7079999999999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22999999999993">
                <text:p>0.322999999999993</text:p>
              </table:table-cell>
              <table:table-cell office:value-type="float" office:value="0.423000000000002">
                <text:p>0.423000000000002</text:p>
              </table:table-cell>
              <table:table-cell office:value-type="float" office:value="0.0229999999999961">
                <text:p>0.0229999999999961</text:p>
              </table:table-cell>
              <table:table-cell office:value-type="float" office:value="-0.177000000000007">
                <text:p>-0.177000000000007</text:p>
              </table:table-cell>
              <table:table-cell office:value-type="float" office:value="-0.277000000000001">
                <text:p>-0.277000000000001</text:p>
              </table:table-cell>
              <table:table-cell office:value-type="float" office:value="0.522999999999996">
                <text:p>0.522999999999996</text:p>
              </table:table-cell>
              <table:table-cell office:value-type="float" office:value="0.322999999999993">
                <text:p>0.322999999999993</text:p>
              </table:table-cell>
              <table:table-cell office:value-type="float" office:value="0.722999999999999">
                <text:p>0.7229999999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170999999999992">
                <text:p>-0.170999999999992</text:p>
              </table:table-cell>
              <table:table-cell office:value-type="float" office:value="-0.070999999999998">
                <text:p>-0.070999999999998</text:p>
              </table:table-cell>
              <table:table-cell office:value-type="float" office:value="-0.170999999999992">
                <text:p>-0.170999999999992</text:p>
              </table:table-cell>
              <table:table-cell office:value-type="float" office:value="-0.070999999999998">
                <text:p>-0.070999999999998</text:p>
              </table:table-cell>
              <table:table-cell office:value-type="float" office:value="-0.070999999999998">
                <text:p>-0.070999999999998</text:p>
              </table:table-cell>
              <table:table-cell office:value-type="float" office:value="0.728999999999985">
                <text:p>0.728999999999985</text:p>
              </table:table-cell>
              <table:table-cell office:value-type="float" office:value="0.329000000000008">
                <text:p>0.329000000000008</text:p>
              </table:table-cell>
              <table:table-cell office:value-type="float" office:value="0.528999999999996">
                <text:p>0.5289999999999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365000000000009">
                <text:p>-0.365000000000009</text:p>
              </table:table-cell>
              <table:table-cell office:value-type="float" office:value="0.234999999999985">
                <text:p>0.234999999999985</text:p>
              </table:table-cell>
              <table:table-cell office:value-type="float" office:value="-0.465000000000003">
                <text:p>-0.465000000000003</text:p>
              </table:table-cell>
              <table:table-cell office:value-type="float" office:value="-0.664999999999992">
                <text:p>-0.664999999999992</text:p>
              </table:table-cell>
              <table:table-cell office:value-type="float" office:value="-0.0649999999999977">
                <text:p>-0.0649999999999977</text:p>
              </table:table-cell>
              <table:table-cell office:value-type="float" office:value="0.435000000000002">
                <text:p>0.435000000000002</text:p>
              </table:table-cell>
              <table:table-cell office:value-type="float" office:value="-0.265000000000015">
                <text:p>-0.265000000000015</text:p>
              </table:table-cell>
              <table:table-cell office:value-type="float" office:value="-0.0649999999999977">
                <text:p>-0.06499999999999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37700000000001">
                <text:p>-0.37700000000001</text:p>
              </table:table-cell>
              <table:table-cell office:value-type="float" office:value="-0.0769999999999982">
                <text:p>-0.0769999999999982</text:p>
              </table:table-cell>
              <table:table-cell office:value-type="float" office:value="-0.676999999999993">
                <text:p>-0.676999999999993</text:p>
              </table:table-cell>
              <table:table-cell office:value-type="float" office:value="-0.87700000000001">
                <text:p>-0.87700000000001</text:p>
              </table:table-cell>
              <table:table-cell office:value-type="float" office:value="-0.576999999999998">
                <text:p>-0.576999999999998</text:p>
              </table:table-cell>
              <table:table-cell office:value-type="float" office:value="-0.0769999999999982">
                <text:p>-0.0769999999999982</text:p>
              </table:table-cell>
              <table:table-cell office:value-type="float" office:value="0.222999999999985">
                <text:p>0.222999999999985</text:p>
              </table:table-cell>
              <table:table-cell office:value-type="float" office:value="-0.277000000000015">
                <text:p>-0.2770000000000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471000000000004">
                <text:p>-0.471000000000004</text:p>
              </table:table-cell>
              <table:table-cell office:value-type="float" office:value="-0.271000000000015">
                <text:p>-0.271000000000015</text:p>
              </table:table-cell>
              <table:table-cell office:value-type="float" office:value="-0.570999999999998">
                <text:p>-0.570999999999998</text:p>
              </table:table-cell>
              <table:table-cell office:value-type="float" office:value="-0.871000000000009">
                <text:p>-0.871000000000009</text:p>
              </table:table-cell>
              <table:table-cell office:value-type="float" office:value="-0.670999999999992">
                <text:p>-0.670999999999992</text:p>
              </table:table-cell>
              <table:table-cell office:value-type="float" office:value="-0.471000000000004">
                <text:p>-0.471000000000004</text:p>
              </table:table-cell>
              <table:table-cell office:value-type="float" office:value="-0.170999999999992">
                <text:p>-0.170999999999992</text:p>
              </table:table-cell>
              <table:table-cell office:value-type="float" office:value="-0.771000000000015">
                <text:p>-0.7710000000000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526999999999987">
                <text:p>-0.526999999999987</text:p>
              </table:table-cell>
              <table:table-cell office:value-type="float" office:value="-0.729999999999961">
                <text:p>-0.729999999999961</text:p>
              </table:table-cell>
              <table:table-cell office:value-type="float" office:value="-0.833000000000027">
                <text:p>-0.833000000000027</text:p>
              </table:table-cell>
              <table:table-cell office:value-type="float" office:value="-0.73599999999999">
                <text:p>-0.73599999999999</text:p>
              </table:table-cell>
              <table:table-cell office:value-type="float" office:value="-0.838999999999999">
                <text:p>-0.838999999999999</text:p>
              </table:table-cell>
              <table:table-cell office:value-type="float" office:value="-0.741999999999962">
                <text:p>-0.741999999999962</text:p>
              </table:table-cell>
              <table:table-cell office:value-type="float" office:value="-0.745000000000005">
                <text:p>-0.745000000000005</text:p>
              </table:table-cell>
              <table:table-cell office:value-type="float" office:value="-0.74799999999999">
                <text:p>-0.7479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559000000000026">
                <text:p>-0.559000000000026</text:p>
              </table:table-cell>
              <table:table-cell office:value-type="float" office:value="-0.85899999999998">
                <text:p>-0.85899999999998</text:p>
              </table:table-cell>
              <table:table-cell office:value-type="float" office:value="-0.959000000000003">
                <text:p>-0.959000000000003</text:p>
              </table:table-cell>
              <table:table-cell office:value-type="float" office:value="-0.559000000000026">
                <text:p>-0.559000000000026</text:p>
              </table:table-cell>
              <table:table-cell office:value-type="float" office:value="-0.85899999999998">
                <text:p>-0.85899999999998</text:p>
              </table:table-cell>
              <table:table-cell office:value-type="float" office:value="-0.959000000000003">
                <text:p>-0.959000000000003</text:p>
              </table:table-cell>
              <table:table-cell office:value-type="float" office:value="-0.759000000000015">
                <text:p>-0.759000000000015</text:p>
              </table:table-cell>
              <table:table-cell office:value-type="float" office:value="-0.658999999999992">
                <text:p>-0.65899999999999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28000000000003">
                <text:p>-0.28000000000003</text:p>
              </table:table-cell>
              <table:table-cell office:value-type="float" office:value="-0.78000000000003">
                <text:p>-0.78000000000003</text:p>
              </table:table-cell>
              <table:table-cell office:value-type="float" office:value="-0.680000000000007">
                <text:p>-0.680000000000007</text:p>
              </table:table-cell>
              <table:table-cell office:value-type="float" office:value="-0.180000000000007">
                <text:p>-0.180000000000007</text:p>
              </table:table-cell>
              <table:table-cell office:value-type="float" office:value="-0.379999999999995">
                <text:p>-0.379999999999995</text:p>
              </table:table-cell>
              <table:table-cell office:value-type="float" office:value="-0.480000000000018">
                <text:p>-0.480000000000018</text:p>
              </table:table-cell>
              <table:table-cell office:value-type="float" office:value="-0.480000000000018">
                <text:p>-0.480000000000018</text:p>
              </table:table-cell>
              <table:table-cell office:value-type="float" office:value="-0.180000000000007">
                <text:p>-0.180000000000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824cm" svg:y="0.422cm" chart:style-name="ch2">
          <text:p>Разброс погрешностей азимута в поворотах при зените 60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50:'Лист 2'.R61 'Лист 2'.K49:'Лист 2'.R49" chart:data-source-has-labels="both" svg:x="-0.313cm" svg:y="-0.199cm" svg:width="24.444cm" svg:height="14.698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50:'Лист 2'.J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50:'Лист 2'.K61" chart:label-cell-address="'Лист 2'.K49:'Лист 2'.K49" chart:class="chart:line">
            <chart:data-point chart:repeated="12"/>
          </chart:series>
          <chart:series chart:style-name="ch9" chart:values-cell-range-address="'Лист 2'.L50:'Лист 2'.L61" chart:label-cell-address="'Лист 2'.L49:'Лист 2'.L49" chart:class="chart:line">
            <chart:data-point chart:repeated="12"/>
          </chart:series>
          <chart:series chart:style-name="ch10" chart:values-cell-range-address="'Лист 2'.M50:'Лист 2'.M61" chart:label-cell-address="'Лист 2'.M49:'Лист 2'.M49" chart:class="chart:line">
            <chart:data-point chart:repeated="12"/>
          </chart:series>
          <chart:series chart:style-name="ch11" chart:values-cell-range-address="'Лист 2'.N50:'Лист 2'.N61" chart:label-cell-address="'Лист 2'.N49:'Лист 2'.N49" chart:class="chart:line">
            <chart:data-point chart:repeated="12"/>
          </chart:series>
          <chart:series chart:style-name="ch12" chart:values-cell-range-address="'Лист 2'.O50:'Лист 2'.O61" chart:label-cell-address="'Лист 2'.O49:'Лист 2'.O49" chart:class="chart:line">
            <chart:data-point chart:repeated="12"/>
          </chart:series>
          <chart:series chart:style-name="ch13" chart:values-cell-range-address="'Лист 2'.P50:'Лист 2'.P61" chart:label-cell-address="'Лист 2'.P49:'Лист 2'.P49" chart:class="chart:line">
            <chart:data-point chart:repeated="12"/>
          </chart:series>
          <chart:series chart:style-name="ch14" chart:values-cell-range-address="'Лист 2'.Q50:'Лист 2'.Q61" chart:label-cell-address="'Лист 2'.Q49:'Лист 2'.Q49" chart:class="chart:line">
            <chart:data-point chart:repeated="12"/>
          </chart:series>
          <chart:series chart:style-name="ch15" chart:values-cell-range-address="'Лист 2'.R50:'Лист 2'.R61" chart:label-cell-address="'Лист 2'.R49:'Лист 2'.R49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Лист 2'.K49:'Лист 2'.K49</svg:desc>
                </draw:g>
              </table:table-cell>
              <table:table-cell office:value-type="string">
                <text:p>45</text:p>
                <draw:g>
                  <svg:desc>'Лист 2'.L49:'Лист 2'.L49</svg:desc>
                </draw:g>
              </table:table-cell>
              <table:table-cell office:value-type="string">
                <text:p>90</text:p>
                <draw:g>
                  <svg:desc>'Лист 2'.M49:'Лист 2'.M49</svg:desc>
                </draw:g>
              </table:table-cell>
              <table:table-cell office:value-type="string">
                <text:p>135</text:p>
                <draw:g>
                  <svg:desc>'Лист 2'.N49:'Лист 2'.N49</svg:desc>
                </draw:g>
              </table:table-cell>
              <table:table-cell office:value-type="string">
                <text:p>180</text:p>
                <draw:g>
                  <svg:desc>'Лист 2'.O49:'Лист 2'.O49</svg:desc>
                </draw:g>
              </table:table-cell>
              <table:table-cell office:value-type="string">
                <text:p>225</text:p>
                <draw:g>
                  <svg:desc>'Лист 2'.P49:'Лист 2'.P49</svg:desc>
                </draw:g>
              </table:table-cell>
              <table:table-cell office:value-type="string">
                <text:p>270</text:p>
                <draw:g>
                  <svg:desc>'Лист 2'.Q49:'Лист 2'.Q49</svg:desc>
                </draw:g>
              </table:table-cell>
              <table:table-cell office:value-type="string">
                <text:p>315</text:p>
                <draw:g>
                  <svg:desc>'Лист 2'.R49:'Лист 2'.R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Лист 2'.J50:'Лист 2'.J61</svg:desc>
                </draw:g>
              </table:table-cell>
              <table:table-cell office:value-type="float" office:value="0.225999999999999">
                <text:p>0.225999999999999</text:p>
                <draw:g>
                  <svg:desc>'Лист 2'.K50:'Лист 2'.K61</svg:desc>
                </draw:g>
              </table:table-cell>
              <table:table-cell office:value-type="float" office:value="-0.174">
                <text:p>-0.174</text:p>
                <draw:g>
                  <svg:desc>'Лист 2'.L50:'Лист 2'.L61</svg:desc>
                </draw:g>
              </table:table-cell>
              <table:table-cell office:value-type="float" office:value="0.425999999999988">
                <text:p>0.425999999999988</text:p>
                <draw:g>
                  <svg:desc>'Лист 2'.M50:'Лист 2'.M61</svg:desc>
                </draw:g>
              </table:table-cell>
              <table:table-cell office:value-type="float" office:value="0.225999999999999">
                <text:p>0.225999999999999</text:p>
                <draw:g>
                  <svg:desc>'Лист 2'.N50:'Лист 2'.N61</svg:desc>
                </draw:g>
              </table:table-cell>
              <table:table-cell office:value-type="float" office:value="0.52600000000001">
                <text:p>0.52600000000001</text:p>
                <draw:g>
                  <svg:desc>'Лист 2'.O50:'Лист 2'.O61</svg:desc>
                </draw:g>
              </table:table-cell>
              <table:table-cell office:value-type="float" office:value="0.126000000000033">
                <text:p>0.126000000000033</text:p>
                <draw:g>
                  <svg:desc>'Лист 2'.P50:'Лист 2'.P61</svg:desc>
                </draw:g>
              </table:table-cell>
              <table:table-cell office:value-type="float" office:value="0.126000000000033">
                <text:p>0.126000000000033</text:p>
                <draw:g>
                  <svg:desc>'Лист 2'.Q50:'Лист 2'.Q61</svg:desc>
                </draw:g>
              </table:table-cell>
              <table:table-cell office:value-type="float" office:value="0.52600000000001">
                <text:p>0.52600000000001</text:p>
                <draw:g>
                  <svg:desc>'Лист 2'.R50:'Лист 2'.R6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30000000000002">
                <text:p>0.830000000000002</text:p>
              </table:table-cell>
              <table:table-cell office:value-type="float" office:value="0.130000000000003">
                <text:p>0.130000000000003</text:p>
              </table:table-cell>
              <table:table-cell office:value-type="float" office:value="-0.27">
                <text:p>-0.27</text:p>
              </table:table-cell>
              <table:table-cell office:value-type="float" office:value="0.630000000000003">
                <text:p>0.630000000000003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30000000000002">
                <text:p>0.33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449999999999996">
                <text:p>-0.449999999999996</text:p>
              </table:table-cell>
              <table:table-cell office:value-type="float" office:value="0.25">
                <text:p>0.25</text:p>
              </table:table-cell>
              <table:table-cell office:value-type="float" office:value="-0.349999999999994">
                <text:p>-0.349999999999994</text:p>
              </table:table-cell>
              <table:table-cell office:value-type="float" office:value="0.150000000000006">
                <text:p>0.150000000000006</text:p>
              </table:table-cell>
              <table:table-cell office:value-type="float" office:value="0.550000000000004">
                <text:p>0.5500000000000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38999999999996">
                <text:p>-0.138999999999996</text:p>
              </table:table-cell>
              <table:table-cell office:value-type="float" office:value="-0.638999999999996">
                <text:p>-0.638999999999996</text:p>
              </table:table-cell>
              <table:table-cell office:value-type="float" office:value="-0.538999999999987">
                <text:p>-0.538999999999987</text:p>
              </table:table-cell>
              <table:table-cell office:value-type="float" office:value="-0.23899999999999">
                <text:p>-0.23899999999999</text:p>
              </table:table-cell>
              <table:table-cell office:value-type="float" office:value="-0.138999999999996">
                <text:p>-0.138999999999996</text:p>
              </table:table-cell>
              <table:table-cell office:value-type="float" office:value="-0.23899999999999">
                <text:p>-0.23899999999999</text:p>
              </table:table-cell>
              <table:table-cell office:value-type="float" office:value="-0.338999999999999">
                <text:p>-0.338999999999999</text:p>
              </table:table-cell>
              <table:table-cell office:value-type="float" office:value="-0.438999999999993">
                <text:p>-0.4389999999999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406999999999997">
                <text:p>-0.406999999999997</text:p>
              </table:table-cell>
              <table:table-cell office:value-type="float" office:value="-0.506999999999991">
                <text:p>-0.506999999999991</text:p>
              </table:table-cell>
              <table:table-cell office:value-type="float" office:value="-0.706999999999994">
                <text:p>-0.706999999999994</text:p>
              </table:table-cell>
              <table:table-cell office:value-type="float" office:value="-0.307000000000002">
                <text:p>-0.307000000000002</text:p>
              </table:table-cell>
              <table:table-cell office:value-type="float" office:value="-0.506999999999991">
                <text:p>-0.506999999999991</text:p>
              </table:table-cell>
              <table:table-cell office:value-type="float" office:value="-0.206999999999994">
                <text:p>-0.206999999999994</text:p>
              </table:table-cell>
              <table:table-cell office:value-type="float" office:value="-0.606999999999999">
                <text:p>-0.606999999999999</text:p>
              </table:table-cell>
              <table:table-cell office:value-type="float" office:value="-0.00699999999999079">
                <text:p>-0.006999999999990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450000000000017">
                <text:p>-0.450000000000017</text:p>
              </table:table-cell>
              <table:table-cell office:value-type="float" office:value="0.149999999999977">
                <text:p>0.149999999999977</text:p>
              </table:table-cell>
              <table:table-cell office:value-type="float" office:value="-0.350000000000023">
                <text:p>-0.350000000000023</text:p>
              </table:table-cell>
              <table:table-cell office:value-type="float" office:value="-0.850000000000023">
                <text:p>-0.850000000000023</text:p>
              </table:table-cell>
              <table:table-cell office:value-type="float" office:value="-0.350000000000023">
                <text:p>-0.350000000000023</text:p>
              </table:table-cell>
              <table:table-cell office:value-type="float" office:value="-0.25">
                <text:p>-0.25</text:p>
              </table:table-cell>
              <table:table-cell office:value-type="float" office:value="-0.550000000000011">
                <text:p>-0.550000000000011</text:p>
              </table:table-cell>
              <table:table-cell office:value-type="float" office:value="-0.150000000000006">
                <text:p>-0.15000000000000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438999999999993">
                <text:p>-0.438999999999993</text:p>
              </table:table-cell>
              <table:table-cell office:value-type="float" office:value="-0.438999999999993">
                <text:p>-0.438999999999993</text:p>
              </table:table-cell>
              <table:table-cell office:value-type="float" office:value="-0.739000000000004">
                <text:p>-0.739000000000004</text:p>
              </table:table-cell>
              <table:table-cell office:value-type="float" office:value="-0.938999999999993">
                <text:p>-0.938999999999993</text:p>
              </table:table-cell>
              <table:table-cell office:value-type="float" office:value="-0.338999999999999">
                <text:p>-0.338999999999999</text:p>
              </table:table-cell>
              <table:table-cell office:value-type="float" office:value="-0.638999999999982">
                <text:p>-0.638999999999982</text:p>
              </table:table-cell>
              <table:table-cell office:value-type="float" office:value="-0.438999999999993">
                <text:p>-0.438999999999993</text:p>
              </table:table-cell>
              <table:table-cell office:value-type="float" office:value="-0.138999999999982">
                <text:p>-0.13899999999998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374000000000024">
                <text:p>-0.374000000000024</text:p>
              </table:table-cell>
              <table:table-cell office:value-type="float" office:value="-0.674000000000007">
                <text:p>-0.674000000000007</text:p>
              </table:table-cell>
              <table:table-cell office:value-type="float" office:value="-0.474000000000018">
                <text:p>-0.474000000000018</text:p>
              </table:table-cell>
              <table:table-cell office:value-type="float" office:value="-0.874000000000024">
                <text:p>-0.874000000000024</text:p>
              </table:table-cell>
              <table:table-cell office:value-type="float" office:value="-0.274000000000001">
                <text:p>-0.274000000000001</text:p>
              </table:table-cell>
              <table:table-cell office:value-type="float" office:value="-0.274000000000001">
                <text:p>-0.274000000000001</text:p>
              </table:table-cell>
              <table:table-cell office:value-type="float" office:value="-0.374000000000024">
                <text:p>-0.374000000000024</text:p>
              </table:table-cell>
              <table:table-cell office:value-type="float" office:value="-0.274000000000001">
                <text:p>-0.27400000000000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284999999999997">
                <text:p>-0.284999999999997</text:p>
              </table:table-cell>
              <table:table-cell office:value-type="float" office:value="-0.385000000000019">
                <text:p>-0.385000000000019</text:p>
              </table:table-cell>
              <table:table-cell office:value-type="float" office:value="0.215000000000003">
                <text:p>0.215000000000003</text:p>
              </table:table-cell>
              <table:table-cell office:value-type="float" office:value="-0.585000000000008">
                <text:p>-0.585000000000008</text:p>
              </table:table-cell>
              <table:table-cell office:value-type="float" office:value="-0.485000000000014">
                <text:p>-0.485000000000014</text:p>
              </table:table-cell>
              <table:table-cell office:value-type="float" office:value="-0.685000000000002">
                <text:p>-0.685000000000002</text:p>
              </table:table-cell>
              <table:table-cell office:value-type="float" office:value="0.215000000000003">
                <text:p>0.215000000000003</text:p>
              </table:table-cell>
              <table:table-cell office:value-type="float" office:value="-0.485000000000014">
                <text:p>-0.4850000000000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533000000000015">
                <text:p>-0.533000000000015</text:p>
              </table:table-cell>
              <table:table-cell office:value-type="float" office:value="-0.0330000000000155">
                <text:p>-0.0330000000000155</text:p>
              </table:table-cell>
              <table:table-cell office:value-type="float" office:value="-0.133000000000038">
                <text:p>-0.133000000000038</text:p>
              </table:table-cell>
              <table:table-cell office:value-type="float" office:value="0.366999999999962">
                <text:p>0.366999999999962</text:p>
              </table:table-cell>
              <table:table-cell office:value-type="float" office:value="-0.333000000000027">
                <text:p>-0.333000000000027</text:p>
              </table:table-cell>
              <table:table-cell office:value-type="float" office:value="-0.43300000000005">
                <text:p>-0.43300000000005</text:p>
              </table:table-cell>
              <table:table-cell office:value-type="float" office:value="-0.233000000000004">
                <text:p>-0.233000000000004</text:p>
              </table:table-cell>
              <table:table-cell office:value-type="float" office:value="-0.233000000000004">
                <text:p>-0.23300000000000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276999999999987">
                <text:p>-0.276999999999987</text:p>
              </table:table-cell>
              <table:table-cell office:value-type="float" office:value="0.223000000000013">
                <text:p>0.223000000000013</text:p>
              </table:table-cell>
              <table:table-cell office:value-type="float" office:value="0.423000000000002">
                <text:p>0.423000000000002</text:p>
              </table:table-cell>
              <table:table-cell office:value-type="float" office:value="0.423000000000002">
                <text:p>0.423000000000002</text:p>
              </table:table-cell>
              <table:table-cell office:value-type="float" office:value="-0.476999999999975">
                <text:p>-0.476999999999975</text:p>
              </table:table-cell>
              <table:table-cell office:value-type="float" office:value="-0.0769999999999982">
                <text:p>-0.0769999999999982</text:p>
              </table:table-cell>
              <table:table-cell office:value-type="float" office:value="0.323000000000036">
                <text:p>0.323000000000036</text:p>
              </table:table-cell>
              <table:table-cell office:value-type="float" office:value="-0.276999999999987">
                <text:p>-0.27699999999998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437999999999988">
                <text:p>0.437999999999988</text:p>
              </table:table-cell>
              <table:table-cell office:value-type="float" office:value="0.338000000000022">
                <text:p>0.338000000000022</text:p>
              </table:table-cell>
              <table:table-cell office:value-type="float" office:value="-0.0620000000000118">
                <text:p>-0.0620000000000118</text:p>
              </table:table-cell>
              <table:table-cell office:value-type="float" office:value="0.538000000000011">
                <text:p>0.538000000000011</text:p>
              </table:table-cell>
              <table:table-cell office:value-type="float" office:value="-0.0620000000000118">
                <text:p>-0.0620000000000118</text:p>
              </table:table-cell>
              <table:table-cell office:value-type="float" office:value="0.238">
                <text:p>0.238</text:p>
              </table:table-cell>
              <table:table-cell office:value-type="float" office:value="0.138000000000034">
                <text:p>0.138000000000034</text:p>
              </table:table-cell>
              <table:table-cell office:value-type="float" office:value="0.538000000000011">
                <text:p>0.5380000000000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824cm" svg:y="0.422cm" chart:style-name="ch2">
          <text:p>Разброс погрешностей азимута в поворотах при зените 90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65:'Лист 2'.R76 'Лист 2'.K64:'Лист 2'.R64" chart:data-source-has-labels="both" svg:x="-0.313cm" svg:y="-0.199cm" svg:width="24.444cm" svg:height="14.699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65:'Лист 2'.J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65:'Лист 2'.K76" chart:label-cell-address="'Лист 2'.K64:'Лист 2'.K64" chart:class="chart:line">
            <chart:data-point chart:repeated="12"/>
          </chart:series>
          <chart:series chart:style-name="ch9" chart:values-cell-range-address="'Лист 2'.L65:'Лист 2'.L76" chart:label-cell-address="'Лист 2'.L64:'Лист 2'.L64" chart:class="chart:line">
            <chart:data-point chart:repeated="12"/>
          </chart:series>
          <chart:series chart:style-name="ch10" chart:values-cell-range-address="'Лист 2'.M65:'Лист 2'.M76" chart:label-cell-address="'Лист 2'.M64:'Лист 2'.M64" chart:class="chart:line">
            <chart:data-point chart:repeated="12"/>
          </chart:series>
          <chart:series chart:style-name="ch11" chart:values-cell-range-address="'Лист 2'.N65:'Лист 2'.N76" chart:label-cell-address="'Лист 2'.N64:'Лист 2'.N64" chart:class="chart:line">
            <chart:data-point chart:repeated="12"/>
          </chart:series>
          <chart:series chart:style-name="ch12" chart:values-cell-range-address="'Лист 2'.O65:'Лист 2'.O76" chart:label-cell-address="'Лист 2'.O64:'Лист 2'.O64" chart:class="chart:line">
            <chart:data-point chart:repeated="12"/>
          </chart:series>
          <chart:series chart:style-name="ch13" chart:values-cell-range-address="'Лист 2'.P65:'Лист 2'.P76" chart:label-cell-address="'Лист 2'.P64:'Лист 2'.P64" chart:class="chart:line">
            <chart:data-point chart:repeated="12"/>
          </chart:series>
          <chart:series chart:style-name="ch14" chart:values-cell-range-address="'Лист 2'.Q65:'Лист 2'.Q76" chart:label-cell-address="'Лист 2'.Q64:'Лист 2'.Q64" chart:class="chart:line">
            <chart:data-point chart:repeated="12"/>
          </chart:series>
          <chart:series chart:style-name="ch15" chart:values-cell-range-address="'Лист 2'.R65:'Лист 2'.R76" chart:label-cell-address="'Лист 2'.R64:'Лист 2'.R64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Лист 2'.K64:'Лист 2'.K64</svg:desc>
                </draw:g>
              </table:table-cell>
              <table:table-cell office:value-type="string">
                <text:p>45</text:p>
                <draw:g>
                  <svg:desc>'Лист 2'.L64:'Лист 2'.L64</svg:desc>
                </draw:g>
              </table:table-cell>
              <table:table-cell office:value-type="string">
                <text:p>90</text:p>
                <draw:g>
                  <svg:desc>'Лист 2'.M64:'Лист 2'.M64</svg:desc>
                </draw:g>
              </table:table-cell>
              <table:table-cell office:value-type="string">
                <text:p>135</text:p>
                <draw:g>
                  <svg:desc>'Лист 2'.N64:'Лист 2'.N64</svg:desc>
                </draw:g>
              </table:table-cell>
              <table:table-cell office:value-type="string">
                <text:p>180</text:p>
                <draw:g>
                  <svg:desc>'Лист 2'.O64:'Лист 2'.O64</svg:desc>
                </draw:g>
              </table:table-cell>
              <table:table-cell office:value-type="string">
                <text:p>225</text:p>
                <draw:g>
                  <svg:desc>'Лист 2'.P64:'Лист 2'.P64</svg:desc>
                </draw:g>
              </table:table-cell>
              <table:table-cell office:value-type="string">
                <text:p>270</text:p>
                <draw:g>
                  <svg:desc>'Лист 2'.Q64:'Лист 2'.Q64</svg:desc>
                </draw:g>
              </table:table-cell>
              <table:table-cell office:value-type="string">
                <text:p>315</text:p>
                <draw:g>
                  <svg:desc>'Лист 2'.R64:'Лист 2'.R6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Лист 2'.J65:'Лист 2'.J76</svg:desc>
                </draw:g>
              </table:table-cell>
              <table:table-cell office:value-type="float" office:value="1.017">
                <text:p>1.017</text:p>
                <draw:g>
                  <svg:desc>'Лист 2'.K65:'Лист 2'.K76</svg:desc>
                </draw:g>
              </table:table-cell>
              <table:table-cell office:value-type="float" office:value="0.916999999999973">
                <text:p>0.916999999999973</text:p>
                <draw:g>
                  <svg:desc>'Лист 2'.L65:'Лист 2'.L76</svg:desc>
                </draw:g>
              </table:table-cell>
              <table:table-cell office:value-type="float" office:value="0.817000000000007">
                <text:p>0.817000000000007</text:p>
                <draw:g>
                  <svg:desc>'Лист 2'.M65:'Лист 2'.M76</svg:desc>
                </draw:g>
              </table:table-cell>
              <table:table-cell office:value-type="float" office:value="1.21699999999998">
                <text:p>1.21699999999998</text:p>
                <draw:g>
                  <svg:desc>'Лист 2'.N65:'Лист 2'.N76</svg:desc>
                </draw:g>
              </table:table-cell>
              <table:table-cell office:value-type="float" office:value="0.716999999999985">
                <text:p>0.716999999999985</text:p>
                <draw:g>
                  <svg:desc>'Лист 2'.O65:'Лист 2'.O76</svg:desc>
                </draw:g>
              </table:table-cell>
              <table:table-cell office:value-type="float" office:value="0.617000000000019">
                <text:p>0.617000000000019</text:p>
                <draw:g>
                  <svg:desc>'Лист 2'.P65:'Лист 2'.P76</svg:desc>
                </draw:g>
              </table:table-cell>
              <table:table-cell office:value-type="float" office:value="0.916999999999973">
                <text:p>0.916999999999973</text:p>
                <draw:g>
                  <svg:desc>'Лист 2'.Q65:'Лист 2'.Q76</svg:desc>
                </draw:g>
              </table:table-cell>
              <table:table-cell office:value-type="float" office:value="0.916999999999973">
                <text:p>0.916999999999973</text:p>
                <draw:g>
                  <svg:desc>'Лист 2'.R65:'Лист 2'.R7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5">
                <text:p>0.535</text:p>
              </table:table-cell>
              <table:table-cell office:value-type="float" office:value="0.234999999999999">
                <text:p>0.234999999999999</text:p>
              </table:table-cell>
              <table:table-cell office:value-type="float" office:value="0.535">
                <text:p>0.535</text:p>
              </table:table-cell>
              <table:table-cell office:value-type="float" office:value="0.734999999999999">
                <text:p>0.734999999999999</text:p>
              </table:table-cell>
              <table:table-cell office:value-type="float" office:value="0.934999999999999">
                <text:p>0.934999999999999</text:p>
              </table:table-cell>
              <table:table-cell office:value-type="float" office:value="0.634999999999998">
                <text:p>0.634999999999998</text:p>
              </table:table-cell>
              <table:table-cell office:value-type="float" office:value="0.634999999999998">
                <text:p>0.634999999999998</text:p>
              </table:table-cell>
              <table:table-cell office:value-type="float" office:value="0.434999999999999">
                <text:p>0.4349999999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58000000000001">
                <text:p>0.158000000000001</text:p>
              </table:table-cell>
              <table:table-cell office:value-type="float" office:value="0.158000000000001">
                <text:p>0.158000000000001</text:p>
              </table:table-cell>
              <table:table-cell office:value-type="float" office:value="0.158000000000001">
                <text:p>0.158000000000001</text:p>
              </table:table-cell>
              <table:table-cell office:value-type="float" office:value="-0.642000000000003">
                <text:p>-0.642000000000003</text:p>
              </table:table-cell>
              <table:table-cell office:value-type="float" office:value="0.357999999999997">
                <text:p>0.357999999999997</text:p>
              </table:table-cell>
              <table:table-cell office:value-type="float" office:value="0.0579999999999998">
                <text:p>0.0579999999999998</text:p>
              </table:table-cell>
              <table:table-cell office:value-type="float" office:value="0.257999999999996">
                <text:p>0.257999999999996</text:p>
              </table:table-cell>
              <table:table-cell office:value-type="float" office:value="-0.341999999999999">
                <text:p>-0.341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52999999999994">
                <text:p>-0.352999999999994</text:p>
              </table:table-cell>
              <table:table-cell office:value-type="float" office:value="-0.352999999999994">
                <text:p>-0.352999999999994</text:p>
              </table:table-cell>
              <table:table-cell office:value-type="float" office:value="-0.453000000000003">
                <text:p>-0.453000000000003</text:p>
              </table:table-cell>
              <table:table-cell office:value-type="float" office:value="-0.953000000000003">
                <text:p>-0.953000000000003</text:p>
              </table:table-cell>
              <table:table-cell office:value-type="float" office:value="-0.453000000000003">
                <text:p>-0.453000000000003</text:p>
              </table:table-cell>
              <table:table-cell office:value-type="float" office:value="-0.352999999999994">
                <text:p>-0.352999999999994</text:p>
              </table:table-cell>
              <table:table-cell office:value-type="float" office:value="-0.753">
                <text:p>-0.753</text:p>
              </table:table-cell>
              <table:table-cell office:value-type="float" office:value="-0.453000000000003">
                <text:p>-0.4530000000000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65000000000001">
                <text:p>-0.765000000000001</text:p>
              </table:table-cell>
              <table:table-cell office:value-type="float" office:value="-0.664999999999992">
                <text:p>-0.664999999999992</text:p>
              </table:table-cell>
              <table:table-cell office:value-type="float" office:value="-0.864999999999995">
                <text:p>-0.864999999999995</text:p>
              </table:table-cell>
              <table:table-cell office:value-type="float" office:value="-0.765000000000001">
                <text:p>-0.765000000000001</text:p>
              </table:table-cell>
              <table:table-cell office:value-type="float" office:value="-0.664999999999992">
                <text:p>-0.664999999999992</text:p>
              </table:table-cell>
              <table:table-cell office:value-type="float" office:value="-0.564999999999998">
                <text:p>-0.564999999999998</text:p>
              </table:table-cell>
              <table:table-cell office:value-type="float" office:value="-0.765000000000001">
                <text:p>-0.765000000000001</text:p>
              </table:table-cell>
              <table:table-cell office:value-type="float" office:value="-0.364999999999995">
                <text:p>-0.3649999999999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574999999999989">
                <text:p>-0.574999999999989</text:p>
              </table:table-cell>
              <table:table-cell office:value-type="float" office:value="-0.875">
                <text:p>-0.875</text:p>
              </table:table-cell>
              <table:table-cell office:value-type="float" office:value="-1.07499999999999">
                <text:p>-1.07499999999999</text:p>
              </table:table-cell>
              <table:table-cell office:value-type="float" office:value="-0.875">
                <text:p>-0.875</text:p>
              </table:table-cell>
              <table:table-cell office:value-type="float" office:value="-0.675000000000011">
                <text:p>-0.675000000000011</text:p>
              </table:table-cell>
              <table:table-cell office:value-type="float" office:value="-0.375">
                <text:p>-0.375</text:p>
              </table:table-cell>
              <table:table-cell office:value-type="float" office:value="-0.675000000000011">
                <text:p>-0.675000000000011</text:p>
              </table:table-cell>
              <table:table-cell office:value-type="float" office:value="-0.574999999999989">
                <text:p>-0.57499999999998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570999999999998">
                <text:p>-0.570999999999998</text:p>
              </table:table-cell>
              <table:table-cell office:value-type="float" office:value="-0.770999999999987">
                <text:p>-0.770999999999987</text:p>
              </table:table-cell>
              <table:table-cell office:value-type="float" office:value="-0.770999999999987">
                <text:p>-0.770999999999987</text:p>
              </table:table-cell>
              <table:table-cell office:value-type="float" office:value="-0.971000000000004">
                <text:p>-0.971000000000004</text:p>
              </table:table-cell>
              <table:table-cell office:value-type="float" office:value="-0.670999999999992">
                <text:p>-0.670999999999992</text:p>
              </table:table-cell>
              <table:table-cell office:value-type="float" office:value="-0.371000000000009">
                <text:p>-0.371000000000009</text:p>
              </table:table-cell>
              <table:table-cell office:value-type="float" office:value="-0.471000000000004">
                <text:p>-0.471000000000004</text:p>
              </table:table-cell>
              <table:table-cell office:value-type="float" office:value="-0.471000000000004">
                <text:p>-0.4710000000000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251000000000005">
                <text:p>-0.251000000000005</text:p>
              </table:table-cell>
              <table:table-cell office:value-type="float" office:value="-0.650999999999982">
                <text:p>-0.650999999999982</text:p>
              </table:table-cell>
              <table:table-cell office:value-type="float" office:value="-0.450999999999993">
                <text:p>-0.450999999999993</text:p>
              </table:table-cell>
              <table:table-cell office:value-type="float" office:value="-0.550999999999988">
                <text:p>-0.550999999999988</text:p>
              </table:table-cell>
              <table:table-cell office:value-type="float" office:value="-0.251000000000005">
                <text:p>-0.251000000000005</text:p>
              </table:table-cell>
              <table:table-cell office:value-type="float" office:value="-0.251000000000005">
                <text:p>-0.251000000000005</text:p>
              </table:table-cell>
              <table:table-cell office:value-type="float" office:value="-0.150999999999982">
                <text:p>-0.150999999999982</text:p>
              </table:table-cell>
              <table:table-cell office:value-type="float" office:value="-0.450999999999993">
                <text:p>-0.4509999999999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69999999999988">
                <text:p>0.169999999999988</text:p>
              </table:table-cell>
              <table:table-cell office:value-type="float" office:value="-0.22999999999999">
                <text:p>-0.22999999999999</text:p>
              </table:table-cell>
              <table:table-cell office:value-type="float" office:value="-0.129999999999995">
                <text:p>-0.129999999999995</text:p>
              </table:table-cell>
              <table:table-cell office:value-type="float" office:value="-0.330000000000012">
                <text:p>-0.330000000000012</text:p>
              </table:table-cell>
              <table:table-cell office:value-type="float" office:value="0.0699999999999932">
                <text:p>0.0699999999999932</text:p>
              </table:table-cell>
              <table:table-cell office:value-type="float" office:value="0.169999999999988">
                <text:p>0.169999999999988</text:p>
              </table:table-cell>
              <table:table-cell office:value-type="float" office:value="0.0699999999999932">
                <text:p>0.0699999999999932</text:p>
              </table:table-cell>
              <table:table-cell office:value-type="float" office:value="0.169999999999988">
                <text:p>0.16999999999998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25200000000001">
                <text:p>0.25200000000001</text:p>
              </table:table-cell>
              <table:table-cell office:value-type="float" office:value="0.25200000000001">
                <text:p>0.25200000000001</text:p>
              </table:table-cell>
              <table:table-cell office:value-type="float" office:value="0.75200000000001">
                <text:p>0.75200000000001</text:p>
              </table:table-cell>
              <table:table-cell office:value-type="float" office:value="0.352000000000032">
                <text:p>0.352000000000032</text:p>
              </table:table-cell>
              <table:table-cell office:value-type="float" office:value="0.25200000000001">
                <text:p>0.25200000000001</text:p>
              </table:table-cell>
              <table:table-cell office:value-type="float" office:value="0.552000000000021">
                <text:p>0.552000000000021</text:p>
              </table:table-cell>
              <table:table-cell office:value-type="float" office:value="0.75200000000001">
                <text:p>0.75200000000001</text:p>
              </table:table-cell>
              <table:table-cell office:value-type="float" office:value="0.352000000000032">
                <text:p>0.3520000000000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4000000000024">
                <text:p>0.374000000000024</text:p>
              </table:table-cell>
              <table:table-cell office:value-type="float" office:value="0.774000000000001">
                <text:p>0.774000000000001</text:p>
              </table:table-cell>
              <table:table-cell office:value-type="float" office:value="0.574000000000012">
                <text:p>0.574000000000012</text:p>
              </table:table-cell>
              <table:table-cell office:value-type="float" office:value="0.974000000000046">
                <text:p>0.974000000000046</text:p>
              </table:table-cell>
              <table:table-cell office:value-type="float" office:value="0.474000000000046">
                <text:p>0.474000000000046</text:p>
              </table:table-cell>
              <table:table-cell office:value-type="float" office:value="0.774000000000001">
                <text:p>0.774000000000001</text:p>
              </table:table-cell>
              <table:table-cell office:value-type="float" office:value="0.574000000000012">
                <text:p>0.574000000000012</text:p>
              </table:table-cell>
              <table:table-cell office:value-type="float" office:value="0.874000000000024">
                <text:p>0.87400000000002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52999999999997">
                <text:p>0.552999999999997</text:p>
              </table:table-cell>
              <table:table-cell office:value-type="float" office:value="1.053">
                <text:p>1.053</text:p>
              </table:table-cell>
              <table:table-cell office:value-type="float" office:value="0.853000000000009">
                <text:p>0.853000000000009</text:p>
              </table:table-cell>
              <table:table-cell office:value-type="float" office:value="1.25299999999999">
                <text:p>1.25299999999999</text:p>
              </table:table-cell>
              <table:table-cell office:value-type="float" office:value="0.953000000000031">
                <text:p>0.953000000000031</text:p>
              </table:table-cell>
              <table:table-cell office:value-type="float" office:value="0.65300000000002">
                <text:p>0.65300000000002</text:p>
              </table:table-cell>
              <table:table-cell office:value-type="float" office:value="0.552999999999997">
                <text:p>0.552999999999997</text:p>
              </table:table-cell>
              <table:table-cell office:value-type="float" office:value="0.953000000000031">
                <text:p>0.9530000000000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